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image/png" manifest:full-path="Object 47/Pictures/10000000000000200000002000309F1C.png"/>
  <manifest:file-entry manifest:media-type="text/xml" manifest:full-path="Object 47/settings.xml"/>
  <manifest:file-entry manifest:media-type="text/xml" manifest:full-path="Object 47/styles.xml"/>
  <manifest:file-entry manifest:media-type="application/vnd.oasis.opendocument.graphics"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image/png" manifest:full-path="Object 48/Pictures/10000000000000200000002000309F1C.png"/>
  <manifest:file-entry manifest:media-type="text/xml" manifest:full-path="Object 48/settings.xml"/>
  <manifest:file-entry manifest:media-type="text/xml" manifest:full-path="Object 48/styles.xml"/>
  <manifest:file-entry manifest:media-type="application/vnd.oasis.opendocument.graphics"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image/png" manifest:full-path="Object 80/Pictures/10000000000000200000002000309F1C.png"/>
  <manifest:file-entry manifest:media-type="text/xml" manifest:full-path="Object 80/settings.xml"/>
  <manifest:file-entry manifest:media-type="text/xml" manifest:full-path="Object 80/styles.xml"/>
  <manifest:file-entry manifest:media-type="application/vnd.oasis.opendocument.graphics" manifest:version="1.2" manifest:full-path="Object 80/"/>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image/png" manifest:full-path="Object 81/Pictures/10000000000000200000002000309F1C.png"/>
  <manifest:file-entry manifest:media-type="text/xml" manifest:full-path="Object 81/settings.xml"/>
  <manifest:file-entry manifest:media-type="text/xml" manifest:full-path="Object 81/styles.xml"/>
  <manifest:file-entry manifest:media-type="application/vnd.oasis.opendocument.graphics"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image/png" manifest:full-path="Object 89/Pictures/10000000000000200000002000309F1C.png"/>
  <manifest:file-entry manifest:media-type="text/xml" manifest:full-path="Object 89/settings.xml"/>
  <manifest:file-entry manifest:media-type="text/xml" manifest:full-path="Object 89/styles.xml"/>
  <manifest:file-entry manifest:media-type="application/vnd.oasis.opendocument.graphics" manifest:version="1.2" manifest:full-path="Object 89/"/>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image/png" manifest:full-path="Object 51/Pictures/10000000000000200000002000309F1C.png"/>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image/png" manifest:full-path="Object 77/Pictures/10000000000000200000002000309F1C.png"/>
  <manifest:file-entry manifest:media-type="text/xml" manifest:full-path="Object 77/settings.xml"/>
  <manifest:file-entry manifest:media-type="text/xml" manifest:full-path="Object 77/styles.xml"/>
  <manifest:file-entry manifest:media-type="application/vnd.oasis.opendocument.graphics" manifest:version="1.2" manifest:full-path="Object 7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image/png" manifest:full-path="Object 20/Pictures/10000000000000200000002000309F1C.png"/>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image/png" manifest:full-path="Object 25/Pictures/10000000000000200000002000309F1C.png"/>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4" style:family="table">
      <style:table-properties style:width="168.87mm" fo:margin-left="5.38mm" fo:margin-right="3.55mm" fo:margin-top="0mm" fo:margin-bottom="2.54mm" table:align="margins"/>
    </style:style>
    <style:style style:name="Table14.A" style:family="table-column">
      <style:table-column-properties style:column-width="34.18mm" style:rel-column-width="13265*"/>
    </style:style>
    <style:style style:name="Table14.B" style:family="table-column">
      <style:table-column-properties style:column-width="134.69mm" style:rel-column-width="52270*"/>
    </style:style>
    <style:style style:name="Table14.A6" style:family="table-cell">
      <style:table-cell-properties fo:padding="0mm" fo:border="none"/>
    </style:style>
    <style:style style:name="Table6" style:family="table">
      <style:table-properties style:width="153.42mm" fo:margin-top="0mm" fo:margin-bottom="2.54mm" table:align="center"/>
    </style:style>
    <style:style style:name="Table6.A" style:family="table-column">
      <style:table-column-properties style:column-width="9.67mm"/>
    </style:style>
    <style:style style:name="Table6.B" style:family="table-column">
      <style:table-column-properties style:column-width="143.76mm"/>
    </style:style>
    <style:style style:name="Table6.A1" style:family="table-cell">
      <style:table-cell-properties style:vertical-align="middle"/>
    </style:style>
    <style:style style:name="Table18" style:family="table">
      <style:table-properties style:width="79.5mm" fo:margin-top="0mm" fo:margin-bottom="1.27mm" table:align="center" style:may-break-between-rows="false"/>
    </style:style>
    <style:style style:name="Table18.A" style:family="table-column">
      <style:table-column-properties style:column-width="26.49mm"/>
    </style:style>
    <style:style style:name="Table18.C" style:family="table-column">
      <style:table-column-properties style:column-width="26.51mm"/>
    </style:style>
    <style:style style:name="Table18.A1" style:family="table-cell">
      <style:table-cell-properties style:vertical-align="bottom"/>
    </style:style>
    <style:style style:name="Table18.A2" style:family="table-cell">
      <style:table-cell-properties fo:padding="0mm" fo:border="none"/>
    </style:style>
    <style:style style:name="Table2" style:family="table">
      <style:table-properties style:width="171.87mm" fo:margin-left="5.79mm" fo:margin-right="0.14mm" fo:margin-top="0mm" fo:margin-bottom="2.54mm" table:align="margins"/>
    </style:style>
    <style:style style:name="Table2.A" style:family="table-column">
      <style:table-column-properties style:column-width="49.23mm" style:rel-column-width="18771*"/>
    </style:style>
    <style:style style:name="Table2.B" style:family="table-column">
      <style:table-column-properties style:column-width="122.64mm" style:rel-column-width="46764*"/>
    </style:style>
    <style:style style:name="Table2.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2.B1" style:family="table-cell">
      <style:table-cell-properties fo:padding-left="1.02mm" fo:padding-right="1.02mm" fo:padding-top="0.51mm" fo:padding-bottom="0.51mm" fo:border="0.02mm solid #000000"/>
    </style:style>
    <style:style style:name="Table2.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2.B2" style:family="table-cell">
      <style:table-cell-properties fo:padding-left="1.02mm" fo:padding-right="1.02mm" fo:padding-top="0.51mm" fo:padding-bottom="0.51mm" fo:border-left="0.02mm solid #000000" fo:border-right="0.02mm solid #000000" fo:border-top="none" fo:border-bottom="0.02mm solid #000000"/>
    </style:style>
    <style:style style:name="Table8" style:family="table">
      <style:table-properties style:width="171.68mm" fo:margin-left="5.79mm" fo:margin-right="0.34mm" fo:margin-top="0mm" fo:margin-bottom="2.54mm" table:align="margins"/>
    </style:style>
    <style:style style:name="Table8.A" style:family="table-column">
      <style:table-column-properties style:column-width="38.95mm" style:rel-column-width="14867*"/>
    </style:style>
    <style:style style:name="Table8.B" style:family="table-column">
      <style:table-column-properties style:column-width="132.73mm" style:rel-column-width="50668*"/>
    </style:style>
    <style:style style:name="Table8.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8.B1" style:family="table-cell">
      <style:table-cell-properties fo:background-color="transparent" fo:padding-left="1.02mm" fo:padding-right="1.02mm" fo:padding-top="0.51mm" fo:padding-bottom="0.51mm" fo:border="0.02mm solid #000000">
        <style:background-image/>
      </style:table-cell-properties>
    </style:style>
    <style:style style:name="Table8.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8.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6" style:family="table">
      <style:table-properties style:width="171.68mm" fo:margin-left="5.79mm" fo:margin-right="0.34mm" fo:margin-top="0mm" fo:margin-bottom="2.54mm" table:align="margins"/>
    </style:style>
    <style:style style:name="Table16.A" style:family="table-column">
      <style:table-column-properties style:column-width="43.43mm" style:rel-column-width="16577*"/>
    </style:style>
    <style:style style:name="Table16.B" style:family="table-column">
      <style:table-column-properties style:column-width="128.25mm" style:rel-column-width="48958*"/>
    </style:style>
    <style:style style:name="Table16.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16.B1" style:family="table-cell">
      <style:table-cell-properties fo:background-color="transparent" fo:padding-left="1.02mm" fo:padding-right="1.02mm" fo:padding-top="0.51mm" fo:padding-bottom="0.51mm" fo:border="0.02mm solid #000000">
        <style:background-image/>
      </style:table-cell-properties>
    </style:style>
    <style:style style:name="Table16.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16.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7" style:family="table">
      <style:table-properties style:width="171.87mm" fo:margin-left="5.79mm" fo:margin-right="0.14mm" fo:margin-top="0mm" fo:margin-bottom="2.54mm" table:align="margins"/>
    </style:style>
    <style:style style:name="Table7.A" style:family="table-column">
      <style:table-column-properties style:column-width="47.25mm" style:rel-column-width="18018*"/>
    </style:style>
    <style:style style:name="Table7.B" style:family="table-column">
      <style:table-column-properties style:column-width="124.62mm" style:rel-column-width="47517*"/>
    </style:style>
    <style:style style:name="Table7.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7.B1" style:family="table-cell">
      <style:table-cell-properties fo:padding-left="1.02mm" fo:padding-right="1.02mm" fo:padding-top="0.51mm" fo:padding-bottom="0.51mm" fo:border="0.02mm solid #000000"/>
    </style:style>
    <style:style style:name="Table7.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7.B2" style:family="table-cell">
      <style:table-cell-properties fo:padding-left="1.02mm" fo:padding-right="1.02mm" fo:padding-top="0.51mm" fo:padding-bottom="0.51mm" fo:border-left="0.02mm solid #000000" fo:border-right="0.02mm solid #000000" fo:border-top="none" fo:border-bottom="0.02mm solid #000000"/>
    </style:style>
    <style:style style:name="Table7.B3"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9" style:family="table">
      <style:table-properties style:width="171.98mm" fo:margin-left="5.79mm" fo:margin-right="0.04mm" fo:margin-top="0mm" fo:margin-bottom="2.54mm" table:align="margins"/>
    </style:style>
    <style:style style:name="Table9.A" style:family="table-column">
      <style:table-column-properties style:column-width="35.84mm" style:rel-column-width="13658*"/>
    </style:style>
    <style:style style:name="Table9.B" style:family="table-column">
      <style:table-column-properties style:column-width="136.14mm" style:rel-column-width="51877*"/>
    </style:style>
    <style:style style:name="Table9.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9.B1" style:family="table-cell">
      <style:table-cell-properties fo:background-color="transparent" fo:padding-left="1.02mm" fo:padding-right="1.02mm" fo:padding-top="0.51mm" fo:padding-bottom="0.51mm" fo:border="0.02mm solid #000000">
        <style:background-image/>
      </style:table-cell-properties>
    </style:style>
    <style:style style:name="Table9.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9.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5" style:family="table">
      <style:table-properties style:width="171.98mm" fo:margin-left="5.79mm" fo:margin-right="0.04mm" fo:margin-top="0mm" fo:margin-bottom="2.54mm" table:align="margins"/>
    </style:style>
    <style:style style:name="Table15.A" style:family="table-column">
      <style:table-column-properties style:column-width="35.84mm" style:rel-column-width="13658*"/>
    </style:style>
    <style:style style:name="Table15.B" style:family="table-column">
      <style:table-column-properties style:column-width="136.14mm" style:rel-column-width="51877*"/>
    </style:style>
    <style:style style:name="Table15.A1" style:family="table-cell">
      <style:table-cell-properties fo:background-color="transparent" fo:padding-left="1.02mm" fo:padding-right="1.02mm" fo:padding-top="0.51mm" fo:padding-bottom="0.51mm" fo:border-left="0.02mm solid #000000" fo:border-right="none" fo:border-top="0.02mm solid #000000" fo:border-bottom="0.02mm solid #000000">
        <style:background-image/>
      </style:table-cell-properties>
    </style:style>
    <style:style style:name="Table15.B1" style:family="table-cell">
      <style:table-cell-properties fo:background-color="transparent" fo:padding-left="1.02mm" fo:padding-right="1.02mm" fo:padding-top="0.51mm" fo:padding-bottom="0.51mm" fo:border="0.02mm solid #000000">
        <style:background-image/>
      </style:table-cell-properties>
    </style:style>
    <style:style style:name="Table15.A2" style:family="table-cell">
      <style:table-cell-properties fo:background-color="transparent" fo:padding-left="1.02mm" fo:padding-right="1.02mm" fo:padding-top="0.51mm" fo:padding-bottom="0.51mm" fo:border-left="0.02mm solid #000000" fo:border-right="none" fo:border-top="none" fo:border-bottom="0.02mm solid #000000">
        <style:background-image/>
      </style:table-cell-properties>
    </style:style>
    <style:style style:name="Table15.B2" style:family="table-cell">
      <style:table-cell-properties fo:background-color="transparent" fo:padding-left="1.02mm" fo:padding-right="1.02mm" fo:padding-top="0.51mm" fo:padding-bottom="0.51mm" fo:border-left="0.02mm solid #000000" fo:border-right="0.02mm solid #000000" fo:border-top="none" fo:border-bottom="0.02mm solid #000000">
        <style:background-image/>
      </style:table-cell-properties>
    </style:style>
    <style:style style:name="Table15.A3" style:family="table-cell">
      <style:table-cell-properties fo:background-color="#f0fff0" fo:padding-left="1.02mm" fo:padding-right="1.02mm" fo:padding-top="0.51mm" fo:padding-bottom="0.51mm" fo:border-left="0.02mm solid #000000" fo:border-right="none" fo:border-top="none" fo:border-bottom="0.02mm solid #000000">
        <style:background-image/>
      </style:table-cell-properties>
    </style:style>
    <style:style style:name="Table15.B3" style:family="table-cell">
      <style:table-cell-properties fo:background-color="#f0fff0" fo:padding-left="1.02mm" fo:padding-right="1.02mm" fo:padding-top="0.51mm" fo:padding-bottom="0.51mm" fo:border-left="0.02mm solid #000000" fo:border-right="0.02mm solid #000000" fo:border-top="none" fo:border-bottom="0.02mm solid #000000">
        <style:background-image/>
      </style:table-cell-properties>
    </style:style>
    <style:style style:name="Table11" style:family="table">
      <style:table-properties style:width="164.24mm" fo:margin-top="0mm" fo:margin-bottom="1.27mm" table:align="right"/>
    </style:style>
    <style:style style:name="Table11.A" style:family="table-column">
      <style:table-column-properties style:column-width="32mm"/>
    </style:style>
    <style:style style:name="Table11.B" style:family="table-column">
      <style:table-column-properties style:column-width="132.24mm"/>
    </style:style>
    <style:style style:name="Table11.A10" style:family="table-cell">
      <style:table-cell-properties fo:padding="0mm" fo:border="none"/>
    </style:style>
    <style:style style:name="Table12" style:family="table">
      <style:table-properties style:width="164.24mm" table:align="right"/>
    </style:style>
    <style:style style:name="Table12.A" style:family="table-column">
      <style:table-column-properties style:column-width="16.93mm"/>
    </style:style>
    <style:style style:name="Table12.B" style:family="table-column">
      <style:table-column-properties style:column-width="147.3mm"/>
    </style:style>
    <style:style style:name="Table12.A1" style:family="table-cell">
      <style:table-cell-properties fo:padding="0mm" fo:border="none"/>
    </style:style>
    <style:style style:name="Table10" style:family="table">
      <style:table-properties style:width="164.24mm" fo:margin-top="0mm" fo:margin-bottom="1.27mm" table:align="right"/>
    </style:style>
    <style:style style:name="Table10.A" style:family="table-column">
      <style:table-column-properties style:column-width="21.33mm"/>
    </style:style>
    <style:style style:name="Table10.B" style:family="table-column">
      <style:table-column-properties style:column-width="142.91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1" style:family="table">
      <style:table-properties style:width="171.03mm" fo:margin-left="4.62mm" fo:margin-right="2.15mm" fo:margin-top="0mm" fo:margin-bottom="2.54mm" table:align="margins"/>
    </style:style>
    <style:style style:name="Table1.A" style:family="table-column">
      <style:table-column-properties style:column-width="16.58mm" style:rel-column-width="6353*"/>
    </style:style>
    <style:style style:name="Table1.B" style:family="table-column">
      <style:table-column-properties style:column-width="154.45mm" style:rel-column-width="59182*"/>
    </style:style>
    <style:style style:name="Table1.A1" style:family="table-cell">
      <style:table-cell-properties fo:background-color="transparent" fo:padding-left="0mm" fo:padding-right="1.02mm" fo:padding-top="0mm" fo:padding-bottom="0.51mm" fo:border="none">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OpenSymbol" style:font-name-asian="OpenSymbol" style:font-name-complex="OpenSymbol"/>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center" style:justify-single-word="false"/>
    </style:style>
    <style:style style:name="P7" style:family="paragraph" style:parent-style-name="Text_20_body">
      <style:paragraph-properties fo:margin-left="12.51mm" fo:margin-right="0mm" fo:text-indent="0mm" style:auto-text-indent="false"/>
    </style:style>
    <style:style style:name="P8" style:family="paragraph" style:parent-style-name="Standard">
      <style:paragraph-properties fo:margin-left="12.51mm" fo:margin-right="0mm" fo:text-indent="0mm" style:auto-text-indent="false"/>
    </style:style>
    <style:style style:name="P9" style:family="paragraph" style:parent-style-name="Text_20_body">
      <style:text-properties style:font-name="Arial1"/>
    </style:style>
    <style:style style:name="P10" style:family="paragraph" style:parent-style-name="Table_20_Contents">
      <style:paragraph-properties fo:margin-left="0mm" fo:margin-right="0mm" fo:text-indent="0mm" style:auto-text-indent="false"/>
    </style:style>
    <style:style style:name="P11" style:family="paragraph" style:parent-style-name="Table_20_Contents">
      <style:paragraph-properties fo:margin-left="0mm" fo:margin-right="0mm" fo:text-indent="0mm" style:auto-text-indent="false"/>
      <style:text-properties fo:font-weight="bold" style:font-weight-asian="bold" style:font-weight-complex="bold"/>
    </style:style>
    <style:style style:name="P12" style:family="paragraph" style:parent-style-name="Text_20_body">
      <style:paragraph-properties fo:margin-left="0mm" fo:margin-right="0mm" fo:text-indent="0mm" style:auto-text-indent="false"/>
    </style:style>
    <style:style style:name="P13" style:family="paragraph" style:parent-style-name="Contents_20_2">
      <style:paragraph-properties>
        <style:tab-stops>
          <style:tab-stop style:position="177.8mm" style:type="right" style:leader-style="dotted" style:leader-text="."/>
        </style:tab-stops>
      </style:paragraph-properties>
    </style:style>
    <style:style style:name="P14" style:family="paragraph" style:parent-style-name="Contents_20_1">
      <style:paragraph-properties>
        <style:tab-stops>
          <style:tab-stop style:position="177.8mm" style:type="right" style:leader-style="dotted" style:leader-text="."/>
        </style:tab-stops>
      </style:paragraph-properties>
    </style:style>
    <style:style style:name="P15" style:family="paragraph" style:parent-style-name="Contents_20_3">
      <style:paragraph-properties>
        <style:tab-stops>
          <style:tab-stop style:position="177.8mm" style:type="right" style:leader-style="dotted" style:leader-text="."/>
        </style:tab-stops>
      </style:paragraph-properties>
    </style:style>
    <style:style style:name="P16" style:family="paragraph" style:parent-style-name="Text_20_body" style:list-style-name="Hierarchical_20_-_20_1_2c__20_a_2c__20_i_2c__20_etc."/>
    <style:style style:name="P17" style:family="paragraph" style:parent-style-name="Text_20_body" style:list-style-name="Bullets_20_-_20_diamonds"/>
    <style:style style:name="P18" style:family="paragraph" style:parent-style-name="Table_20_Contents" style:list-style-name="Bullets_20_-_20_diamonds"/>
    <style:style style:name="P19" style:family="paragraph" style:parent-style-name="xx_20__28_needs_20_attention_29_" style:list-style-name="Bullets_20_-_20_diamonds"/>
    <style:style style:name="T1" style:family="text">
      <style:text-properties style:font-name="Arial1"/>
    </style:style>
    <style:style style:name="T2" style:family="text">
      <style:text-properties style:font-name="Arial1"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OpenSymbol" style:font-name-asian="OpenSymbol" style:font-name-complex="OpenSymbol"/>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style:font-weight-asian="bold" style:font-weight-complex="bold"/>
    </style:style>
    <style:style style:name="T11" style:family="text">
      <style:text-properties fo:font-size="18pt" style:font-size-asian="18pt" style:font-size-complex="18pt"/>
    </style:style>
    <style:style style:name="T12" style:family="text">
      <style:text-properties style:font-weight-asian="normal" style:font-weight-complex="normal"/>
    </style:style>
    <style:style style:name="T13" style:family="text">
      <style:text-properties fo:font-size="10pt" style:font-size-asian="10pt" style:font-size-complex="10pt"/>
    </style:style>
    <style:style style:name="T14" style:family="text"/>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yz.py</text:p>
      <text:p text:style-name="Subtitle"><text:a xlink:type="simple" xlink:href="mailto:someonesdad1@gmail.com" text:style-name="Internet_20_link" text:visited-style-name="Visited_20_Internet_20_Link">someonesdad1@gmail.com</text:a> <text:s/>3 Mar 2013</text:p>
      <text:p text:style-name="xx_20__28_needs_20_attention_29_">Additions to consider:</text:p>
      <text:list xml:id="list2178080653019242308" text:style-name="Bullets_20_-_20_diamonds">
        <text:list-item>
          <text:p text:style-name="P19"><text:span text:style-name="T9">Time</text:span>: <text:s/>Add a time variable t. <text:s/>Then let each object have optional attributes <text:span text:style-name="T4">v</text:span> and <text:span text:style-name="T4">a</text:span>, which will allow the position to be calculated at arbitrary times t. <text:s/>There must be the ability to print desired object coordinates at specified times inside a code block. <text:s/>This, for example, lets you observe the distance between two objects, looking for an extremum.</text:p>
          <text:list>
            <text:list-item>
              <text:p text:style-name="P19">This is nontrivial, at least at first inspection. <text:s/>This is because t is a parameter and the basic architecture of the program has to be changed -- each object must store the value of t and later calculate its position when asked for it.<text:line-break/><text:line-break/>Maybe the way to do it is to add an object to the Numbers list in geom_prim.py and allow this object to be a function of t.</text:p>
            </text:list-item>
            <text:list-item>
              <text:p text:style-name="P19">If time is added, should the rotational state of things be defined and allowed to change?</text:p>
            </text:list-item>
            <text:list-item>
              <text:p text:style-name="P19">Should rotation objects be allowed to have time-dependent parameters?</text:p>
            </text:list-item>
            <text:list-item>
              <text:p text:style-name="P19">Should the acceleration be allowed to be non-constant (i.e., a function)? <text:s/>This would allow you to specify a time-dependent force on an object. <text:s/>However, it would then also require integrating the equations of motion to get a desired position at a later time t. <text:s/>The object's definition uses the initial point and v as the initial velocity. <text:s/>But this could be useful for solving rather general problems. <text:s/>The functions should allow for the use of the object's position. <text:s/>Obviously, it could then include the position of other objects; then we're into solving a general dynamical n-body problem with all its complexities. <text:s/>I'd use a simple integration routine and wouldn't worry about complexities. <text:s/>The user would set a variable dt to define the time interval.</text:p>
            </text:list-item>
            <text:list-item>
              <text:p text:style-name="P19">Use Newtonian motion (i.e., ignore relativistic effects).</text:p>
            </text:list-item>
          </text:list>
        </text:list-item>
        <text:list-item>
          <text:p text:style-name="P19"><text:span text:style-name="T9">Code use</text:span>: <text:s/>for iterative calculations, all command objects must be executable through a python function call. <text:s/>For example, the <text:span text:style-name="Code">print</text:span> statement would be accessible with a <text:span text:style-name="Code">Print()</text:span> function. <text:s/>Or at least the documentation should tell you the name of an equivalent function.</text:p>
        </text:list-item>
        <text:list-item>
          <text:p text:style-name="P19"><text:span text:style-name="T9">Objects</text:span>: <text:s/>add support for rectangular blocks, cylinders, spheres, ellipsoids, cones, etc. <text:s/>One of the issues is that intersections can be more complicated. <text:s/>For example, a line and a sphere intersect in zero, one, or two points; a cylinder and a line intersect in zero or one points or the line itself. <text:s/>A plane and sphere intersect in a circle; thus, there needs to be circles and ellipses defined in space.</text:p>
        </text:list-item>
        <text:list-item>
          <text:p text:style-name="P19"><text:span text:style-name="T9">Reflections</text:span>: <text:s/>why are reflections only allowed for lines in the plane? <text:s/>A basic property of reflections is that a reflection followed by the same reflection should be the identity. <text:s/></text:p>
        </text:list-item>
        <text:list-item>
          <text:p text:style-name="P19">It's not appropriate to add physical units to the linear dimensions because of the problems accommodating the <text:span text:style-name="Code">scale</text:span> command.</text:p>
        </text:list-item>
      </text:list>
      <text:p text:style-name="Text_20_body">The <text:span text:style-name="Code">xyz.py</text:span> script is a python script that <text:s/>provides a mini-language to perform analytical geometry calculations with points, lines, and planes in two-dimensional and three-dimensional Euclidean space.</text:p>
      <text:p text:style-name="Text_20_body">It's unnecessary to know much analytical geometry to be able to use this script. <text:s/>If you're comfortable with the notion of locating objects in the plane or in space with Cartesian coordinates, you'll be able to do useful things with the script. <text:s/>I suggest going to the <text:span text:style-name="Section"><text:bookmark-ref text:reference-format="text" text:ref-name="__RefHeading__6967_1839259021">Examples</text:bookmark-ref></text:span> section to get a feel for the type of problems that can be sol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15275_1839259021" text:style-name="Internet_20_link" text:visited-style-name="Internet_20_link">Introduction</text:a><text:tab/>2</text:p>
          <text:p text:style-name="P13"><text:a xlink:type="simple" xlink:href="#__RefHeading__15285_1839259021" text:style-name="Internet_20_link" text:visited-style-name="Internet_20_link">Features</text:a><text:tab/>3</text:p>
          <text:p text:style-name="P13"><text:a xlink:type="simple" xlink:href="#__RefHeading__15281_1839259021" text:style-name="Internet_20_link" text:visited-style-name="Internet_20_link">Notation</text:a><text:tab/>3</text:p>
          <text:p text:style-name="P15"><text:a xlink:type="simple" xlink:href="#__RefHeading__15283_1839259021" text:style-name="Internet_20_link" text:visited-style-name="Internet_20_link">Angle measure</text:a><text:tab/>5</text:p>
          <text:p text:style-name="P14"><text:a xlink:type="simple" xlink:href="#__RefHeading__6967_1839259021" text:style-name="Internet_20_link" text:visited-style-name="Internet_20_link">Examples</text:a><text:tab/>5</text:p>
          <text:p text:style-name="P13"><text:a xlink:type="simple" xlink:href="#__RefHeading__15299_1839259021" text:style-name="Internet_20_link" text:visited-style-name="Internet_20_link">Two-dimensional examples</text:a><text:tab/>5</text:p>
          <text:p text:style-name="P15"><text:a xlink:type="simple" xlink:href="#__RefHeading__15301_1839259021" text:style-name="Internet_20_link" text:visited-style-name="Internet_20_link">Basic capabilities</text:a><text:tab/>5</text:p>
          <text:p text:style-name="P15"><text:a xlink:type="simple" xlink:href="#__RefHeading__4743_2040490350" text:style-name="Internet_20_link" text:visited-style-name="Internet_20_link">Vector algebra</text:a><text:tab/>8</text:p>
          <text:p text:style-name="P15"><text:a xlink:type="simple" xlink:href="#__RefHeading__15307_1839259021" text:style-name="Internet_20_link" text:visited-style-name="Internet_20_link">Locating something underground</text:a><text:tab/>10</text:p>
          <text:p text:style-name="P15"><text:a xlink:type="simple" xlink:href="#__RefHeading__15317_1839259021" text:style-name="Internet_20_link" text:visited-style-name="Internet_20_link">Area calculation</text:a><text:tab/>12</text:p>
          <text:p text:style-name="P15"><text:a xlink:type="simple" xlink:href="#__RefHeading__31726_1839259021" text:style-name="Internet_20_link" text:visited-style-name="Internet_20_link">Reflection</text:a><text:tab/>13</text:p>
          <text:p text:style-name="P15"><text:a xlink:type="simple" xlink:href="#__RefHeading__15303_1839259021" text:style-name="Internet_20_link" text:visited-style-name="Internet_20_link">Centroid</text:a><text:tab/>14</text:p>
          <text:p text:style-name="P15"><text:a xlink:type="simple" xlink:href="#__RefHeading__15315_1839259021" text:style-name="Internet_20_link" text:visited-style-name="Internet_20_link">Bolt circles</text:a><text:tab/>14</text:p>
          <text:p text:style-name="P13"><text:a xlink:type="simple" xlink:href="#__RefHeading__15319_1839259021" text:style-name="Internet_20_link" text:visited-style-name="Internet_20_link">Three-dimensional examples</text:a><text:tab/>15</text:p>
          <text:p text:style-name="P15"><text:a xlink:type="simple" xlink:href="#__RefHeading__15321_1839259021" text:style-name="Internet_20_link" text:visited-style-name="Internet_20_link">Great circle distance</text:a><text:tab/>15</text:p>
          <text:p text:style-name="P15"><text:a xlink:type="simple" xlink:href="#__RefHeading__31728_1839259021" text:style-name="Internet_20_link" text:visited-style-name="Internet_20_link">Rotations</text:a><text:tab/>16</text:p>
          <text:p text:style-name="P15"><text:a xlink:type="simple" xlink:href="#__RefHeading__15325_1839259021" text:style-name="Internet_20_link" text:visited-style-name="Internet_20_link">ISS visibility</text:a><text:tab/>20</text:p>
          <text:p text:style-name="P15"><text:a xlink:type="simple" xlink:href="#__RefHeading__15323_1839259021" text:style-name="Internet_20_link" text:visited-style-name="Internet_20_link">Shop problem</text:a><text:tab/>22</text:p>
          <text:p text:style-name="P15"><text:a xlink:type="simple" xlink:href="#__RefHeading__20289_1839259021" text:style-name="Internet_20_link" text:visited-style-name="Internet_20_link">Cross product in left-handed coordinate system</text:a><text:tab/>24</text:p>
          <text:p text:style-name="P13"><text:a xlink:type="simple" xlink:href="#__RefHeading__59129_2009126992" text:style-name="Internet_20_link" text:visited-style-name="Internet_20_link">In-line code</text:a><text:tab/>25</text:p>
          <text:p text:style-name="P14"><text:a xlink:type="simple" xlink:href="#__RefHeading__15259_1839259021" text:style-name="Internet_20_link" text:visited-style-name="Internet_20_link">Commands</text:a><text:tab/>26</text:p>
          <text:p text:style-name="P13"><text:a xlink:type="simple" xlink:href="#__RefHeading__15261_1839259021" text:style-name="Internet_20_link" text:visited-style-name="Internet_20_link">Assignment</text:a><text:tab/>26</text:p>
          <text:p text:style-name="P13"><text:a xlink:type="simple" xlink:href="#__RefHeading__15263_1839259021" text:style-name="Internet_20_link" text:visited-style-name="Internet_20_link">Defining objects</text:a><text:tab/>26</text:p>
          <text:p text:style-name="P13"><text:a xlink:type="simple" xlink:href="#__RefHeading__15265_1839259021" text:style-name="Internet_20_link" text:visited-style-name="Internet_20_link">Transformations</text:a><text:tab/>27</text:p>
          <text:p text:style-name="P13"><text:a xlink:type="simple" xlink:href="#__RefHeading__15267_1839259021" text:style-name="Internet_20_link" text:visited-style-name="Internet_20_link">Change an object</text:a><text:tab/>28</text:p>
          <text:p text:style-name="P13"><text:a xlink:type="simple" xlink:href="#__RefHeading__15269_1839259021" text:style-name="Internet_20_link" text:visited-style-name="Internet_20_link">Calculated things</text:a><text:tab/>29</text:p>
          <text:p text:style-name="P13"><text:a xlink:type="simple" xlink:href="#__RefHeading__15271_1839259021" text:style-name="Internet_20_link" text:visited-style-name="Internet_20_link">Utility or state-changing commands</text:a><text:tab/>31</text:p>
          <text:p text:style-name="P13"><text:a xlink:type="simple" xlink:href="#__RefHeading__15273_1839259021" text:style-name="Internet_20_link" text:visited-style-name="Internet_20_link">Display commands</text:a><text:tab/>32</text:p>
          <text:p text:style-name="P14"><text:a xlink:type="simple" xlink:href="#__RefHeading__15287_1839259021" text:style-name="Internet_20_link" text:visited-style-name="Internet_20_link">Geometric primitives</text:a><text:tab/>33</text:p>
          <text:p text:style-name="P13"><text:a xlink:type="simple" xlink:href="#__RefHeading__15289_1839259021" text:style-name="Internet_20_link" text:visited-style-name="Internet_20_link">Points</text:a><text:tab/>34</text:p>
          <text:p text:style-name="P13"><text:a xlink:type="simple" xlink:href="#__RefHeading__15291_1839259021" text:style-name="Internet_20_link" text:visited-style-name="Internet_20_link">Lines</text:a><text:tab/>34</text:p>
          <text:p text:style-name="P13"><text:a xlink:type="simple" xlink:href="#__RefHeading__15293_1839259021" text:style-name="Internet_20_link" text:visited-style-name="Internet_20_link">Planes</text:a><text:tab/>35</text:p>
          <text:p text:style-name="P14"><text:a xlink:type="simple" xlink:href="#__RefHeading__15343_1839259021" text:style-name="Internet_20_link" text:visited-style-name="Internet_20_link">Math</text:a><text:tab/>35</text:p>
          <text:p text:style-name="P13"><text:a xlink:type="simple" xlink:href="#__RefHeading__15347_1839259021" text:style-name="Internet_20_link" text:visited-style-name="Internet_20_link">Two-dimensional case</text:a><text:tab/>36</text:p>
          <text:p text:style-name="P13"><text:a xlink:type="simple" xlink:href="#__RefHeading__15349_1839259021" text:style-name="Internet_20_link" text:visited-style-name="Internet_20_link">Three-dimensional case</text:a><text:tab/>37</text:p>
          <text:p text:style-name="P13"><text:a xlink:type="simple" xlink:href="#__RefHeading__15351_1839259021" text:style-name="Internet_20_link" text:visited-style-name="Internet_20_link">Polygon self-intersection</text:a><text:tab/>39</text:p>
          <text:p text:style-name="P13"><text:a xlink:type="simple" xlink:href="#__RefHeading__40295_2009126992" text:style-name="Internet_20_link" text:visited-style-name="Internet_20_link">Projections</text:a><text:tab/>40</text:p>
          <text:p text:style-name="P14"><text:a xlink:type="simple" xlink:href="#__RefHeading__15381_1839259021" text:style-name="Internet_20_link" text:visited-style-name="Internet_20_link">References</text:a><text:tab/>40</text:p>
        </text:index-body>
      </text:table-of-content>
      <text:h text:style-name="Heading_20_1" text:outline-level="1"><text:bookmark-start text:name="__RefHeading__15275_1839259021"/>Introduction<text:bookmark-end text:name="__RefHeading__15275_1839259021"/></text:h>
      <text:p text:style-name="Text_20_body">The <text:span text:style-name="Code">xyz.py</text:span> script lets you define points, lines, and planes in Euclidean space and display their coordinates and relationships in different coordinate systems. <text:s/>That sounds pretty dry and not terribly useful, so it's worthwhile to see some examples. <text:s/>I recommend that you first peruse the <text:span text:style-name="Section"><text:bookmark-ref text:reference-format="text" text:ref-name="__RefHeading__15301_1839259021">Basic capabilities</text:bookmark-ref></text:span> example and read through the following features list. <text:s/>These two things should give you a high-level view of the capabilities of the script. <text:s/>Then when you're examining other reading material, refer to the <text:span text:style-name="Section"><text:bookmark-ref text:reference-format="text" text:ref-name="__RefHeading__15259_1839259021">Commands</text:bookmark-ref></text:span> for details on the different commands.</text:p>
      <text:p text:style-name="Text_20_body">Here's a brief history of this script. <text:s/>I first wrote a script I called <text:span text:style-name="Code">xy.py</text:span> to perform these types of calculations for two-dimensional analytical geometry problems. <text:s/>My canonical use case was to deal with survey information that I had taken from my yard. <text:s/>Naturally, it then occurred to me that it would be nice to have the script deal with three-dimensional information, as I could see occasional needs for such things (for example, I've used such things in the shop for drilling holes at compound angles; <text:soft-page-break/>see the section <text:span text:style-name="Section"><text:bookmark-ref text:reference-format="text" text:ref-name="__RefHeading__15323_1839259021">Shop problem</text:bookmark-ref></text:span> for an example). <text:s/>The three-dimensional script didn't share much of the code from the two-dimensional script (the area of a polygon and a circle from three points were the two main things I ported over), but as is common in developing software, the process of designing and writing the first version helped quite a bit in the second version. <text:s/></text:p>
      <text:p text:style-name="Text_20_body">One thing that surprised me about this script is that I spent substantially more time designing the commands and their operation than I did on the implementation. <text:s/>It's easy to throw a bunch of commands together, but it's hard to make them into a useful, unified whole. <text:s/>There are currently around 50 different commands -- too many, in my opinion. <text:s/>However, I don't see an easy way of reducing that number significantly. <text:s/>Time will tell if I did a decent job or not. <text:s/></text:p>
      <text:h text:style-name="Heading_20_2" text:outline-level="2"><text:bookmark-start text:name="__RefHeading__15285_1839259021"/>Features<text:bookmark-end text:name="__RefHeading__15285_1839259021"/></text:h>
      <text:list xml:id="list3452525048378000674" text:style-name="Hierarchical_20_-_20_1_2c__20_a_2c__20_i_2c__20_etc.">
        <text:list-item>
          <text:p text:style-name="P16"><text:span text:style-name="Feature">Input from stdin or file</text:span>: <text:s/>input is taken from a file (the datafile) or stdin. <text:s/>You can add comments to the file to explain the details of the input information. <text:s/>Then the datafile can be saved in a revision control system to e.g. document how the coordinates of something were calculated.</text:p>
        </text:list-item>
        <text:list-item>
          <text:p text:style-name="P16"><text:span text:style-name="Feature">2D and 3D problems</text:span>: <text:s/>it lets you work in a familiar two-dimensional or three-dimensional environment. <text:s/>For example, you can work plane analytical geometry problems and see two-dimensional output (i.e., you won't see references to the third spatial coordinate z unless an object's z coordinate is nonzero). <text:s/></text:p>
        </text:list-item>
        <text:list-item>
          <text:p text:style-name="P16"><text:span text:style-name="Feature">Transformations</text:span>: <text:s/>it supports the following transformations of the coordinate system: <text:s/>translations, rotations, and dilatations (i.e., scaling transformations). <text:s/>These transformations allow you to enter data in a convenient coordinate system, then use a different coordinate system for output. <text:s/>The coordinate systems can be pushed and popped from an internal stack, making it easy to use temporary coordinate systems without messing up ones already defined.</text:p>
        </text:list-item>
        <text:list-item>
          <text:p text:style-name="P16"><text:span text:style-name="Feature">Angular conveniences</text:span>: <text:s/>a variety of angular measurement modes and conventions are provided to make the statement and output of problems more familiar.</text:p>
        </text:list-item>
        <text:list-item>
          <text:p text:style-name="P16"><text:span text:style-name="Feature">Familiar coordinate systems</text:span>: <text:s/>you can print the output in Cartesian (rectangular), cylindrical, or spherical coordinates.</text:p>
        </text:list-item>
        <text:list-item>
          <text:p text:style-name="P16"><text:span text:style-name="Feature">Assign variables</text:span>: <text:s/>you can define variables for use later in the datafile.</text:p>
        </text:list-item>
        <text:list-item>
          <text:p text:style-name="P16"><text:span text:style-name="Feature">Expressions</text:span>: <text:s/>input data can be arbitrary python expressions.</text:p>
        </text:list-item>
        <text:list-item>
          <text:p text:style-name="P16"><text:span text:style-name="Feature">In-line python code</text:span>: <text:s/>you can intersperse your coordinate data and commands with arbitrary python code. <text:s/>All the variables and objects you define are available to the arbitrary python code.</text:p>
        </text:list-item>
        <text:list-item>
          <text:p text:style-name="P16"><text:span text:style-name="Feature">Uncertainty propagation</text:span>: <text:s/>you can include uncertainties in coordinate positions and see these uncertainties propagated into the results (see [gum] for more details). <text:s/>This requires the python <text:a xlink:type="simple" xlink:href="https://pypi.python.org/pypi/uncertainties/" text:style-name="Internet_20_link" text:visited-style-name="Visited_20_Internet_20_Link">uncertainties</text:a> library (its use is optional).</text:p>
        </text:list-item>
        <text:list-item>
          <text:p text:style-name="P16"><text:span text:style-name="Feature">Familiar geometric objects</text:span>: <text:s/>points, lines, and planes are the geometrical objects supported (more may be added later).</text:p>
        </text:list-item>
        <text:list-item>
          <text:p text:style-name="P16"><text:span text:style-name="Feature">Vectors</text:span>: <text:s/>points, lines, and planes can be interpreted in a natural way as (bound) vectors, allowing you to use vector algebra in expressions.</text:p>
        </text:list-item>
        <text:list-item>
          <text:p text:style-name="P16"><text:span text:style-name="Feature">Geometric relationships</text:span>: <text:s/>you can find the intersections between the geometrical objects, distances between them, and angles between lines and planes.</text:p>
        </text:list-item>
        <text:list-item>
          <text:p text:style-name="P16"><text:span text:style-name="Feature">Projection and reflection</text:span>: <text:s/>points and lines can be projected into an arbitrary plane or reflected about the origin, a line (in the xy plane only), or a plane. <text:s/>Both orthogonal and perspective projections are supported.</text:p>
        </text:list-item>
        <text:list-item>
          <text:p text:style-name="P16"><text:span text:style-name="Feature">Attributes</text:span>: <text:s/>objects are provided with attributes that allow you to change the coordinates of a geometrical object in the current coordinate system.</text:p>
        </text:list-item>
      </text:list>
      <text:p text:style-name="Text_20_body">Other possible features for the script have crossed my mind. <text:s/>One <text:s/>would be to add support for more geometrical objects (circles, disks, spheres, ellipses, etc.). <text:s/>Another would be to allow velocity and acceleration information to be given to the geometrical objects and to allow position calculations to <text:soft-page-break/>take place at a desired time.</text:p>
      <text:h text:style-name="Heading_20_2" text:outline-level="2"><text:bookmark-start text:name="__RefHeading__15281_1839259021"/>Notation<text:bookmark-end text:name="__RefHeading__15281_1839259021"/></text:h>
      <text:p text:style-name="Text_20_body">I'll use the usual vector notation for most things; vectors will be in a bold font. <text:s/>Unless otherwise stated, <draw:frame draw:style-name="fr1" draw:name="Object90" text:anchor-type="as-char" svg:y="-3.56mm" svg:width="2.19mm" svg:height="4.32mm" draw:z-index="0"><draw:object xlink:href="./Object 90" xlink:type="simple" xlink:show="embed" xlink:actuate="onLoad"/><draw:image xlink:href="./ObjectReplacements/Object 90" xlink:type="simple" xlink:show="embed" xlink:actuate="onLoad"/></draw:frame> represents a vector and <draw:frame draw:style-name="fr2" draw:name="Object91" text:anchor-type="as-char" svg:width="2.19mm" svg:height="4.32mm" draw:z-index="1"><draw:object xlink:href="./Object 91" xlink:type="simple" xlink:show="embed" xlink:actuate="onLoad"/><draw:image xlink:href="./ObjectReplacements/Object 91" xlink:type="simple" xlink:show="embed" xlink:actuate="onLoad"/></draw:frame> represents its magnitude. <text:s/><draw:frame draw:style-name="fr2" draw:name="Object63" text:anchor-type="as-char" svg:width="6.01mm" svg:height="4.32mm" draw:z-index="2"><draw:object xlink:href="./Object 63" xlink:type="simple" xlink:show="embed" xlink:actuate="onLoad"/><draw:image xlink:href="./ObjectReplacements/Object 63" xlink:type="simple" xlink:show="embed" xlink:actuate="onLoad"/></draw:frame> denotes a scalar (dot) product and <draw:frame draw:style-name="fr2" draw:name="Object64" text:anchor-type="as-char" svg:width="7.97mm" svg:height="4.32mm" draw:z-index="3"><draw:object xlink:href="./Object 64" xlink:type="simple" xlink:show="embed" xlink:actuate="onLoad"/><draw:image xlink:href="./ObjectReplacements/Object 64" xlink:type="simple" xlink:show="embed" xlink:actuate="onLoad"/></draw:frame> denotes a vector (cross) product.</text:p>
      <text:p text:style-name="Text_20_body">All coordinate systems are right-handed by default. <text:s/>You can change to a left-handed coordinate system if you wish by using an odd inversion with the <text:span text:style-name="_5f_Command">scale</text:span> command.</text:p>
      <text:p text:style-name="Text_20_body">Glossary and symbols (in particular, note that the domain of coordinate angles may be different than the customary mathematical definitions):</text:p>
      <table:table table:name="Table14" table:style-name="Table14">
        <table:table-column table:style-name="Table14.A"/>
        <table:table-column table:style-name="Table14.B"/>
        <table:table-row>
          <table:table-cell office:value-type="string">
            <text:p text:style-name="P3"><draw:frame draw:style-name="fr2" draw:name="Object53" text:anchor-type="as-char" svg:width="2.42mm" svg:height="4.32mm" draw:z-index="4"><draw:object xlink:href="./Object 53" xlink:type="simple" xlink:show="embed" xlink:actuate="onLoad"/><draw:image xlink:href="./ObjectReplacements/Object 53" xlink:type="simple" xlink:show="embed" xlink:actuate="onLoad"/></draw:frame></text:p>
          </table:table-cell>
          <table:table-cell office:value-type="string">
            <text:p text:style-name="Table_20_Contents">Unit vector</text:p>
          </table:table-cell>
        </table:table-row>
        <table:table-row>
          <table:table-cell office:value-type="string">
            <text:p text:style-name="Table_20_Contents"><draw:frame draw:style-name="fr2" draw:name="Object56" text:anchor-type="as-char" svg:width="21.03mm" svg:height="4.32mm" draw:z-index="5"><draw:object xlink:href="./Object 56" xlink:type="simple" xlink:show="embed" xlink:actuate="onLoad"/><draw:image xlink:href="./ObjectReplacements/Object 56" xlink:type="simple" xlink:show="embed" xlink:actuate="onLoad"/></draw:frame></text:p>
          </table:table-cell>
          <table:table-cell office:value-type="string">
            <text:p text:style-name="Table_20_Contents">Half-open interval. <text:s/>Parentheses denote an open interval (i.e., the endpoint of the interval is not included in the interval); square brackets denote the interval is closed.</text:p>
          </table:table-cell>
        </table:table-row>
        <table:table-row>
          <table:table-cell office:value-type="string">
            <text:p text:style-name="Table_20_Contents"><draw:frame draw:style-name="fr2" draw:name="Object58" text:anchor-type="as-char" svg:width="1.61mm" svg:height="4.32mm" draw:z-index="6"><draw:object xlink:href="./Object 58" xlink:type="simple" xlink:show="embed" xlink:actuate="onLoad"/><draw:image xlink:href="./ObjectReplacements/Object 58" xlink:type="simple" xlink:show="embed" xlink:actuate="onLoad"/></draw:frame></text:p>
          </table:table-cell>
          <table:table-cell office:value-type="string">
            <text:p text:style-name="Table_20_Contents">Position vector</text:p>
          </table:table-cell>
        </table:table-row>
        <table:table-row>
          <table:table-cell office:value-type="string">
            <text:p text:style-name="Table_20_Contents"><draw:frame draw:style-name="fr2" draw:name="Object59" text:anchor-type="as-char" svg:width="9.75mm" svg:height="4.32mm" draw:z-index="7"><draw:object xlink:href="./Object 59" xlink:type="simple" xlink:show="embed" xlink:actuate="onLoad"/><draw:image xlink:href="./ObjectReplacements/Object 59" xlink:type="simple" xlink:show="embed" xlink:actuate="onLoad"/></draw:frame></text:p>
          </table:table-cell>
          <table:table-cell office:value-type="string">
            <text:p text:style-name="Table_20_Contents">Cartesian unit vectors (note they're used without a caret).</text:p>
          </table:table-cell>
        </table:table-row>
        <table:table-row>
          <table:table-cell office:value-type="string">
            <text:p text:style-name="Table_20_Contents"><draw:frame draw:style-name="fr2" draw:name="Object62" text:anchor-type="as-char" svg:width="5.12mm" svg:height="4.96mm" draw:z-index="8"><draw:object xlink:href="./Object 62" xlink:type="simple" xlink:show="embed" xlink:actuate="onLoad"/><draw:image xlink:href="./ObjectReplacements/Object 62" xlink:type="simple" xlink:show="embed" xlink:actuate="onLoad"/></draw:frame></text:p>
          </table:table-cell>
          <table:table-cell office:value-type="string">
            <text:p text:style-name="Table_20_Contents">Rotation matrix (the subscript indicates a rotation around the x axis)</text:p>
          </table:table-cell>
        </table:table-row>
        <table:table-row>
          <table:table-cell table:style-name="Table14.A6" office:value-type="string">
            <text:p text:style-name="Table_20_Contents">CCS</text:p>
          </table:table-cell>
          <table:table-cell table:style-name="Table14.A6" office:value-type="string">
            <text:p text:style-name="Table_20_Contents">Current coordinate system. <text:s/>The CCS is defined as a single transformation of the default coordinate system; this transformation is the result of all the <text:span text:style-name="Code">rotate</text:span>, <text:span text:style-name="Code">translate</text:span>, and <text:span text:style-name="Code">scale</text:span> commands that have been encountered up to this point.</text:p>
          </table:table-cell>
        </table:table-row>
        <table:table-row>
          <table:table-cell office:value-type="string">
            <text:p text:style-name="Table_20_Contents">Compass mode</text:p>
          </table:table-cell>
          <table:table-cell office:value-type="string">
            <text:p text:style-name="Table_20_Contents">The angle <text:span text:style-name="T5"></text:span> in cylindrical or spherical coordinates is measured clockwise from the +y axis when looking down on the origin from the +z direction (conventionally called "north"; east will be 90<text:span text:style-name="T1">°</text:span>). <text:s/>This is the same as the azimuths displayed by compasses that read from 0<text:span text:style-name="T1">°</text:span> to 360<text:span text:style-name="T1">°</text:span>.</text:p>
          </table:table-cell>
        </table:table-row>
        <table:table-row>
          <table:table-cell office:value-type="string">
            <text:p text:style-name="Table_20_Contents">CTM</text:p>
          </table:table-cell>
          <table:table-cell office:value-type="string">
            <text:p text:style-name="Table_20_Contents">A 4x4 coordinate transformation matrix. <text:s/>Its general form in the script is </text:p>
            <text:p text:style-name="P1"><draw:frame draw:style-name="fr2" draw:name="Object67" text:anchor-type="as-char" svg:width="24.22mm" svg:height="20.6mm" draw:z-index="9"><draw:object xlink:href="./Object 67" xlink:type="simple" xlink:show="embed" xlink:actuate="onLoad"/><draw:image xlink:href="./ObjectReplacements/Object 67" xlink:type="simple" xlink:show="embed" xlink:actuate="onLoad"/></draw:frame></text:p>
            <text:p text:style-name="P5">where <text:span text:style-name="T3">a</text:span>-<text:span text:style-name="T3">i</text:span> and <text:span text:style-name="T3">t</text:span>, <text:span text:style-name="T3">u</text:span>, <text:span text:style-name="T3">v</text:span> are real constants. <text:s/>It left-multiplies homogeneous coordinates that are column vectors.</text:p>
          </table:table-cell>
        </table:table-row>
        <table:table-row>
          <table:table-cell office:value-type="string">
            <text:p text:style-name="Table_20_Contents">DCS</text:p>
          </table:table-cell>
          <table:table-cell office:value-type="string">
            <text:p text:style-name="Table_20_Contents">Default coordinate system.</text:p>
          </table:table-cell>
        </table:table-row>
        <table:table-row>
          <table:table-cell table:style-name="Table14.A6" office:value-type="string">
            <text:p text:style-name="Table_20_Contents">Default coordinate system</text:p>
          </table:table-cell>
          <table:table-cell table:style-name="Table14.A6" office:value-type="string">
            <text:p text:style-name="Table_20_Contents">The coordinate system that is implicitly defined when the <text:span text:style-name="Code">xyz.py</text:span> script is started.</text:p>
          </table:table-cell>
        </table:table-row>
        <table:table-row>
          <table:table-cell office:value-type="string">
            <text:p text:style-name="Table_20_Contents">Elevation mode</text:p>
          </table:table-cell>
          <table:table-cell office:value-type="string">
            <text:p text:style-name="Table_20_Contents">The spherical coordinate <text:span text:style-name="T5"></text:span> is replaced by <text:span text:style-name="T5"></text:span>, which is an elevation angle above or below the xy plane (it is negative below the xy plane). <text:s/>Turning on compass mode and elevation mode simultaneously simulates altazimuth mode used in astronomy (the elevation is also called altitude).</text:p>
          </table:table-cell>
        </table:table-row>
        <table:table-row>
          <table:table-cell office:value-type="string">
            <text:p text:style-name="Table_20_Contents">homogeneous coordinates</text:p>
          </table:table-cell>
          <table:table-cell office:value-type="string">
            <text:p text:style-name="Table_20_Contents">To use matrices to represent affine transformations, it is convenient to use homogeneous coordinates. <text:s/>These are column vectors such as <draw:frame draw:style-name="fr2" draw:name="Object66" text:anchor-type="as-char" svg:width="16.95mm" svg:height="5.04mm" draw:z-index="10"><draw:object xlink:href="./Object 66" xlink:type="simple" xlink:show="embed" xlink:actuate="onLoad"/><draw:image xlink:href="./ObjectReplacements/Object 66" xlink:type="simple" xlink:show="embed" xlink:actuate="onLoad"/></draw:frame>.</text:p>
          </table:table-cell>
        </table:table-row>
        <table:table-row>
          <table:table-cell office:value-type="string">
            <text:p text:style-name="Table_20_Contents">Negative mode</text:p>
          </table:table-cell>
          <table:table-cell office:value-type="string">
            <text:p text:style-name="Table_20_Contents">When on, the <text:span text:style-name="T5"></text:span> angle in cylindrical or polar coordinates is measured in the opposite direction to normal. <text:s/>Thus, for regular polar coordinates, angles are increasing clockwise and for compass mode, angles are increasing counterclockwise (in all cases, the stated rotation sense is seen if the unit vector specifying the rotation axis has its tip hit you in the eye).</text:p>
          </table:table-cell>
        </table:table-row>
        <table:table-row>
          <table:table-cell office:value-type="string">
            <text:p text:style-name="Table_20_Contents">phi, <text:span text:style-name="T5"></text:span></text:p>
          </table:table-cell>
          <table:table-cell office:value-type="string">
            <text:p text:style-name="Table_20_Contents">Spherical coordinate that is the angle from the +z axis. <text:s/>Will be on the interval <text:soft-page-break/><draw:frame draw:style-name="fr2" draw:name="Object54" text:anchor-type="as-char" svg:width="10.42mm" svg:height="4.34mm" draw:z-index="11"><draw:object xlink:href="./Object 54" xlink:type="simple" xlink:show="embed" xlink:actuate="onLoad"/><draw:image xlink:href="./ObjectReplacements/Object 54" xlink:type="simple" xlink:show="embed" xlink:actuate="onLoad"/></draw:frame>. <text:s/>Note this is different than the usual definition, which is usually the half-open interval <draw:frame draw:style-name="fr2" draw:name="Object72" text:anchor-type="as-char" svg:width="10.51mm" svg:height="4.34mm" draw:z-index="12"><draw:object xlink:href="./Object 72" xlink:type="simple" xlink:show="embed" xlink:actuate="onLoad"/><draw:image xlink:href="./ObjectReplacements/Object 72" xlink:type="simple" xlink:show="embed" xlink:actuate="onLoad"/></draw:frame>. <text:s/>For example, the point with Cartesian coordinates (0, 0, -1) has spherical coordinates <text:span text:style-name="Code">&lt;&lt;1, 0, 180 D&gt;&gt;</text:span> in degree measure (this is because <text:span text:style-name="Code">atan2(0, -1)</text:span> is <text:span text:style-name="T5"></text:span> radians).</text:p>
          </table:table-cell>
        </table:table-row>
        <table:table-row>
          <table:table-cell office:value-type="string">
            <text:p text:style-name="P4">psi, </text:p>
          </table:table-cell>
          <table:table-cell office:value-type="string">
            <text:p text:style-name="Table_20_Contents">Spherical coordinate that is the complement of <text:span text:style-name="T5"> (i.e., </text:span><text:span text:style-name="T5"><draw:frame draw:style-name="fr1" draw:name="Object71" text:anchor-type="as-char" svg:y="-3.58mm" svg:width="12.72mm" svg:height="4.32mm" draw:z-index="13"><draw:object xlink:href="./Object 71" xlink:type="simple" xlink:show="embed" xlink:actuate="onLoad"/><draw:image xlink:href="./ObjectReplacements/Object 71" xlink:type="simple" xlink:show="embed" xlink:actuate="onLoad"/></draw:frame></text:span><text:span text:style-name="T5">)</text:span>; it measures the elevation above or below the xy plane. <text:s/>Will be on the interval <draw:frame draw:style-name="fr2" draw:name="Object57" text:anchor-type="as-char" svg:width="22.42mm" svg:height="4.34mm" draw:z-index="14"><draw:object xlink:href="./Object 57" xlink:type="simple" xlink:show="embed" xlink:actuate="onLoad"/><draw:image xlink:href="./ObjectReplacements/Object 57" xlink:type="simple" xlink:show="embed" xlink:actuate="onLoad"/></draw:frame></text:p>
          </table:table-cell>
        </table:table-row>
        <table:table-row>
          <table:table-cell office:value-type="string">
            <text:p text:style-name="Table_20_Contents">r</text:p>
          </table:table-cell>
          <table:table-cell office:value-type="string">
            <text:p text:style-name="Table_20_Contents">Spherical coordinate radial dimension.</text:p>
          </table:table-cell>
        </table:table-row>
        <table:table-row>
          <table:table-cell office:value-type="string">
            <text:p text:style-name="Table_20_Contents">rho, <text:span text:style-name="T5"></text:span></text:p>
          </table:table-cell>
          <table:table-cell office:value-type="string">
            <text:p text:style-name="Table_20_Contents">Cylindrical coordinate radial distance in xy plane.</text:p>
          </table:table-cell>
        </table:table-row>
        <table:table-row>
          <table:table-cell office:value-type="string">
            <text:p text:style-name="Table_20_Contents">theta, <text:span text:style-name="T5"></text:span></text:p>
          </table:table-cell>
          <table:table-cell office:value-type="string">
            <text:p text:style-name="Table_20_Contents">Spherical and cylindrical azimuthal coordinate in the xy plane. <text:s/>Will have the domain <draw:frame draw:style-name="fr2" draw:name="Object55" text:anchor-type="as-char" svg:width="12.36mm" svg:height="4.34mm" draw:z-index="15"><draw:object xlink:href="./Object 55" xlink:type="simple" xlink:show="embed" xlink:actuate="onLoad"/><draw:image xlink:href="./ObjectReplacements/Object 55" xlink:type="simple" xlink:show="embed" xlink:actuate="onLoad"/></draw:frame>. <text:s/></text:p>
          </table:table-cell>
        </table:table-row>
        <table:table-row>
          <table:table-cell office:value-type="string">
            <text:p text:style-name="Table_20_Contents">x, y, z</text:p>
          </table:table-cell>
          <table:table-cell office:value-type="string">
            <text:p text:style-name="Table_20_Contents">Cartesian rectangular coordinates</text:p>
          </table:table-cell>
        </table:table-row>
        <table:table-row>
          <table:table-cell office:value-type="string">
            <text:p text:style-name="Table_20_Contents">xy, xz, yz</text:p>
          </table:table-cell>
          <table:table-cell office:value-type="string">
            <text:p text:style-name="Table_20_Contents">Cartesian coordinate planes containing the origin and perpendicular to the axis of the missing coordinate.</text:p>
          </table:table-cell>
        </table:table-row>
      </table:table>
      <text:h text:style-name="Heading_20_3" text:outline-level="3"><text:bookmark-start text:name="__RefHeading__15283_1839259021"/>Angle measure<text:bookmark-end text:name="__RefHeading__15283_1839259021"/></text:h>
      <text:p text:style-name="Text_20_body">When Point objects are printed, you'll see their values in the current coordinate system and the type of coordinates you've chosen, either rectangular, cylindrical, or spherical. <text:s/>For the default angle measure of degrees, you'll see the point (1, 2, 3) given as follows:</text:p>
      <text:p text:style-name="P8">Rectangular (x, y, z):<text:tab/><text:tab/><text:span text:style-name="Code">Pt(1, 2, 3)</text:span></text:p>
      <text:p text:style-name="P8">Cylindrical (<text:span text:style-name="T5"></text:span>, <text:span text:style-name="T5"></text:span>, z):<text:tab/><text:tab/><text:span text:style-name="Code">Pt&lt;2.24, 63.4, 3 o&gt;</text:span></text:p>
      <text:p text:style-name="P7">Spherical (<text:span text:style-name="T3">r</text:span>, <text:span text:style-name="T5"></text:span>, <text:span text:style-name="T5"></text:span>):<text:tab/><text:tab/><text:span text:style-name="Code">Pt&lt;&lt;3.74, 63.4, 36.7 o&gt;&gt;</text:span></text:p>
      <text:p text:style-name="Text_20_body">Note the cylindrical and spherical coordinates are surrounded by brackets that are the same as used for providing input in those coordinates; this notation is intended to alert you to the coordinate system being used. <text:s/>The <text:span text:style-name="Code">o</text:span> indicates degrees.</text:p>
      <text:p text:style-name="Text_20_body">Different conventions are used for convenience in angular measurement; these are set by various commands such as <text:span text:style-name="_5f_Command">compass</text:span>, <text:span text:style-name="_5f_Command">deg</text:span>, <text:span text:style-name="_5f_Command">elev</text:span>, <text:span text:style-name="_5f_Command">neg</text:span>, <text:span text:style-name="_5f_Command">rad</text:span>, and <text:span text:style-name="_5f_Command">rev</text:span>.</text:p>
      <text:p text:style-name="Text_20_body">The algorithms for azimuthal angle adjustment are: <text:s/>To convert <text:span text:style-name="T5"></text:span> from normal polar angle measurement (on the half-interval of [0, 2<text:span text:style-name="T5"></text:span>)) to compass measurement (<text:span text:style-name="Code">compass on</text:span>), subtract <text:span text:style-name="T5"></text:span> from <text:span text:style-name="T5"></text:span>/2 and add 2<text:span text:style-name="T5"></text:span> if the number is negative. <text:s/>To convert <text:span text:style-name="T5"></text:span> from normal polar angle measurement to <text:span text:style-name="_5f_Command">neg</text:span> mode, take the negative of the angle and add 2<text:span text:style-name="T5"></text:span> if the number is negative.</text:p>
      <text:p text:style-name="Text_20_body">If elevation mode is on (<text:span text:style-name="Code">elev on</text:span>), then the canonical spherical coordinate <text:span text:style-name="T5"></text:span> is converted to the elevation coordinate <text:span text:style-name="T5"></text:span> by <draw:frame draw:style-name="fr2" draw:name="Object84" text:anchor-type="as-char" svg:width="20.44mm" svg:height="4.32mm" draw:z-index="16"><draw:object xlink:href="./Object 68" xlink:type="simple" xlink:show="embed" xlink:actuate="onLoad"/><draw:image xlink:href="./ObjectReplacements/Object 68" xlink:type="simple" xlink:show="embed" xlink:actuate="onLoad"/></draw:frame>.</text:p>
      <text:p text:style-name="Text_20_body">The following characters are used to denote settings in printed output:</text:p>
      <table:table table:name="Table6" table:style-name="Table6">
        <table:table-column table:style-name="Table6.A"/>
        <table:table-column table:style-name="Table6.B"/>
        <table:table-row>
          <table:table-cell table:style-name="Table6.A1" office:value-type="string">
            <text:p text:style-name="Table_20_Contents"><text:span text:style-name="Code">o</text:span></text:p>
          </table:table-cell>
          <table:table-cell table:style-name="Table6.A1" office:value-type="string">
            <text:p text:style-name="Table_20_Contents">Angle measure is in degrees. <text:s/>There is no corresponding letter for radians.</text:p>
          </table:table-cell>
        </table:table-row>
        <table:table-row>
          <table:table-cell table:style-name="Table6.A1" office:value-type="string">
            <text:p text:style-name="Table_20_Contents"><text:span text:style-name="Code">V</text:span></text:p>
          </table:table-cell>
          <table:table-cell table:style-name="Table6.A1" office:value-type="string">
            <text:p text:style-name="Table_20_Contents">Angle measure is in revolutions.</text:p>
          </table:table-cell>
        </table:table-row>
        <table:table-row>
          <table:table-cell table:style-name="Table6.A1" office:value-type="string">
            <text:p text:style-name="Table_20_Contents"><text:span text:style-name="Code">S</text:span></text:p>
          </table:table-cell>
          <table:table-cell table:style-name="Table6.A1" office:value-type="string">
            <text:p text:style-name="Table_20_Contents">Angle measure is special (i.e., not degrees, radians, or revolutions).</text:p>
          </table:table-cell>
        </table:table-row>
        <table:table-row>
          <table:table-cell table:style-name="Table6.A1" office:value-type="string">
            <text:p text:style-name="Table_20_Contents"><text:span text:style-name="Code">C</text:span></text:p>
          </table:table-cell>
          <table:table-cell table:style-name="Table6.A1" office:value-type="string">
            <text:p text:style-name="Table_20_Contents">Compass mode is on (the polar angle <text:span text:style-name="T5"></text:span> is measured from the +y axis and increases clockwise).</text:p>
          </table:table-cell>
        </table:table-row>
        <table:table-row>
          <table:table-cell table:style-name="Table6.A1" office:value-type="string">
            <text:p text:style-name="Table_20_Contents"><text:span text:style-name="Code">E</text:span></text:p>
          </table:table-cell>
          <table:table-cell table:style-name="Table6.A1" office:value-type="string">
            <text:p text:style-name="Table_20_Contents">Elevation mode is on (<text:span text:style-name="T5"></text:span> is displayed for spherical coordinates instead of <text:span text:style-name="T5"></text:span>).</text:p>
          </table:table-cell>
        </table:table-row>
        <table:table-row>
          <table:table-cell table:style-name="Table6.A1" office:value-type="string">
            <text:p text:style-name="Table_20_Contents"><text:span text:style-name="Code">-</text:span></text:p>
          </table:table-cell>
          <table:table-cell table:style-name="Table6.A1" office:value-type="string">
            <text:p text:style-name="Table_20_Contents">Negative mode is on (angles' increasing sense is opposite to conventional).</text:p>
          </table:table-cell>
        </table:table-row>
      </table:table>
      <text:p text:style-name="Text_20_body">If you see a <text:span text:style-name="T5"></text:span> value printed out as e.g. 360.0<text:span text:style-name="T1">°</text:span>, you'll know that it's a number just slightly smaller than 360 that rounds to 360 at the number of significant figures being used.</text:p>
      <text:p text:style-name="Text_20_body"><text:span text:style-name="Important_20_-_20_red">Important: </text:span><text:s/>if you use compass, elevation, or negative mode for output, the same angle conventions are used for the input commands and getting/setting the angular attributes of objects. </text:p>
      <text:h text:style-name="Heading_20_1" text:outline-level="1"><text:bookmark-start text:name="__RefHeading__6967_1839259021"/><text:soft-page-break/>Examples<text:bookmark-end text:name="__RefHeading__6967_1839259021"/></text:h>
      <text:h text:style-name="Heading_20_2" text:outline-level="2"><text:bookmark-start text:name="__RefHeading__15299_1839259021"/>Two-dimensional examples<text:bookmark-end text:name="__RefHeading__15299_1839259021"/></text:h>
      <text:h text:style-name="Heading_20_3" text:outline-level="3"><text:bookmark-start text:name="__RefHeading__15301_1839259021"/>Basic capabilities<text:bookmark-end text:name="__RefHeading__15301_1839259021"/></text:h>
      <text:p text:style-name="Features_20_demonstrated">Features: <text:s/>entering points and printing them, coordinate transformations, changing units of measure using the <text:span text:style-name="Code">scale</text:span> command.</text:p>
      <text:p text:style-name="Text_20_body">This example illustrates a basic problem that can be solved with the <text:span text:style-name="Code">xyz.py</text:span> script: <text:s/><text:span text:style-name="Important_2c__20_blue">entering objects' coordinates in one coordinate system, then transforming the coordinate system and getting the objects' coordinates in a new coordinate system</text:span>.</text:p>
      <text:p text:style-name="Text_20_body">Suppose I have three points <text:span text:style-name="Code">P1</text:span>, <text:span text:style-name="Code">P2</text:span>, and <text:span text:style-name="Code">P3</text:span> and I want their coordinates in a coordinate system that is rotated 40<text:span text:style-name="T1">°</text:span> from the first coordinate system (i.e., the red system), as in the following picture (the drawing is a sketch and is not to scale)</text:p>
      <text:p text:style-name="Text_20_body"><draw:frame draw:style-name="fr3" draw:name="Object1" text:anchor-type="paragraph" svg:x="18.33mm" svg:y="0.07mm" svg:width="140.99mm" svg:height="62.92mm" draw:z-index="44"><draw:object xlink:href="./Object 1" xlink:type="simple" xlink:show="embed" xlink:actuate="onLoad"/><draw:image xlink:href="./ObjectReplacements/Object 1" xlink:type="simple" xlink:show="embed" xlink:actuate="onLoad"/></draw:frame>Suppose <text:span text:style-name="Code">P1</text:span> is (1.2, 0.6), <text:span text:style-name="Code">P2</text:span> = (2, 1.2), and <text:span text:style-name="Code">P3</text:span> = (3/4, 1.3); these coordinates are in the xy system.</text:p>
      <text:p text:style-name="Text_20_body">I'd enter the following information into a file named <text:span text:style-name="Code">datafile</text:span>:</text:p>
      <text:p text:style-name="Code">a = 1.2</text:p>
      <text:p text:style-name="Code">. a, 0.6, P1</text:p>
      <text:p text:style-name="Code">. 2, a, P2</text:p>
      <text:p text:style-name="Code">. 3/4, 1.3, P3</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The first line shows an assignment statement, giving the variable <text:span text:style-name="Code">a</text:span> the value of 1.2. <text:s/>This lets you assign values to variables and use them in valid python expressions later in the datafile.</text:p>
      <text:p text:style-name="Text_20_body">The next three command lines use the "<text:span text:style-name="Code">.</text:span>" command to enter points in Cartesian coordinates and gives them a name <text:s/>(note the variable <text:span text:style-name="Code">a</text:span> is used in two places to represent numbers). <text:s/>The <text:span text:style-name="Code">3/4</text:span> is evaluated as a python expression; the math module's symbols are in scope, so you can use expressions like <text:span text:style-name="Code">cos(pi/3)</text:span>.</text:p>
      <text:p text:style-name="Text_20_body">The <text:span text:style-name="Code">!</text:span> command executes a single-line of python code. <text:s/>If you need to execute multiple python lines, use the <text:span text:style-name="Code">{</text:span> and <text:span text:style-name="Code">}</text:span> commands.</text:p>
      <text:p text:style-name="Text_20_body"><text:soft-page-break/>The <text:span text:style-name="Code">print</text:span> command<text:note text:id="ftn1" text:note-class="footnote"><text:note-citation>1</text:note-citation><text:note-body><text:p text:style-name="Footnote">Not the same as python's <text:span text:style-name="Code">print</text:span> command shown in the commands starting with <text:span text:style-name="Code">!</text:span>.</text:p></text:note-body></text:note> with no arguments (called the bare <text:span text:style-name="Code">print</text:span> command) prints out all the geometrical objects that have been defined in the order they were defined. <text:s/>Or, you can give it the names of the desired geometrical objects separated by commas and it will print their coordinates out. <text:s/>Here, the output is in Cartesian (rectangular) coordinates, but in two dimensions, you can also print the output in polar coordinates, as is done further down with the <text:span text:style-name="Code">polar</text:span> command.</text:p>
      <text:p text:style-name="Text_20_body">The <text:span text:style-name="Code">rotate</text:span> command rotates the origin 40<text:span text:style-name="T1">°</text:span> counterclockwise about the origin. <text:s/>This changes the output to be in the x'y' coordinate system. <text:s/>Degrees are the default angle measure.</text:p>
      <text:p text:style-name="Text_20_body">Important: <text:s/>you should view the points as defined in an underlying space (for example, imagine the points fixed in a block of metal). <text:s/>The transformation commands then change the coordinate system used to describe these points, but do not change the underlying basic coordinates in the default coordinate system. <text:s/>In other words, <text:span text:style-name="T9">the points are fixed in Euclidean space</text:span> and the program allows you to use different coordinate systems to describe their position in this space<text:note text:id="ftn2" text:note-class="footnote"><text:note-citation>2</text:note-citation><text:note-body><text:p text:style-name="Footnote">However, be aware that some commands like <text:span text:style-name="Code"><text:span text:style-name="T13">reflect</text:span></text:span> can change the point's coordinates.</text:p></text:note-body></text:note>.</text:p>
      <text:p text:style-name="Text_20_body">To run this datafile, I'd execute the following command in a console:</text:p>
      <text:p text:style-name="Code_20_end">python xyz.py datafile</text:p>
      <text:p text:style-name="Text_20_body">This causes the following results to be printed to the screen:</text:p>
      <text:p text:style-name="Code">Rectangular coordinates in default coordinate system</text:p>
      <text:p text:style-name="Code">P1 : Pt(1.200, 0.6000)</text:p>
      <text:p text:style-name="Code">P2 : Pt(2, 1.200)</text:p>
      <text:p text:style-name="Code">P3 : Pt(0.7500, 1.300)</text:p>
      <text:p text:style-name="Code"/>
      <text:p text:style-name="Code">Rectangular coordinates in rotated coordinate system</text:p>
      <text:p text:style-name="Code">P1 : Pt(<text:span text:style-name="Code_2c__20_important">1.305, -0.3117</text:span>)</text:p>
      <text:p text:style-name="Code">P2 : Pt(2.303, -0.3663)</text:p>
      <text:p text:style-name="Code">P3 : Pt(1.410, 0.5138)</text:p>
      <text:p text:style-name="Code"/>
      <text:p text:style-name="Code">Polar coordinates in rotated coordinate system</text:p>
      <text:p text:style-name="Code">P1 : Pt&lt;1.342, 346.6 o&gt;</text:p>
      <text:p text:style-name="Code">P2 : Pt&lt;2.332, 351.0 o&gt;</text:p>
      <text:p text:style-name="Code_20_end">P3 : Pt&lt;1.501, 20.02 o&gt;</text:p>
      <text:p text:style-name="Text_20_body">Let's check these results for the first point. <text:s/>The <text:a xlink:type="simple" xlink:href="#5.1.Two-dimensional case|outline" text:style-name="Internet_20_link" text:visited-style-name="Visited_20_Internet_20_Link">two-dimensional rotation matrix</text:a> gives</text:p>
      <text:p text:style-name="Equation"><draw:frame draw:style-name="fr2" draw:name="Object11" text:anchor-type="as-char" svg:width="71.56mm" svg:height="10.64mm" draw:z-index="17"><draw:object xlink:href="./Object 11" xlink:type="simple" xlink:show="embed" xlink:actuate="onLoad"/><draw:image xlink:href="./ObjectReplacements/Object 11" xlink:type="simple" xlink:show="embed" xlink:actuate="onLoad"/></draw:frame></text:p>
      <text:p text:style-name="Text_20_body">This is the same as what the program printed out (highlighted in the output).</text:p>
      <text:p text:style-name="Text_20_body">The <text:span text:style-name="_5f_Command">scale</text:span> command is convenient for a variety of uses. <text:s/>One use is isotropic scaling to effect a change in length units. <text:s/>As an example, suppose the above datafile used miles to locate the points, but we wanted the output in km. <text:s/>As there are 1.60934 km per mile, the use of a <text:s/><text:span text:style-name="_5f_Command">scale 1.60934</text:span> command would result in the output being in units of km:</text:p>
      <text:p text:style-name="Code">a = 1.2</text:p>
      <text:p text:style-name="Code">. a, 0.6, P1</text:p>
      <text:p text:style-name="Code">. 2, a, P2</text:p>
      <text:p text:style-name="Code">. 3/4, 1.3, P3</text:p>
      <text:p text:style-name="Code">scale 1.60934 <text:s/># Change units from miles to km</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yields</text:p>
      <text:p text:style-name="Code">Rectangular coordinates in default coordinate system</text:p>
      <text:p text:style-name="Code"><text:soft-page-break/>P1 : Pt(1.931, 0.9656)</text:p>
      <text:p text:style-name="Code">P2 : Pt(3.219, 1.931)</text:p>
      <text:p text:style-name="Code">P3 : Pt(1.207, 2.092)</text:p>
      <text:p text:style-name="Code"/>
      <text:p text:style-name="Code">Rectangular coordinates in rotated coordinate system</text:p>
      <text:p text:style-name="Code">P1 : Pt(2.100, -0.5017)</text:p>
      <text:p text:style-name="Code">P2 : Pt(3.707, -0.5895)</text:p>
      <text:p text:style-name="Code">P3 : Pt(2.269, 0.8268)</text:p>
      <text:p text:style-name="Code"/>
      <text:p text:style-name="Code">Polar coordinates in rotated coordinate system</text:p>
      <text:p text:style-name="Code">P1 : Pt&lt;2.159, 346.6 o&gt;</text:p>
      <text:p text:style-name="Code">P2 : Pt&lt;3.754, 351.0 o&gt;</text:p>
      <text:p text:style-name="Code_20_end">P3 : Pt&lt;2.415, 20.02 o&gt;</text:p>
      <text:p text:style-name="Text_20_body">One feature of the <text:span text:style-name="Code">xyz.py</text:span> script that I use a lot is local coordinates. <text:s/>Often, problems can be specified with geometrical objects in a "local" coordinate system -- i.e., coordinates that are convenient to a part of the problem at hand, but not the same as the default coordinate system.</text:p>
      <text:p text:style-name="Text_20_body">For example, suppose I use a default coordinate system in my yard that uses a fencepost as the origin and the y-axis goes in the true north direction. <text:s/>Suppose I want to enter the coordinates for a point P whose location is 3.4 units west and 2.7 units south of another point Q. <text:s/>Further suppose Q has coordinates (75, 39) in the default coordinate system. <text:s/>While you can do this example in your head to get the default coordinates for point P, it can be harder for more sophisticated problems. <text:s/>But since the <text:span text:style-name="Code">xyz.py</text:span> script can do it easily for you, there's no need for doing the calculations manually. <text:s/>Here's a portion of a datafile that could be used:</text:p>
      <text:p text:style-name="Code">. 75, 39, Q <text:s/># Define point Q, the new origin for the local coord. system</text:p>
      <text:p text:style-name="Code">push</text:p>
      <text:p text:style-name="Code">translate Q <text:s/># Change the origin to point Q</text:p>
      <text:p text:style-name="Code">. -3.4, -2.7, P <text:s/></text:p>
      <text:p text:style-name="Code">pop <text:s text:c="9"/># Restore the default coordinates</text:p>
      <text:p text:style-name="Code_20_end">print <text:s text:c="7"/># Show P and Q in default coordinates</text:p>
      <text:p text:style-name="Text_20_body">The point Q is entered in the default coordinate system by the first line. <text:s/>Then the default coordinate system is "pushed" onto a <text:a xlink:type="simple" xlink:href="http://en.wikipedia.org/wiki/Stack_(abstract_data_type)" text:style-name="Internet_20_link" text:visited-style-name="Visited_20_Internet_20_Link">stack</text:a> to save the state. <text:s/>A transformation command <text:span text:style-name="Code">translate</text:span> is used to position the origin at point Q (i.e., define a new coordinate system). <text:s/>Then the coordinates of point P are entered. <text:s/>The basic rule is <text:span text:style-name="Important_2c__20_blue">all entered coordinates are in the current coordinate system</text:span> (at the beginning of the script, the default and current coordinate systems are the same). <text:s/>Internally, the script transforms these current coordinates back to the default coordinates and stores those numbers. <text:s/>Thus, you can imagine the points, lines, and planes you define as being rigidly located in space and the script is used to print out their coordinates in different coordinate systems of your choice.</text:p>
      <text:p text:style-name="Text_20_body">The <text:span text:style-name="Code">pop</text:span> command "pops" the pushed coordinate system off the stack and restores it; in this case, we're back to the default coordinate system. <text:s/>The <text:span text:style-name="Code">print</text:span> command prints the name and coordinates of each defined object:</text:p>
      <text:p text:style-name="Code">Q : Pt(75, 39)</text:p>
      <text:p text:style-name="Code_20_end">P : Pt(71.60, 36.30)</text:p>
      <text:p text:style-name="Text_20_body">If we hadn't used the <text:span text:style-name="Code">pop</text:span> command, the coordinates of Q and P would have been printed with point Q as the origin:</text:p>
      <text:p text:style-name="Code">Q : Origin</text:p>
      <text:p text:style-name="Code_20_end">P : Pt(-3.400, -2.700)</text:p>
      <text:p text:style-name="Text_20_body">Note the special string <text:span text:style-name="Code">Origin</text:span> identifying the origin.</text:p>
      <text:h text:style-name="Heading_20_3" text:outline-level="3"><text:bookmark-start text:name="__RefHeading__4743_2040490350"/>Vector algebra<text:bookmark-end text:name="__RefHeading__4743_2040490350"/></text:h>
      <text:p text:style-name="Features_20_demonstrated">Features: <text:s/>points, lines, and planes have vector interpretations; a useful vector algebra can be defined for them.</text:p>
      <text:p text:style-name="Text_20_body">Points, lines, and planes can be interpreted as vectors. <text:s/>A point with coordinates (x, y, z) is considered the position vector <draw:frame draw:style-name="fr2" draw:name="Object20" text:anchor-type="as-char" svg:width="20.81mm" svg:height="4.34mm" draw:z-index="18"><draw:object xlink:href="./Object 73" xlink:type="simple" xlink:show="embed" xlink:actuate="onLoad"/><draw:image xlink:href="./ObjectReplacements/Object 73" xlink:type="simple" xlink:show="embed" xlink:actuate="onLoad"/></draw:frame>. <text:s/>A Line object is the vector between the two points <text:soft-page-break/><draw:frame draw:style-name="fr2" draw:name="Object22" text:anchor-type="as-char" svg:width="14.69mm" svg:height="4.32mm" draw:z-index="19"><draw:object xlink:href="./Object 82" xlink:type="simple" xlink:show="embed" xlink:actuate="onLoad"/><draw:image xlink:href="./ObjectReplacements/Object 82" xlink:type="simple" xlink:show="embed" xlink:actuate="onLoad"/></draw:frame> on the line (and these are attributes of the Line object), which is <draw:frame draw:style-name="fr2" draw:name="Object21" text:anchor-type="as-char" svg:width="8.48mm" svg:height="4.32mm" draw:z-index="20"><draw:object xlink:href="./Object 83" xlink:type="simple" xlink:show="embed" xlink:actuate="onLoad"/><draw:image xlink:href="./ObjectReplacements/Object 83" xlink:type="simple" xlink:show="embed" xlink:actuate="onLoad"/></draw:frame> (i.e., <draw:frame draw:style-name="fr2" draw:name="Object24" text:anchor-type="as-char" svg:width="2.38mm" svg:height="4.32mm" draw:z-index="21"><draw:object xlink:href="./Object 84" xlink:type="simple" xlink:show="embed" xlink:actuate="onLoad"/><draw:image xlink:href="./ObjectReplacements/Object 84" xlink:type="simple" xlink:show="embed" xlink:actuate="onLoad"/></draw:frame> is the tip of the vector). <text:s/>A plane object is a vector made from its normal vector; since a Plane object is derived from a Line object, the Plane is already is a vector object.</text:p>
      <text:p text:style-name="Text_20_body">An algebra is defined for these three objects and they can be combined with addition, subtraction, dot products, and cross products. <text:s/>They can also be multiplied and divided by scalars.</text:p>
      <text:p text:style-name="Text_20_body">Two forces are <text:span text:style-name="T8"><draw:frame draw:style-name="fr2" draw:name="Object2" text:anchor-type="as-char" svg:width="3.72mm" svg:height="4.32mm" draw:z-index="22"><draw:object xlink:href="./Object 2" xlink:type="simple" xlink:show="embed" xlink:actuate="onLoad"/><draw:image xlink:href="./ObjectReplacements/Object 2" xlink:type="simple" xlink:show="embed" xlink:actuate="onLoad"/></draw:frame></text:span> <text:s/>and <text:span text:style-name="T2"><draw:frame draw:style-name="fr2" draw:name="Object60" text:anchor-type="as-char" svg:width="4.18mm" svg:height="4.34mm" draw:z-index="23"><draw:object xlink:href="./Object 21" xlink:type="simple" xlink:show="embed" xlink:actuate="onLoad"/><draw:image xlink:href="./ObjectReplacements/Object 21" xlink:type="simple" xlink:show="embed" xlink:actuate="onLoad"/></draw:frame></text:span>. <text:s/>What is their vector sum? <text:s/>We use the following datafile:</text:p>
      <text:p text:style-name="Code">ijk</text:p>
      <text:p text:style-name="Code">F1 = 6*i</text:p>
      <text:p text:style-name="Code">F2 = 9*j</text:p>
      <text:p text:style-name="Code">print F1 + F2</text:p>
      <text:p text:style-name="Code">print -F1</text:p>
      <text:p text:style-name="Code">print F1/3</text:p>
      <text:p text:style-name="Code">print F1.dot(F2)</text:p>
      <text:p text:style-name="Code">dot F1, F2</text:p>
      <text:p text:style-name="Code">print F1.cross(F2)</text:p>
      <text:p text:style-name="Code_20_end">cross F1, F2</text:p>
      <text:p text:style-name="Text_20_body">The <text:span text:style-name="Code">ijk</text:span> command is a convenience command that defines the origin o, the <text:span text:style-name="T9">i</text:span>, <text:span text:style-name="T9">j</text:span>, and <text:span text:style-name="T9">k</text:span> unit vectors and the xy, xz, and yz coordinate planes. <text:s/>The commands in the datafile demonstrate vector addition, unary negation of a vector, dividing a vector by a scalar, and the dot and cross products (two different ways of calculating them).</text:p>
      <text:p text:style-name="Text_20_body">Running this datafile results in</text:p>
      <text:p text:style-name="Code">F1 + F2 : Ln(Origin, Pt(6, 9))</text:p>
      <text:p text:style-name="Code">-F1 : Ln(Pt(6, 0), Origin)</text:p>
      <text:p text:style-name="Code">F1/3 : Ln(Origin, Pt(2, 0))</text:p>
      <text:p text:style-name="Code">F1.dot(F2) = 0</text:p>
      <text:p text:style-name="Code">F1 dot F2 = 0</text:p>
      <text:p text:style-name="Code">F1.cross(F2) : Ln(Origin, Pt(0, 0, 54))</text:p>
      <text:p text:style-name="Code_20_end">cross Ln(Origin, Pt(6, 0)) X Ln(Origin, Pt(0, 9)): <text:s/>Ln(Origin, Pt(0, 0, 54))</text:p>
      <text:p text:style-name="Text_20_body">The short-hand <text:span text:style-name="Code">Ln</text:span> and <text:span text:style-name="Code">Pt</text:span> denote lines and points, respectively (planes are <text:span text:style-name="Code">Pl</text:span>). <text:s/>The last two lines show that the cross product extends out of the xy plane because all three of its points' coordinates are shown. <text:s/>The <text:span text:style-name="Code">xyz.py</text:span> script is set up by default to display points in the xy plane with two coordinates. <text:s/>The third spatial coordinate will only be shown if the point or line don't lie in the xy plane (use <text:span text:style-name="Code">2D off</text:span> to change this behavior if you don't want it). <text:s/>This makes it handy for two-dimensional analytical geometry calculations.</text:p>
      <text:p text:style-name="Text_20_body">The following demonstrates that points, lines, and planes all behave as vectors. <text:s/>Calculate the vector sum of the two vectors a = (1, 0) and b = (0, 1) by using points:</text:p>
      <text:p text:style-name="Code">. 1, 0, a</text:p>
      <text:p text:style-name="Code">. 0, 1, b</text:p>
      <text:p text:style-name="Code">f = a + b</text:p>
      <text:p text:style-name="Code_20_end">print f</text:p>
      <text:p text:style-name="Text_20_body">which gives the vector <text:span text:style-name="T9"><draw:frame draw:style-name="fr2" draw:name="Object61" text:anchor-type="as-char" svg:width="6.51mm" svg:height="4.32mm" draw:z-index="24"><draw:object xlink:href="./Object 22" xlink:type="simple" xlink:show="embed" xlink:actuate="onLoad"/><draw:image xlink:href="./ObjectReplacements/Object 22" xlink:type="simple" xlink:show="embed" xlink:actuate="onLoad"/></draw:frame></text:span>:</text:p>
      <text:p text:style-name="Code_20_end">f : Ln(Origin, Pt(1, 1))</text:p>
      <text:p text:style-name="Text_20_body">You can get the same result by adding the Cartesian unit vectors:</text:p>
      <text:p text:style-name="Code">ijk</text:p>
      <text:p text:style-name="Code">f = i + j</text:p>
      <text:p text:style-name="Code_20_end">print f</text:p>
      <text:p text:style-name="Text_20_body">which gives</text:p>
      <text:p text:style-name="Code_20_end">f : Ln(Origin, Pt(1, 1))</text:p>
      <text:p text:style-name="Text_20_body">A third way is to add the xz and yz planes (which have the <draw:frame draw:style-name="fr2" draw:name="Object68" text:anchor-type="as-char" svg:width="1.78mm" svg:height="4.32mm" draw:z-index="25"><draw:object xlink:href="./Object 24" xlink:type="simple" xlink:show="embed" xlink:actuate="onLoad"/><draw:image xlink:href="./ObjectReplacements/Object 24" xlink:type="simple" xlink:show="embed" xlink:actuate="onLoad"/></draw:frame> and <draw:frame draw:style-name="fr2" draw:name="Object82" text:anchor-type="as-char" svg:width="1.13mm" svg:height="4.32mm" draw:z-index="26"><draw:object xlink:href="./Object 60" xlink:type="simple" xlink:show="embed" xlink:actuate="onLoad"/><draw:image xlink:href="./ObjectReplacements/Object 60" xlink:type="simple" xlink:show="embed" xlink:actuate="onLoad"/></draw:frame> normal vectors, respectively):</text:p>
      <text:p text:style-name="Code">ijk</text:p>
      <text:p text:style-name="Code">f = xz + yz</text:p>
      <text:p text:style-name="Code_20_end">print f</text:p>
      <text:p text:style-name="Text_20_body">which gives</text:p>
      <text:p text:style-name="Code_20_end"><text:soft-page-break/>f : Pl(Origin, Pt(1, 1, 0))</text:p>
      <text:p text:style-name="Text_20_body">Note when a Plane object is printed, its z coordinate is always shown, regardless of the <text:span text:style-name="Code">2D</text:span> setting.</text:p>
      <text:p text:style-name="Text_20_body">These three different methods give the same results (vectorially, although the types are different) because, behind the scenes, they are vectorially adding the same objects.</text:p>
      <text:p text:style-name="Text_20_body">This algebra gives useful semantics for getting other objects. <text:s/>For example, you can add a vector to a plane to get another plane: <text:s/><text:span text:style-name="Code">i + yz</text:span> gives a plane that is perpendicular to the xy plane and intersects both the x and y axes at 45<text:span text:style-name="T1">°</text:span>.</text:p>
      <text:h text:style-name="Heading_20_3" text:outline-level="3"><text:bookmark-start text:name="__RefHeading__15307_1839259021"/>Locating something underground<text:bookmark-end text:name="__RefHeading__15307_1839259021"/></text:h>
      <text:p text:style-name="Features_20_demonstrated">Features: <text:s/>calculating coordinate transformations with measurement uncertainty, compass mode.</text:p>
      <text:p text:style-name="Text_20_body">This is a made-up example, but it is similar to a problem I had to solve last summer in my yard. <text:s/>The datafile is given as <text:span text:style-name="Code">xyz.splice</text:span>.</text:p>
      <text:p text:style-name="Text_20_body">Suppose I have an electrical cable underground that runs from my house to some buried sprinkler valves in the yard. <text:s/>The valves are not working correctly and I suspect a buried splice in the control wires has gone bad (resistance measurements from both ends indicate a problem). <text:s/>I need to dig the splice up, check it, and fix it if it's bad. <text:s/>Thus, I need to figure out where to dig to expose the splice. <text:s text:c="3"/></text:p>
      <text:p text:style-name="Text_20_body">In the following, I include uncertainty estimates of the measurements in the usual short form notation: <text:s/>34.7(3) is interpreted as the mean of the measurement is 34.7 and the uncertainty is 0.3. <text:s/>One of the strengths of the <text:span text:style-name="Code">xyz.py</text:span> script is that it can propagate the input uncertainties into the calculated results (this is due to the abilities of the python uncertainties library [punc]).</text:p>
      <text:p text:style-name="Text_20_body">My notes indicate the splice has a true compass bearing of 2<text:span text:style-name="T1">° from point A and is at a distance of 31.13(5) m from point A. <text:s/>Point A, in turn, is on a bearing of 130° from point O and 3.3 m from it; I use point O as the origin of coordinates in the back yard, as it is the corner of a large cement pad. <text:s/>Here's a picture:</text:span></text:p>
      <text:p text:style-name="P9"><draw:frame draw:style-name="fr3" draw:name="Object77" text:anchor-type="paragraph" svg:x="18.22mm" svg:y="-0.23mm" svg:width="141.06mm" svg:height="66.73mm" draw:z-index="58"><draw:object xlink:href="./Object 77" xlink:type="simple" xlink:show="embed" xlink:actuate="onLoad"/><draw:image xlink:href="./ObjectReplacements/Object 77" xlink:type="simple" xlink:show="embed" xlink:actuate="onLoad"/></draw:frame>Because of things interfering in the landscape, I can't measure directly from point A or O to locate the splice. <text:s/>Instead, I need to measure from two reference points B and C (a telephone pole and a fence post at the north edge of my property<text:note text:id="ftn3" text:note-class="footnote"><text:note-citation>3</text:note-citation><text:note-body><text:p text:style-name="Footnote">These measurements were made a few decades ago before the intervening landscape objects were in place.</text:p></text:note-body></text:note>). <text:s/><text:span text:style-name="Important_2c__20_blue">The objective is to calculate the distances from points B and C to the splice</text:span>; these numbers will tell me where to dig.</text:p>
      <text:p text:style-name="P9">The distances and compass bearings of these points with their estimated uncertainties are</text:p>
      <table:table table:name="Table18" table:style-name="Table18">
        <table:table-column table:style-name="Table18.A" table:number-columns-repeated="2"/>
        <table:table-column table:style-name="Table18.C"/>
        <text:soft-page-break/>
        <table:table-row>
          <table:table-cell table:style-name="Table18.A1" office:value-type="string">
            <text:p text:style-name="P6">Point</text:p>
          </table:table-cell>
          <table:table-cell table:style-name="Table18.A1" office:value-type="string">
            <text:p text:style-name="P6">Distance, m, from point O</text:p>
          </table:table-cell>
          <table:table-cell table:style-name="Table18.A1" office:value-type="string">
            <text:p text:style-name="P6">Bearing, <text:span text:style-name="T1">°</text:span></text:p>
          </table:table-cell>
        </table:table-row>
        <table:table-row>
          <table:table-cell table:style-name="Table18.A2" office:value-type="string">
            <text:p text:style-name="P1">A</text:p>
          </table:table-cell>
          <table:table-cell table:style-name="Table18.A2" office:value-type="string">
            <text:p text:style-name="P1">3.30(1)</text:p>
          </table:table-cell>
          <table:table-cell table:style-name="Table18.A2" office:value-type="string">
            <text:p text:style-name="P1">130(1)</text:p>
          </table:table-cell>
        </table:table-row>
        <table:table-row>
          <table:table-cell office:value-type="string">
            <text:p text:style-name="P1">B</text:p>
          </table:table-cell>
          <table:table-cell office:value-type="string">
            <text:p text:style-name="P1">35.77(1)</text:p>
          </table:table-cell>
          <table:table-cell office:value-type="string">
            <text:p text:style-name="P1">349.3(5)</text:p>
          </table:table-cell>
        </table:table-row>
        <table:table-row>
          <table:table-cell office:value-type="string">
            <text:p text:style-name="P1">C</text:p>
          </table:table-cell>
          <table:table-cell office:value-type="string">
            <text:p text:style-name="P1">38.85(10)</text:p>
          </table:table-cell>
          <table:table-cell office:value-type="string">
            <text:p text:style-name="P1">25.6(5)</text:p>
          </table:table-cell>
        </table:table-row>
      </table:table>
      <text:p text:style-name="P9">Points A and B were measured with a laser distance meter and have an estimated distance uncertainty of 10 mm. <text:s/>Point C was measured with a tape measure and the distance uncertainty is estimated at 100 mm. <text:s/>The bearing for point A was measured with a small hand-held magnetic compass and the uncertainty is estimated at 1°. <text:s/>For points B and C, the bearings were measured from a satellite photo and the uncertainty is estimated at 0.5°.</text:p>
      <text:p text:style-name="Text_20_body"><text:span text:style-name="T1">Given this information, I want to use the </text:span><text:span text:style-name="Code">xyz.py</text:span> script to calculate the distances to the splice from points B and C, as I can readily measure from them with a tape measure because there are no intervening objects. <text:s/>An advantage of estimating the uncertainties of the measurements is that they will be propagated into the resultant distance measurements, giving me a feel for how closely the location of the splice is computed. <text:s/>This is important, as the ground is hard and it's a lot of work to dig down to locate the wire<text:note text:id="ftn4" text:note-class="footnote"><text:note-citation>4</text:note-citation><text:note-body><text:p text:style-name="Footnote">When I have to do such digging, I'll run a portable sprinkler over the area for 1-2 hours per day for a few days and the absorbed water makes the ground easier to dig.</text:p></text:note-body></text:note>.</text:p>
      <text:p text:style-name="Text_20_body">Here's the datafile to solve this problem (in the file <text:span text:style-name="Code">xyz.splice</text:span>):</text:p>
      <text:p text:style-name="Code"># Locating an underground splice</text:p>
      <text:p text:style-name="Code"/>
      <text:p text:style-name="Code">deg <text:s text:c="12"/># Degrees is the default, but it doesn't hurt to show</text:p>
      <text:p text:style-name="Code"><text:s text:c="16"/># it explicitly.</text:p>
      <text:p text:style-name="Code">compass on <text:s text:c="5"/># Angles measured clockwise from true north</text:p>
      <text:p text:style-name="Code">indent 2 <text:s text:c="7"/># Indent output two spaces</text:p>
      <text:p text:style-name="Code">polar <text:s text:c="10"/># Show output in polar coordinates</text:p>
      <text:p text:style-name="Code"/>
      <text:p text:style-name="Code"># The three points in the problem. <text:s/>'&lt;' means polar coordinates.</text:p>
      <text:p text:style-name="Code">&lt; <text:s/>3.300(1), 130(1), A</text:p>
      <text:p text:style-name="Code">&lt; 35.77(1), <text:s/>349.3(5), B</text:p>
      <text:p text:style-name="Code">&lt; 38.85(10), <text:s/>25.6(5), C</text:p>
      <text:p text:style-name="Code"/>
      <text:p text:style-name="Code"># Translate the origin to point A so we can enter the splice location</text:p>
      <text:p text:style-name="Code">push <text:s text:c="23"/># Save current coordinate system</text:p>
      <text:p text:style-name="Code">translate A</text:p>
      <text:p text:style-name="Code">&lt; 31.13(5), 2(1), splice <text:s text:c="3"/># Note we're entering in polar coordinates</text:p>
      <text:p text:style-name="Code">! out("Verification of splice point with respect to point A")</text:p>
      <text:p text:style-name="Code">print splice <text:s text:c="15"/># So we can verify it's correct</text:p>
      <text:p text:style-name="Code">pop <text:s text:c="24"/># Restore default coordinate system</text:p>
      <text:p text:style-name="Code"/>
      <text:p text:style-name="Code">! out("Verification of other points with respect to origin O")</text:p>
      <text:p text:style-name="Code">print A, B, C <text:s/># Print all the defined points in order defined</text:p>
      <text:p text:style-name="Code"/>
      <text:p text:style-name="Code"># Print desired distances</text:p>
      <text:p text:style-name="Code">! out("\nDistances in m")</text:p>
      <text:p text:style-name="Code">dist B, splice</text:p>
      <text:p text:style-name="Code_20_end">dist C, splice</text:p>
      <text:p text:style-name="Text_20_body">The <text:span text:style-name="Code">print</text:span> command is important, as it lets you verify that you entered the input data correctly. <text:s/>The results are</text:p>
      <text:p text:style-name="Code">Verification of splice point with respect to point A</text:p>
      <text:p text:style-name="Code"><text:s text:c="2"/>splice : Pt&lt;31.13(5), 2.000+/-2 oC&gt;</text:p>
      <text:p text:style-name="Code">Verification of other points with respect to origin O</text:p>
      <text:p text:style-name="Code"><text:s text:c="2"/>A : Pt&lt;3.300(1), 130(2) oC&gt;</text:p>
      <text:p text:style-name="Code"><text:s text:c="2"/>B : Pt&lt;35.77(1), 349.3(5) oC&gt;</text:p>
      <text:p text:style-name="Code"><text:s text:c="2"/>C : Pt&lt;38.9(1), 25.6(5) oC&gt;</text:p>
      <text:p text:style-name="Code"/>
      <text:p text:style-name="Code">Distances in m</text:p>
      <text:p text:style-name="Code"><text:s text:c="2"/>Distance: B to splice = 12(1)</text:p>
      <text:p text:style-name="Code_20_end"><text:soft-page-break/><text:s text:c="2"/>Distance: C to splice = 14(1)</text:p>
      <text:p text:style-name="Text_20_body">The angle brackets <text:span text:style-name="Code">&lt;...&gt;</text:span> indicate polar coordinates and the <text:span text:style-name="Code">oC</text:span> means the angles are being measured in degrees (<text:span text:style-name="Code">o</text:span>) and compass mode is on (<text:span text:style-name="Code">C</text:span>, i.e., angles are being measured clockwise from north).</text:p>
      <text:p text:style-name="Text_20_body">The measurement uncertainty in the last two distances (what I'll use for locating the splice) are rather high (1 meter); the interpretation is that the actual splice location could be within a circle of radius perhaps 2 m from the indicated point. <text:s/>If you reduce the uncertainty of the angle of the splice coordinates, you'll see the location uncertainty reduce by about one third. <text:s/>Such calculations can help you decide how closely you'll have to measure such things to help locate them accurately in the future.</text:p>
      <text:p text:style-name="Text_20_body">Two-dimensional geometry problems like this are why I wrote the <text:span text:style-name="Code">xyz.py</text:span> script, as I need such things occasionally. <text:s/>While it's nice that the script also handles three-dimensional problems, I find I use it more for the two-dimensional problems. <text:s/></text:p>
      <text:p text:style-name="Text_20_body">One of the most important uses of the datafile is that I can put its contents into a document, save the document in a revision control system, then have that information later when I want to understand what I did. <text:s/>Before we had computers and digital cameras to record things, I'd take pictures of things and write down dimensions, but those things have a tendency of getting lost or separated over time. <text:s/>The digital information stays on the computer and I know right where it is.</text:p>
      <text:p text:style-name="Text_20_body">Another category of use of the <text:span text:style-name="Code">xyz.py</text:span> script is the reduction of some measurements a machinist might make of an object on a surface plate clamped to an angle plate. <text:s/>I won't give an example, as the basic principles are the same as those demonstrated in the above splice location example. <text:s/>The idea is that you clamp the work to an angle plate, then use a height gauge to measure the distance of the work's features above the plane of a surface plate. <text:s/>You then rotate the work/angle plate by a right angle about an axis parallel to the plane of the surface plate and measure the features again. <text:s/>This gives you the x and y coordinates of the features referenced to the surface plate. <text:s/>You usually want to have things referenced to another more convenient coordinate system (say, located at a particular feature) and you want to calculate distances and angles between the features; the <text:span text:style-name="Code">xyz.py</text:span> script was designed to handle such things.</text:p>
      <text:h text:style-name="Heading_20_3" text:outline-level="3"><text:bookmark-start text:name="__RefHeading__15317_1839259021"/>Area calculation<text:bookmark-end text:name="__RefHeading__15317_1839259021"/></text:h>
      <text:p text:style-name="Features_20_demonstrated">Features: <text:s/>area of a planar polygon.</text:p>
      <text:p text:style-name="Text_20_body">The script is capable of calculating the area of an arbitrary polygon of points <text:span text:style-name="Important_20_-_20_blue">in the xy plane</text:span>. <text:s/>To be meaningful, the polygon must not be self-intersecting. <text:s/>The method used is the "shoelace algorithm", which makes sense once you see a <text:a xlink:type="simple" xlink:href="http://mathworld.wolfram.com/PolygonArea.html" text:style-name="Internet_20_link" text:visited-style-name="Visited_20_Internet_20_Link">picture</text:a> of the method.</text:p>
      <text:p text:style-name="Text_20_body">A polygon was defined in the file <text:span text:style-name="Code">xy.area</text:span>:</text:p>
      <text:p text:style-name="Code"># This datafile is a test case that was generated by drawing a polygon</text:p>
      <text:p text:style-name="Code"># on paper. <text:s/>The area of the polygon was calculated by triangulating</text:p>
      <text:p text:style-name="Code"># it and measuring the sides of each triangle. <text:s/>These side lengths</text:p>
      <text:p text:style-name="Code"># were verified by using the dist commands given below.</text:p>
      <text:p text:style-name="Code"/>
      <text:p text:style-name="Code">indent 2</text:p>
      <text:p text:style-name="Code"/>
      <text:p text:style-name="Code">!out("Test case for area calculation\n")</text:p>
      <text:p text:style-name="Code"/>
      <text:p text:style-name="Code">. <text:s/>15.5, 41.5, a</text:p>
      <text:p text:style-name="Code">. <text:s/>70.2, 15.9, b</text:p>
      <text:p text:style-name="Code">. 130.4, 26.9, c</text:p>
      <text:p text:style-name="Code">. 164.0, 88.3, d</text:p>
      <text:p text:style-name="Code">. <text:s/>83.5, 88.1, e</text:p>
      <text:p text:style-name="Code">. <text:s/>68.8, 59.6, f</text:p>
      <text:p text:style-name="Code"/>
      <text:p text:style-name="Code">!out("Lengths of polygon's sides:")</text:p>
      <text:p text:style-name="Code">dist a, b</text:p>
      <text:p text:style-name="Code">dist b, c</text:p>
      <text:p text:style-name="Code">dist c, d</text:p>
      <text:p text:style-name="Code"><text:soft-page-break/>dist d, e</text:p>
      <text:p text:style-name="Code">dist e, f</text:p>
      <text:p text:style-name="Code">dist f, a</text:p>
      <text:p text:style-name="Code"/>
      <text:p text:style-name="Code">!out("\nLengths of internal triangles' sides:")</text:p>
      <text:p text:style-name="Code">dist b, f</text:p>
      <text:p text:style-name="Code">dist c, f</text:p>
      <text:p text:style-name="Code">dist c, e</text:p>
      <text:p text:style-name="Code"/>
      <text:p text:style-name="Code"># The independent method of calculating the area was within 0.01% of</text:p>
      <text:p text:style-name="Code"># the calculated value by the xy.py script.</text:p>
      <text:p text:style-name="Code">area a, b, c, d, e, f</text:p>
      <text:p text:style-name="Code">!out("\nExpect area to be 6086")</text:p>
      <text:p text:style-name="Code"/>
      <text:p text:style-name="Code"># If you e.g. exchange points c and f, you'll get the warning message</text:p>
      <text:p text:style-name="Code_20_end"># that the polygon is self-intersecting.</text:p>
      <text:p text:style-name="Text_20_body">This was used to validate the area calculation and the self-intersection algorithm. <text:s/>The results are</text:p>
      <text:p text:style-name="Code">Test case for area calculation</text:p>
      <text:p text:style-name="Code"/>
      <text:p text:style-name="Code">Lengths of polygon's sides:</text:p>
      <text:p text:style-name="Code"><text:s text:c="2"/>Distance: a to b = 60.39</text:p>
      <text:p text:style-name="Code"><text:s text:c="2"/>Distance: b to c = 61.20</text:p>
      <text:p text:style-name="Code"><text:s text:c="2"/>Distance: c to d = 69.99</text:p>
      <text:p text:style-name="Code"><text:s text:c="2"/>Distance: d to e = 80.50</text:p>
      <text:p text:style-name="Code"><text:s text:c="2"/>Distance: e to f = 32.07</text:p>
      <text:p text:style-name="Code"><text:s text:c="2"/>Distance: f to a = 56.29</text:p>
      <text:p text:style-name="Code"/>
      <text:p text:style-name="Code">Lengths of internal triangles' sides:</text:p>
      <text:p text:style-name="Code"><text:s text:c="2"/>Distance: b to f = 43.72</text:p>
      <text:p text:style-name="Code"><text:s text:c="2"/>Distance: c to f = 69.74</text:p>
      <text:p text:style-name="Code"><text:s text:c="2"/>Distance: c to e = 77.10</text:p>
      <text:p text:style-name="Code"><text:s text:c="2"/>Area for points: <text:s/>a, b, c, d, e, f</text:p>
      <text:p text:style-name="Code"><text:s text:c="4"/>Area = <text:span text:style-name="Code_2c__20_important">6086</text:span></text:p>
      <text:p text:style-name="Code"/>
      <text:p text:style-name="Code_20_end">Expect area to be <text:span text:style-name="Code_2c__20_important">6086</text:span></text:p>
      <text:p text:style-name="Text_20_body">As noted in the comments, the answer was within 0.01% of an independently-computed value from triangulation.</text:p>
      <text:h text:style-name="Heading_20_3" text:outline-level="3"><text:bookmark-start text:name="__RefHeading__31726_1839259021"/>Reflection<text:bookmark-end text:name="__RefHeading__31726_1839259021"/></text:h>
      <text:p text:style-name="Features_20_demonstrated">Features: <text:s/>reflection about points and lines.</text:p>
      <text:p text:style-name="Text_20_body">The <text:span text:style-name="Code">xyz.py</text:span> script has the ability to reflect points and lines about points, lines (in the xy plane only), and planes. <text:s/>Here, we look at a simple use of this to define some points. <text:s/>We'll create four points that are the corners of the unit square. <text:s/>We'll create only one point, then use reflections to create the other three points. <text:s/>Here's the datafile:</text:p>
      <text:p text:style-name="Code"># Example of using reflections</text:p>
      <text:p text:style-name="Code">ijk</text:p>
      <text:p text:style-name="Code"/>
      <text:p text:style-name="Code"># Make the first point </text:p>
      <text:p text:style-name="Code">. 1, 1, a</text:p>
      <text:p text:style-name="Code"/>
      <text:p text:style-name="Code"># Make a copy, then reflect it about the origin</text:p>
      <text:p text:style-name="Code">b = a.copy</text:p>
      <text:p text:style-name="Code">reflect o, b <text:s text:c="3"/># o is a point, the origin</text:p>
      <text:p text:style-name="Code"/>
      <text:p text:style-name="Code"># Reflect b about the x axis to get the third point</text:p>
      <text:p text:style-name="Code">c = b.copy</text:p>
      <text:p text:style-name="Code">reflect i, c <text:s text:c="3"/># i is a unit vector (in reality, a line)</text:p>
      <text:p text:style-name="Code"/>
      <text:p text:style-name="Code"># Reflect b about the y axis to get the fourth point</text:p>
      <text:p text:style-name="Code">d = b.copy</text:p>
      <text:p text:style-name="Code">reflect j, d</text:p>
      <text:p text:style-name="Code"/>
      <text:p text:style-name="Code"><text:soft-page-break/># Show the four points</text:p>
      <text:p text:style-name="Code_20_end">print a, b, c, d</text:p>
      <text:p text:style-name="Text_20_body">which results in</text:p>
      <text:p text:style-name="Code">Reflected about Origin:</text:p>
      <text:p text:style-name="Code"><text:s text:c="2"/>b: Pt(1, 1) --&gt; Pt(-1, -1)</text:p>
      <text:p text:style-name="Code">Reflected about Ln(Origin, Pt(1, 0)):</text:p>
      <text:p text:style-name="Code"><text:s text:c="2"/>c: Pt(-1, -1) --&gt; Pt(-1, 1)</text:p>
      <text:p text:style-name="Code">Reflected about Ln(Origin, Pt(0, 1)):</text:p>
      <text:p text:style-name="Code"><text:s text:c="2"/>d: Pt(-1, -1) --&gt; Pt(1, -1)</text:p>
      <text:p text:style-name="Code">a : Pt(1, 1)</text:p>
      <text:p text:style-name="Code">b : Pt(-1, -1)</text:p>
      <text:p text:style-name="Code">c : Pt(-1, 1)</text:p>
      <text:p text:style-name="Code_20_end">d : Pt(1, -1)</text:p>
      <text:p text:style-name="Text_20_body">The <text:span text:style-name="Code">ijk</text:span> command is a convenience command to make the origin, Cartesian unit vectors, and coordinate planes objects. <text:s/>It's important to make a copy of an existing point because the <text:span text:style-name="Code">reflect</text:span> command changes the coordinates of the point(s) it operates on. <text:s/></text:p>
      <text:p text:style-name="Text_20_body">The ability to perform translation and rotation transformations allows a rather simple implementation of generating reflections. <text:s/>Reflection about a point is easy: <text:s/>translate the coordinate system to the point and then change the sign of all the projected objects' coordinates. <text:s/>Reflection in a plane is also straightforward: <text:s/>translate the origin to a point in the plane, then rotate the coordinate system so that the plane becomes the xy plane. <text:s/>Then negate the z coordinate of each point (or points defining a line or plane). <text:s/>Reflection about a line is, in reality, just reflection about a plane perpendicular to the xy plane that contains the line.</text:p>
      <text:h text:style-name="Heading_20_3" text:outline-level="3"><text:bookmark-start text:name="__RefHeading__15303_1839259021"/>Centroid<text:bookmark-end text:name="__RefHeading__15303_1839259021"/></text:h>
      <text:p text:style-name="Features_20_demonstrated">Features: <text:s/>calculating the total mass and centroid of a group of particles with mass.</text:p>
      <text:p text:style-name="Text_20_body">Points can be defined to include mass; when you define the point, include the keyword <text:span text:style-name="Keyword">m</text:span> to define the mass. <text:s/>When the <text:span text:style-name="_5f_Command">centroid</text:span> command is used, the indicated points (or all of them if no point arguments were given) will have their centroid and total mass calculated. <text:s/></text:p>
      <text:p text:style-name="Text_20_body">Here's a simple example. <text:s/>Suppose we have unit masses at the corners of a unit square with one of the masses being twice the others. <text:s/>If the square is centered around the origin, then the total mass will be 5 and the centroid will be slightly offset from the origin:</text:p>
      <text:p text:style-name="Code">p = 1</text:p>
      <text:p text:style-name="Code">M = 1</text:p>
      <text:p text:style-name="Code">. <text:s/>p, <text:s/>p, a, m=2*M</text:p>
      <text:p text:style-name="Code">. -p, <text:s/>p, b, m=M</text:p>
      <text:p text:style-name="Code">. -p, -p, c, m=M</text:p>
      <text:p text:style-name="Code">. <text:s/>p, -p, d, m=M</text:p>
      <text:p text:style-name="Code">centroid</text:p>
      <text:p text:style-name="Code"># Show the information is saved in two variables</text:p>
      <text:p text:style-name="Code">!print "Total mass", total_mass</text:p>
      <text:p text:style-name="Code_20_end">!print "Centroid", centroid</text:p>
      <text:p text:style-name="Text_20_body">results in the output</text:p>
      <text:p text:style-name="Code">Centroid: <text:s/>mass = 5 at Pt(0.2000, 0.2000)</text:p>
      <text:p text:style-name="Code">Total mass 5</text:p>
      <text:p text:style-name="Code_20_end">Centroid Pt(0.2000, 0.2000)</text:p>
      <text:p text:style-name="Text_20_body">The first two lines of this datafile show that you can use variable assignments and the third line shows that expressions can be used (the mass <text:span text:style-name="Code">M</text:span> is multiplied by 2).</text:p>
      <text:p text:style-name="Text_20_body">Because you might want to use the calculated values of the total mass and the centroid point later in a script, they are saved in the variables <text:span text:style-name="Code">total_mass</text:span> and <text:span text:style-name="Code">centroid</text:span>.</text:p>
      <text:h text:style-name="Heading_20_3" text:outline-level="3"><text:bookmark-start text:name="__RefHeading__15315_1839259021"/>Bolt circles<text:bookmark-end text:name="__RefHeading__15315_1839259021"/></text:h>
      <text:p text:style-name="Features_20_demonstrated">Features: <text:s/>changing an object's position in space with object attributes, in-line python code.</text:p>
      <text:p text:style-name="Text_20_body">In the shop, sometimes we need to lay out a pattern for a bolt circle. <text:s/>A bolt circle is the location of <text:soft-page-break/>holes for bolts that fall on a circle, such as for a pipe flange. <text:s/>In the days before CNC machines, machinists would sometimes lay out such patterns using Cartesian coordinates and do precise location of features using this method with a jig boring machine. <text:s/><text:span text:style-name="T3">Machinery's Handbook</text:span> contains a table to help you do such things (but it's straightforward to do with the Cartesian equation of a circle and a calculator).</text:p>
      <text:p text:style-name="Text_20_body">Here, we'll show the calculated points of a bolt circle of 6 holes, equally spaced. <text:s/>The example shows the utility of defining a point in the datafile, then using a chunk of python code to iterate to get the solution.</text:p>
      <text:p text:style-name="Text_20_body">Suppose the bolt circle diameter is 200 and we want the six holes to start at a polar angle of 0<text:span text:style-name="T1">° counterclockwise from the x axis</text:span>. <text:s/>We define the starting point in polar coordinates, then increment the polar angle to get the needed points. <text:s/>In contrast to the other examples in this document, this example uses a fixed coordinate system and moves the point around in space by changing its polar azimuth angle.</text:p>
      <text:p text:style-name="Code">&lt; 100, 0, a</text:p>
      <text:p text:style-name="Code">deg <text:s text:c="4"/># Make sure we're using degrees</text:p>
      <text:p text:style-name="Code">#polar</text:p>
      <text:p text:style-name="Code">#eps 5e-14</text:p>
      <text:p text:style-name="Code">{</text:p>
      <text:p text:style-name="Code">out(a) <text:s text:c="21"/># Show the first point</text:p>
      <text:p text:style-name="Code">for i in range(5): <text:s text:c="9"/># Calculate the other five points</text:p>
      <text:p text:style-name="Code"><text:s text:c="4"/>a.theta += 60</text:p>
      <text:p text:style-name="Code"><text:s text:c="4"/>out(a)</text:p>
      <text:p text:style-name="Code_20_end">}</text:p>
      <text:p text:style-name="Text_20_body">Arbitrary python code can be included between the curly braces. <text:s/>For example, you could define functions, classes, and variables that you need to solve the problem you're working on. <text:s/>Running <text:span text:style-name="Code">xyz.py</text:span> with this datafile produces</text:p>
      <text:p text:style-name="Code">Pt(100, 0)</text:p>
      <text:p text:style-name="Code">Pt(50.00, 86.60)</text:p>
      <text:p text:style-name="Code">Pt(-50.00, 86.60)</text:p>
      <text:p text:style-name="Code">Pt(-100.0, 1.225e-14)</text:p>
      <text:p text:style-name="Code">Pt(-50.00, -86.60)</text:p>
      <text:p text:style-name="Code_20_end">Pt(50.00, -86.60)</text:p>
      <text:p text:style-name="Text_20_body">If you uncomment the <text:span text:style-name="Code">#polar</text:span> command in the datafile and run it again, you'll see that the points are positioned as you would expect. <text:s/>If you uncomment the <text:span text:style-name="Code">eps</text:span> line, the roundoff error in the fourth point will be set to zero.</text:p>
      <text:h text:style-name="Heading_20_2" text:outline-level="2"><text:bookmark-start text:name="__RefHeading__15319_1839259021"/>Three-dimensional examples<text:bookmark-end text:name="__RefHeading__15319_1839259021"/></text:h>
      <text:h text:style-name="Heading_20_3" text:outline-level="3"><text:bookmark-start text:name="__RefHeading__15321_1839259021"/>Great circle distance<text:bookmark-end text:name="__RefHeading__15321_1839259021"/></text:h>
      <text:p text:style-name="Features_20_demonstrated">Features: <text:s/>spherical coordinates, elevation mode.</text:p>
      <text:p text:style-name="Text_20_body">Suppose we want to calculate the straight line and great circle distance between San Francisco, USA and New Delhi, India. <text:s/>The <text:span text:style-name="Code">xyz.py</text:span> script can do this for us.</text:p>
      <text:p text:style-name="Text_20_body">We'll assume the Earth is a sphere with a radius of 6371 km. <text:s/>San Francisco is at 37°47′ N 122°25′ W and New Delhi is at 28°37′N 77°13′E. <text:s/></text:p>
      <text:p text:style-name="Text_20_body">The following datafile will solve the problem (python expressions are handy to convert the sexigesimal measure):</text:p>
      <text:p text:style-name="Code">r = 6371 <text:s/># Radius of Earth in km</text:p>
      <text:p text:style-name="Code">elev on <text:s text:c="2"/># Use elevation angles (psi = pi/2 - phi) instead of phi</text:p>
      <text:p text:style-name="Code">indent 2 <text:s/># Indent the output by 2 spaces</text:p>
      <text:p text:style-name="Code"/>
      <text:p text:style-name="Code"># Define the location of the two cities in spherical coordinates r,</text:p>
      <text:p text:style-name="Code"># theta, and psi (elevation angle = latitude).</text:p>
      <text:p text:style-name="Code">&lt;&lt; r, -(122 + 25/60), 37 + 47/60, SF</text:p>
      <text:p text:style-name="Code">&lt;&lt; r, <text:s text:c="3"/>77 + 13/60, <text:s/>28 + 37/60, ND</text:p>
      <text:p text:style-name="Code"/>
      <text:p text:style-name="Code"><text:soft-page-break/>digits 6</text:p>
      <text:p text:style-name="Code">dist SF, ND, dist</text:p>
      <text:p text:style-name="Code">angle SF, ND, ang</text:p>
      <text:p text:style-name="Code"/>
      <text:p text:style-name="Code">{</text:p>
      <text:p text:style-name="Code">if 1:</text:p>
      <text:p text:style-name="Code"><text:s text:c="4"/>out("Results:")</text:p>
      <text:p text:style-name="Code"><text:s text:c="4"/>out(" <text:s/>Chordal distance =", sig(dist))</text:p>
      <text:p text:style-name="Code"><text:s text:c="4"/>out(" <text:s/>Angle =", sig(ang), "deg =", sig(ang*pi/180), "rad")</text:p>
      <text:p text:style-name="Code"><text:s text:c="4"/># Great circle distance = arc length = radius*angle</text:p>
      <text:p text:style-name="Code"><text:s text:c="4"/>out(" <text:s/>Great circle distance (km) =", sig(r*ang*pi/180))</text:p>
      <text:p text:style-name="Code">}</text:p>
      <text:p text:style-name="Code"/>
      <text:p text:style-name="Code">! out("\nCartesian coordinates of cities:")</text:p>
      <text:p text:style-name="Code">print SF, ND</text:p>
      <text:p text:style-name="Code">! out("\nSpherical coordinates of cities:")</text:p>
      <text:p text:style-name="Code_20_end">print SF, ND, &lt;&lt;</text:p>
      <text:p text:style-name="Text_20_body">I used the <text:span text:style-name="Code">if 1:</text:span> to allow me to indent the python code, which makes it a little easier to read (<text:span text:style-name="Code">sig</text:span> is a convenience function to convert a number to a string with a specified number of significant figures). <text:s/>The results are</text:p>
      <text:p text:style-name="Code">Results:</text:p>
      <text:p text:style-name="Code"><text:s text:c="2"/>Chordal distance = <text:span text:style-name="Code_2c__20_important">10507.4</text:span></text:p>
      <text:p text:style-name="Code"><text:s text:c="2"/>Angle = 111.101 deg = 1.93908 rad</text:p>
      <text:p text:style-name="Code"><text:s text:c="2"/>Great circle distance (km) = <text:span text:style-name="Code_2c__20_important">12353.9</text:span></text:p>
      <text:p text:style-name="Code"/>
      <text:p text:style-name="Code">Cartesian coordinates of cities:</text:p>
      <text:p text:style-name="Code"><text:s text:c="2"/>SF : Pt(-2699.24, -4250.59, 3903.37)</text:p>
      <text:p text:style-name="Code"><text:s text:c="2"/>ND : Pt(1237.48, 5454.12, 3051.37)</text:p>
      <text:p text:style-name="Code"/>
      <text:p text:style-name="Code">Spherical coordinates of cities:</text:p>
      <text:p text:style-name="Code"><text:s text:c="2"/>SF : Pt&lt;&lt;6371.00, 237.583, 37.7833 oE&gt;&gt;</text:p>
      <text:p text:style-name="Code_20_end"><text:s text:c="2"/>ND : Pt&lt;&lt;6371.00, 77.2167, 28.6167 oE&gt;&gt;</text:p>
      <text:p text:style-name="Text_20_body">We turned elevation mode on so we could use the latitude numbers directly. <text:s/>You can use the usual spherical coordinate <text:span text:style-name="T5"></text:span> and get the same results by changing the lines:</text:p>
      <text:p text:style-name="Code">elev off</text:p>
      <text:p text:style-name="Code">&lt;&lt; r, -(122 + 25/60), 90 - (37 + 47/60), SF</text:p>
      <text:p text:style-name="Code_20_end">&lt;&lt; r, <text:s text:c="3"/>77 + 13/60, <text:s/>90 - (28 + 37/60), ND</text:p>
      <text:p text:style-name="Text_20_body">where the <text:span text:style-name="T5"></text:span> angle is defined by an expression (i.e., subtracting <text:span text:style-name="T5"></text:span> from 90<text:span text:style-name="T1">°</text:span>). <text:s/>The ability to use expressions increases the utility of the script.</text:p>
      <text:p text:style-name="Text_20_body">The last line uses the slightly screwy syntax of making <text:span text:style-name="Code">&lt;&lt;</text:span> one of the "objects" to print; this is an instruction to turn on spherical coordinates for this print command, overriding the system that is currently set. <text:s/>It is useful to print out the input data, as it can help you verify that you've entered the data correctly and aren't getting the right answer to the wrong problem.</text:p>
      <text:p text:style-name="Text_20_body">The great circle distance can be checked with <text:a xlink:type="simple" xlink:href="http://en.wikipedia.org/wiki/Solution_of_triangles#The_distance_between_two_points_on_the_globe" text:style-name="Internet_20_link" text:visited-style-name="Visited_20_Internet_20_Link">spherical trigonometry</text:a>. <text:s/>Using the indicated web page's notation:</text:p>
      <text:p text:style-name="Equation"><draw:frame draw:style-name="fr2" draw:name="Object74" text:anchor-type="as-char" svg:width="88.65mm" svg:height="10.07mm" draw:z-index="27"><draw:object xlink:href="./Object 74" xlink:type="simple" xlink:show="embed" xlink:actuate="onLoad"/><draw:image xlink:href="./ObjectReplacements/Object 74" xlink:type="simple" xlink:show="embed" xlink:actuate="onLoad"/></draw:frame></text:p>
      <text:p text:style-name="Text_20_body">Plugging into the formula, we get</text:p>
      <text:p text:style-name="Equation"><draw:frame draw:style-name="fr2" draw:name="Object75" text:anchor-type="as-char" svg:width="139.77mm" svg:height="15.52mm" draw:z-index="28"><draw:object xlink:href="./Object 75" xlink:type="simple" xlink:show="embed" xlink:actuate="onLoad"/><draw:image xlink:href="./ObjectReplacements/Object 75" xlink:type="simple" xlink:show="embed" xlink:actuate="onLoad"/></draw:frame></text:p>
      <text:p text:style-name="Text_20_body">(remember to get the inverse cosine in radians). <text:s/>We can check the chordal distance by using the Cartesian coordinates:</text:p>
      <text:p text:style-name="Equation"><draw:frame draw:style-name="fr2" draw:name="Object76" text:anchor-type="as-char" svg:width="153.79mm" svg:height="9.95mm" draw:z-index="29"><draw:object xlink:href="./Object 76" xlink:type="simple" xlink:show="embed" xlink:actuate="onLoad"/><draw:image xlink:href="./ObjectReplacements/Object 76" xlink:type="simple" xlink:show="embed" xlink:actuate="onLoad"/></draw:frame></text:p>
      <text:h text:style-name="Heading_20_3" text:outline-level="3"><text:bookmark-start text:name="__RefHeading__31728_1839259021"/><text:soft-page-break/>Rotations<text:bookmark-end text:name="__RefHeading__31728_1839259021"/></text:h>
      <text:p text:style-name="Features_20_demonstrated">Features: <text:s/>rotation transformations, nicely-formatted printing.</text:p>
      <text:p text:style-name="Text_20_body">I've found that I use rotations a lot in three dimensional problems, as they can make many problems simpler to solve. <text:s/>But my chronologically-gifted mind can sometimes be resistant to imagining rotations and translations in three-dimensional space -- or at least more resistant than when I was younger. <text:s/>Here, I give an example of transforming coordinates on a unit sphere that are relatively easy to visualize (and can give you more confidence that you can see what's going on). <text:s/>The problem involves a translation and two rotations (and they are similar to what's used in the <text:span text:style-name="Section"><text:bookmark-ref text:reference-format="text" text:ref-name="__RefHeading__15325_1839259021">ISS visibility</text:bookmark-ref></text:span> <text:bookmark-ref text:reference-format="direction" text:ref-name="__RefHeading__15325_1839259021">below</text:bookmark-ref>. <text:s/>The rotations are by a right angle each time, making it easier to see the results by inspection of the numbers. <text:s/>When rotating about an axis, remember that when you look at the axis' unit vector, the tip of the vector pokes you in the eye and the rotations are counterclockwise around the rotation axis. <text:s/>I'll use a conventional right-hand coordinate system.</text:p>
      <text:p text:style-name="Text_20_body">The first step is to make the unit sphere's center C the origin and put the north pole at (0, 0, 1). <text:s/>Define the point A at (1, 0, 0) on the equator. <text:s/>We'll make the original x, y, and z axes blue, green, and red, respectively, to show how they change orientation after the transformations. <text:s/>Angles are in degrees.</text:p>
      <text:p text:style-name="Text_20_body"><draw:frame draw:style-name="fr3" draw:name="Object25" text:anchor-type="paragraph" svg:x="17.9mm" svg:y="-0.26mm" svg:width="141.01mm" svg:height="95.81mm" draw:z-index="45"><draw:object xlink:href="./Object 25" xlink:type="simple" xlink:show="embed" xlink:actuate="onLoad"/><draw:image xlink:href="./ObjectReplacements/Object 25" xlink:type="simple" xlink:show="embed" xlink:actuate="onLoad"/></draw:frame>Translate the origin to point A. <text:s/>The north pole should now have the coordinates <draw:frame draw:style-name="fr2" draw:name="Object26" text:anchor-type="as-char" svg:width="30.39mm" svg:height="4.67mm" draw:z-index="30"><draw:object xlink:href="./Object 26" xlink:type="simple" xlink:show="embed" xlink:actuate="onLoad"/><draw:image xlink:href="./ObjectReplacements/Object 26" xlink:type="simple" xlink:show="embed" xlink:actuate="onLoad"/></draw:frame> in spherical coordinates and (-1, 0, 1) in Cartesian coordinates:</text:p>
      <text:p text:style-name="Text_20_body"><draw:frame draw:style-name="fr3" draw:name="Object27" text:anchor-type="paragraph" svg:x="17.9mm" svg:y="-0.18mm" svg:width="141.01mm" svg:height="94.49mm" draw:z-index="46"><draw:object xlink:href="./Object 27" xlink:type="simple" xlink:show="embed" xlink:actuate="onLoad"/><draw:image xlink:href="./ObjectReplacements/Object 27" xlink:type="simple" xlink:show="embed" xlink:actuate="onLoad"/></draw:frame><text:soft-page-break/>Define <text:span text:style-name="T9">i</text:span>, <text:span text:style-name="T9">j</text:span>, <text:span text:style-name="T9">k</text:span> in the current system and rotate 90° about the z axis. <text:s/>This will make the x axis point east along the equator. <text:s/>The north pole should be at <draw:frame draw:style-name="fr2" draw:name="Object79" text:anchor-type="as-char" svg:width="28.28mm" svg:height="4.67mm" draw:z-index="31"><draw:object xlink:href="./Object 79" xlink:type="simple" xlink:show="embed" xlink:actuate="onLoad"/><draw:image xlink:href="./ObjectReplacements/Object 79" xlink:type="simple" xlink:show="embed" xlink:actuate="onLoad"/></draw:frame> or (0, 1, 1):</text:p>
      <text:p text:style-name="Text_20_body"><draw:frame draw:style-name="fr3" draw:name="Object51" text:anchor-type="paragraph" svg:x="17.9mm" svg:y="-0.18mm" svg:width="141.01mm" svg:height="94.49mm" draw:z-index="47"><draw:object xlink:href="./Object 51" xlink:type="simple" xlink:show="embed" xlink:actuate="onLoad"/><draw:image xlink:href="./ObjectReplacements/Object 51" xlink:type="simple" xlink:show="embed" xlink:actuate="onLoad"/></draw:frame>Finally, define <text:span text:style-name="T9">i</text:span>, <text:span text:style-name="T9">j</text:span>, <text:span text:style-name="T9">k</text:span> in the current system and rotate 90° about the x axis. <text:s/>This will make the z axis normal to the sphere's surface and make the xy plane the tangent plane touching the sphere at point A. <text:s/>The north pole should be at <draw:frame draw:style-name="fr2" draw:name="Object70" text:anchor-type="as-char" svg:width="30.27mm" svg:height="4.67mm" draw:z-index="32"><draw:object xlink:href="./Object 70" xlink:type="simple" xlink:show="embed" xlink:actuate="onLoad"/><draw:image xlink:href="./ObjectReplacements/Object 70" xlink:type="simple" xlink:show="embed" xlink:actuate="onLoad"/></draw:frame>, which is (0, 1, -1).</text:p>
      <text:p text:style-name="Text_20_body"><draw:frame draw:style-name="fr3" draw:name="Object81" text:anchor-type="paragraph" svg:x="17.9mm" svg:y="-0.18mm" svg:width="140.99mm" svg:height="94.49mm" draw:z-index="48"><draw:object xlink:href="./Object 81" xlink:type="simple" xlink:show="embed" xlink:actuate="onLoad"/><draw:image xlink:href="./ObjectReplacements/Object 81" xlink:type="simple" xlink:show="embed" xlink:actuate="onLoad"/></draw:frame><text:soft-page-break/>Here's a datafile which performs these operations (the datafile is the <text:span text:style-name="Code">xyz.sphere</text:span> file):</text:p>
      <text:p text:style-name="Code"># Rotations on a unit sphere (see xyz.pdf).</text:p>
      <text:p text:style-name="Code"/>
      <text:p text:style-name="Code">2D off</text:p>
      <text:p text:style-name="Code">indent 4</text:p>
      <text:p text:style-name="Code"/>
      <text:p text:style-name="Code"># 1. <text:s/>Define the points</text:p>
      <text:p text:style-name="Code"><text:s text:c="4"/>. 0, 0, 1, np <text:s text:c="2"/># North pole</text:p>
      <text:p text:style-name="Code"><text:s text:c="4"/>. 1, 0, 0, A <text:s text:c="3"/># Point at equator</text:p>
      <text:p text:style-name="Code"><text:s text:c="4"/>sph</text:p>
      <text:p text:style-name="Code"><text:s text:c="4"/>!out("1. <text:s/>Before rotation")</text:p>
      <text:p text:style-name="Code"><text:s text:c="4"/>print np, A</text:p>
      <text:p text:style-name="Code"><text:s text:c="4"/>rect</text:p>
      <text:p text:style-name="Code"><text:s text:c="4"/>print np, A</text:p>
      <text:p text:style-name="Code"><text:s text:c="4"/>sph</text:p>
      <text:p text:style-name="Code"/>
      <text:p text:style-name="Code"># 2. <text:s/>Translation</text:p>
      <text:p text:style-name="Code"><text:s text:c="4"/>translate A</text:p>
      <text:p text:style-name="Code"><text:s text:c="4"/>!out("\n2. <text:s/>After translation")</text:p>
      <text:p text:style-name="Code"><text:s text:c="4"/>print np</text:p>
      <text:p text:style-name="Code"><text:s text:c="4"/>rect</text:p>
      <text:p text:style-name="Code"><text:s text:c="4"/>print np</text:p>
      <text:p text:style-name="Code"><text:s text:c="4"/>sph</text:p>
      <text:p text:style-name="Code"><text:s text:c="4"/># x axis is pointing in radial direction, y axis is pointing east</text:p>
      <text:p text:style-name="Code"/>
      <text:p text:style-name="Code"># 3. <text:s/>Rotate 90 deg about z axis to make x axis point east along equator.</text:p>
      <text:p text:style-name="Code"><text:s text:c="4"/>ijk</text:p>
      <text:p text:style-name="Code"><text:s text:c="4"/>rotate 90, k</text:p>
      <text:p text:style-name="Code"><text:s text:c="4"/>!out("\n3. <text:s/>After 90 deg rot about z axis")</text:p>
      <text:p text:style-name="Code"><text:s text:c="4"/>print np</text:p>
      <text:p text:style-name="Code"><text:s text:c="4"/>rect</text:p>
      <text:p text:style-name="Code"><text:s text:c="4"/>print np</text:p>
      <text:p text:style-name="Code"><text:s text:c="4"/>sph</text:p>
      <text:p text:style-name="Code"/>
      <text:p text:style-name="Code"># 4. <text:s/>Rotate 90 deg about x axis to make z axis point in radial direction.</text:p>
      <text:p text:style-name="Code"><text:s text:c="4"/>ijk</text:p>
      <text:p text:style-name="Code"><text:s text:c="4"/>rotate 90, i</text:p>
      <text:p text:style-name="Code"><text:s text:c="4"/># xy plane now tangent to sphere</text:p>
      <text:p text:style-name="Code"><text:s text:c="4"/>!out("\n4. <text:s/>After 90 deg rot about x axis")</text:p>
      <text:p text:style-name="Code"><text:s text:c="4"/>print np</text:p>
      <text:p text:style-name="Code"><text:soft-page-break/><text:s text:c="4"/>rect</text:p>
      <text:p text:style-name="Code_20_end"><text:s text:c="4"/>print np</text:p>
      <text:p text:style-name="Text_20_body">The results are</text:p>
      <text:p text:style-name="Code">1. <text:s/>Before rotation</text:p>
      <text:p text:style-name="Code"><text:s text:c="4"/>np : Pt&lt;&lt;1, 0, 0 o&gt;&gt;</text:p>
      <text:p text:style-name="Code"><text:s text:c="4"/>A <text:s/>: Pt&lt;&lt;1, 0, 90 o&gt;&gt;</text:p>
      <text:p text:style-name="Code"><text:s text:c="4"/>np : Pt(0, 0, 1)</text:p>
      <text:p text:style-name="Code"><text:s text:c="4"/>A <text:s/>: Pt(1, 0, 0)</text:p>
      <text:p text:style-name="Code"/>
      <text:p text:style-name="Code">2. <text:s/>After translation</text:p>
      <text:p text:style-name="Code"><text:s text:c="4"/>np : Pt&lt;&lt;1.414, 180, 45 o&gt;&gt;</text:p>
      <text:p text:style-name="Code"><text:s text:c="4"/>np : Pt(-1, 0, 1)</text:p>
      <text:p text:style-name="Code"/>
      <text:p text:style-name="Code">3. <text:s/>After 90 deg rot about z axis</text:p>
      <text:p text:style-name="Code"><text:s text:c="4"/>np : Pt&lt;&lt;1.414, 90, 45 o&gt;&gt;</text:p>
      <text:p text:style-name="Code"><text:s text:c="4"/>np : Pt(0, 1, 1)</text:p>
      <text:p text:style-name="Code"/>
      <text:p text:style-name="Code">4. <text:s/>After 90 deg rot about x axis</text:p>
      <text:p text:style-name="Code"><text:s text:c="4"/>np : Pt&lt;&lt;1.414, 90, 135 o&gt;&gt;</text:p>
      <text:p text:style-name="Code_20_end"><text:s text:c="4"/>np : Pt(0, 1, -1)</text:p>
      <text:p text:style-name="Text_20_body"><text:span text:style-name="Important_20_-_20_red">IMPORTANT</text:span>: <text:s/>when performing multiple rotations like these, it's important to redefine the <text:span text:style-name="T9">i</text:span>, <text:span text:style-name="T9">j</text:span>, <text:span text:style-name="T9">k</text:span> vectors with the <text:span text:style-name="Code">ijk</text:span> command in the new coordinate system. <text:s/>If you don't, you'll use their values in the old coordinate system and you probably won't get the results you expect.</text:p>
      <text:h text:style-name="Heading_20_3" text:outline-level="3"><text:bookmark-start text:name="__RefHeading__15325_1839259021"/>ISS visibility<text:bookmark-end text:name="__RefHeading__15325_1839259021"/></text:h>
      <text:p text:style-name="Features_20_demonstrated">Features: <text:s/>rotations, translations.</text:p>
      <text:p text:style-name="Text_20_body">Suppose I'm in San Francisco ( 37°47′ N 122°25′ W) and <text:span text:style-name="Important_2c__20_blue">I want to know if I can see the International Space Station (ISS)</text:span>. <text:s/>The ISS is in an orbit from 404-424 km above mean sea level and orbit inclination is 51.6<text:span text:style-name="T1">° (the orbital plane's angle with respect to the plane of the Earth's equator). <text:s/>To be specific, suppose the ISS is at an altitude of 415 km and is directly over Salt Lake City, UT (40°45′ N 111°53′ W). <text:s/>Earth's equatorial radius is 6378.14 km; we'll assume the Earth is a sphere. <text:s/>This datafile is included in the package under the name </text:span><text:span text:style-name="Code">xyz.iss</text:span><text:span text:style-name="T1">.</text:span></text:p>
      <text:p text:style-name="Text_20_body">To solve this problem, we'll locate San Francisco and the ISS as points in space; the coordinate system will have its origin at the Earth's center and the north pole will be on the +z axis. <text:s/>Then we'll translate the coordinate system to San Francisco's location on the Earth and rotate things so that we're in San Francisco's topocentric coordinate system. <text:s/>This means the xy plane is tangent to the sphere at San Francisco. <text:s/>The ISS will theoretically be visible if the elevation angle is greater than zero<text:note text:id="ftn5" text:note-class="footnote"><text:note-citation>5</text:note-citation><text:note-body><text:p text:style-name="Footnote">Things like building obstructions, light pollution, and time of day would also be important to visibility, but we're just looking at the geometric problem.</text:p></text:note-body></text:note>. <text:s/>This problem is analogous to the problem in section <text:span text:style-name="Section"><text:bookmark-ref text:reference-format="text" text:ref-name="__RefHeading__31728_1839259021">Rotations</text:bookmark-ref></text:span> <text:bookmark-ref text:reference-format="direction" text:ref-name="__RefHeading__31728_1839259021">above</text:bookmark-ref>, but doesn't involve right angles, so it can be harder to visualize.</text:p>
      <text:p text:style-name="Text_20_body">Here's the datafile:</text:p>
      <text:p text:style-name="Code"># Is the ISS visible from San Francisco when it is over Salt Lake City?</text:p>
      <text:p text:style-name="Code"/>
      <text:p text:style-name="Code"># Define variables</text:p>
      <text:p text:style-name="Code">r = 6378.14 <text:s text:c="4"/># Radius of Earth in km</text:p>
      <text:p text:style-name="Code">alt = 415 <text:s text:c="6"/># Altitude in km of ISS above mean sea level</text:p>
      <text:p text:style-name="Code"/>
      <text:p text:style-name="Code"># Define the north pole point as a check at the end to see that the</text:p>
      <text:p text:style-name="Code"># coordinates in SF's topocentric coordinates make sense.</text:p>
      <text:p text:style-name="Code">. 0, 0, r, np</text:p>
      <text:p text:style-name="Code">sph</text:p>
      <text:p text:style-name="Code">! out("North pole at start:")</text:p>
      <text:p text:style-name="Code">print np</text:p>
      <text:p text:style-name="Code"/>
      <text:p text:style-name="Code"># Latitude and longitude of San Francisco. <text:s/>We'll use SF's longitude</text:p>
      <text:p text:style-name="Code"># as the zero angle and SLC's will be a positive polar theta angle</text:p>
      <text:p text:style-name="Code"># from SF when the Earth's center is the origin and the north pole</text:p>
      <text:p text:style-name="Code"><text:soft-page-break/># points up the +z axis.</text:p>
      <text:p text:style-name="Code">sf_phi <text:s/>= 90 - (37 + 47/60)</text:p>
      <text:p text:style-name="Code">sf_long = 0</text:p>
      <text:p text:style-name="Code"/>
      <text:p text:style-name="Code"># Latitude and longitude of Salt Lake City converted to spherical phi</text:p>
      <text:p text:style-name="Code"># angles</text:p>
      <text:p text:style-name="Code">slc_phi <text:s/>= 90 - (40 + 45/60)</text:p>
      <text:p text:style-name="Code">slc_long = (122 + 25/60) - (111 + 53/60)</text:p>
      <text:p text:style-name="Code"/>
      <text:p text:style-name="Code">! out("Longitude difference between SF and SLC =", sig(slc_long), "deg")</text:p>
      <text:p text:style-name="Code"/>
      <text:p text:style-name="Code"># Define points</text:p>
      <text:p text:style-name="Code">&lt;&lt; r <text:s text:c="5"/>, sf_long, <text:s/>sf_phi, <text:s/>sf</text:p>
      <text:p text:style-name="Code">&lt;&lt; r <text:s text:c="5"/>, slc_long, slc_phi, slc</text:p>
      <text:p text:style-name="Code">&lt;&lt; r + alt, slc_long, slc_phi, iss</text:p>
      <text:p text:style-name="Code">! out("\nOther points defined:")</text:p>
      <text:p text:style-name="Code">print sf, slc, iss</text:p>
      <text:p text:style-name="Code"/>
      <text:p text:style-name="Code"># We can make an estimate of the altitude angle of the ISS using an</text:p>
      <text:p text:style-name="Code"># approximate right triangle whose base is the chordal distance</text:p>
      <text:p text:style-name="Code"># distance between SF and SLC and the triangle's height is the</text:p>
      <text:p text:style-name="Code"># height above sea level of the ISS. <text:s/>Note this will overestimate the</text:p>
      <text:p text:style-name="Code"># true elevation because the Earth curves under SF's tangent plane.</text:p>
      <text:p text:style-name="Code">dist sf, slc, dist</text:p>
      <text:p text:style-name="Code">elev_estimate = atan(alt/dist)*180/pi</text:p>
      <text:p text:style-name="Code">! out("\nChordal distance =", sig(dist), "km")</text:p>
      <text:p text:style-name="Code">! out("Elevation estimate =", sig(elev_estimate), "deg")</text:p>
      <text:p text:style-name="Code"/>
      <text:p text:style-name="Code"># Translate the origin to San Francisco</text:p>
      <text:p text:style-name="Code">translate sf</text:p>
      <text:p text:style-name="Code"/>
      <text:p text:style-name="Code"># Rotate about the y axis by the SF's phi to make the z axis be normal</text:p>
      <text:p text:style-name="Code"># to SF's tangent plane. <text:s/>Note we use the ijk command to get the unit</text:p>
      <text:p text:style-name="Code"># vectors in the translated system.</text:p>
      <text:p text:style-name="Code">ijk</text:p>
      <text:p text:style-name="Code">rotate sf_phi, j</text:p>
      <text:p text:style-name="Code"/>
      <text:p text:style-name="Code"># Change to spherical coordinates and print out the ISS' coordinates</text:p>
      <text:p text:style-name="Code"># in SF's topocentric coordinate system. <text:s/>The third coordinate will be</text:p>
      <text:p text:style-name="Code"># the elevation above or below the tangent plane.</text:p>
      <text:p text:style-name="Code">! out("\nISS coordinates in SF's topocentric system (elevation mode on)")</text:p>
      <text:p text:style-name="Code">elev on</text:p>
      <text:p text:style-name="Code">print iss</text:p>
      <text:p text:style-name="Code_20_end">! out("ISS elevation from horizon =", sig(90 - iss.phi*180/pi), "deg")</text:p>
      <text:p text:style-name="Text_20_body">and here are the results:</text:p>
      <text:p text:style-name="Code">North pole at start:</text:p>
      <text:p text:style-name="Code"><text:s text:c="2"/>np : Pt&lt;&lt;6378, 0, 0 o&gt;&gt;</text:p>
      <text:p text:style-name="Code">Longitude difference between SF and SLC = 10.53 deg</text:p>
      <text:p text:style-name="Code"/>
      <text:p text:style-name="Code">Point definitions:</text:p>
      <text:p text:style-name="Code"><text:s text:c="2"/>sf <text:s/>: Pt&lt;&lt;6378, 0, 52.22 o&gt;&gt;</text:p>
      <text:p text:style-name="Code"><text:s text:c="2"/>slc : Pt&lt;&lt;6378, 10.53, 49.25 o&gt;&gt;</text:p>
      <text:p text:style-name="Code"><text:s text:c="2"/>iss : Pt&lt;&lt;6793, 10.53, 49.25 o&gt;&gt;</text:p>
      <text:p text:style-name="Code"/>
      <text:p text:style-name="Code">Chordal distance = 964.3 km</text:p>
      <text:p text:style-name="Code">Elevation estimate = 23.28 deg</text:p>
      <text:p text:style-name="Code">North pole to SF distance = <text:span text:style-name="Code_2c__20_important">5614</text:span> km</text:p>
      <text:p text:style-name="Code"/>
      <text:p text:style-name="Code">ISS coordinates in SF's topocentric system (elevation mode on)</text:p>
      <text:p text:style-name="Code"><text:s text:c="2"/>iss : Pt&lt;&lt;1078, 113.3, <text:span text:style-name="Code_2c__20_important">18.23</text:span> oE&gt;&gt;</text:p>
      <text:p text:style-name="Code"/>
      <text:p text:style-name="Code">North pole in SF's topocentric coordinates</text:p>
      <text:p text:style-name="Code_20_end"><text:s text:c="2"/>np : Pt&lt;&lt;<text:span text:style-name="Code_2c__20_important">5614</text:span>, 180, -26.11 oE&gt;&gt;</text:p>
      <text:p text:style-name="Text_20_body">You can see that the ISS is 18.23<text:span text:style-name="T1">°</text:span> above the horizon in San Francisco, so it's theoretically visible. <text:s/>Also note that the north pole's coordinates in San Francisco's topocentric coordinates make sense -- the radial distance was calculated to be 5614 km and the azimuthal direction is 180<text:span text:style-name="T1">° (i.e., in the -x </text:span><text:soft-page-break/><text:span text:style-name="T1">direction). <text:s/>This is easier to see if you use your right hand in the usual right angle configuration with your thumb pointing north; rotate about the middle finger (y axis) and see where the north pole is in relation to the rotated system. <text:s/>Note the north pole is below San Francisco's horizon (as you'd expect) because the rotation angle was more than 45 deg.</text:span></text:p>
      <text:h text:style-name="Heading_20_3" text:outline-level="3"><text:bookmark-start text:name="__RefHeading__15323_1839259021"/>Shop problem<text:bookmark-end text:name="__RefHeading__15323_1839259021"/></text:h>
      <text:p text:style-name="Features_20_demonstrated">Features: <text:s/>traces (projection angles), orthogonal projection, angles between objects, intersections between objects, direction cosines and direction angles.</text:p>
      <text:p text:style-name="Text_20_body">I have a rectangular box that I must drill a hole into and pass a pipe through the hole to exit at a proper location in the bottom. <text:s/>Because I want the penetration on the top to be esthetically pleasing and because there's a lack of clearance, I need to drill the entrance and exit holes carefully so that the pipe fits snugly in the holes. <text:s/>Here's a picture:</text:p>
      <text:p text:style-name="Text_20_body"><draw:frame draw:style-name="fr3" draw:name="Object80" text:anchor-type="paragraph" svg:x="17.94mm" svg:y="-0.12mm" svg:width="141.11mm" svg:height="69.6mm" draw:z-index="59"><draw:object xlink:href="./Object 80" xlink:type="simple" xlink:show="embed" xlink:actuate="onLoad"/><draw:image xlink:href="./ObjectReplacements/Object 80" xlink:type="simple" xlink:show="embed" xlink:actuate="onLoad"/></draw:frame>Suppose I locate a Cartesian coordinate system at O and the axes and dimensions of the box are as indicated in the figure (dimensions in inches). <text:s/>Further suppose that I need the centerline of the pipe to enter at point P with coordinates P(5, 36, 0) and exit at point Q with coordinates Q(55, 5, 28).</text:p>
      <text:p text:style-name="Text_20_body">The pipe is 1 inch nominal US pipe with an outside diameter of 1.315. <text:s/>I'll use a 1-5/16 Forstner bit to drill the holes for a close fit (there will be some filing/sanding). <text:s/>The problem is: <text:s/><text:span text:style-name="Important_2c__20_blue">how do I set up the drilling process so that the holes come out in the correct positions and at the correct angles?</text:span></text:p>
      <text:p text:style-name="Text_20_body">The task is to locate a line in space, then calculating its projection angles (i.e., traces) or its azimuth and elevation with respect to the two coordinate planes xz and yz. <text:s/>Here's the datafile (it's <text:span text:style-name="Code">xyz.shop</text:span>):</text:p>
      <text:p text:style-name="Code"># Shop problem example </text:p>
      <text:p text:style-name="Code"/>
      <text:p text:style-name="Code">2D off <text:s/># Show all three coordinates of points</text:p>
      <text:p text:style-name="Code">indent 2</text:p>
      <text:p text:style-name="Code"/>
      <text:p text:style-name="Code"># Define points and line</text:p>
      <text:p text:style-name="Code">. 5, 36, P</text:p>
      <text:p text:style-name="Code">. 55, 5, 28, Q</text:p>
      <text:p text:style-name="Code">| P, Q, line</text:p>
      <text:p text:style-name="Code"/>
      <text:p text:style-name="Code">ijk <text:s text:c="4"/># We need the xy plane</text:p>
      <text:p text:style-name="Code"/>
      <text:p text:style-name="Code"># Define the top plane of the box with three noncollinear points</text:p>
      <text:p text:style-name="Code">t = 28</text:p>
      <text:p text:style-name="Code">. 0, 0, t, q1</text:p>
      <text:p text:style-name="Code">. 1, 1, t, q2</text:p>
      <text:p text:style-name="Code">. 0, 1, t, q3</text:p>
      <text:p text:style-name="Code">plane q1, q2, q3, top</text:p>
      <text:p text:style-name="Code"><text:soft-page-break/></text:p>
      <text:p text:style-name="Code">! out("Verify setup:")</text:p>
      <text:p text:style-name="Code">print P, Q, top</text:p>
      <text:p text:style-name="Code"/>
      <text:p text:style-name="Code"># Calculate the intersection points to verify the line is correct</text:p>
      <text:p text:style-name="Code">! out("\nIntersections to verify correct line and planes:")</text:p>
      <text:p text:style-name="Code">intersect xy, line</text:p>
      <text:p text:style-name="Code">intersect top, line</text:p>
      <text:p text:style-name="Code"/>
      <text:p text:style-name="Code"># Show the trace for point Q (projection angles)</text:p>
      <text:p text:style-name="Code">! out("\nTraces (projection angles) for point Q:")</text:p>
      <text:p text:style-name="Code">trace Q</text:p>
      <text:p text:style-name="Code"/>
      <text:p text:style-name="Code"># Show the spherical coordinates for P and Q</text:p>
      <text:p text:style-name="Code">! out("\nSpherical coordinates for the points:")</text:p>
      <text:p text:style-name="Code">print P, Q, &lt;&lt;</text:p>
      <text:p text:style-name="Code"/>
      <text:p text:style-name="Code">indent 0</text:p>
      <text:p text:style-name="Code"/>
      <text:p text:style-name="Code"># Show the angle between the line and the xy plane</text:p>
      <text:p text:style-name="Code">! out()</text:p>
      <text:p text:style-name="Code">angle xy, line</text:p>
      <text:p text:style-name="Code">! out()</text:p>
      <text:p text:style-name="Code"/>
      <text:p text:style-name="Code"># Project the two points P and Q into the xy plane and display the</text:p>
      <text:p text:style-name="Code"># direction cosines and angles of the resulting line. <text:s/>Note we make</text:p>
      <text:p text:style-name="Code"># copies of P and Q because the project command changes its arguments.</text:p>
      <text:p text:style-name="Code">q = Q.copy</text:p>
      <text:p text:style-name="Code">p = P.copy</text:p>
      <text:p text:style-name="Code">project xy, p, q</text:p>
      <text:p text:style-name="Code">| p, q, ln</text:p>
      <text:p text:style-name="Code">! out("\nDirection cosines and angles of projected line:")</text:p>
      <text:p text:style-name="Code">indent 2</text:p>
      <text:p text:style-name="Code_20_end">dc ln</text:p>
      <text:p text:style-name="Text_20_body">While some of the things being printed are for pedagogical reasons, it's still a good idea to print such information so that you can check that you've entered the problem's data correctly. <text:s/></text:p>
      <text:p text:style-name="Text_20_body">First is the definition of the points P and Q and the top and xy planes. <text:s/>The <text:span text:style-name="Code">ijk</text:span> command is a convenience command for getting the Cartesian unit vectors, origin, and coordinate planes. <text:s/>The <text:span text:style-name="Code">intersect</text:span> commands demonstrate that the defined <text:span text:style-name="Code">line</text:span> intersects the top and xy planes where you'd expect them to; this verifies that things have been set up correctly.</text:p>
      <text:p text:style-name="Text_20_body">The <text:span text:style-name="Code">trace</text:span> command prints the angles between the orthogonal projections of the point Q onto the coordinate planes. <text:s/>These trace angles are useful for shop measurements with sine sticks (see [an] or <text:span text:style-name="Code">sine_sticks.pdf</text:span> at <text:a xlink:type="simple" xlink:href="http://code.google.com/p/hobbyutil/" text:style-name="Internet_20_link" text:visited-style-name="Visited_20_Internet_20_Link">http://code.google.com/p/hobbyutil/</text:a>). <text:s/>If you know these trace angles, you can calculate the spherical coordinates <text:span text:style-name="T5"></text:span> and <text:span text:style-name="T5"></text:span> for a unit vector lying on a line (and vice versa). <text:s/>This is useful in dealing with e.g. drilling holes with axes that are not in the coordinate planes (i.e., the problem we're dealing with here).</text:p>
      <text:p text:style-name="Text_20_body">The <text:span text:style-name="Code">sph</text:span> command changes the output coordinate system to spherical coordinates and <text:span text:style-name="Code">print Q</text:span> prints the point <text:span text:style-name="Code">Q</text:span>'s spherical coordinates (flagged by the double angle brackets; the <text:span text:style-name="Code">o</text:span> means the angles are measured in degrees). </text:p>
      <text:p text:style-name="Text_20_body">The <text:span text:style-name="Code">angle</text:span> command gives the angle between the line and top plane. <text:s/>This is the angle you'd raise the axis of the drill out of the top plane.</text:p>
      <text:p text:style-name="Text_20_body">The <text:span text:style-name="Code">project</text:span> command orthogonally projects the points <text:span text:style-name="Code">p</text:span> and <text:span text:style-name="Code">q</text:span> (copies of <text:span text:style-name="Code">P</text:span> and <text:span text:style-name="Code">Q</text:span>) into the xy plane. <text:s/>These projected points can then be used to create a line in the xy plane. <text:s/>The <text:span text:style-name="Code">dc line</text:span> prints out the direction cosines and direction angles of this line.</text:p>
      <text:p text:style-name="Text_20_body">Here are the results when the script is run with this datafile (note the diagnostic information confirms we entered the problem's numbers correctly):</text:p>
      <text:p text:style-name="Code">Verify setup:</text:p>
      <text:p text:style-name="Code"><text:s text:c="2"/>P <text:s text:c="2"/>: Pt(5, 36, 0)</text:p>
      <text:p text:style-name="Code"><text:s text:c="2"/>Q <text:s text:c="2"/>: Pt(55, 5, 28)</text:p>
      <text:p text:style-name="Code"><text:soft-page-break/><text:s text:c="2"/>top : Pl(Pt(0, 0, 28), Pt(0, 0, 29))</text:p>
      <text:p text:style-name="Code"/>
      <text:p text:style-name="Code">Intersections to verify correct line and planes:</text:p>
      <text:p text:style-name="Code"><text:s text:c="2"/>intersect xy, line: <text:s/>Pt(5, 36, 0)</text:p>
      <text:p text:style-name="Code"><text:s text:c="2"/>intersect top, line: <text:s/>Pt(55, 5, 28)</text:p>
      <text:p text:style-name="Code"/>
      <text:p text:style-name="Code">Traces (projection angles) for point Q:</text:p>
      <text:p text:style-name="Code"><text:s text:c="2"/>trace Q[Pt(55, 5, 28)]: <text:s/>x: 26.98, y: 79.88, z: 26.89 deg</text:p>
      <text:p text:style-name="Code"/>
      <text:p text:style-name="Code">Spherical coordinates for the points:</text:p>
      <text:p text:style-name="Code"><text:s text:c="2"/>P : Pt&lt;&lt;36.35, 82.09, 90 o&gt;&gt;</text:p>
      <text:p text:style-name="Code"><text:s text:c="2"/>Q : Pt&lt;&lt;61.92, 5.194, 63.11 o&gt;&gt;</text:p>
      <text:p text:style-name="Code"/>
      <text:p text:style-name="Code">Angle between xy and line = <text:span text:style-name="Code_2c__20_important">25.45</text:span> deg</text:p>
      <text:p text:style-name="Code"/>
      <text:p text:style-name="Code">Projection xy[Pl(Origin, Pt(0, 0, 1))] (orthogonal)</text:p>
      <text:p text:style-name="Code"><text:s text:c="2"/>p: Pt(5, 36, 0) --&gt; Pt(5, 36, 0)</text:p>
      <text:p text:style-name="Code"><text:s text:c="2"/>q: Pt(55, 5, 28) --&gt; Pt(55, 5, 0)</text:p>
      <text:p text:style-name="Code"/>
      <text:p text:style-name="Code">Direction cosines and angles of projected line:</text:p>
      <text:p text:style-name="Code_20_end"><text:s text:c="2"/>ln (Ln): <text:s/>dc = (0.8499, -0.5269, 0.000), dir ang = (<text:span text:style-name="Code_2c__20_important">31.80</text:span>, 121.8, 90.00) deg</text:p>
      <text:p text:style-name="Text_20_body">I've highlighted the two important angles in the output. <text:s/>The traces could be used with sine sticks [an] and a protruding piece of pipe to verify things were drilled at the correct angles.</text:p>
      <text:p text:style-name="Text_20_body">If you were doing approximate work, you could draw a line on the top through point Q's intersection with the top and angle it 31.8<text:span text:style-name="T1">°</text:span> from the x axis. <text:s/>Looking down from the top, you'd position the drill bit's axis along this line and raise the drill 25.45<text:span text:style-name="T1">°</text:span> above the top plane to drill the hole.</text:p>
      <text:p text:style-name="Text_20_body">For the work we want to do here, we'd want to make a drilling fixture with a hole at the correct angle to guide the drill bit if we were drilling with a hand-held drill. <text:s/>This fixture's guide hole would be drilled on a drill press or milling machine with a suitable fixture to hold it at the correct angles.</text:p>
      <text:p text:style-name="Text_20_body">While I'd agree that this problem could be solved with pencil and paper, an advantage of doing it with the <text:span text:style-name="Code">xyz.py</text:span> script is that you can save the datafile and the results and thus document your design. <text:s/>This is often a good idea, as you later want to duplicate your work or make a modification. <text:s/>It's easy to change the datafile and get new results.</text:p>
      <text:h text:style-name="Heading_20_3" text:outline-level="3"><text:bookmark-start text:name="__RefHeading__20289_1839259021"/>Cross product in left-handed coordinate system<text:bookmark-end text:name="__RefHeading__20289_1839259021"/></text:h>
      <text:p text:style-name="Features_20_demonstrated">Features: <text:s/>vector cross product.</text:p>
      <text:p text:style-name="Text_20_body">The cross product in a left-handed coordinate system uses the left-hand rule to get the direction of the cross product (this is built-in to the cross product definition in Cartesian coordinates). <text:s/>The behavior is shown by the following datafile:</text:p>
      <text:p text:style-name="Code"># Check that cross product works as expected for a left-handed system</text:p>
      <text:p text:style-name="Code">indent 2</text:p>
      <text:p text:style-name="Code"/>
      <text:p text:style-name="Code"># Show i X j in original system</text:p>
      <text:p text:style-name="Code"><text:s text:c="4"/>ijk</text:p>
      <text:p text:style-name="Code"><text:s text:c="4"/>cross i, j, a</text:p>
      <text:p text:style-name="Code"><text:s text:c="4"/>! out("i X j in original system:")</text:p>
      <text:p text:style-name="Code"><text:s text:c="4"/>print a</text:p>
      <text:p text:style-name="Code"/>
      <text:p text:style-name="Code"># Show i X j in left-handed system</text:p>
      <text:p text:style-name="Code"><text:s text:c="4"/>push</text:p>
      <text:p text:style-name="Code"><text:s text:c="4"/>scale -1, 1, 1</text:p>
      <text:p text:style-name="Code"><text:s text:c="4"/>cross i, j, a</text:p>
      <text:p text:style-name="Code"><text:s text:c="4"/>! out("\ni X j in left-handed system:")</text:p>
      <text:p text:style-name="Code"><text:s text:c="4"/>print a</text:p>
      <text:p text:style-name="Code"/>
      <text:p text:style-name="Code"># Redefine i X j in left-handed system and calculate new cross product</text:p>
      <text:p text:style-name="Code"><text:s text:c="4"/>ijk</text:p>
      <text:p text:style-name="Code"><text:s text:c="4"/>cross i, j, a</text:p>
      <text:p text:style-name="Code"><text:s text:c="4"/>! out("\nNewly-defined i X j in left-handed system:")</text:p>
      <text:p text:style-name="Code"><text:s text:c="4"/>print a</text:p>
      <text:p text:style-name="Code"><text:soft-page-break/></text:p>
      <text:p text:style-name="Code"># Print left-handed i X j in default right-handed system</text:p>
      <text:p text:style-name="Code"><text:s text:c="4"/>pop</text:p>
      <text:p text:style-name="Code"><text:s text:c="4"/>cross i, j, a</text:p>
      <text:p text:style-name="Code"><text:s text:c="4"/>! out("\nNewly-defined i X j in original right-handed system:")</text:p>
      <text:p text:style-name="Code"><text:s text:c="4"/>print a</text:p>
      <text:p text:style-name="Text_20_body">yields</text:p>
      <text:p text:style-name="Code">i X j in original system:</text:p>
      <text:p text:style-name="Code"><text:s text:c="2"/>a : Ln(Pt(0, 0, 0), Pt(0, 0, 1))</text:p>
      <text:p text:style-name="Code"/>
      <text:p text:style-name="Code">i X j in left-handed system:</text:p>
      <text:p text:style-name="Code"><text:s text:c="2"/>a : Ln(Pt(0, 0, 0), Pt(0, 0, -1))</text:p>
      <text:p text:style-name="Code"/>
      <text:p text:style-name="Code">Newly-defined i X j in left-handed system:</text:p>
      <text:p text:style-name="Code"><text:s text:c="2"/>a : Ln(Pt(0, 0, 0), Pt(0, 0, 1))</text:p>
      <text:p text:style-name="Code"/>
      <text:p text:style-name="Code">Newly-defined i X j in original right-handed system:</text:p>
      <text:p text:style-name="Code_20_end"><text:s text:c="2"/>a : Ln(Pt(0, 0, 0), Pt(0, 0, -1))</text:p>
      <text:p text:style-name="Text_20_body">The <text:span text:style-name="Code">ijk</text:span> command defines the Cartesian unit vectors as (1, 0, 0), (0, 1, 0), and (0, 0, 1). <text:s/>The first cross product gives the expected result <draw:frame draw:style-name="fr2" draw:name="Object65" text:anchor-type="as-char" svg:width="13.93mm" svg:height="4.32mm" draw:z-index="33"><draw:object xlink:href="./Object 65" xlink:type="simple" xlink:show="embed" xlink:actuate="onLoad"/><draw:image xlink:href="./ObjectReplacements/Object 65" xlink:type="simple" xlink:show="embed" xlink:actuate="onLoad"/></draw:frame>. <text:s/>Then the following paragraph switches to a left-handed coordinate system. <text:s/>If you make a sketch, you'll see this second vector is correctly gotten by using the left-hand rule in the left-handed system. <text:s/>The end result is that the unit vectors in the original system still give the same resulting vectors in space -- even though the components are of course different.</text:p>
      <text:p text:style-name="Text_20_body">The remaining two paragraphs of code show the same behavior when using the <text:span text:style-name="Code">ijk</text:span> command in the left-handed system.</text:p>
      <text:p text:style-name="Text_20_body">The cross product is a pseudovector, which means it changes to the opposite direction when you change the handedness of the coordinate system. <text:s/>This is important when it represents a physical quantity because you want the vector to represent the behavior of the real physical quantity. <text:s/>An <text:a xlink:type="simple" xlink:href="http://en.wikipedia.org/wiki/Pseudovector#Physical_examples" text:style-name="Internet_20_link" text:visited-style-name="Visited_20_Internet_20_Link">example</text:a> is when you are sitting at the origin of a Cartesian coordinate system and you view a car driving away from you along the +x axis. <text:s/>In a right-handed coordinate system, the angular momentum vector of a wheel points in the +y direction. <text:s/>If you switch to a left-handed coordinate system, this angular momentum vector still needs to point in the same physical direction (i.e., the physical nature of the angular momentum hasn't changed). <text:s/>That means it must be a pseudovector, which means it changes to the opposite direction when the handedness of the coordinate system changes and thus it points along the -y direction in the left-handed system. <text:s/>Since angular momentum is a length vector and a linear momentum vector multiplied together using the cross product, the result is a pseudovector as needed.</text:p>
      <text:p text:style-name="Text_20_body">The cross product is only defined in three-dimensional space. <text:s/>This is useful but clumsy. <text:s/>More modern treatments use the outer product [ga] which allow "cross products" to be defined in spaces of any dimension. <text:s/>But this isn't relevant for the <text:span text:style-name="Code">xyz.py</text:span> script, as the script only applies to two- and three-dimensional Euclidean spaces.</text:p>
      <text:h text:style-name="Heading_20_2" text:outline-level="2"><text:bookmark-start text:name="__RefHeading__59129_2009126992"/>In-line code<text:bookmark-end text:name="__RefHeading__59129_2009126992"/></text:h>
      <text:p text:style-name="Text_20_body">If you're a python programmer, you may find that the ability to insert in-line code lets you do something more easily. <text:s/>Here's an example that defines a point, has some in-line code create a numpy array, print the point's information, then plots the square of the array's data:</text:p>
      <text:p text:style-name="Code"># Define a point</text:p>
      <text:p text:style-name="Code">. 1, 2, 3, a</text:p>
      <text:p text:style-name="Code"/>
      <text:p text:style-name="Code"># Set up an array</text:p>
      <text:p text:style-name="Code">{</text:p>
      <text:p text:style-name="Code">from pylab import *</text:p>
      <text:p text:style-name="Code">x = arange(0, abs(a), .1)</text:p>
      <text:p text:style-name="Code">}</text:p>
      <text:p text:style-name="Code"/>
      <text:p text:style-name="Code"># Print a geometrical object</text:p>
      <text:p text:style-name="Code"><text:soft-page-break/>print a</text:p>
      <text:p text:style-name="Code"/>
      <text:p text:style-name="Code"># Plot the previously-defined array</text:p>
      <text:p text:style-name="Code">{</text:p>
      <text:p text:style-name="Code">plot(x, x*x)</text:p>
      <text:p text:style-name="Code">grid()</text:p>
      <text:p text:style-name="Code">show()</text:p>
      <text:p text:style-name="Code_20_end">}</text:p>
      <text:p text:style-name="Text_20_body">You'll need <text:a xlink:type="simple" xlink:href="http://www.numpy.org/" text:style-name="Internet_20_link" text:visited-style-name="Visited_20_Internet_20_Link">numpy</text:a> and <text:a xlink:type="simple" xlink:href="http://matplotlib.org/" text:style-name="Internet_20_link" text:visited-style-name="Visited_20_Internet_20_Link">matplotlib</text:a> installed for this code to work. <text:s/>I won't bother showing the output, as it's straightforward to see it if you have those tools.</text:p>
      <text:p text:style-name="Text_20_body">For program development, a disadvantage of this approach is that it can be difficult to debug your in-line code. <text:s/>You can start the debugger and step through the code; you just can't see the lines of code as they execute (there may be some way to do this, but I'm not aware of it).</text:p>
      <text:h text:style-name="Heading_20_1" text:outline-level="1"><text:bookmark-start text:name="__RefHeading__15259_1839259021"/>Commands<text:bookmark-end text:name="__RefHeading__15259_1839259021"/></text:h>
      <text:p text:style-name="Text_20_body">This section summarizes the syntax of the script's commands.</text:p>
      <text:p text:style-name="Text_20_body">All variable and object names must be valid python identifiers, meaning they must begin with a letter or underscore, then have an arbitrary number of digits, underscores, and letters following.</text:p>
      <text:p text:style-name="Text_20_body">In the following, <text:span text:style-name="_5f_Point">pt</text:span> denotes a point, <text:span text:style-name="_5f_Line">ln</text:span> denotes a line, <text:span text:style-name="_5f_Plane">pl</text:span> denotes a plane, and <text:span text:style-name="_5f_Object"><text:span text:style-name="T10">o</text:span></text:span> denotes an object that can be a point, line, or plane. <text:s/>Keywords to a command are shown in <text:span text:style-name="Keyword">this</text:span> font and are of the form <text:span text:style-name="Keyword">keyword</text:span>=value where value can be a number, expression, or string.</text:p>
      <text:p text:style-name="Text_20_body">Leading whitespace on commands is ignored (but not if you're within a code block).</text:p>
      <text:p text:style-name="Text_20_body">In the following list of commands, if a command is indicated as taking an optional <text:span text:style-name="T9">[, name]</text:span> argument, this means the result of the command will go into a variable with the indicated name if the name is present; otherwise, the results are printed to stdout.</text:p>
      <text:p text:style-name="Text_20_body">Default values of things are indicated by the following font: <text:s/><text:span text:style-name="Default_20_value">default value</text:span>.</text:p>
      <text:h text:style-name="Heading_20_2" text:outline-level="2"><text:bookmark-start text:name="__RefHeading__15261_1839259021"/>Assignment<text:bookmark-end text:name="__RefHeading__15261_1839259021"/></text:h>
      <text:p text:style-name="Text_20_body">An assignment is of the form <text:span text:style-name="T9">a = b</text:span> where <text:span text:style-name="T9">a</text:span> must be a valid python variable name and <text:span text:style-name="T9">b</text:span> must be an expression or a string representing a number with an optional uncertainty.</text:p>
      <text:p text:style-name="Text_20_body">A useful feature is that you can change the coordinates of an object using an assignment and an attribute of the object. <text:s/>For example, suppose <text:span text:style-name="_5f_Point"><text:span text:style-name="T10">pt</text:span></text:span> is a variable that is a Point object. <text:s/>Then you can change the x coordinate of this point by using the assignment</text:p>
      <text:p text:style-name="Code_20_end">pt.x = 4</text:p>
      <text:p text:style-name="Text_20_body">The Cartesian, cylindrical, and spherical coordinates are attributes of Point objects. <text:s/>Since Lines and Planes are defined by two Point objects (called p and q), you can change the nature of lines and planes too by changing their points. <text:s/>Point attributes that can be changed are <text:span text:style-name="Code">x</text:span>, <text:span text:style-name="Code">y</text:span>, <text:span text:style-name="Code">z</text:span>, <text:span text:style-name="Code">rho</text:span>, <text:span text:style-name="Code">theta</text:span>, <text:span text:style-name="Code">r</text:span>, and <text:span text:style-name="Code">phi</text:span> (see the <text:span text:style-name="Section"><text:bookmark-ref text:reference-format="text" text:ref-name="__RefHeading__15281_1839259021">Notation</text:bookmark-ref></text:span> section for their meanings). <text:s/>If you change or use the angular attributes <text:span text:style-name="Code"><text:span text:style-name="T10">theta</text:span></text:span> or <text:span text:style-name="Code"><text:span text:style-name="T10">phi</text:span></text:span>, it's important to remember that these attributes are in the current angle unit and angle mode (i.e., compass mode, elevation mode, or negative mode corresponding to the commands <text:span text:style-name="_5f_Command">compass</text:span>, <text:span text:style-name="_5f_Command">elev</text:span>, and <text:span text:style-name="_5f_Command">neg</text:span>).</text:p>
      <text:h text:style-name="Heading_20_2" text:outline-level="2"><text:bookmark-start text:name="__RefHeading__15263_1839259021"/>Defining objects<text:bookmark-end text:name="__RefHeading__15263_1839259021"/></text:h>
      <text:p text:style-name="Text_20_body">Points can have mass; you assign a mass by using the <text:span text:style-name="Keyword">m</text:span> keyword. <text:s/>If one or more points have a nonzero mass, then the centroid's location and total mass are printed out when the <text:span text:style-name="_5f_Command">centroid</text:span> command is used. <text:s/>The code allows the mass of a Point to be any object, not just a number. <text:s/>This allows you to perform calculations, then have the resulting points carry some information needed for further processing. <text:s/>Of course, the centroid and total mass won't be calculable.</text:p>
      <text:p text:style-name="Text_20_body">In the following, when a command has a <text:span text:style-name="T9">name</text:span> parameter, a variable by that name will be created with the indicated object.</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Command</text:p>
            </table:table-cell>
            <table:table-cell table:style-name="Table2.B1" office:value-type="string">
              <text:p text:style-name="Table_20_Heading">Details</text:p>
            </table:table-cell>
          </table:table-row>
        </table:table-header-rows>
        <table:table-row>
          <table:table-cell table:style-name="Table2.A2" office:value-type="string">
            <text:p text:style-name="P3"><text:span text:style-name="_5f_Command"><text:span text:style-name="T11">.</text:span></text:span> x, y, [z,] name [, kw]</text:p>
          </table:table-cell>
          <table:table-cell table:style-name="Table2.B2" office:value-type="string">
            <text:p text:style-name="Table_20_Contents">Define a point using rectangular coordinates.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text:span> r, theta, [z,] name [, kw]</text:p>
          </table:table-cell>
          <table:table-cell table:style-name="Table2.B2" office:value-type="string">
            <text:p text:style-name="Table_20_Contents">Define a point using polar coordinates in the plane or cylindrical coordinates in space.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lt;</text:span> r, theta, phi, name </text:p>
            <text:p text:style-name="P3">[, kw]</text:p>
          </table:table-cell>
          <table:table-cell table:style-name="Table2.B2" office:value-type="string">
            <text:p text:style-name="Table_20_Contents">Define a point using spherical coordinates. <text:s/>Keywords: <text:s/><text:span text:style-name="Keyword">m</text:span> for mass. <text:s/><text:span text:style-name="T9">phi</text:span> is measured conventionally from the +z axis (i.e., if <text:span text:style-name="T9">phi</text:span> is zero, the point lies on the z axis).</text:p>
          </table:table-cell>
        </table:table-row>
        <table:table-row>
          <table:table-cell table:style-name="Table2.A2" office:value-type="string">
            <text:p text:style-name="P3"><text:span text:style-name="_5f_Command">|</text:span> <text:span text:style-name="_5f_Point">pt1</text:span>, <text:span text:style-name="_5f_Point">pt2</text:span>, name</text:p>
            <text:p text:style-name="P3"><text:span text:style-name="_5f_Command">|</text:span> <text:span text:style-name="_5f_Point">pt</text:span>, <text:span text:style-name="_5f_Line">ln</text:span>, name [, len=L]</text:p>
            <text:p text:style-name="Table_20_Contents"><text:span text:style-name="_5f_Command"><text:span text:style-name="T10">|</text:span></text:span><text:span text:style-name="T9"> </text:span><text:span text:style-name="_5f_Plane"><text:span text:style-name="T10">pl1</text:span></text:span><text:span text:style-name="T9">, </text:span><text:span text:style-name="_5f_Plane"><text:span text:style-name="T10">pl2</text:span></text:span>, <text:span text:style-name="T9">name</text:span></text:p>
          </table:table-cell>
          <table:table-cell table:style-name="Table2.B2" office:value-type="string">
            <text:p text:style-name="Table_20_Contents">Define a line. <text:s/>You can also consider the line a vector, as it has a magnitude (its length) and direction.</text:p>
            <text:p text:style-name="Table_20_Contents">The first form defines a line segment extending from the two points. <text:s/></text:p>
            <text:p text:style-name="Table_20_Contents">The second form defines a line that goes through the indicated point and has direction defined by the line <text:span text:style-name="_5f_Line">ln</text:span>. <text:s/>If the keyword <text:span text:style-name="Keyword">len</text:span> is given, <text:s/>then the line is of length L from the indicated point in the direction of the line <text:span text:style-name="_5f_Line">ln.</text:span></text:p>
            <text:p text:style-name="Table_20_Contents">The third form is the line defined by the intersection of two planes. <text:s/>The line's orientation will be defined by the cross product of the normals of the two planes.</text:p>
            <text:p text:style-name="Table_20_Contents">Note a line can be defined by two points that are the same; this results in the "zero" line. <text:s/>It behaves like the zero vector and you won't be able to do things like get its direction cosines, unit vector, etc. <text:s/>However, it will work in cross and dot products and can result from e.g. taking the cross product of a line with itself.</text:p>
          </table:table-cell>
        </table:table-row>
        <table:table-row>
          <table:table-cell table:style-name="Table2.A2" office:value-type="string">
            <text:p text:style-name="P11"><text:span text:style-name="_5f_Command">ijk</text:span></text:p>
          </table:table-cell>
          <table:table-cell table:style-name="Table2.B2" office:value-type="string">
            <text:p text:style-name="Table_20_Contents">This is a convenience command that calculates <text:span text:style-name="Important_2c__20_blue">in the current coordinate system</text:span> the Cartesian unit vectors (actually, lines) <text:span text:style-name="_5f_Basic">i</text:span>, <text:span text:style-name="_5f_Basic">j</text:span>, and <text:span text:style-name="_5f_Basic">k</text:span>, the coordinate planes <text:span text:style-name="_5f_Basic">xy</text:span>, <text:span text:style-name="_5f_Basic">xz</text:span>, and <text:span text:style-name="_5f_Basic">yz</text:span>, and the origin point <text:span text:style-name="T9">o</text:span>. <text:s/>If you execute a transformation, they will, in general, no longer be the unit vectors for the current coordinate system.</text:p>
          </table:table-cell>
        </table:table-row>
        <table:table-row>
          <table:table-cell table:style-name="Table2.A2" office:value-type="string">
            <text:p text:style-name="P11"><text:span text:style-name="_5f_Command">plane</text:span> <text:span text:style-name="_5f_Point">pt1</text:span>, <text:span text:style-name="_5f_Point">pt2</text:span>, <text:span text:style-name="_5f_Point">pt3</text:span>, name</text:p>
            <text:p text:style-name="P10"><text:span text:style-name="_5f_Command"><text:span text:style-name="T9">plane</text:span></text:span><text:span text:style-name="T9"> </text:span><text:span text:style-name="_5f_Point"><text:span text:style-name="T10">pt</text:span></text:span><text:span text:style-name="T9">, </text:span><text:span text:style-name="_5f_Line"><text:span text:style-name="T9">ln1</text:span></text:span>, <text:span text:style-name="_5f_Line"><text:span text:style-name="T9">ln2</text:span></text:span><text:span text:style-name="T9">, name</text:span></text:p>
            <text:p text:style-name="P10"><text:span text:style-name="_5f_Command"><text:span text:style-name="T10">plane</text:span></text:span><text:span text:style-name="T9"> </text:span><text:span text:style-name="_5f_Point"><text:span text:style-name="T10">pt</text:span></text:span><text:span text:style-name="T9">, </text:span><text:span text:style-name="_5f_Line"><text:span text:style-name="T10">ln</text:span></text:span><text:span text:style-name="T9">, name</text:span></text:p>
            <text:p text:style-name="P10"><text:span text:style-name="_5f_Command"><text:span text:style-name="T10">plane</text:span></text:span> <text:span text:style-name="_5f_Point">pt</text:span><text:span text:style-name="T9">, </text:span><text:span text:style-name="_5f_Plane"><text:span text:style-name="T10">pl</text:span></text:span><text:span text:style-name="T9">, name</text:span></text:p>
            <text:p text:style-name="P10"><text:span text:style-name="_5f_Command"><text:span text:style-name="T10">plane</text:span></text:span><text:span text:style-name="T9"> </text:span><text:span text:style-name="_5f_Line"><text:span text:style-name="T10">ln1</text:span></text:span><text:span text:style-name="T9">, </text:span><text:span text:style-name="_5f_Line"><text:span text:style-name="T10">ln2</text:span></text:span><text:span text:style-name="T9">, name</text:span></text:p>
          </table:table-cell>
          <table:table-cell table:style-name="Table2.B2" office:value-type="string">
            <text:p text:style-name="Table_20_Contents">Define a plane. <text:s/>For the first form, the three points must not be collinear.</text:p>
            <text:p text:style-name="Table_20_Contents">For the second form, the plane's normal will be in the direction of the cross product of the two lines' direction vectors and the plane will contain the indicated point.</text:p>
            <text:p text:style-name="Table_20_Contents">For the third form, the plane will contain the point and the line is its normal.</text:p>
            <text:p text:style-name="Table_20_Contents">For the fourth, the new plane will contain the indicated point and be parallel to the given plane.</text:p>
            <text:p text:style-name="Table_20_Contents">For the fifth, if the lines intersect, then the plane will contain the lines and the cross product defines the plane's normal. <text:s/>If they don't intersect, the plane contains the first line and is parallel to the second.</text:p>
          </table:table-cell>
        </table:table-row>
      </table:table>
      <text:h text:style-name="Heading_20_2" text:outline-level="2"><text:bookmark-start text:name="__RefHeading__15265_1839259021"/>Transformations<text:bookmark-end text:name="__RefHeading__15265_1839259021"/></text:h>
      <text:p text:style-name="Text_20_body">These transformations change the current coordinate system in some way.</text:p>
      <table:table table:name="Table8" table:style-name="Table8">
        <table:table-column table:style-name="Table8.A"/>
        <table:table-column table:style-name="Table8.B"/>
        <table:table-header-rows>
          <table:table-row>
            <table:table-cell table:style-name="Table8.A1" office:value-type="string">
              <text:p text:style-name="Table_20_Heading">Command</text:p>
            </table:table-cell>
            <table:table-cell table:style-name="Table8.B1" office:value-type="string">
              <text:p text:style-name="Table_20_Heading">Details</text:p>
            </table:table-cell>
          </table:table-row>
        </table:table-header-rows>
        <table:table-row>
          <table:table-cell table:style-name="Table8.A2" office:value-type="string">
            <text:p text:style-name="Table_20_Contents"><text:span text:style-name="_5f_Command"><text:span text:style-name="T9">pop </text:span></text:span><text:span text:style-name="_5f_Basic"><text:span text:style-name="T12">[name]</text:span></text:span></text:p>
          </table:table-cell>
          <table:table-cell table:style-name="Table8.B2" office:value-type="string">
            <text:p text:style-name="Table_20_Contents">Pop a coordinate system off the stack and use this as the current coordinate system. <text:s/>If <text:span text:style-name="T9">name</text:span> is present, put the popped coordinate system into the <text:soft-page-break/>variable named <text:span text:style-name="T9">name</text:span>. <text:s/>(What is actually popped off the stack is the 16-element coordinate transformation matrix.)</text:p>
          </table:table-cell>
        </table:table-row>
        <table:table-row>
          <table:table-cell table:style-name="Table8.A2" office:value-type="string">
            <text:p text:style-name="Table_20_Contents"><text:span text:style-name="_5f_Command"><text:span text:style-name="T9">push </text:span></text:span><text:span text:style-name="_5f_Basic"><text:span text:style-name="T12">[name]</text:span></text:span></text:p>
          </table:table-cell>
          <table:table-cell table:style-name="Table8.B2" office:value-type="string">
            <text:p text:style-name="Table_20_Contents">Push the current coordinate system (i.e., coordinate transformation matrix) onto the stack. <text:s/>If <text:span text:style-name="T9">name</text:span> is present, use the coordinate transformation matrix referenced by the variable <text:span text:style-name="T9">name</text:span> after pushing the current coordinate transformation matrix onto an internal stack. <text:s/>The variable <text:span text:style-name="T9">name</text:span> must contain a coordinate system gotten with a previous <text:span text:style-name="_5f_Command">pop</text:span> command.</text:p>
          </table:table-cell>
        </table:table-row>
        <table:table-row>
          <table:table-cell table:style-name="Table8.A2" office:value-type="string">
            <text:p text:style-name="P3"><text:span text:style-name="_5f_Command">reset</text:span></text:p>
          </table:table-cell>
          <table:table-cell table:style-name="Table8.B2" office:value-type="string">
            <text:p text:style-name="Table_20_Contents">Remove all applied transformations and use the default coordinate system. <text:s/>This command also deletes the contents of the internal stack.</text:p>
          </table:table-cell>
        </table:table-row>
        <table:table-row>
          <table:table-cell table:style-name="Table8.A2" office:value-type="string">
            <text:p text:style-name="P3"><text:span text:style-name="_5f_Command">rotate</text:span> theta [, axis]</text:p>
          </table:table-cell>
          <table:table-cell table:style-name="Table8.B2" office:value-type="string">
            <text:p text:style-name="Table_20_Contents">Rotate the coordinate system around an axis by the indicated angle. <text:s/>If <text:span text:style-name="T9">axis</text:span> is not given, it defaults to the z axis. <text:s/>If <text:span text:style-name="T9">axis</text:span> is given, it must be a line object that defines a vector direction <text:span text:style-name="T9">r</text:span>. <text:s/>The rotation direction is counterclockwise about the axis when the axis' unit vector points into your eye.</text:p>
          </table:table-cell>
        </table:table-row>
        <table:table-row>
          <table:table-cell table:style-name="Table8.A2" office:value-type="string">
            <text:p text:style-name="P3"><text:span text:style-name="_5f_Command">scale</text:span> sx [, sy [, sz]]</text:p>
          </table:table-cell>
          <table:table-cell table:style-name="Table8.B2" office:value-type="string">
            <text:p text:style-name="Table_20_Contents">Scale the coordinate axes measurements (i.e, a dilatation transformation). <text:s/><text:span text:style-name="T9">sy</text:span> and <text:span text:style-name="T9">sz</text:span> default to <text:span text:style-name="Default_20_value">1</text:span>. <text:s/>If only <text:span text:style-name="T9">sx</text:span> is given, the transformation is isotropic and applied to all three of the coordinate directions. <text:s/>For an anisotropic transformation, you must supply at least two parameters.</text:p>
          </table:table-cell>
        </table:table-row>
        <table:table-row>
          <table:table-cell table:style-name="Table8.A2" office:value-type="string">
            <text:p text:style-name="P3"><text:span text:style-name="_5f_Command">translate</text:span> x, y [, z]</text:p>
            <text:p text:style-name="P3"><text:span text:style-name="_5f_Command">translate </text:span><text:span text:style-name="_5f_Point">pt</text:span></text:p>
          </table:table-cell>
          <table:table-cell table:style-name="Table8.B2" office:value-type="string">
            <text:p text:style-name="Table_20_Contents">Translate the origin to a point. <text:s/>z will be zero if not given. <text:s/>The second form lets you use a defined point as the new origin.</text:p>
          </table:table-cell>
        </table:table-row>
        <table:table-row>
          <table:table-cell table:style-name="Table8.A2" office:value-type="string">
            <text:p text:style-name="P3"><text:span text:style-name="_5f_Command">xy</text:span> <text:span text:style-name="_5f_Plane">pl</text:span></text:p>
            <text:p text:style-name="P3"><text:span text:style-name="_5f_Command">xz</text:span> <text:span text:style-name="_5f_Plane">pl</text:span></text:p>
            <text:p text:style-name="P3"><text:span text:style-name="_5f_Command">yz</text:span> <text:span text:style-name="_5f_Plane">pl</text:span></text:p>
          </table:table-cell>
          <table:table-cell table:style-name="Table8.B2" office:value-type="string">
            <text:p text:style-name="Table_20_Contents">Make the argument plane <text:span text:style-name="_5f_Plane">pl</text:span> parallel to the indicated coordinate plane by a rotation.</text:p>
          </table:table-cell>
        </table:table-row>
      </table:table>
      <text:p text:style-name="Standard"/>
      <text:h text:style-name="Heading_20_2" text:outline-level="2"><text:bookmark-start text:name="__RefHeading__15267_1839259021"/>Change an object<text:bookmark-end text:name="__RefHeading__15267_1839259021"/></text:h>
      <text:p text:style-name="Text_20_body"><text:span text:style-name="Important_2c__20_red">Important: <text:s/>these commands will change the objects they operate on</text:span>. <text:s/>Make copies first of any objects you wish to keep unaltered and use the following commands on the copies. <text:s/>The easiest way to make a copy of object A is to use an assignment command:</text:p>
      <text:p text:style-name="Code_20_end">B = A.copy</text:p>
      <table:table table:name="Table16" table:style-name="Table16">
        <table:table-column table:style-name="Table16.A"/>
        <table:table-column table:style-name="Table16.B"/>
        <table:table-header-rows>
          <table:table-row>
            <table:table-cell table:style-name="Table16.A1" office:value-type="string">
              <text:p text:style-name="Table_20_Heading">Command</text:p>
            </table:table-cell>
            <table:table-cell table:style-name="Table16.B1" office:value-type="string">
              <text:p text:style-name="Table_20_Heading">Details</text:p>
            </table:table-cell>
          </table:table-row>
        </table:table-header-rows>
        <table:table-row>
          <table:table-cell table:style-name="Table16.A2" office:value-type="string">
            <text:p text:style-name="P3"><text:span text:style-name="_5f_Command">length</text:span> <text:span text:style-name="_5f_Line">ln</text:span>, L</text:p>
            <text:p text:style-name="P3"><text:span text:style-name="_5f_Command">length</text:span> <text:span text:style-name="_5f_Plane">pl</text:span>, L</text:p>
          </table:table-cell>
          <table:table-cell table:style-name="Table16.B2" office:value-type="string">
            <text:p text:style-name="Table_20_Contents">Change the length of a line or (a plane's vector) to the value L. <text:s/>Since a line can be considered a vector, this in reality changes the magnitude of the vector.</text:p>
          </table:table-cell>
        </table:table-row>
        <table:table-row>
          <table:table-cell table:style-name="Table16.A2" office:value-type="string">
            <text:p text:style-name="P3"><text:span text:style-name="_5f_Command">locate </text:span><text:span text:style-name="_5f_Object">o1</text:span><text:span text:style-name="_5f_Command">, </text:span><text:span text:style-name="_5f_Object">o2</text:span></text:p>
          </table:table-cell>
          <table:table-cell table:style-name="Table16.B2" office:value-type="string">
            <text:p text:style-name="Table_20_Contents">Take the point <text:span text:style-name="_5f_Object">o2</text:span> (or the <text:span text:style-name="T9">p</text:span>-point of a line or plane) and set the point <text:span text:style-name="_5f_Object">o1</text:span> (or the <text:span text:style-name="T9">p</text:span>-point of a line or plane) to this point. <text:s/>If <text:span text:style-name="_5f_Object">o1</text:span> is a line or plane, maintain the same orientation.</text:p>
          </table:table-cell>
        </table:table-row>
        <table:table-row>
          <table:table-cell table:style-name="Table16.A2" office:value-type="string">
            <text:p text:style-name="Table_20_Contents"><text:span text:style-name="_5f_Command"><text:span text:style-name="T9">project</text:span></text:span><text:span text:style-name="T9"> </text:span><text:span text:style-name="_5f_Plane"><text:span text:style-name="T10">pl</text:span></text:span><text:span text:style-name="T9">, </text:span><text:span text:style-name="_5f_Object"><text:span text:style-name="T10">o1</text:span></text:span><text:span text:style-name="T9"> [, </text:span><text:span text:style-name="_5f_Object"><text:span text:style-name="T10">o2</text:span></text:span><text:span text:style-name="T9"> ...]</text:span></text:p>
          </table:table-cell>
          <table:table-cell table:style-name="Table16.B2" office:value-type="string">
            <text:p text:style-name="Table_20_Contents">Project the objects onto plane <text:span text:style-name="_5f_Plane"><text:span text:style-name="T10">pl</text:span></text:span>. <text:s/>The projected objects can be points and lines. <text:s/>A line that is perpendicular to the plane will be projected into a point; the variable naming that line will thus subsequently hold a point.</text:p>
            <text:p text:style-name="Table_20_Contents">If an <text:span text:style-name="_5f_Command">eye</text:span> command has been executed with a point argument to locate the observer's eye, the projection will be a projective transformation; otherwise, it will be an orthogonal transformation.</text:p>
          </table:table-cell>
        </table:table-row>
        <table:table-row>
          <table:table-cell table:style-name="Table16.A2" office:value-type="string">
            <text:p text:style-name="P3"><text:span text:style-name="_5f_Command">reflect</text:span> <text:span text:style-name="_5f_Point">pt</text:span>, <text:span text:style-name="_5f_Object">o1</text:span> [, <text:span text:style-name="_5f_Object">o2</text:span> ...]</text:p>
            <text:p text:style-name="P3"><text:span text:style-name="_5f_Command">reflect</text:span> <text:span text:style-name="_5f_Line">ln,</text:span> <text:span text:style-name="_5f_Object">o1</text:span> [, <text:span text:style-name="_5f_Object">o2</text:span> ...]</text:p>
            <text:p text:style-name="P3"><text:soft-page-break/><text:span text:style-name="_5f_Command">reflect</text:span> <text:span text:style-name="_5f_Plane">pl,</text:span> <text:span text:style-name="_5f_Object">o1</text:span> [, <text:span text:style-name="_5f_Object">o2</text:span> ...]</text:p>
          </table:table-cell>
          <table:table-cell table:style-name="Table16.B2" office:value-type="string">
            <text:p text:style-name="Table_20_Contents">Reflect objects about a point, line, or plane. <text:s/>If you want to reflect about a line, the line and all the objects must be in the xy plane.</text:p>
          </table:table-cell>
        </table:table-row>
      </table:table>
      <text:h text:style-name="Heading_20_2" text:outline-level="2"><text:bookmark-start text:name="__RefHeading__15269_1839259021"/>Calculated things<text:bookmark-end text:name="__RefHeading__15269_1839259021"/></text:h>
      <table:table table:name="Table7" table:style-name="Table7">
        <table:table-column table:style-name="Table7.A"/>
        <table:table-column table:style-name="Table7.B"/>
        <table:table-header-rows>
          <table:table-row>
            <table:table-cell table:style-name="Table7.A1" office:value-type="string">
              <text:p text:style-name="Table_20_Heading">Command</text:p>
            </table:table-cell>
            <table:table-cell table:style-name="Table7.B1" office:value-type="string">
              <text:p text:style-name="Table_20_Heading">Details</text:p>
            </table:table-cell>
          </table:table-row>
        </table:table-header-rows>
        <table:table-row>
          <table:table-cell table:style-name="Table7.A2" office:value-type="string">
            <text:p text:style-name="Table_20_Contents"><text:span text:style-name="_5f_Command"><text:span text:style-name="T9">angle </text:span></text:span><text:span text:style-name="_5f_Point"><text:span text:style-name="T10">pt1,</text:span></text:span><text:span text:style-name="_5f_Command"><text:span text:style-name="T9"> </text:span></text:span><text:span text:style-name="_5f_Point"><text:span text:style-name="T10">pt2</text:span></text:span><text:span text:style-name="_5f_Command"><text:span text:style-name="T9"> </text:span></text:span><text:span text:style-name="_5f_Basic"><text:span text:style-name="T10">[, name]</text:span></text:span></text:p>
            <text:p text:style-name="Table_20_Contents"><text:span text:style-name="_5f_Command"><text:span text:style-name="T9">angle</text:span></text:span><text:span text:style-name="T9"> </text:span><text:span text:style-name="_5f_Line"><text:span text:style-name="T9">ln1,</text:span></text:span><text:span text:style-name="T9"> </text:span><text:span text:style-name="_5f_Line"><text:span text:style-name="T9">ln2</text:span></text:span><text:span text:style-name="T9"> [, name]</text:span></text:p>
            <text:p text:style-name="Table_20_Contents"><text:span text:style-name="_5f_Command"><text:span text:style-name="T9">angle</text:span></text:span><text:span text:style-name="T9"> </text:span><text:span text:style-name="_5f_Line"><text:span text:style-name="T9">ln,</text:span></text:span><text:span text:style-name="T9"> </text:span><text:span text:style-name="_5f_Plane"><text:span text:style-name="T9">pl</text:span></text:span><text:span text:style-name="T9"> [, name]</text:span></text:p>
            <text:p text:style-name="Table_20_Contents"><text:span text:style-name="_5f_Command"><text:span text:style-name="T9">angle</text:span></text:span><text:span text:style-name="T9"> </text:span><text:span text:style-name="_5f_Plane"><text:span text:style-name="T9">pl1,</text:span></text:span><text:span text:style-name="T9"> </text:span><text:span text:style-name="_5f_Plane"><text:span text:style-name="T9">pl2</text:span></text:span><text:span text:style-name="T9"> [, name]</text:span></text:p>
          </table:table-cell>
          <table:table-cell table:style-name="Table7.B2" office:value-type="string">
            <text:p text:style-name="Table_20_Contents">Print the angle between two objects. <text:s/>For the two points, the angle is between their position vectors. <text:s/>If the lines don't intersect, one is parallel-transported until it intersects the other line. <text:s/>For two planes, the angle is the angle between the planes' normals. <text:s/>Between a line and a plane, the angle is the complement of the angle between the plane's normal and the line. <text:s/>If <text:span text:style-name="T9">name</text:span> is given, then the result is put into the indicated variable; otherwise, the result is printed.</text:p>
            <text:p text:style-name="Table_20_Contents">The angle is gotten from the inverse cosine of the dot product of the relevant vectors.</text:p>
          </table:table-cell>
        </table:table-row>
        <table:table-row>
          <table:table-cell table:style-name="Table7.A2" office:value-type="string">
            <text:p text:style-name="P3"><text:span text:style-name="_5f_Command">area</text:span> <text:span text:style-name="_5f_Point">pt1</text:span>, <text:span text:style-name="_5f_Point">pt2</text:span>, <text:span text:style-name="_5f_Point">pt3</text:span>, [, <text:span text:style-name="_5f_Point">pt4</text:span> ...]</text:p>
          </table:table-cell>
          <table:table-cell table:style-name="Table7.B3" office:value-type="string">
            <text:p text:style-name="Table_20_Contents">Print the area of a polygon in the xy plane. <text:s/>You'll get a warning message if the polygon is self-intersecting.</text:p>
          </table:table-cell>
        </table:table-row>
        <table:table-row>
          <table:table-cell table:style-name="Table7.A2" office:value-type="string">
            <text:p text:style-name="Table_20_Contents"><text:span text:style-name="_5f_Command"><text:span text:style-name="T9">centroid </text:span></text:span><text:span text:style-name="_5f_Point"><text:span text:style-name="T10">[pt1, pt2, ...]</text:span></text:span></text:p>
          </table:table-cell>
          <table:table-cell table:style-name="Table7.B3" office:value-type="string">
            <text:p text:style-name="Table_20_Contents">If <text:span text:style-name="_5f_Point">pt1</text:span>, <text:span text:style-name="_5f_Point">pt2</text:span>, ... are given, print the centroid and mass for those points. <text:s/>Otherwise, print them for all points that have nonzero mass. <text:s/>Since you might want to use the point and mass later, they are saved in the variables <text:span text:style-name="Code">total_mass</text:span> and <text:span text:style-name="Code">centroid</text:span>.</text:p>
          </table:table-cell>
        </table:table-row>
        <table:table-row>
          <table:table-cell table:style-name="Table7.A2" office:value-type="string">
            <text:p text:style-name="P3"><text:span text:style-name="_5f_Command">circ3</text:span> <text:span text:style-name="_5f_Point">pt1</text:span>, <text:span text:style-name="_5f_Point">pt2</text:span>, <text:span text:style-name="_5f_Point">pt3</text:span></text:p>
          </table:table-cell>
          <table:table-cell table:style-name="Table7.B3" office:value-type="string">
            <text:p text:style-name="Table_20_Contents">Given three noncollinear points, print the center, radius, and diameter of the inscribed and circumscribed circles. <text:s/>The points must be in the xy plane.</text:p>
          </table:table-cell>
        </table:table-row>
        <table:table-row>
          <table:table-cell table:style-name="Table7.A2" office:value-type="string">
            <text:p text:style-name="Table_20_Contents"><text:span text:style-name="_5f_Command">cross</text:span><text:span text:style-name="T9"> </text:span><text:span text:style-name="_5f_Object"><text:span text:style-name="T10">o1</text:span></text:span><text:span text:style-name="T9">, </text:span><text:span text:style-name="_5f_Object"><text:span text:style-name="T10">o2</text:span></text:span><text:span text:style-name="_5f_Line"><text:span text:style-name="T10"> [, </text:span></text:span><text:span text:style-name="T9">name]</text:span></text:p>
          </table:table-cell>
          <table:table-cell table:style-name="Table7.B2" office:value-type="string">
            <text:p text:style-name="Table_20_Contents">Calculate the cross product of two objects. <text:s/>If one of the objects is a point, it is interpreted as a position vector. <text:s/>If the object is a plane, the plane's unit normal vector will be used. <text:s/>All the geometric objects have vector interpretations and thus have cross products. <text:s/>If <text:span text:style-name="_5f_Basic">name</text:span> is given, put the result into it; otherwise, print the result.</text:p>
          </table:table-cell>
        </table:table-row>
        <table:table-row>
          <table:table-cell table:style-name="Table7.A2" office:value-type="string">
            <text:p text:style-name="P3"><text:span text:style-name="_5f_Command">dc</text:span> <text:span text:style-name="_5f_Object">o1</text:span> [, <text:span text:style-name="_5f_Object">o2</text:span> ...]</text:p>
          </table:table-cell>
          <table:table-cell table:style-name="Table7.B2" office:value-type="string">
            <text:p text:style-name="Table_20_Contents">Prints the direction cosines and direction angles of the given objects. <text:s/>Direction cosines are on the closed interval [-1, 1] and direction angles are on the closed interval [0, <text:span text:style-name="T5"></text:span>]. Note this is different than some textbooks, where the direction angles are on the half-open interval [0, <text:span text:style-name="T5"></text:span>). <text:s/>For example, a position vector (0, 0, -1) will have direction angles of [<text:span text:style-name="T5">/2</text:span>, <text:span text:style-name="T5"></text:span>, <text:span text:style-name="T5"></text:span>/2].</text:p>
            <text:p text:style-name="Table_20_Contents">If you need to put the direction cosines into a variable, you can use a python command such as</text:p>
            <text:p text:style-name="Code_20_end">dircos = object.dc</text:p>
            <text:p text:style-name="Table_20_Contents">The <text:span text:style-name="Code">dc</text:span> attribute returns a 3-tuple of the direction cosines.</text:p>
          </table:table-cell>
        </table:table-row>
        <table:table-row>
          <table:table-cell table:style-name="Table7.A2" office:value-type="string">
            <text:p text:style-name="P3"><text:span text:style-name="_5f_Command">dist</text:span> <text:span text:style-name="_5f_Object">o1</text:span>, <text:span text:style-name="_5f_Object">o2</text:span> [, name]</text:p>
          </table:table-cell>
          <table:table-cell table:style-name="Table7.B2" office:value-type="string">
            <text:p text:style-name="Table_20_Contents">Print the distance between the two indicated objects; if <text:span text:style-name="T9">name</text:span> is present, put the distance into a variable with that name.</text:p>
            <text:list xml:id="list36234656" text:continue-list="list2178080653019242308" text:style-name="Bullets_20_-_20_diamonds">
              <text:list-item>
                <text:p text:style-name="P18">Point and point: <text:s/>the usual Euclidean distance.</text:p>
              </text:list-item>
              <text:list-item>
                <text:p text:style-name="P18">Point and line: <text:s/>the length of a line that is perpendicular to the given line and passes through the point.</text:p>
              </text:list-item>
              <text:list-item>
                <text:p text:style-name="P18">Line and line: <text:s/>the length of a line that is perpendicular to both lines and intersects them both. <text:s/>If the lines are in the same plane and not parallel, then the distance will be zero because the lines <text:soft-page-break/>intersect.</text:p>
              </text:list-item>
              <text:list-item>
                <text:p text:style-name="P18">Line and plane: <text:s/>the line must be parallel to the plane; the distance is the perpendicular distance between the line and plane.</text:p>
              </text:list-item>
              <text:list-item>
                <text:p text:style-name="P18">Plane and plane: <text:s/>the two planes must be parallel.</text:p>
              </text:list-item>
            </text:list>
          </table:table-cell>
        </table:table-row>
        <table:table-row>
          <table:table-cell table:style-name="Table7.A2" office:value-type="string">
            <text:p text:style-name="Table_20_Contents"><text:span text:style-name="_5f_Command"><text:span text:style-name="T9">dot </text:span></text:span><text:span text:style-name="_5f_Object"><text:span text:style-name="T10">o1</text:span></text:span><text:span text:style-name="_5f_Command"><text:span text:style-name="T9">, </text:span></text:span><text:span text:style-name="_5f_Object"><text:span text:style-name="T10">o2</text:span></text:span><text:span text:style-name="_5f_Command"><text:span text:style-name="T9"> </text:span></text:span><text:span text:style-name="T9">[,</text:span><text:span text:style-name="_5f_Command"><text:span text:style-name="T9"> </text:span></text:span><text:span text:style-name="T9">name]</text:span></text:p>
          </table:table-cell>
          <table:table-cell table:style-name="Table7.B3" office:value-type="string">
            <text:p text:style-name="Table_20_Contents">Calculate the dot product of two objects. <text:s/>The objects as vectors are interpreted the same way as is done for the cross product.</text:p>
          </table:table-cell>
        </table:table-row>
        <table:table-row>
          <table:table-cell table:style-name="Table7.A2" office:value-type="string">
            <text:p text:style-name="Table_20_Contents"><text:span text:style-name="_5f_Command">eye</text:span> [<text:span text:style-name="_5f_Object">o</text:span>]</text:p>
          </table:table-cell>
          <table:table-cell table:style-name="Table7.B3" office:value-type="string">
            <text:p text:style-name="Table_20_Contents">If an object is included, set the eye point for projective transformations. <text:s/>The object can be a point, line, or plane. <text:s/>If it is a line or a plane, it is the <text:span text:style-name="T9">p</text:span> point of the object that is used as the eye point. <text:s/>If no argument is given, it resets the eye point to None, meaning any transformations made by the <text:span text:style-name="_5f_Command">project</text:span> command are orthogonal projections.</text:p>
          </table:table-cell>
        </table:table-row>
        <table:table-row>
          <table:table-cell table:style-name="Table7.A2" office:value-type="string">
            <text:p text:style-name="P3"><text:span text:style-name="_5f_Command">intersect</text:span> <text:span text:style-name="_5f_Object">o1</text:span>, <text:span text:style-name="_5f_Object">o2</text:span> [, name]</text:p>
          </table:table-cell>
          <table:table-cell table:style-name="Table7.B2" office:value-type="string">
            <text:p text:style-name="Table_20_Contents">Intersect the two objects <text:span text:style-name="_5f_Object">o1</text:span> and <text:span text:style-name="_5f_Object">o2</text:span>; their intersection will be one of the primitive geometric objects supported by this program.</text:p>
            <text:p text:style-name="Table_20_Contents">The value will be <text:span text:style-name="T9">None</text:span> if the objects don't intersect.</text:p>
          </table:table-cell>
        </table:table-row>
        <table:table-row>
          <table:table-cell table:style-name="Table7.A2" office:value-type="string">
            <text:p text:style-name="Table_20_Contents"><text:span text:style-name="_5f_Command"><text:span text:style-name="T9">perp</text:span></text:span><text:span text:style-name="T9"> </text:span><text:span text:style-name="_5f_Point"><text:span text:style-name="T10">pt</text:span></text:span><text:span text:style-name="T9">, </text:span><text:span text:style-name="_5f_Line"><text:span text:style-name="T9">ln</text:span></text:span><text:span text:style-name="T9"> [, name]</text:span></text:p>
            <text:p text:style-name="Table_20_Contents"><text:span text:style-name="_5f_Command"><text:span text:style-name="T10">perp</text:span></text:span><text:span text:style-name="T9"> </text:span><text:span text:style-name="_5f_Point"><text:span text:style-name="T10">pt</text:span></text:span><text:span text:style-name="T9">, </text:span><text:span text:style-name="_5f_Plane"><text:span text:style-name="T10">pl</text:span></text:span><text:span text:style-name="T9"> [, name]</text:span></text:p>
          </table:table-cell>
          <table:table-cell table:style-name="Table7.B2" office:value-type="string">
            <text:p text:style-name="Table_20_Contents">Create a line perpendicular to the indicated object. <text:s/></text:p>
            <text:p text:style-name="Table_20_Contents">For the first form, the resulting line will pass through the point and be perpendicular to the given line.</text:p>
            <text:p text:style-name="Table_20_Contents">For the second form, the resulting line's direction will perpendicular to the plane and point toward the point (i.e., the point will lie on a normal to the plane).</text:p>
          </table:table-cell>
        </table:table-row>
        <table:table-row>
          <table:table-cell table:style-name="Table7.A2" office:value-type="string">
            <text:p text:style-name="Table_20_Contents"><text:span text:style-name="_5f_Command">rotaxis</text:span><text:span text:style-name="T9"> angle, axis</text:span></text:p>
          </table:table-cell>
          <table:table-cell table:style-name="Table7.B2" office:value-type="string">
            <text:p text:style-name="Table_20_Contents">Print the axis of rotation and angle of rotation in current coordinates if scale and translation transformations have not been applied into the variables named by <text:span text:style-name="T9">angle</text:span> and <text:span text:style-name="T9">axis</text:span>. <text:s/>If you have applied a <text:span text:style-name="_5f_Command">translation</text:span> or a <text:span text:style-name="_5f_Command">scale</text:span> command, the <text:span text:style-name="_5f_Command">rotaxis</text:span> command will fail. <text:s/>The printed rotation is the same as the product of all rotation transformations made up to this point.</text:p>
          </table:table-cell>
        </table:table-row>
        <table:table-row>
          <table:table-cell table:style-name="Table7.A2" office:value-type="string">
            <text:p text:style-name="Table_20_Contents"><text:span text:style-name="_5f_Command"><text:span text:style-name="T9">s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scalar triple product of the three objects. <text:s/>For three vectors <draw:frame draw:style-name="fr2" draw:name="Object85" text:anchor-type="as-char" svg:width="12.54mm" svg:height="4.32mm" draw:z-index="34"><draw:object xlink:href="./Object 85" xlink:type="simple" xlink:show="embed" xlink:actuate="onLoad"/><draw:image xlink:href="./ObjectReplacements/Object 85" xlink:type="simple" xlink:show="embed" xlink:actuate="onLoad"/></draw:frame>, the scalar triple product is <draw:frame draw:style-name="fr1" draw:name="Object86" text:anchor-type="as-char" svg:y="-3.46mm" svg:width="14.48mm" svg:height="4.46mm" draw:z-index="35"><draw:object xlink:href="./Object 86" xlink:type="simple" xlink:show="embed" xlink:actuate="onLoad"/><draw:image xlink:href="./ObjectReplacements/Object 86" xlink:type="simple" xlink:show="embed" xlink:actuate="onLoad"/></draw:frame>.</text:p>
          </table:table-cell>
        </table:table-row>
        <table:table-row>
          <table:table-cell table:style-name="Table7.A2" office:value-type="string">
            <text:p text:style-name="P3"><text:span text:style-name="_5f_Command">trace</text:span> pt1 [, pt2 ...]</text:p>
          </table:table-cell>
          <table:table-cell table:style-name="Table7.B2" office:value-type="string">
            <text:p text:style-name="Table_20_Contents">Print the traces in current coordinates for the indicated points. <text:s/>The x trace is the angle between the +x axis and the point orthogonally projected into the xz plane. <text:s/>The y trace is the angle between the +y axis and the point projected into the yz plane. <text:s/>The z trace is the same as the <text:span text:style-name="T5"></text:span> angle in spherical coordinates. <text:s/>Undefined for lines or planes. The term trace as used here is analogous to the notion of the trace of a plane, which is a line of intersection of a plane with the coordinate planes [schmall:295:310]. <text:s/>I'll also call traces "projection angles".</text:p>
            <text:p text:style-name="Table_20_Contents">Traces are useful in the shop and for measuring things; see the file <text:span text:style-name="Code">sine_sticks.pdf</text:span> at <text:a xlink:type="simple" xlink:href="https://someonesdad1.github.io/hobbyutil/project_list.html" text:style-name="Internet_20_link" text:visited-style-name="Visited_20_Internet_20_Link">https://someonesdad1.github.io/hobbyutil/project_list.html</text:a>.</text:p>
          </table:table-cell>
        </table:table-row>
        <table:table-row>
          <table:table-cell table:style-name="Table7.A2" office:value-type="string">
            <text:p text:style-name="Table_20_Contents"><text:span text:style-name="_5f_Command"><text:span text:style-name="T10">v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vector triple product of the three objects. <text:s/>A line object will be returned. <text:s/>For three vectors <draw:frame draw:style-name="fr1" draw:name="Object87" text:anchor-type="as-char" svg:y="-3.39mm" svg:width="12.54mm" svg:height="4.32mm" draw:z-index="36"><draw:object xlink:href="./Object 87" xlink:type="simple" xlink:show="embed" xlink:actuate="onLoad"/><draw:image xlink:href="./ObjectReplacements/Object 87" xlink:type="simple" xlink:show="embed" xlink:actuate="onLoad"/><svg:desc>formula</svg:desc></draw:frame>, the vector triple product is <draw:frame draw:style-name="fr1" draw:name="Object88" text:anchor-type="as-char" svg:y="-3.47mm" svg:width="16.6mm" svg:height="4.5mm" draw:z-index="37"><draw:object xlink:href="./Object 88" xlink:type="simple" xlink:show="embed" xlink:actuate="onLoad"/><draw:image xlink:href="./ObjectReplacements/Object 88" xlink:type="simple" xlink:show="embed" xlink:actuate="onLoad"/><svg:desc>formula</svg:desc></draw:frame>.</text:p>
          </table:table-cell>
        </table:table-row>
      </table:table>
      <text:h text:style-name="Heading_20_2" text:outline-level="2"><text:bookmark-start text:name="__RefHeading__15271_1839259021"/><text:soft-page-break/>Utility or state-changing commands<text:bookmark-end text:name="__RefHeading__15271_1839259021"/></text:h>
      <text:p text:style-name="Text_20_body">In the following commands, any command listed with an argument of <text:span text:style-name="T9">[on|off]</text:span> can have an expression as an argument; if the expression is True, it is equivalent to <text:span text:style-name="T9">on</text:span>.</text:p>
      <table:table table:name="Table9" table:style-name="Table9">
        <table:table-column table:style-name="Table9.A"/>
        <table:table-column table:style-name="Table9.B"/>
        <table:table-header-rows>
          <table:table-row>
            <table:table-cell table:style-name="Table9.A1" office:value-type="string">
              <text:p text:style-name="Table_20_Heading">Command</text:p>
            </table:table-cell>
            <table:table-cell table:style-name="Table9.B1" office:value-type="string">
              <text:p text:style-name="Table_20_Heading">Details</text:p>
            </table:table-cell>
          </table:table-row>
        </table:table-header-rows>
        <table:table-row>
          <table:table-cell table:style-name="Table9.A2" office:value-type="string">
            <text:p text:style-name="P3"><text:span text:style-name="_5f_Command">!</text:span> statement</text:p>
          </table:table-cell>
          <table:table-cell table:style-name="Table9.B2" office:value-type="string">
            <text:p text:style-name="Table_20_Contents">Execute an arbitrary python statement. <text:s/>A handy function is <text:span text:style-name="Code">out()</text:span>; it converts each of its arguments to a string and sends them to stdout. <text:s/>You can change the separation string, the stream the output goes to, and whether a newline is output at the end.</text:p>
          </table:table-cell>
        </table:table-row>
        <table:table-row>
          <table:table-cell table:style-name="Table9.A2" office:value-type="string">
            <text:p text:style-name="Table_20_Contents"><text:span text:style-name="_5f_Command"><text:span text:style-name="T9">{ </text:span></text:span><text:span text:style-name="T9">and</text:span><text:span text:style-name="_5f_Command"><text:span text:style-name="T9"> </text:span></text:span></text:p>
            <text:p text:style-name="P3"><text:span text:style-name="_5f_Command">}</text:span></text:p>
          </table:table-cell>
          <table:table-cell table:style-name="Table9.B2" office:value-type="string">
            <text:p text:style-name="Table_20_Contents">Allow execution of an arbitrary block of python code between the braces (the braces must be on their own lines). <text:s/>Your code must obey python's indentation semantics. <text:s/>You can e.g. define variables, functions, and classes that will be accessible in subsequent code and import needed libraries.</text:p>
          </table:table-cell>
        </table:table-row>
        <table:table-row>
          <table:table-cell table:style-name="Table9.A2" office:value-type="string">
            <text:p text:style-name="P3"><text:span text:style-name="_5f_Command">alphabetical</text:span> on|off</text:p>
          </table:table-cell>
          <table:table-cell table:style-name="Table9.B2" office:value-type="string">
            <text:p text:style-name="Table_20_Contents">If you use a bare <text:span text:style-name="_5f_Command">print</text:span> command, the default behavior is to print the objects in the order they were defined. <text:s/>If you turn alphabetical on, the objects are sorted by name.</text:p>
          </table:table-cell>
        </table:table-row>
        <table:table-row>
          <table:table-cell table:style-name="Table9.A2" office:value-type="string">
            <text:p text:style-name="P3"><text:span text:style-name="_5f_Command">angunit</text:span> const [, name]</text:p>
          </table:table-cell>
          <table:table-cell table:style-name="Table9.B2" office:value-type="string">
            <text:p text:style-name="Table_20_Contents">Define the angular unit: <text:s/><text:span text:style-name="T9">const</text:span> is a number that converts an angle in the desired units to radians. <text:s/><text:span text:style-name="T9">name</text:span> is a string used to identify the unit in printed output. <text:s/>The three recognized units are:</text:p>
            <text:p text:style-name="Table_20_Contents"><text:span text:style-name="T9">1 rad<text:tab/></text:span><text:tab/><text:tab/>Radians</text:p>
            <text:p text:style-name="Table_20_Contents"><text:span text:style-name="T9">180/pi deg</text:span><text:tab/><text:tab/>Degrees</text:p>
            <text:p text:style-name="Table_20_Contents"><text:span text:style-name="T9">1/(2*pi) rev</text:span><text:tab/><text:tab/>Revolutions</text:p>
            <text:p text:style-name="Table_20_Contents">These units are recognized in that they will be annotated when a Point, Line, or Plane object gets printed out. <text:s/>However, note you can define any angular units you wish (if not the above three, you'll see an <text:span text:style-name="Code">S</text:span> in the annotation when the objects are printed, denoting a special angular unit). <text:s/>For example, to use gradians (i.e., the grad or gon), use <text:span text:style-name="Code">angunit 400/(2*pi), grad</text:span>.</text:p>
          </table:table-cell>
        </table:table-row>
        <table:table-row>
          <table:table-cell table:style-name="Table9.A2" office:value-type="string">
            <text:p text:style-name="P3"><text:span text:style-name="_5f_Command">date</text:span></text:p>
          </table:table-cell>
          <table:table-cell table:style-name="Table9.B2" office:value-type="string">
            <text:p text:style-name="Table_20_Contents">Print the date and time.</text:p>
          </table:table-cell>
        </table:table-row>
        <table:table-row>
          <table:table-cell table:style-name="Table9.A2" office:value-type="string">
            <text:p text:style-name="P3"><text:span text:style-name="_5f_Command">del</text:span> <text:span text:style-name="_5f_Object">o1</text:span> [, <text:span text:style-name="_5f_Object">o2</text:span> ...]</text:p>
          </table:table-cell>
          <table:table-cell table:style-name="Table9.B2" office:value-type="string">
            <text:p text:style-name="Table_20_Contents">Delete named objects. <text:s/>It is an error if you try to delete a non-existent object.</text:p>
          </table:table-cell>
        </table:table-row>
        <table:table-row>
          <table:table-cell table:style-name="Table9.A2" office:value-type="string">
            <text:p text:style-name="P3"><text:span text:style-name="_5f_Command">digits</text:span> n</text:p>
          </table:table-cell>
          <table:table-cell table:style-name="Table9.B2" office:value-type="string">
            <text:p text:style-name="Table_20_Contents">Set number of significant digits in printed information.</text:p>
          </table:table-cell>
        </table:table-row>
        <table:table-row>
          <table:table-cell table:style-name="Table9.A2" office:value-type="string">
            <text:p text:style-name="Table_20_Contents"><text:span text:style-name="_5f_Command">eps</text:span> <text:span text:style-name="Important">num</text:span></text:p>
          </table:table-cell>
          <table:table-cell table:style-name="Table9.B2" office:value-type="string">
            <text:p text:style-name="Table_20_Contents">Defines a number <text:span text:style-name="T9">num</text:span> such that the result of a computation whose absolute value is less than or equal to <text:span text:style-name="T9">num</text:span> will be replaced by zero. <text:s/>The default for <text:span text:style-name="T9">num</text:span> is <text:span text:style-name="Default_20_value">5e-15</text:span>. <text:s/>The <text:span text:style-name="_5f_Command">eps</text:span> command exists to help minimize the aggravation of floating point calculations.</text:p>
            <text:p text:style-name="Table_20_Contents">For an example of the utility of <text:span text:style-name="_5f_Command">eps</text:span>, suppose you were measuring the location of points in mm and you felt that the best you could measure would be to within an uncertainty of about 0.5 mm. <text:s/>You might then choose <text:span text:style-name="_5f_Command">eps</text:span> to be 0.05 mm. <text:s/>The intent is to set small numbers to zero so they don't "pollute" subsequent calculations. <text:s/>If the number being compared to is a number with uncertainty, only the mean is set to zero (the uncertainty is unchanged).</text:p>
            <text:p text:style-name="Table_20_Contents"><text:span text:style-name="T9">Warning</text:span>: <text:s/>if you set <text:span text:style-name="Code">eps</text:span> too large, you may see the script stop with error messages that don't explain what's going on. <text:s/>You can run the script with the <text:span text:style-name="Code">-D</text:span> option to make it not catch some exceptions when dispatching a command; this can help you see where things are going wrong. <text:s/>Often the cause is a division by zero, which means something was set to zero because <text:span text:style-name="Code">eps</text:span> was large enough.</text:p>
          </table:table-cell>
        </table:table-row>
        <table:table-row>
          <table:table-cell table:style-name="Table9.A2" office:value-type="string">
            <text:p text:style-name="P3"><text:span text:style-name="_5f_Command">exit</text:span></text:p>
          </table:table-cell>
          <table:table-cell table:style-name="Table9.B2" office:value-type="string">
            <text:p text:style-name="Table_20_Contents">Stop execution of the script.</text:p>
          </table:table-cell>
        </table:table-row>
        <text:soft-page-break/>
        <table:table-row>
          <table:table-cell table:style-name="Table9.A2" office:value-type="string">
            <text:p text:style-name="Table_20_Contents"><text:span text:style-name="_5f_Command"><text:span text:style-name="T9">include</text:span></text:span><text:span text:style-name="T9"> file</text:span></text:p>
          </table:table-cell>
          <table:table-cell table:style-name="Table9.B2" office:value-type="string">
            <text:p text:style-name="Table_20_Contents">Read the commands from another file and insert them at this point. <text:s/>Note that the command lines aren't executed until all lines to be executed are read in.</text:p>
          </table:table-cell>
        </table:table-row>
        <table:table-row>
          <table:table-cell table:style-name="Table9.A2" office:value-type="string">
            <text:p text:style-name="Table_20_Contents"><text:span text:style-name="_5f_Command"><text:span text:style-name="T9">indent</text:span></text:span><text:span text:style-name="T9"> num</text:span></text:p>
          </table:table-cell>
          <table:table-cell table:style-name="Table9.B2" office:value-type="string">
            <text:p text:style-name="Table_20_Contents">Increase or decrease the indent level by <text:span text:style-name="T9">num</text:span>. <text:s/>Use 'indent 0' to set the indent level to zero (the default). <text:s/>This command causes subsequent printing to be indented at the current indent level. <text:s/><text:span text:style-name="T9">num</text:span> can be an expression or string; the integer part of it is taken.</text:p>
          </table:table-cell>
        </table:table-row>
        <table:table-row>
          <table:table-cell table:style-name="Table9.A2" office:value-type="string">
            <text:p text:style-name="P3"><text:span text:style-name="_5f_Command">off</text:span></text:p>
            <text:p text:style-name="P3"><text:span text:style-name="_5f_Command">on</text:span></text:p>
          </table:table-cell>
          <table:table-cell table:style-name="Table9.B2" office:value-type="string">
            <text:p text:style-name="Table_20_Contents"><text:span text:style-name="T9">off</text:span> causes datafile lines to be ignored until an <text:span text:style-name="T9">on</text:span> command is encountered. <text:s/>These commands make it easy to comment out a section of the datafile.</text:p>
          </table:table-cell>
        </table:table-row>
        <table:table-row>
          <table:table-cell table:style-name="Table9.A2" office:value-type="string">
            <text:p text:style-name="P3"><text:span text:style-name="_5f_Command">print</text:span> [<text:span text:style-name="_5f_Object">o1</text:span> [,<text:span text:style-name="_5f_Object">o2</text:span> ...]]</text:p>
          </table:table-cell>
          <table:table-cell table:style-name="Table9.B2" office:value-type="string">
            <text:p text:style-name="Table_20_Contents">Print the indicated objects. <text:s/>If no arguments are given, then all objects are printed in the order that they were defined. <text:s/>The command line option <text:span text:style-name="Code">-a</text:span> will include variable definitions. <text:s/>A somewhat-screwy syntax is used for changing the output coordinate system from what is set globally: <text:s/>if you use <text:span text:style-name="Code">.</text:span>, <text:span text:style-name="Code">&lt;</text:span>, or <text:span text:style-name="Code">&lt;&lt;</text:span> as one of the object arguments, the print command will use the associated coordinate system (Cartesian, polar, or spherical, respectively)<text:note text:id="ftn6" text:note-class="footnote"><text:note-citation>6</text:note-citation><text:note-body><text:p text:style-name="Footnote">This was done to keep the existing code relatively simple.</text:p></text:note-body></text:note> for printing its arguments.</text:p>
          </table:table-cell>
        </table:table-row>
        <table:table-row>
          <table:table-cell table:style-name="Table9.A2" office:value-type="string">
            <text:p text:style-name="P3"><text:span text:style-name="_5f_Command">state</text:span></text:p>
          </table:table-cell>
          <table:table-cell table:style-name="Table9.B2" office:value-type="string">
            <text:p text:style-name="Table_20_Contents">Print out the current coordinate state.</text:p>
          </table:table-cell>
        </table:table-row>
      </table:table>
      <text:h text:style-name="Heading_20_2" text:outline-level="2"><text:bookmark-start text:name="__RefHeading__15273_1839259021"/>Display commands<text:bookmark-end text:name="__RefHeading__15273_1839259021"/></text:h>
      <text:p text:style-name="Text_20_body">These commands affect how objects are printed in output. <text:s/><text:span text:style-name="Affect">The commands that have a color background also affect how subsequent input entries are interpreted</text:span>. <text:s/>For example, if you turn compass mode on, then polar angles entered with the <text:span text:style-name="_5f_Command">&lt;</text:span> or <text:span text:style-name="_5f_Command">&lt;&lt;</text:span> commands will be interpreted as compass angles.</text:p>
      <table:table table:name="Table15" table:style-name="Table15">
        <table:table-column table:style-name="Table15.A"/>
        <table:table-column table:style-name="Table15.B"/>
        <table:table-header-rows>
          <table:table-row>
            <table:table-cell table:style-name="Table15.A1" office:value-type="string">
              <text:p text:style-name="Table_20_Heading">Command</text:p>
            </table:table-cell>
            <table:table-cell table:style-name="Table15.B1" office:value-type="string">
              <text:p text:style-name="Table_20_Heading">Details</text:p>
            </table:table-cell>
          </table:table-row>
        </table:table-header-rows>
        <table:table-row>
          <table:table-cell table:style-name="Table15.A2" office:value-type="string">
            <text:p text:style-name="Table_20_Contents"><text:span text:style-name="_5f_Command"><text:span text:style-name="T9">2D</text:span></text:span><text:span text:style-name="_5f_Point"><text:span text:style-name="T10"> </text:span></text:span><text:span text:style-name="T9">[on|off]</text:span></text:p>
          </table:table-cell>
          <table:table-cell table:style-name="Table15.B2" office:value-type="string">
            <text:p text:style-name="Table_20_Contents">If <text:span text:style-name="Code">2D</text:span> is on, points that lie in the xy plane are displayed with only two coordinates (the default is <text:span text:style-name="Default_20_value">on</text:span>). <text:s/>If you're displaying in spherical coordinates, you'll only see two coordinates for points in the xy plane, as phi is <text:span text:style-name="T5"></text:span>/2; in this case, cylindrical and spherical coordinates display the same numbers. <text:s/>If an object has a nonzero z coordinate, all three coordinates will be shown, regardless whether <text:span text:style-name="Code">2D</text:span> is on or off. <text:s/>Note: <text:s/>you can also supply an argument that is an expression; if the expression is True, then <text:span text:style-name="Code">2D</text:span> mode is turned on.</text:p>
          </table:table-cell>
        </table:table-row>
        <table:table-row>
          <table:table-cell table:style-name="Table15.A3" office:value-type="string">
            <text:p text:style-name="Table_20_Contents"><text:span text:style-name="_5f_Command"><text:span text:style-name="T9">compass</text:span></text:span><text:span text:style-name="_5f_Point"><text:span text:style-name="T10"> </text:span></text:span><text:span text:style-name="T9">[on|off]</text:span></text:p>
          </table:table-cell>
          <table:table-cell table:style-name="Table15.B3" office:value-type="string">
            <text:p text:style-name="Table_20_Contents">Turns compass mode on and off; <text:span text:style-name="Default_20_value">off</text:span> is the default. <text:s/>With compass mode on, the angle <text:span text:style-name="T5"></text:span> of polar, cylindrical, and spherical coordinates is measured clockwise from the +y axis, which corresponds to the north direction. <text:s/>East is at 90<text:span text:style-name="T1">°</text:span>. <text:s/>This simulates the usual compass headings read from a compass.</text:p>
          </table:table-cell>
        </table:table-row>
        <table:table-row>
          <table:table-cell table:style-name="Table15.A3" office:value-type="string">
            <text:p text:style-name="P3"><text:span text:style-name="_5f_Command">deg</text:span></text:p>
          </table:table-cell>
          <table:table-cell table:style-name="Table15.B3" office:value-type="string">
            <text:p text:style-name="Table_20_Contents">Set the angle measurement units to degrees. <text:s/>Degree mode is the default, but you can change this in the function <text:span text:style-name="Code">ParseCommandLine()</text:span>. <text:s/>You can change the default angle mode to radians by the <text:span text:style-name="Code">-r</text:span> command line argument.</text:p>
          </table:table-cell>
        </table:table-row>
        <table:table-row>
          <table:table-cell table:style-name="Table15.A3" office:value-type="string">
            <text:p text:style-name="Table_20_Contents"><text:span text:style-name="_5f_Command"><text:span text:style-name="T9">elev</text:span></text:span><text:span text:style-name="_5f_Point"><text:span text:style-name="T10"> </text:span></text:span><text:span text:style-name="T9">[on|off]</text:span></text:p>
          </table:table-cell>
          <table:table-cell table:style-name="Table15.B3" office:value-type="string">
            <text:p text:style-name="Table_20_Contents">Turns elevation mode on and off; <text:span text:style-name="Default_20_value">off</text:span> is the default. <text:s/>Elevation on means that the spherical coordinate <text:span text:style-name="T5"></text:span> is replaced by its complement angle <text:span text:style-name="T5"></text:span>. <text:s/><text:span text:style-name="T5"></text:span> is the elevation above or below the xy plane. <text:s/>Elevation is also called altitude in astronomy.</text:p>
          </table:table-cell>
        </table:table-row>
        <table:table-row>
          <table:table-cell table:style-name="Table15.A3" office:value-type="string">
            <text:p text:style-name="Table_20_Contents"><text:span text:style-name="_5f_Command"><text:span text:style-name="T9">neg</text:span></text:span><text:span text:style-name="_5f_Point"><text:span text:style-name="T10"> </text:span></text:span><text:span text:style-name="T9">[on|off]</text:span></text:p>
          </table:table-cell>
          <table:table-cell table:style-name="Table15.B3" office:value-type="string">
            <text:p text:style-name="Table_20_Contents">Turns negative mode on and off; <text:span text:style-name="Default_20_value">off</text:span> is the default. <text:s/>Negative mode on means the angle <text:span text:style-name="T5"></text:span> of polar, cylindrical, and spherical coordinates is measured opposite to the customary direction (clockwise for regular mode and <text:soft-page-break/>counterclockwise for compass mode, both when looking down at the origin from the +z axis). <text:s/>The <text:span text:style-name="T5"></text:span> angle of spherical coordinates is not affected by this setting.</text:p>
          </table:table-cell>
        </table:table-row>
        <table:table-row>
          <table:table-cell table:style-name="Table15.A2" office:value-type="string">
            <text:p text:style-name="P3"><text:span text:style-name="_5f_Command">polar</text:span></text:p>
            <text:p text:style-name="P3"><text:span text:style-name="_5f_Command">cyl</text:span></text:p>
          </table:table-cell>
          <table:table-cell table:style-name="Table15.B2" office:value-type="string">
            <text:p text:style-name="Table_20_Contents">Show output results in cylindrical coordinates. <text:s/>If the data are two-dimensional, the output is in polar coordinates.</text:p>
          </table:table-cell>
        </table:table-row>
        <table:table-row>
          <table:table-cell table:style-name="Table15.A3" office:value-type="string">
            <text:p text:style-name="P3"><text:span text:style-name="_5f_Command">rad</text:span></text:p>
          </table:table-cell>
          <table:table-cell table:style-name="Table15.B3" office:value-type="string">
            <text:p text:style-name="Table_20_Contents">Use radians to measure angles.</text:p>
          </table:table-cell>
        </table:table-row>
        <table:table-row>
          <table:table-cell table:style-name="Table15.A2" office:value-type="string">
            <text:p text:style-name="P3"><text:span text:style-name="_5f_Command">rect</text:span></text:p>
          </table:table-cell>
          <table:table-cell table:style-name="Table15.B2" office:value-type="string">
            <text:p text:style-name="Table_20_Contents">Show output results in rectangular (Cartesian) coordinates; this is the default.</text:p>
          </table:table-cell>
        </table:table-row>
        <table:table-row>
          <table:table-cell table:style-name="Table15.A3" office:value-type="string">
            <text:p text:style-name="P3"><text:span text:style-name="_5f_Command">rev</text:span></text:p>
          </table:table-cell>
          <table:table-cell table:style-name="Table15.B3" office:value-type="string">
            <text:p text:style-name="Table_20_Contents">Use revolutions to measure angles.</text:p>
          </table:table-cell>
        </table:table-row>
        <table:table-row>
          <table:table-cell table:style-name="Table15.A2" office:value-type="string">
            <text:p text:style-name="P3"><text:span text:style-name="_5f_Command">sph</text:span></text:p>
          </table:table-cell>
          <table:table-cell table:style-name="Table15.B2" office:value-type="string">
            <text:p text:style-name="Table_20_Contents">Show output results in spherical coordinates. <text:s/>If the data are two-dimensional, the output is in polar coordinates.</text:p>
          </table:table-cell>
        </table:table-row>
      </table:table>
      <text:h text:style-name="Heading_20_1" text:outline-level="1"><text:bookmark-start text:name="__RefHeading__15287_1839259021"/>Geometric primitives<text:bookmark-end text:name="__RefHeading__15287_1839259021"/></text:h>
      <text:p text:style-name="Text_20_body">These geometric primitives are defined in the file <text:span text:style-name="Code">geom_prim.py</text:span> module. <text:s/>This module provides implementations of primitive three-dimensional geometric objects: <text:s/>points, lines, planes, vectors, and coordinate transformations. <text:s/>It is used as the basis of the <text:span text:style-name="Code">xyz.py</text:span> script. <text:s/></text:p>
      <text:p text:style-name="Text_20_body">Some features of <text:span text:style-name="Code">geom_prim.py</text:span> are:</text:p>
      <text:list xml:id="list36234208" text:continue-numbering="true" text:style-name="Bullets_20_-_20_diamonds">
        <text:list-item>
          <text:p text:style-name="P17">If the python uncertainties library is installed, the coordinates and transformations can involve uncertainties that will be propagated into the resulting calculations.</text:p>
        </text:list-item>
        <text:list-item>
          <text:p text:style-name="P17">The coordinates of points can be gotten in Cartesian, cylindrical, and spherical coordinates. <text:s/>The compass, neg, and elev settings are honored (class variables of Ctm).</text:p>
        </text:list-item>
        <text:list-item>
          <text:p text:style-name="P17">Intersections of these objects (when they result in a supported primitive object) can be gotten.</text:p>
        </text:list-item>
        <text:list-item>
          <text:p text:style-name="P17">If you only apply a sequence of rotation transformations, the resultant product transformation can be given by the angle of rotation and the fixed axis (eigenvector of the product rotation matrix corresponding to the eigenvalue of 1) can be calculated.</text:p>
        </text:list-item>
        <text:list-item>
          <text:p text:style-name="P17">A class variable <text:span text:style-name="Code">Ctm.eps</text:span> is defined that can be used to help with floating point comparisons of numbers that are near zero. <text:s/>If a calculation results in an absolute value difference that is less than <text:span text:style-name="Code">Ctm.eps</text:span>, then the result is set to zero. <text:s/>This is intended to deal with small roundoff errors that are inevitable with floating point calculations.</text:p>
        </text:list-item>
      </text:list>
      <text:p text:style-name="Text_20_body">The <text:span text:style-name="Code">Ctm</text:span> base class contains the coordinate transformation matrix (CTM) which is used to convert between the current coordinate system (CCS) and default coordinate system (DCS) coordinates. <text:s/>Because the CTM is a class variable named <text:span text:style-name="Code">Ctm._CTM</text:span>, it is common to all geometrical objects.</text:p>
      <text:p text:style-name="Text_20_body">Something to remember about the transformations is:</text:p>
      <text:p text:style-name="Important"><text:s/>The coordinate transformation matrix (CTM) transforms from the default coordinate system (DCS) to the current coordinate system (CCS).</text:p>
      <text:p text:style-name="Text_20_body">The <text:span text:style-name="Code">Ctm</text:span> object has two methods to get the coordinates of an object: <text:span text:style-name="Code">ToDCS()</text:span> and <text:span text:style-name="Code">ToCCS()</text:span>. <text:s/>These are abstract methods of the base class and must be defined in the derived classes (because the <text:span text:style-name="Code">Ctm</text:span> object has no notion of coordinates, only transformation matrices). <text:s/>The <text:span text:style-name="Code">ToCCS()</text:span> method uses the CTM and the <text:span text:style-name="Code">ToDCS()</text:span> method uses the inverse of the CTM.</text:p>
      <text:p text:style-name="Text_20_body">The object inheritance is as follows:</text:p>
      <text:p text:style-name="Text_20_body"><draw:frame draw:style-name="fr3" draw:name="Object73" text:anchor-type="paragraph" svg:x="18.45mm" svg:y="-0.07mm" svg:width="140.93mm" svg:height="36.95mm" draw:z-index="53"><draw:object xlink:href="./Object 20" xlink:type="simple" xlink:show="embed" xlink:actuate="onLoad"/><draw:image xlink:href="./ObjectReplacements/Object 20" xlink:type="simple" xlink:show="embed" xlink:actuate="onLoad"/><svg:desc>OLE-object</svg:desc></draw:frame><text:soft-page-break/>The V class is a helper class for vectors used internally. <text:s/>If I had things to do over again, I'd probably put all of <text:span text:style-name="Code">V</text:span>'s functionality in the Line object.</text:p>
      <text:h text:style-name="Heading_20_2" text:outline-level="2"><text:bookmark-start text:name="__RefHeading__15289_1839259021"/>Points<text:bookmark-end text:name="__RefHeading__15289_1839259021"/></text:h>
      <text:p text:style-name="Text_20_body">Points are defined by three Cartesian coordinates; missing coordinates in the definition are zero.</text:p>
      <text:p text:style-name="Text_20_body">Points can also be defined by the intersection of two lines and three planes.</text:p>
      <text:p text:style-name="Text_20_body">Point equality occurs when the points have the same coordinates.</text:p>
      <text:p text:style-name="Text_20_body">Negating a point multiplies the components by -1 (i.e, reflects it about the origin).</text:p>
      <text:p text:style-name="Text_20_body">Attributes of points (the returned values are in the current coordinate system):</text:p>
      <table:table table:name="Table11" table:style-name="Table11">
        <table:table-column table:style-name="Table11.A"/>
        <table:table-column table:style-name="Table11.B"/>
        <table:table-row>
          <table:table-cell office:value-type="string">
            <text:p text:style-name="Table_20_Contents"><text:span text:style-name="Code">copy</text:span></text:p>
          </table:table-cell>
          <table:table-cell office:value-type="string">
            <text:p text:style-name="Table_20_Contents">Returns a copy of the Point object.</text:p>
          </table:table-cell>
        </table:table-row>
        <table:table-row>
          <table:table-cell office:value-type="string">
            <text:p text:style-name="Table_20_Contents"><text:span text:style-name="Code">proj_ang</text:span></text:p>
          </table:table-cell>
          <table:table-cell office:value-type="string">
            <text:p text:style-name="Table_20_Contents">Returns a 2-tuple of the projection angles (traces) of the point.</text:p>
          </table:table-cell>
        </table:table-row>
        <table:table-row>
          <table:table-cell office:value-type="string">
            <text:p text:style-name="Table_20_Contents"><text:span text:style-name="Code">dc</text:span></text:p>
          </table:table-cell>
          <table:table-cell office:value-type="string">
            <text:p text:style-name="Table_20_Contents">Returns a 3-tuple of the direction cosines of the point.</text:p>
          </table:table-cell>
        </table:table-row>
        <table:table-row>
          <table:table-cell office:value-type="string">
            <text:p text:style-name="Table_20_Contents"><text:span text:style-name="Code">rec, rect, xyz</text:span></text:p>
          </table:table-cell>
          <table:table-cell office:value-type="string">
            <text:p text:style-name="Table_20_Contents">Returns a 3-tuple of the Cartesian coordinates of the point.</text:p>
          </table:table-cell>
        </table:table-row>
        <table:table-row>
          <table:table-cell office:value-type="string">
            <text:p text:style-name="Table_20_Contents"><text:span text:style-name="Code">cyl</text:span></text:p>
          </table:table-cell>
          <table:table-cell office:value-type="string">
            <text:p text:style-name="Table_20_Contents">Returns a 3-tuple of the cylindrical coordinates of the point.</text:p>
          </table:table-cell>
        </table:table-row>
        <table:table-row>
          <table:table-cell office:value-type="string">
            <text:p text:style-name="Table_20_Contents"><text:span text:style-name="Code">sph</text:span></text:p>
          </table:table-cell>
          <table:table-cell office:value-type="string">
            <text:p text:style-name="Table_20_Contents">Returns a 3-tuple of the spherical coordinates of the point.</text:p>
          </table:table-cell>
        </table:table-row>
        <table:table-row>
          <table:table-cell office:value-type="string">
            <text:p text:style-name="Table_20_Contents"><text:span text:style-name="Code">x</text:span></text:p>
          </table:table-cell>
          <table:table-cell office:value-type="string">
            <text:p text:style-name="Table_20_Contents">Returns the x coordinate. <text:s/>Settable.</text:p>
          </table:table-cell>
        </table:table-row>
        <table:table-row>
          <table:table-cell office:value-type="string">
            <text:p text:style-name="Table_20_Contents"><text:span text:style-name="Code">y</text:span></text:p>
          </table:table-cell>
          <table:table-cell office:value-type="string">
            <text:p text:style-name="Table_20_Contents">Returns the y coordinate. <text:s/>Settable.</text:p>
          </table:table-cell>
        </table:table-row>
        <table:table-row>
          <table:table-cell office:value-type="string">
            <text:p text:style-name="Table_20_Contents"><text:span text:style-name="Code">z</text:span></text:p>
          </table:table-cell>
          <table:table-cell office:value-type="string">
            <text:p text:style-name="Table_20_Contents">Returns the z coordinate. <text:s/>Settable.</text:p>
          </table:table-cell>
        </table:table-row>
        <table:table-row>
          <table:table-cell table:style-name="Table11.A10" office:value-type="string">
            <text:p text:style-name="Table_20_Contents"><text:span text:style-name="Code">rho</text:span></text:p>
          </table:table-cell>
          <table:table-cell table:style-name="Table11.A10" office:value-type="string">
            <text:p text:style-name="Table_20_Contents">Returns the rho coordinate of cylindrical coordinates. <text:s/>Settable.</text:p>
          </table:table-cell>
        </table:table-row>
        <table:table-row>
          <table:table-cell office:value-type="string">
            <text:p text:style-name="Table_20_Contents"><text:span text:style-name="Code">r</text:span></text:p>
          </table:table-cell>
          <table:table-cell office:value-type="string">
            <text:p text:style-name="Table_20_Contents">Returns the r spherical coordinate. <text:s/>Settable.</text:p>
          </table:table-cell>
        </table:table-row>
        <table:table-row>
          <table:table-cell office:value-type="string">
            <text:p text:style-name="Table_20_Contents"><text:span text:style-name="Code">theta</text:span></text:p>
          </table:table-cell>
          <table:table-cell office:value-type="string">
            <text:p text:style-name="Table_20_Contents">Returns the azimuthal angle in polar, cylindrical, and spherical coordinates. <text:s/>Settable.</text:p>
          </table:table-cell>
        </table:table-row>
        <table:table-row>
          <table:table-cell office:value-type="string">
            <text:p text:style-name="Table_20_Contents"><text:span text:style-name="Code">phi</text:span></text:p>
          </table:table-cell>
          <table:table-cell office:value-type="string">
            <text:p text:style-name="Table_20_Contents">Returns the phi coordinate of spherical coordinates (angle from +z). <text:s/>Settable.</text:p>
          </table:table-cell>
        </table:table-row>
      </table:table>
      <text:p text:style-name="Text_20_body">The angular attributes are returned in the current angular unit and honor the <text:span text:style-name="Code">_compass,</text:span> <text:span text:style-name="Code">_elev,</text:span> and <text:span text:style-name="Code">_neg</text:span> class variables of <text:span text:style-name="Code">Ctm</text:span>.</text:p>
      <text:h text:style-name="Heading_20_2" text:outline-level="2"><text:bookmark-start text:name="__RefHeading__15291_1839259021"/>Lines<text:bookmark-end text:name="__RefHeading__15291_1839259021"/></text:h>
      <text:p text:style-name="Text_20_body">Lines are defined by two points. <text:s/>Suppose the two points have position vectors <draw:frame draw:style-name="fr1" draw:name="Object3" text:anchor-type="as-char" svg:y="-3.63mm" svg:width="14.73mm" svg:height="4.34mm" draw:z-index="38"><draw:object xlink:href="./Object 3" xlink:type="simple" xlink:show="embed" xlink:actuate="onLoad"/><draw:image xlink:href="./ObjectReplacements/Object 3" xlink:type="simple" xlink:show="embed" xlink:actuate="onLoad"/></draw:frame>. <text:s/>Then a unit vector in the line's direction is </text:p>
      <text:p text:style-name="Equation"><draw:frame draw:style-name="fr1" draw:name="Object7" text:anchor-type="as-char" svg:y="-3.65mm" svg:width="17.97mm" svg:height="9.28mm" draw:z-index="39"><draw:object xlink:href="./Object 7" xlink:type="simple" xlink:show="embed" xlink:actuate="onLoad"/><draw:image xlink:href="./ObjectReplacements/Object 7" xlink:type="simple" xlink:show="embed" xlink:actuate="onLoad"/></draw:frame></text:p>
      <text:p text:style-name="Text_20_body">A parametric equation of the line with parameter t is</text:p>
      <text:p text:style-name="Equation"><draw:frame draw:style-name="fr2" draw:name="Object52" text:anchor-type="as-char" svg:width="18.87mm" svg:height="4.34mm" draw:z-index="40"><draw:object xlink:href="./Object 52" xlink:type="simple" xlink:show="embed" xlink:actuate="onLoad"/><draw:image xlink:href="./ObjectReplacements/Object 52" xlink:type="simple" xlink:show="embed" xlink:actuate="onLoad"/></draw:frame></text:p>
      <text:p text:style-name="Text_20_body">Note that the unit vector's components are the direction cosines of the line. <text:s/>Internally, a line is <text:s/>initialized with the beginning point <text:span text:style-name="T9">p</text:span> and the ending point <text:span text:style-name="T9">q</text:span>.</text:p>
      <text:p text:style-name="Text_20_body"><text:soft-page-break/>When using a line for an axis of rotation, the rotation direction is counterclockwise when the tip of the line's unit vector hits you in the eye (i.e., the vector is pointing at you).</text:p>
      <text:p text:style-name="Text_20_body">A line can also be defined by the intersection of two planes. <text:s/>The direction of the line is defined by the cross product of the planes' normals.</text:p>
      <text:p text:style-name="Text_20_body">Negating a line reverses the direction of the line.</text:p>
      <text:p text:style-name="Text_20_body">Lines behave as vectors and can be added and subtracted. <text:s/>They can be multiplied and divided by scalars. <text:s/>They also have dot and cross products.</text:p>
      <text:p text:style-name="Text_20_body">Line equality occurs when the two lines have the same points p and q.</text:p>
      <text:p text:style-name="Text_20_body">The normalize() method changes the line's length to unity.</text:p>
      <text:p text:style-name="Text_20_body">Attributes of lines:</text:p>
      <table:table table:name="Table12" table:style-name="Table12">
        <table:table-column table:style-name="Table12.A"/>
        <table:table-column table:style-name="Table12.B"/>
        <table:table-row>
          <table:table-cell table:style-name="Table12.A1" office:value-type="string">
            <text:p text:style-name="P4"><text:span text:style-name="Code">copy</text:span></text:p>
          </table:table-cell>
          <table:table-cell table:style-name="Table12.A1" office:value-type="string">
            <text:p text:style-name="Table_20_Contents">Returns a copy of the Line object.</text:p>
          </table:table-cell>
        </table:table-row>
        <table:table-row>
          <table:table-cell office:value-type="string">
            <text:p text:style-name="P4"><text:span text:style-name="Code">dc</text:span></text:p>
          </table:table-cell>
          <table:table-cell office:value-type="string">
            <text:p text:style-name="Table_20_Contents">Returns a 3-tuple of the direction cosines of the line.</text:p>
          </table:table-cell>
        </table:table-row>
        <table:table-row>
          <table:table-cell office:value-type="string">
            <text:p text:style-name="P4"><text:span text:style-name="Code">L</text:span></text:p>
          </table:table-cell>
          <table:table-cell office:value-type="string">
            <text:p text:style-name="Table_20_Contents">Returns the length of the line. <text:s/>You can get the same thing by taking the absolute value of the line.</text:p>
          </table:table-cell>
        </table:table-row>
        <table:table-row>
          <table:table-cell office:value-type="string">
            <text:p text:style-name="P4"><text:span text:style-name="Code">p</text:span></text:p>
          </table:table-cell>
          <table:table-cell office:value-type="string">
            <text:p text:style-name="Table_20_Contents">The beginning point of the line. <text:s/>Settable.</text:p>
          </table:table-cell>
        </table:table-row>
        <table:table-row>
          <table:table-cell office:value-type="string">
            <text:p text:style-name="P4"><text:span text:style-name="Code">q</text:span></text:p>
          </table:table-cell>
          <table:table-cell office:value-type="string">
            <text:p text:style-name="Table_20_Contents">The ending point of the line. <text:s/>Settable.</text:p>
          </table:table-cell>
        </table:table-row>
        <table:table-row>
          <table:table-cell office:value-type="string">
            <text:p text:style-name="P4"><text:span text:style-name="Code">u</text:span></text:p>
          </table:table-cell>
          <table:table-cell office:value-type="string">
            <text:p text:style-name="Table_20_Contents">Unit vector of the line's direction.</text:p>
          </table:table-cell>
        </table:table-row>
      </table:table>
      <text:h text:style-name="Heading_20_2" text:outline-level="2"><text:bookmark-start text:name="__RefHeading__15293_1839259021"/>Planes<text:bookmark-end text:name="__RefHeading__15293_1839259021"/></text:h>
      <text:p text:style-name="Text_20_body">Planes can be defined by </text:p>
      <text:list xml:id="list36232098" text:continue-numbering="true" text:style-name="Bullets_20_-_20_diamonds">
        <text:list-item>
          <text:p text:style-name="P17">Three noncollinear points</text:p>
        </text:list-item>
        <text:list-item>
          <text:p text:style-name="P17">A point and two lines. <text:s/>The plane passes through the point and is parallel to the plane defined by the two lines. <text:s/>The plane's normal is parallel to the cross product of the unit vectors of the two lines.</text:p>
        </text:list-item>
        <text:list-item>
          <text:p text:style-name="P17">A point and a line (the plane contains the given point and line)</text:p>
        </text:list-item>
        <text:list-item>
          <text:p text:style-name="P17">A point and a plane (the plane contains the point and is parallel to the given plane)</text:p>
        </text:list-item>
        <text:list-item>
          <text:p text:style-name="P17">Two lines that intersect. <text:s/>The normal to the plane is determined by the cross product of the line's vectors.</text:p>
        </text:list-item>
        <text:list-item>
          <text:p text:style-name="P17">A line. <text:s/>The p attribute of the line is in the plane and the line is in the direction of the plane's normal.</text:p>
        </text:list-item>
      </text:list>
      <text:p text:style-name="Text_20_body">Negating a plane multiplies the normal vector by -1.</text:p>
      <text:p text:style-name="Text_20_body">A Plane object inherits from a Line object, so all methods and attributes available to Lines are available to Planes. <text:s/>Additional attributes are:</text:p>
      <table:table table:name="Table10" table:style-name="Table10">
        <table:table-column table:style-name="Table10.A"/>
        <table:table-column table:style-name="Table10.B"/>
        <table:table-row>
          <table:table-cell office:value-type="string">
            <text:p text:style-name="Table_20_Contents"><text:span text:style-name="Code">dnd</text:span></text:p>
          </table:table-cell>
          <table:table-cell office:value-type="string">
            <text:p text:style-name="Table_20_Contents">Returns the directed normal distance from the origin to the plane. <text:s/>This is usually called p in the Hessian normal form equation for a plane.</text:p>
          </table:table-cell>
        </table:table-row>
        <table:table-row>
          <table:table-cell office:value-type="string">
            <text:p text:style-name="P4"><text:span text:style-name="Code">n</text:span></text:p>
          </table:table-cell>
          <table:table-cell office:value-type="string">
            <text:p text:style-name="Table_20_Contents">Returns a normal vector to the plane. <text:s/>Note this is a V object (a vector in <text:span text:style-name="Code">geom_prim.py</text:span>). <text:s/>Contrast to the <text:span text:style-name="Code">u</text:span> attribute which returns a 3-tuple.</text:p>
          </table:table-cell>
        </table:table-row>
      </table:table>
      <text:p text:style-name="P12"/>
      <text:h text:style-name="Heading_20_1" text:outline-level="1"><text:bookmark-start text:name="__RefHeading__15343_1839259021"/>Math<text:bookmark-end text:name="__RefHeading__15343_1839259021"/></text:h>
      <text:p text:style-name="Text_20_body">It is not necessary to understand the math behind the <text:span text:style-name="Code">xyz.py</text:span> script to be able to use its features. <text:s/>Virtually all of the math is at the level of analytical geometry taught in a college freshman calculus class. <text:s/>A few topics (rotation matrices and homogeneous coordinates) might not be in a calculus text, but are understandable with the many web pages out there explaining them. <text:s/></text:p>
      <text:h text:style-name="Heading_20_2" text:outline-level="2"><text:bookmark-start text:name="__RefHeading__15347_1839259021"/><text:soft-page-break/>Two-dimensional case<text:bookmark-end text:name="__RefHeading__15347_1839259021"/></text:h>
      <text:p text:style-name="Text_20_body">A two-dimensional coordinate system using Cartesian coordinates (x, y) for points has the following affine transformations (<text:span text:style-name="T3">a</text:span>, <text:span text:style-name="T3">b</text:span>, <text:span text:style-name="T3">c</text:span>, <text:span text:style-name="T3">d</text:span>, <text:span text:style-name="T3">t</text:span>, and <text:span text:style-name="T3">u</text:span> are constants):</text:p>
      <text:p text:style-name="Equation"><draw:frame draw:style-name="fr2" draw:name="Object4" text:anchor-type="as-char" svg:width="26.28mm" svg:height="8.87mm" draw:z-index="49"><draw:object xlink:href="./Object 4" xlink:type="simple" xlink:show="embed" xlink:actuate="onLoad"/><draw:image xlink:href="./ObjectReplacements/Object 4" xlink:type="simple" xlink:show="embed" xlink:actuate="onLoad"/></draw:frame></text:p>
      <text:p text:style-name="Text_20_body">It is convenient to represent these transformations by a square matrix:</text:p>
      <text:p text:style-name="Equation"><draw:frame draw:style-name="fr2" draw:name="Object5" text:anchor-type="as-char" svg:width="35.47mm" svg:height="15.43mm" draw:z-index="50"><draw:object xlink:href="./Object 5" xlink:type="simple" xlink:show="embed" xlink:actuate="onLoad"/><draw:image xlink:href="./ObjectReplacements/Object 5" xlink:type="simple" xlink:show="embed" xlink:actuate="onLoad"/></draw:frame></text:p>
      <text:p text:style-name="Text_20_body">where the third "coordinate" 1 introduces the notion of "homogeneous coordinates"; this is an artifice to allow matrix notation to be used with translations, which are nonlinear transformations. <text:s/>Thus, the effect of two transformation matrices is found by (left) multiplying them together with matrix multiplication. <text:s/>Since matrix multiplication is non-commutative in general, the resulting transformation depends on the order of the component transformations. <text:s/>Expanding the determinant of the matrix along the third row, we see the determinant of the transformation is <draw:frame draw:style-name="fr1" draw:name="Object6" text:anchor-type="as-char" svg:y="-3.39mm" svg:width="12.07mm" svg:height="4.32mm" draw:z-index="51"><draw:object xlink:href="./Object 6" xlink:type="simple" xlink:show="embed" xlink:actuate="onLoad"/><draw:image xlink:href="./ObjectReplacements/Object 6" xlink:type="simple" xlink:show="embed" xlink:actuate="onLoad"/></draw:frame>, which makes the transformation invertible if the determinant is nonzero.</text:p>
      <text:p text:style-name="Text_20_body">The <text:span text:style-name="Code">rotate</text:span> command results in the transformation matrix</text:p>
      <text:p text:style-name="Equation"><draw:frame draw:style-name="fr2" draw:name="Object8" text:anchor-type="as-char" svg:width="40.46mm" svg:height="15.43mm" draw:z-index="52"><draw:object xlink:href="./Object 8" xlink:type="simple" xlink:show="embed" xlink:actuate="onLoad"/><draw:image xlink:href="./ObjectReplacements/Object 8" xlink:type="simple" xlink:show="embed" xlink:actuate="onLoad"/><svg:desc>formula</svg:desc></draw:frame></text:p>
      <text:p text:style-name="Text_20_body">where <text:span text:style-name="T5"></text:span> is the rotation angle. <text:s/>It's useful to see the derivation of this (passive) transformation:</text:p>
      <text:p text:style-name="Text_20_body"><draw:frame draw:style-name="fr3" draw:name="Object12" text:anchor-type="paragraph" svg:x="18.2mm" svg:y="-0.14mm" svg:width="141.04mm" svg:height="65.26mm" draw:z-index="41"><draw:object xlink:href="./Object 12" xlink:type="simple" xlink:show="embed" xlink:actuate="onLoad"/><draw:image xlink:href="./ObjectReplacements/Object 12" xlink:type="simple" xlink:show="embed" xlink:actuate="onLoad"/><svg:desc>OLE-object</svg:desc></draw:frame>Consider the point P fixed in space and we rotate the coordinate system about the origin O to the new x'y' system. <text:s/>Let r be the distance OP. <text:s/>We have </text:p>
      <text:p text:style-name="Equation"><draw:frame draw:style-name="fr2" draw:name="Object13" text:anchor-type="as-char" svg:width="74.74mm" svg:height="4.5mm" draw:z-index="54"><draw:object xlink:href="./Object 13" xlink:type="simple" xlink:show="embed" xlink:actuate="onLoad"/><draw:image xlink:href="./ObjectReplacements/Object 13" xlink:type="simple" xlink:show="embed" xlink:actuate="onLoad"/></draw:frame></text:p>
      <text:p text:style-name="Text_20_body">Since <draw:frame draw:style-name="fr2" draw:name="Object15" text:anchor-type="as-char" svg:width="20.34mm" svg:height="4.34mm" draw:z-index="55"><draw:object xlink:href="./Object 15" xlink:type="simple" xlink:show="embed" xlink:actuate="onLoad"/><draw:image xlink:href="./ObjectReplacements/Object 15" xlink:type="simple" xlink:show="embed" xlink:actuate="onLoad"/></draw:frame> and <draw:frame draw:style-name="fr2" draw:name="Object14" text:anchor-type="as-char" svg:width="21.34mm" svg:height="4.34mm" draw:z-index="56"><draw:object xlink:href="./Object 14" xlink:type="simple" xlink:show="embed" xlink:actuate="onLoad"/><draw:image xlink:href="./ObjectReplacements/Object 14" xlink:type="simple" xlink:show="embed" xlink:actuate="onLoad"/></draw:frame>, we get</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2" draw:name="Object16" text:anchor-type="as-char" svg:width="35.47mm" svg:height="4.32mm" draw:z-index="57"><draw:object xlink:href="./Object 16" xlink:type="simple" xlink:show="embed" xlink:actuate="onLoad"/><draw:image xlink:href="./ObjectReplacements/Object 1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Similarly</text:p>
      <text:p text:style-name="Equation"><draw:frame draw:style-name="fr2" draw:name="Object17" text:anchor-type="as-char" svg:width="73.71mm" svg:height="4.5mm" draw:z-index="63"><draw:object xlink:href="./Object 17" xlink:type="simple" xlink:show="embed" xlink:actuate="onLoad"/><draw:image xlink:href="./ObjectReplacements/Object 17" xlink:type="simple" xlink:show="embed" xlink:actuate="onLoad"/><svg:desc>formula</svg:desc></draw:frame></text:p>
      <text:p text:style-name="Text_20_body">which leads to</text:p>
      <table:table table:name="Table4" table:style-name="Table4">
        <table:table-column table:style-name="Table4.A"/>
        <table:table-column table:style-name="Table4.B"/>
        <table:table-header-rows>
          <table:table-row>
            <table:table-cell table:style-name="Table4.A1" office:value-type="string">
              <text:p text:style-name="P1"><draw:frame draw:style-name="fr2" draw:name="Object18" text:anchor-type="as-char" svg:width="35.63mm" svg:height="4.34mm" draw:z-index="60"><draw:object xlink:href="./Object 18" xlink:type="simple" xlink:show="embed" xlink:actuate="onLoad"/><draw:image xlink:href="./ObjectReplacements/Object 18" xlink:type="simple" xlink:show="embed" xlink:actuate="onLoad"/><svg:desc>formula</svg:desc></draw:frame> </text:p>
            </table:table-cell>
            <table:table-cell table:style-name="Table4.A1" office:value-type="string">
              <text:p text:style-name="P2">(<text:sequence text:ref-name="refText1" text:name="Text" text:formula="ooow:Text+1" style:num-format="1">2</text:sequence>)</text:p>
            </table:table-cell>
          </table:table-row>
        </table:table-header-rows>
      </table:table>
      <text:p text:style-name="Text_20_body"><text:soft-page-break/>Solving <text:sequence-ref text:reference-format="text" text:ref-name="refText0">(1)</text:sequence-ref> and <text:sequence-ref text:reference-format="text" text:ref-name="refText1">(2)</text:sequence-ref> for x' and y', we get</text:p>
      <text:p text:style-name="Equation"><draw:frame draw:style-name="fr2" draw:name="Object19" text:anchor-type="as-char" svg:width="37.91mm" svg:height="8.85mm" draw:z-index="64"><draw:object xlink:href="./Object 19" xlink:type="simple" xlink:show="embed" xlink:actuate="onLoad"/><draw:image xlink:href="./ObjectReplacements/Object 19" xlink:type="simple" xlink:show="embed" xlink:actuate="onLoad"/></draw:frame></text:p>
      <text:p text:style-name="Text_20_body">which is the same as the transformation matrix given above (ignoring the third row and column). </text:p>
      <text:p text:style-name="Text_20_body">The rotation matrix as defined transforms a set of coordinates (x, y) to the coordinates in the new coordinate system (x', y'). <text:s/>If you want to go from (x', y') to (x, y), use the inverse of the matrix <draw:frame draw:style-name="fr1" draw:name="Object23" text:anchor-type="as-char" svg:y="-3.47mm" svg:width="4.23mm" svg:height="4.94mm" draw:z-index="65"><draw:object xlink:href="./Object 23" xlink:type="simple" xlink:show="embed" xlink:actuate="onLoad"/><draw:image xlink:href="./ObjectReplacements/Object 23" xlink:type="simple" xlink:show="embed" xlink:actuate="onLoad"/></draw:frame>, which is also a rotation matrix. <text:s/>Since rotation matrices are orthogonal, you just take the transpose to get the inverse<text:note text:id="ftn7" text:note-class="footnote"><text:note-citation>7</text:note-citation><text:note-body><text:p text:style-name="Footnote">Another way of inverting rotation matrices is to substitute -<text:span text:style-name="T5"></text:span> for <text:span text:style-name="T5"></text:span>.</text:p></text:note-body></text:note> (a very handy property, as you don't have to calculate the inverse using the usual calculational methods). <text:s/>These matrices are representations of the special orthogonal group SO(2), assuming you delete the third row and column in <draw:frame draw:style-name="fr1" draw:name="Object83" text:anchor-type="as-char" svg:y="-3.47mm" svg:width="4.23mm" svg:height="4.94mm" draw:z-index="66"><draw:object xlink:href="./Object 61" xlink:type="simple" xlink:show="embed" xlink:actuate="onLoad"/><draw:image xlink:href="./ObjectReplacements/Object 61" xlink:type="simple" xlink:show="embed" xlink:actuate="onLoad"/><svg:desc>formula</svg:desc></draw:frame>.</text:p>
      <text:p text:style-name="Text_20_body">The <text:span text:style-name="Code">translate t, u</text:span> command results in the transformation matrix</text:p>
      <text:p text:style-name="Equation"><draw:frame draw:style-name="fr2" draw:name="Object9" text:anchor-type="as-char" svg:width="20.04mm" svg:height="15.43mm" draw:z-index="67"><draw:object xlink:href="./Object 9" xlink:type="simple" xlink:show="embed" xlink:actuate="onLoad"/><draw:image xlink:href="./ObjectReplacements/Object 9" xlink:type="simple" xlink:show="embed" xlink:actuate="onLoad"/><svg:desc>formula</svg:desc></draw:frame></text:p>
      <text:p text:style-name="Text_20_body">The <text:span text:style-name="Code">scale s</text:span><text:span text:style-name="Code"><text:span text:style-name="T6">x</text:span></text:span><text:span text:style-name="Code">, s</text:span><text:span text:style-name="Code"><text:span text:style-name="T6">y</text:span></text:span> command results in the transformation matrix</text:p>
      <text:p text:style-name="Equation"><draw:frame draw:style-name="fr2" draw:name="Object10" text:anchor-type="as-char" svg:width="19.97mm" svg:height="16.76mm" draw:z-index="68"><draw:object xlink:href="./Object 10" xlink:type="simple" xlink:show="embed" xlink:actuate="onLoad"/><draw:image xlink:href="./ObjectReplacements/Object 10" xlink:type="simple" xlink:show="embed" xlink:actuate="onLoad"/><svg:desc>formula</svg:desc></draw:frame></text:p>
      <text:h text:style-name="Heading_20_2" text:outline-level="2"><text:bookmark-start text:name="__RefHeading__15349_1839259021"/>Three-dimensional case<text:bookmark-end text:name="__RefHeading__15349_1839259021"/></text:h>
      <text:p text:style-name="Text_20_body">The coordinates we use are the usual right-handed Cartesian, cylindrical, and spherical coordinate systems. <text:s/>For cylindrical coordinates, we have the coordinates <draw:frame draw:style-name="fr2" draw:name="Object50" text:anchor-type="as-char" svg:width="13.37mm" svg:height="4.46mm" draw:z-index="69"><draw:object xlink:href="./Object 50" xlink:type="simple" xlink:show="embed" xlink:actuate="onLoad"/><draw:image xlink:href="./ObjectReplacements/Object 50" xlink:type="simple" xlink:show="embed" xlink:actuate="onLoad"/></draw:frame> that locate the point <draw:frame draw:style-name="fr2" draw:name="Object78" text:anchor-type="as-char" svg:width="1.61mm" svg:height="4.32mm" draw:z-index="70"><draw:object xlink:href="./Object 78" xlink:type="simple" xlink:show="embed" xlink:actuate="onLoad"/><draw:image xlink:href="./ObjectReplacements/Object 78" xlink:type="simple" xlink:show="embed" xlink:actuate="onLoad"/></draw:frame>:</text:p>
      <text:p text:style-name="Text_20_body"><draw:frame draw:style-name="fr3" draw:name="Object47" text:anchor-type="paragraph" svg:x="18.12mm" svg:y="-0.14mm" svg:width="141.04mm" svg:height="90.08mm" draw:z-index="42"><draw:object xlink:href="./Object 47" xlink:type="simple" xlink:show="embed" xlink:actuate="onLoad"/><draw:image xlink:href="./ObjectReplacements/Object 47" xlink:type="simple" xlink:show="embed" xlink:actuate="onLoad"/><svg:desc>OLE-object</svg:desc></draw:frame>For spherical coordinates [sph], we have <draw:frame draw:style-name="fr2" draw:name="Object49" text:anchor-type="as-char" svg:width="13.49mm" svg:height="4.46mm" draw:z-index="73"><draw:object xlink:href="./Object 49" xlink:type="simple" xlink:show="embed" xlink:actuate="onLoad"/><draw:image xlink:href="./ObjectReplacements/Object 49" xlink:type="simple" xlink:show="embed" xlink:actuate="onLoad"/></draw:frame>:</text:p>
      <text:p text:style-name="Text_20_body"><draw:frame draw:style-name="fr3" draw:name="Object48" text:anchor-type="paragraph" svg:x="18.12mm" svg:y="-0.14mm" svg:width="141.02mm" svg:height="90.06mm" draw:z-index="43"><draw:object xlink:href="./Object 48" xlink:type="simple" xlink:show="embed" xlink:actuate="onLoad"/><draw:image xlink:href="./ObjectReplacements/Object 48" xlink:type="simple" xlink:show="embed" xlink:actuate="onLoad"/><svg:desc>OLE-object</svg:desc></draw:frame><text:soft-page-break/>The domains of the arguments used in the <text:span text:style-name="Code">xyz.py</text:span> script are (in radians):</text:p>
      <text:p text:style-name="Equation"><draw:frame draw:style-name="fr2" draw:name="Object69" text:anchor-type="as-char" svg:width="20.36mm" svg:height="13.69mm" draw:z-index="75"><draw:object xlink:href="./Object 69" xlink:type="simple" xlink:show="embed" xlink:actuate="onLoad"/><draw:image xlink:href="./ObjectReplacements/Object 69" xlink:type="simple" xlink:show="embed" xlink:actuate="onLoad"/></draw:frame></text:p>
      <text:p text:style-name="Text_20_body">Note these are slightly different than the usual mathematical definitions. <text:s/>If <text:span text:style-name="T3"><draw:frame draw:style-name="fr2" draw:name="Object92" text:anchor-type="as-char" svg:width="1.61mm" svg:height="4.32mm" draw:z-index="76"><draw:object xlink:href="./Object 92" xlink:type="simple" xlink:show="embed" xlink:actuate="onLoad"/><draw:image xlink:href="./ObjectReplacements/Object 92" xlink:type="simple" xlink:show="embed" xlink:actuate="onLoad"/></draw:frame></text:span> is zero, then the point is set to the origin; the cylindrical coordinates of the origin in cylindrical coordinates are (0, 0, 0) and in spherical coordinates and radians (0, 0, <text:span text:style-name="T5"></text:span>/2).</text:p>
      <text:p text:style-name="Text_20_body">The relevant affine transformations are </text:p>
      <text:p text:style-name="Equation"><draw:frame draw:style-name="fr2" draw:name="Object40" text:anchor-type="as-char" svg:width="33.02mm" svg:height="13.41mm" draw:z-index="71"><draw:object xlink:href="./Object 40" xlink:type="simple" xlink:show="embed" xlink:actuate="onLoad"/><draw:image xlink:href="./ObjectReplacements/Object 40" xlink:type="simple" xlink:show="embed" xlink:actuate="onLoad"/><svg:desc>formula</svg:desc></draw:frame></text:p>
      <text:p text:style-name="Text_20_body">where <text:span text:style-name="T3">a</text:span> through <text:span text:style-name="T3">i</text:span>, <text:span text:style-name="T3">t</text:span>, <text:span text:style-name="T3">u</text:span>, and <text:span text:style-name="T3">v</text:span> are constants. <text:s/>The transformation in homogeneous coordinates is</text:p>
      <text:p text:style-name="Equation"><draw:frame draw:style-name="fr2" draw:name="Object41" text:anchor-type="as-char" svg:width="41.2mm" svg:height="20.57mm" draw:z-index="72"><draw:object xlink:href="./Object 41" xlink:type="simple" xlink:show="embed" xlink:actuate="onLoad"/><draw:image xlink:href="./ObjectReplacements/Object 41" xlink:type="simple" xlink:show="embed" xlink:actuate="onLoad"/><svg:desc>formula</svg:desc></draw:frame></text:p>
      <text:p text:style-name="Text_20_body">The (augmented) rotation matrices for rotations around each of the axes are</text:p>
      <text:p text:style-name="Equation"><draw:frame draw:style-name="fr2" draw:name="Object42" text:anchor-type="as-char" svg:width="161.33mm" svg:height="20.57mm" draw:z-index="77"><draw:object xlink:href="./Object 42" xlink:type="simple" xlink:show="embed" xlink:actuate="onLoad"/><draw:image xlink:href="./ObjectReplacements/Object 42" xlink:type="simple" xlink:show="embed" xlink:actuate="onLoad"/></draw:frame></text:p>
      <text:p text:style-name="Text_20_body">A point P with coordinates <draw:frame draw:style-name="fr2" draw:name="Object44" text:anchor-type="as-char" svg:width="18.13mm" svg:height="4.46mm" draw:z-index="78"><draw:object xlink:href="./Object 44" xlink:type="simple" xlink:show="embed" xlink:actuate="onLoad"/><draw:image xlink:href="./ObjectReplacements/Object 44" xlink:type="simple" xlink:show="embed" xlink:actuate="onLoad"/></draw:frame> in the original coordinate system will have the new coordinates in the rotated coordinate system gotten by multiplying the relevant matrix by the column vector <draw:frame draw:style-name="fr2" draw:name="Object43" text:anchor-type="as-char" svg:width="19.46mm" svg:height="5.03mm" draw:z-index="79"><draw:object xlink:href="./Object 43" xlink:type="simple" xlink:show="embed" xlink:actuate="onLoad"/><draw:image xlink:href="./ObjectReplacements/Object 43" xlink:type="simple" xlink:show="embed" xlink:actuate="onLoad"/></draw:frame>. <text:s/>A positive angle <text:span text:style-name="T5"></text:span> is in the counterclockwise direction when you look towards the origin down the positive part of the axis (i.e., when the axis' unit vector's tip hits you in the eye). <text:s/>These rotation matrices are representations of the special orthogonal group in 3 dimensions SO(3). <text:s/><text:span text:style-name="T3">Special</text:span> means the determinant of the matrix is +1 and orthogonal means the matrix inverse is equal to the transpose (delete the fourth column and row to get the SO(3) representations).</text:p>
      <text:p text:style-name="Text_20_body"><text:soft-page-break/>The translation transformation matrix is</text:p>
      <text:p text:style-name="Equation"><draw:frame draw:style-name="fr2" draw:name="Object45" text:anchor-type="as-char" svg:width="22.91mm" svg:height="20.57mm" draw:z-index="74"><draw:object xlink:href="./Object 45" xlink:type="simple" xlink:show="embed" xlink:actuate="onLoad"/><draw:image xlink:href="./ObjectReplacements/Object 45" xlink:type="simple" xlink:show="embed" xlink:actuate="onLoad"/><svg:desc>formula</svg:desc></draw:frame></text:p>
      <text:p text:style-name="Text_20_body">and the dilatation (scaling) transformation matrix is </text:p>
      <text:p text:style-name="Equation"><draw:frame draw:style-name="fr2" draw:name="Object46" text:anchor-type="as-char" svg:width="27.01mm" svg:height="22.54mm" draw:z-index="80"><draw:object xlink:href="./Object 46" xlink:type="simple" xlink:show="embed" xlink:actuate="onLoad"/><draw:image xlink:href="./ObjectReplacements/Object 46" xlink:type="simple" xlink:show="embed" xlink:actuate="onLoad"/><svg:desc>formula</svg:desc></draw:frame></text:p>
      <text:p text:style-name="Text_20_body">Note these matrices, in general, don't commute. <text:s/>For example, place a book in front of you, rotate it through a right angle about the yaw axis and then rotate it again through a right angle about the pitch axis. <text:s/>If you do these rotations in reverse order, the final orientation of the book won't be the same as the first set of movements. <text:s/>Euler's theorem states that an arbitrary number of different rotations are equivalent to one rotation around one axis; the <text:span text:style-name="Code">xyz.py</text:span> script can find the angle and axis of such a set of rotations by the <text:span text:style-name="_5f_Command">rotaxis</text:span> command.</text:p>
      <text:p text:style-name="Text_20_body">If you've been exposed to infinitesimal Lie transformation groups, the easiest way to see that these transformations don't commute is to look at their infinitesimal generators: <text:s/><draw:frame draw:style-name="fr1" draw:name="Object93" text:anchor-type="as-char" svg:y="-3.69mm" svg:width="40.9mm" svg:height="4.92mm" draw:z-index="81"><draw:object xlink:href="./Object 93" xlink:type="simple" xlink:show="embed" xlink:actuate="onLoad"/><draw:image xlink:href="./ObjectReplacements/Object 93" xlink:type="simple" xlink:show="embed" xlink:actuate="onLoad"/></draw:frame>. <text:s/>You can see by inspection that they don't commute.</text:p>
      <text:h text:style-name="Heading_20_2" text:outline-level="2"><text:bookmark-start text:name="__RefHeading__15351_1839259021"/>Polygon self-intersection<text:bookmark-end text:name="__RefHeading__15351_1839259021"/></text:h>
      <text:p text:style-name="Text_20_body">This section gives a description of the algorithm used to determine if a polygon given as an argument to the <text:span text:style-name="_5f_Command">area</text:span> command intersects itself. <text:s/>We'll assume all of the points are in the xy plane.</text:p>
      <text:p text:style-name="Text_20_body">Suppose the vertices are given as an ordered set <draw:frame draw:style-name="fr2" draw:name="Object28" text:anchor-type="as-char" svg:width="25.06mm" svg:height="4.94mm" draw:z-index="82"><draw:object xlink:href="./Object 28" xlink:type="simple" xlink:show="embed" xlink:actuate="onLoad"/><draw:image xlink:href="./ObjectReplacements/Object 28" xlink:type="simple" xlink:show="embed" xlink:actuate="onLoad"/></draw:frame> where <draw:frame draw:style-name="fr1" draw:name="Object29" text:anchor-type="as-char" svg:y="-3.47mm" svg:width="21.61mm" svg:height="4.94mm" draw:z-index="83"><draw:object xlink:href="./Object 29" xlink:type="simple" xlink:show="embed" xlink:actuate="onLoad"/><draw:image xlink:href="./ObjectReplacements/Object 29" xlink:type="simple" xlink:show="embed" xlink:actuate="onLoad"/></draw:frame>, etc. Note that the <text:span text:style-name="_5f_Command">area</text:span> command only works for points in the xy plane (thus, if you want to use it with some points in space, you can use the <text:span text:style-name="_5f_Command">project</text:span> command to first project the points into the xy plane or translate and rotate things to get them as needed. The algorithm is to construct the array</text:p>
      <text:p text:style-name="Equation"><draw:frame draw:style-name="fr2" draw:name="Object30" text:anchor-type="as-char" svg:width="14.99mm" svg:height="22.63mm" draw:z-index="84"><draw:object xlink:href="./Object 30" xlink:type="simple" xlink:show="embed" xlink:actuate="onLoad"/><draw:image xlink:href="./ObjectReplacements/Object 30" xlink:type="simple" xlink:show="embed" xlink:actuate="onLoad"/></draw:frame></text:p>
      <text:p text:style-name="Text_20_body">in which each row represents the two endpoints in a side of the polygon. <text:s/>Then all combinations of the rows of this array taken two at a time are examined for their intersection point. <text:s/>If the intersection point lies between both of the pairs of endpoints defining a side (but not including them, meaning the parameters are both in the open interval (0, 1)), then self-intersection has occurred.</text:p>
      <text:p text:style-name="Text_20_body">The parametric equations for a line passing through two points <draw:frame draw:style-name="fr1" draw:name="Object31" text:anchor-type="as-char" svg:y="-3.67mm" svg:width="33.94mm" svg:height="4.92mm" draw:z-index="85"><draw:object xlink:href="./Object 31" xlink:type="simple" xlink:show="embed" xlink:actuate="onLoad"/><draw:image xlink:href="./ObjectReplacements/Object 31" xlink:type="simple" xlink:show="embed" xlink:actuate="onLoad"/></draw:frame> in the Cartesian plane are</text:p>
      <text:p text:style-name="Equation"><draw:frame draw:style-name="fr2" draw:name="Object32" text:anchor-type="as-char" svg:width="29.46mm" svg:height="10.07mm" draw:z-index="86"><draw:object xlink:href="./Object 32" xlink:type="simple" xlink:show="embed" xlink:actuate="onLoad"/><draw:image xlink:href="./ObjectReplacements/Object 32" xlink:type="simple" xlink:show="embed" xlink:actuate="onLoad"/></draw:frame></text:p>
      <text:p text:style-name="Text_20_body">These equations yield <draw:frame draw:style-name="fr1" draw:name="Object33" text:anchor-type="as-char" svg:y="-3.47mm" svg:width="12.21mm" svg:height="4.94mm" draw:z-index="87"><draw:object xlink:href="./Object 33" xlink:type="simple" xlink:show="embed" xlink:actuate="onLoad"/><draw:image xlink:href="./ObjectReplacements/Object 33" xlink:type="simple" xlink:show="embed" xlink:actuate="onLoad"/><svg:desc>formula</svg:desc></draw:frame> for <draw:frame draw:style-name="fr1" draw:name="Object34" text:anchor-type="as-char" svg:y="-3.55mm" svg:width="8.38mm" svg:height="4.32mm" draw:z-index="88"><draw:object xlink:href="./Object 34" xlink:type="simple" xlink:show="embed" xlink:actuate="onLoad"/><draw:image xlink:href="./ObjectReplacements/Object 34" xlink:type="simple" xlink:show="embed" xlink:actuate="onLoad"/></draw:frame> and <draw:frame draw:style-name="fr1" draw:name="Object35" text:anchor-type="as-char" svg:y="-3.67mm" svg:width="12.31mm" svg:height="4.94mm" draw:z-index="89"><draw:object xlink:href="./Object 35" xlink:type="simple" xlink:show="embed" xlink:actuate="onLoad"/><draw:image xlink:href="./ObjectReplacements/Object 35" xlink:type="simple" xlink:show="embed" xlink:actuate="onLoad"/><svg:desc>formula</svg:desc></draw:frame> for <draw:frame draw:style-name="fr1" draw:name="Object36" text:anchor-type="as-char" svg:y="-3.55mm" svg:width="8.38mm" svg:height="4.34mm" draw:z-index="90"><draw:object xlink:href="./Object 36" xlink:type="simple" xlink:show="embed" xlink:actuate="onLoad"/><draw:image xlink:href="./ObjectReplacements/Object 36" xlink:type="simple" xlink:show="embed" xlink:actuate="onLoad"/><svg:desc>formula</svg:desc></draw:frame>.</text:p>
      <text:p text:style-name="Text_20_body">To find the intersection point of two lines given by the parametric equations</text:p>
      <text:p text:style-name="Equation"><draw:frame draw:style-name="fr2" draw:name="Object37" text:anchor-type="as-char" svg:width="81.1mm" svg:height="10.07mm" draw:z-index="91"><draw:object xlink:href="./Object 37" xlink:type="simple" xlink:show="embed" xlink:actuate="onLoad"/><draw:image xlink:href="./ObjectReplacements/Object 37" xlink:type="simple" xlink:show="embed" xlink:actuate="onLoad"/><svg:desc>formula</svg:desc></draw:frame></text:p>
      <text:p text:style-name="Text_20_body">we equate <draw:frame draw:style-name="fr2" draw:name="Object38" text:anchor-type="as-char" svg:width="30.16mm" svg:height="4.32mm" draw:z-index="92"><draw:object xlink:href="./Object 38" xlink:type="simple" xlink:show="embed" xlink:actuate="onLoad"/><draw:image xlink:href="./ObjectReplacements/Object 38" xlink:type="simple" xlink:show="embed" xlink:actuate="onLoad"/></draw:frame> and solve for the values of the parameters t and s:</text:p>
      <text:p text:style-name="Equation"><text:soft-page-break/><draw:frame draw:style-name="fr2" draw:name="Object39" text:anchor-type="as-char" svg:width="74.86mm" svg:height="26.41mm" draw:z-index="62"><draw:object xlink:href="./Object 39" xlink:type="simple" xlink:show="embed" xlink:actuate="onLoad"/><draw:image xlink:href="./ObjectReplacements/Object 39" xlink:type="simple" xlink:show="embed" xlink:actuate="onLoad"/></draw:frame></text:p>
      <text:p text:style-name="Text_20_body">A check with the two lines through the points [(0, 0) , (1, 1)] and [(0, 1), (1, 0)] gives 0.5 for both parameters for the intersection point, as expected. <text:s/>Since both of these parameters are in the open interval (0, 1), the lines intersect and a polygon with these lines for sides would be declared to be self-intersecting. <text:s/></text:p>
      <text:h text:style-name="Heading_20_2" text:outline-level="2"><text:bookmark-start text:name="__RefHeading__40295_2009126992"/>Projections<text:bookmark-end text:name="__RefHeading__40295_2009126992"/></text:h>
      <text:p text:style-name="Text_20_body">The <text:span text:style-name="Code">xyz.py</text:span> script supports two types of projection: <text:s/>orthogonal and projective transformations. <text:s/>Orthogonal projection means a line or point is projected onto a plane by putting the eye off at infinity so that the projecting rays arrive normal to the plane. <text:s/>This type of transformation is commonly used in engineering drawings.</text:p>
      <text:p text:style-name="Text_20_body">Projective transformations require a finite eye point E. <text:s/>The point P to be projected into a plane Q then causes a line between the points E and P to be constructed; the intersection of this line and the plane Q results in a point P', which is the projected point. <text:s/>Such projective transformations have the characteristic that points further from the plane Q (and on the plane's side opposite to the eye point) are closer together when projected into the plane. <text:s/>These projective transformations work for any points in space except those on a line EP that is parallel to the plane Q (which puts the projected point off at infinity).</text:p>
      <text:p text:style-name="Text_20_body"><draw:frame draw:style-name="fr3" draw:name="Object89" text:anchor-type="paragraph" svg:x="18.1mm" svg:y="-0.14mm" svg:width="141.04mm" svg:height="60.54mm" draw:z-index="61"><draw:object xlink:href="./Object 89" xlink:type="simple" xlink:show="embed" xlink:actuate="onLoad"/><draw:image xlink:href="./ObjectReplacements/Object 89" xlink:type="simple" xlink:show="embed" xlink:actuate="onLoad"/><svg:desc>OLE-object</svg:desc></draw:frame>Note point P can be on either side of the plane; there are no restrictions or viewports as is common with projections for computer graphics. <text:s/>If you move the eye point E off infinitely far from the plane, you'll have orthogonal projections.</text:p>
      <text:h text:style-name="Heading_20_1" text:outline-level="1"><text:bookmark-start text:name="__RefHeading__15381_1839259021"/>References<text:bookmark-end text:name="__RefHeading__15381_1839259021"/></text:h>
      <text:p text:style-name="Text_20_body">I don't give any references to a basic calculus text because there are so many of them available and it's unlikely you'll have access to the books I have. <text:s/>Probably any popular text should be suitable, assuming the basic calculus topics haven't changed since I was a student.</text:p>
      <text:p text:style-name="Text_20_body">If you have access to Google books, there are a number of books on analytic geometry and vectors from the early 1900's. <text:s/>These have underlined reference abbreviations.</text:p>
      <table:table table:name="Table1" table:style-name="Table1">
        <table:table-column table:style-name="Table1.A"/>
        <table:table-column table:style-name="Table1.B"/>
        <table:table-row>
          <table:table-cell table:style-name="Table1.A1" office:value-type="string">
            <text:p text:style-name="Reference">an</text:p>
          </table:table-cell>
          <table:table-cell table:style-name="Table1.A1" office:value-type="string">
            <text:p text:style-name="Reference"><text:span text:style-name="Code">AnalyticGeometry.pdf</text:span> at <text:a xlink:type="simple" xlink:href="https://someonesdad1.github.io/hobbyutil/project_list.html" text:style-name="Internet_20_link" text:visited-style-name="Visited_20_Internet_20_Link">https://someonesdad1.github.io/hobbyutil/project_list.html</text:a>, a document that summarizes a number of formulas from analytical geometry.</text:p>
          </table:table-cell>
        </table:table-row>
        <table:table-row>
          <table:table-cell table:style-name="Table1.A1" office:value-type="string">
            <text:p text:style-name="Reference"><text:span text:style-name="Good_20_reference">coff</text:span></text:p>
          </table:table-cell>
          <table:table-cell table:style-name="Table1.A1" office:value-type="string">
            <text:p text:style-name="Reference">J. Coffin, <text:span text:style-name="T3">Vector Analysis</text:span>, Wiley, 2nd ed., 1911. <text:s/>Suitable for self-study if you've had <text:soft-page-break/>beginning college calculus and physics courses.</text:p>
          </table:table-cell>
        </table:table-row>
        <table:table-row>
          <table:table-cell table:style-name="Table1.A1" office:value-type="string">
            <text:p text:style-name="Reference">crc</text:p>
          </table:table-cell>
          <table:table-cell table:style-name="Table1.A1" office:value-type="string">
            <text:p text:style-name="Reference">W. Beyer, <text:span text:style-name="T3">CRC Standard Mathematical Tables</text:span>, 26th ed., CRC Press, 1981. <text:s/>Page 355 has some useful vector formulas for the 3D geometry of planes and lines.</text:p>
          </table:table-cell>
        </table:table-row>
        <table:table-row>
          <table:table-cell table:style-name="Table1.A1" office:value-type="string">
            <text:p text:style-name="Reference">ga</text:p>
          </table:table-cell>
          <table:table-cell table:style-name="Table1.A1" office:value-type="string">
            <text:p text:style-name="Reference">C. Doran and A. Lasenby, <text:span text:style-name="T3">Geometric Algebra for Physicists</text:span>, Cambridge University Press, 2003.</text:p>
          </table:table-cell>
        </table:table-row>
        <table:table-row>
          <table:table-cell table:style-name="Table1.A1" office:value-type="string">
            <text:p text:style-name="Reference">gum</text:p>
          </table:table-cell>
          <table:table-cell table:style-name="Table1.A1" office:value-type="string">
            <text:p text:style-name="Table_20_Contents"><text:a xlink:type="simple" xlink:href="http://www.bipm.org/en/publications/guides/gum.html" text:style-name="Internet_20_link" text:visited-style-name="Visited_20_Internet_20_Link"><text:span text:style-name="T7">http://www.bipm.org/en/publications/guides/gum.html</text:span></text:a><text:span text:style-name="T7"> <text:s/></text:span><text:span text:style-name="T3">Evaluation of Measurement Data -- Guide to the Expression of Uncertainty in Measurement</text:span><text:span text:style-name="T7">, Working Group 1 of the Joint Committee for Guides in Metrology, 2008 (1995 version with minor corrections). <text:s/>This has become the standard document for how to express uncertainty in measurement; it has played an important role in filling the need to standardized the reporting and interpretation of uncertainty in physical measurements.</text:span></text:p>
          </table:table-cell>
        </table:table-row>
        <table:table-row>
          <table:table-cell table:style-name="Table1.A1" office:value-type="string">
            <text:p text:style-name="Reference"><text:span text:style-name="Good_20_reference">osgood</text:span></text:p>
          </table:table-cell>
          <table:table-cell table:style-name="Table1.A1" office:value-type="string">
            <text:p text:style-name="Reference">W. Osgood and W. Graustein, <text:span text:style-name="T3">Plane and Solid Analytic Geometry</text:span>, Macmillan, 1921.</text:p>
          </table:table-cell>
        </table:table-row>
        <table:table-row>
          <table:table-cell table:style-name="Table1.A1" office:value-type="string">
            <text:p text:style-name="Reference">ps</text:p>
          </table:table-cell>
          <table:table-cell table:style-name="Table1.A1" office:value-type="string">
            <text:p text:style-name="Reference">Adobe, <text:span text:style-name="T3">PostScript Language Reference Manual</text:span>, 2nd ed., Addison-Wesley, 1990 (usually called the red book). <text:s/>As PostScript deals with a two-dimensional space (a sheet of paper), it uses a coordinate transformation matrix of 6 elements. <text:s/>But the basic ideas are the same as can be used in three-dimensional space, so reviewing the coordinate transformation section(s) could prove useful.</text:p>
          </table:table-cell>
        </table:table-row>
        <table:table-row>
          <table:table-cell table:style-name="Table1.A1" office:value-type="string">
            <text:p text:style-name="Reference">punc</text:p>
          </table:table-cell>
          <table:table-cell table:style-name="Table1.A1" office:value-type="string">
            <text:p text:style-name="Reference"><text:a xlink:type="simple" xlink:href="https://pypi.python.org/pypi/uncertainties/" text:style-name="Internet_20_link" text:visited-style-name="Visited_20_Internet_20_Link">https://pypi.python.org/pypi/uncertainties/</text:a> <text:s/>This python library allows calculations with numbers that have uncertainties and does linear uncertainty propagation.</text:p>
          </table:table-cell>
        </table:table-row>
        <table:table-row>
          <table:table-cell table:style-name="Table1.A1" office:value-type="string">
            <text:p text:style-name="Reference">rm</text:p>
          </table:table-cell>
          <table:table-cell table:style-name="Table1.A1" office:value-type="string">
            <text:p text:style-name="Reference">The topic of rotation matrices is not typically discussed in the freshman math class, but the ideas are accessible if you're willing to read a bit. <text:s/>To understand the <text:span text:style-name="Code">xyz.py</text:span>'s code, all you'll really need is to understand the generation of the rotation matrix given the desired angle to rotate and the axis to rotate about (the formula is here: <text:s/><text:a xlink:type="simple" xlink:href="http://en.wikipedia.org/wiki/Rotation_matrix" text:style-name="Internet_20_link" text:visited-style-name="Visited_20_Internet_20_Link">http://en.wikipedia.org/wiki/Rotation_matrix</text:a>). <text:s/>Also see [an].</text:p>
            <text:p text:style-name="Reference">Some links:</text:p>
            <text:p text:style-name="Reference"><text:a xlink:type="simple" xlink:href="http://en.wikipedia.org/wiki/Euler%27s_rotation_theorem" text:style-name="Internet_20_link" text:visited-style-name="Visited_20_Internet_20_Link">http://en.wikipedia.org/wiki/Euler%27s_rotation_theorem</text:a> <text:s/>A theorem that states that a sequence of rotations is equivalent to one rotation about a particular axis.</text:p>
            <text:p text:style-name="Reference"><text:a xlink:type="simple" xlink:href="http://en.wikipedia.org/wiki/Charts_on_SO%283%29" text:style-name="Internet_20_link" text:visited-style-name="Visited_20_Internet_20_Link">http://en.wikipedia.org/wiki/Charts_on_SO%283%29</text:a> <text:s/>Discusses different coordinate systems when discussing rotations of three-dimensional space.</text:p>
            <text:p text:style-name="Reference"><text:a xlink:type="simple" xlink:href="http://en.wikipedia.org/wiki/Rotation_formalisms_in_three_dimensions" text:style-name="Internet_20_link" text:visited-style-name="Visited_20_Internet_20_Link">http://en.wikipedia.org/wiki/Rotation_formalisms_in_three_dimensions</text:a> <text:s/>Looks at different ways of parameterizing rotations. <text:s/>Unfortunately, there are numerous conventions and notations.</text:p>
          </table:table-cell>
        </table:table-row>
        <table:table-row>
          <table:table-cell table:style-name="Table1.A1" office:value-type="string">
            <text:p text:style-name="Reference"><text:span text:style-name="Good_20_reference">schmall</text:span></text:p>
          </table:table-cell>
          <table:table-cell table:style-name="Table1.A1" office:value-type="string">
            <text:p text:style-name="Reference">C. Schmall, <text:span text:style-name="T3">A First Course in Analytic Geometry</text:span>, 2nd ed., van Nostrand, 1921.</text:p>
          </table:table-cell>
        </table:table-row>
        <table:table-row>
          <table:table-cell table:style-name="Table1.A1" office:value-type="string">
            <text:p text:style-name="Reference"><text:span text:style-name="Good_20_reference">snyder</text:span></text:p>
          </table:table-cell>
          <table:table-cell table:style-name="Table1.A1" office:value-type="string">
            <text:p text:style-name="Reference">V. Snyder and C. Sisam, <text:span text:style-name="T3">Analytic Geometry of Space</text:span>, Holt, 1914.</text:p>
          </table:table-cell>
        </table:table-row>
        <table:table-row>
          <table:table-cell table:style-name="Table1.A1" office:value-type="string">
            <text:p text:style-name="Reference">sph</text:p>
          </table:table-cell>
          <table:table-cell table:style-name="Table1.A1" office:value-type="string">
            <text:p text:style-name="Reference"><text:a xlink:type="simple" xlink:href="http://en.wikipedia.org/wiki/Spherical_coordinates" text:style-name="Internet_20_link" text:visited-style-name="Visited_20_Internet_20_Link">http://en.wikipedia.org/wiki/Spherical_coordinates</text:a> <text:s/>Note there are different conventions for spherical coordinates, so it's important you know which convention is being used. <text:s/>I use the mathematical definition where <text:span text:style-name="T5"></text:span> is the polar azimuth angle in the xy plane, the same as in cylindrical coordinates, and the angle <text:span text:style-name="T5"></text:span> is the angle from the +z axis.</text:p>
          </table:table-cell>
        </table:table-row>
        <table:table-row>
          <table:table-cell table:style-name="Table1.A1" office:value-type="string">
            <text:p text:style-name="Reference"><text:span text:style-name="Good_20_reference">wilson</text:span></text:p>
          </table:table-cell>
          <table:table-cell table:style-name="Table1.A1" office:value-type="string">
            <text:p text:style-name="Reference">E. Wilson, <text:span text:style-name="T3">Vector Analysis</text:span>, Yale Univ. Press, 1922. <text:s/>This book is based on Gibbs' lectures from the 1880'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fo:margin-top="0mm" fo:margin-bottom="1.02m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10.16mm" fo:margin-right="0mm" fo:margin-top="0mm" fo:margin-bottom="0mm" fo:text-indent="0mm" style:auto-text-indent="false"/>
      <style:text-properties fo:color="#000099"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margin-top="2.54mm" fo:margin-bottom="2.03mm" fo:text-align="center" style:justify-single-word="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Important" style:family="paragraph" style:parent-style-name="Text_20_body">
      <style:paragraph-properties fo:margin-left="12.7mm" fo:margin-right="7.62mm" fo:text-indent="0mm" style:auto-text-indent="false"/>
      <style:text-properties fo:font-weight="bold"/>
    </style:style>
    <style:style style:name="Features_20_demonstrated" style:display-name="Features demonstrated" style:family="paragraph" style:parent-style-name="Text_20_body" style:master-page-name="">
      <style:paragraph-properties fo:margin-left="12.7mm" fo:margin-right="7.62mm" fo:text-indent="0mm" style:auto-text-indent="false" style:page-number="auto"/>
      <style:text-properties style:use-window-font-color="true" fo:font-style="italic"/>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Code_2c__20_important" style:display-name="Code, important" style:family="text" style:parent-style-name="Code">
      <style:text-properties fo:color="#d63247" style:font-size-rel="-1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_5f_Line" style:display-name="_Line" style:family="text" style:parent-style-name="Important_20_-_20_bordeaux">
      <style:text-properties fo:color="#800080"/>
    </style:style>
    <style:style style:name="_5f_Plane" style:display-name="_Plane" style:family="text" style:parent-style-name="Important_20_-_20_red">
      <style:text-properties fo:color="#ff6633"/>
    </style:style>
    <style:style style:name="_5f_Point" style:display-name="_Point" style:family="text" style:parent-style-name="Important">
      <style:text-properties fo:color="#008000"/>
    </style:style>
    <style:style style:name="xx" style:family="text">
      <style:text-properties fo:font-size="11pt" fo:background-color="#ffffcc"/>
    </style:style>
    <style:style style:name="_5f_Command" style:display-name="_Command" style:family="text" style:parent-style-name="Important">
      <style:text-properties fo:color="#00538d"/>
    </style:style>
    <style:style style:name="_5f_Object" style:display-name="_Object" style:family="text" style:parent-style-name="Important_20_-_20_red"/>
    <style:style style:name="_5f_Basic" style:display-name="_Basic" style:family="text" style:parent-style-name="_5f_Object">
      <style:text-properties style:use-window-font-color="true" fo:font-size="11pt" fo:font-weight="bold"/>
    </style:style>
    <style:style style:name="Default_20_value" style:display-name="Default value" style:family="text">
      <style:text-properties fo:color="#800080" fo:font-size="11pt" fo:background-color="#e6e6ff" style:text-rotation-angle="0" style:text-rotation-scale="line-height"/>
    </style:style>
    <style:style style:name="Affect" style:family="text" style:parent-style-name="xx">
      <style:text-properties fo:font-size="11pt" fo:background-color="#f0fff0"/>
    </style:style>
    <style:style style:name="Good_20_reference" style:display-name="Good reference" style:family="text" style:parent-style-name="Important_20_-_20_red">
      <style:text-properties style:use-window-font-color="true" fo:font-size="11pt" style:text-underline-style="solid" style:text-underline-width="auto" style:text-underline-color="font-color" fo:font-weight="normal" fo:background-color="transparent"/>
    </style:style>
    <style:style style:name="Feature" style:family="text">
      <style:text-properties fo:color="#000080" fo:font-size="11pt" fo:font-style="normal" fo:font-weight="bold" style:font-weight-asian="bold" style:font-weight-complex="bold"/>
    </style:style>
    <style:style style:name="Book_20_title" style:display-name="Book title" style:family="text" style:parent-style-name="Default_2c__20_custom">
      <style:text-properties fo:font-style="itali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2-04T11:20:34.016509728</meta:creation-date>
    <meta:editing-cycles>3</meta:editing-cycles>
    <meta:editing-duration>PT14M17S</meta:editing-duration>
    <meta:generator>OpenOffice/4.1.6$Win32 OpenOffice.org_project/416m1$Build-9790</meta:generator>
    <dc:date>2022-06-30T16:00:39.97</dc:date>
    <meta:document-statistic meta:table-count="15" meta:image-count="0" meta:object-count="93" meta:page-count="41" meta:paragraph-count="1167" meta:word-count="16936" meta:character-count="97807"/>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472cm"/>
    </style:style>
    <style:style style:name="gr3" style:family="graphic" style:parent-style-name="standard">
      <style:graphic-properties draw:stroke="solid" draw:stroke-dash="Fine_20_Dashed_20__28_var_29_" svg:stroke-color="#ff0000" draw:textarea-horizontal-align="center" draw:textarea-vertical-align="middle"/>
    </style:style>
    <style:style style:name="gr4"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4.102cm" svg:y1="7.427cm" svg:x2="11cm" svg:y2="7.427cm">
            <text:p/>
          </draw:line>
          <draw:line draw:style-name="gr1" draw:text-style-name="P1" draw:layer="layout" svg:x1="4.102cm" svg:y1="7.427cm" svg:x2="4.102cm" svg:y2="1.871cm">
            <text:p/>
          </draw:line>
          <draw:frame draw:style-name="gr2" draw:layer="layout" svg:width="0.218cm" svg:height="0.472cm" svg:x="11.144cm" svg:y="7.195cm">
            <draw:text-box>
              <text:p>x</text:p>
            </draw:text-box>
          </draw:frame>
          <draw:frame draw:style-name="gr2" draw:layer="layout" svg:width="0.209cm" svg:height="0.472cm" svg:x="3.992cm" svg:y="1.333cm">
            <draw:text-box>
              <text:p>y</text:p>
            </draw:text-box>
          </draw:frame>
        </draw:g>
        <draw:g>
          <draw:line draw:style-name="gr3" draw:text-style-name="P1" draw:layer="layout" svg:x1="4.089cm" svg:y1="7.427cm" svg:x2="9.175cm" svg:y2="2.767cm">
            <text:p/>
          </draw:line>
          <draw:line draw:style-name="gr3" draw:text-style-name="P1" draw:layer="layout" svg:x1="4.089cm" svg:y1="7.427cm" svg:x2="0.335cm" svg:y2="3.331cm">
            <text:p/>
          </draw:line>
          <draw:frame draw:style-name="gr4" draw:text-style-name="P2" draw:layer="layout" svg:width="0.311cm" svg:height="0.472cm" draw:transform="rotate (0.74176493209745) translate (9.09cm 2.531cm)">
            <draw:text-box>
              <text:p><text:span text:style-name="T1">x'</text:span></text:p>
            </draw:text-box>
          </draw:frame>
          <draw:frame draw:style-name="gr4" draw:text-style-name="P2" draw:layer="layout" svg:width="0.303cm" svg:height="0.472cm" draw:transform="rotate (0.74176493209745) translate (-0.144cm 3.04cm)">
            <draw:text-box>
              <text:p><text:span text:style-name="T1">y'</text:span></text:p>
            </draw:text-box>
          </draw:frame>
        </draw:g>
        <draw:g>
          <draw:circle draw:style-name="Black" draw:layer="layout" svg:width="0.212cm" svg:height="0.212cm" svg:x="6.388cm" svg:y="6.196cm">
            <text:p/>
          </draw:circle>
          <draw:frame draw:style-name="gr2" draw:layer="layout" svg:width="0.476cm" svg:height="0.472cm" svg:x="6.287cm" svg:y="6.505cm">
            <draw:text-box>
              <text:p>P1</text:p>
            </draw:text-box>
          </draw:frame>
        </draw:g>
        <draw:g>
          <draw:circle draw:style-name="Black" draw:layer="layout" svg:width="0.212cm" svg:height="0.212cm" svg:x="8.116cm" svg:y="4.63cm">
            <text:p/>
          </draw:circle>
          <draw:frame draw:style-name="gr2" draw:layer="layout" svg:width="0.476cm" svg:height="0.472cm" svg:x="7.915cm" svg:y="4.139cm">
            <draw:text-box>
              <text:p>P2</text:p>
            </draw:text-box>
          </draw:frame>
        </draw:g>
        <draw:g>
          <draw:circle draw:style-name="Black" draw:layer="layout" svg:width="0.212cm" svg:height="0.212cm" svg:x="4.71cm" svg:y="4.532cm">
            <text:p/>
          </draw:circle>
          <draw:frame draw:style-name="gr2" draw:layer="layout" svg:width="0.476cm" svg:height="0.472cm" svg:x="5.109cm" svg:y="4.441cm">
            <draw:text-box>
              <text:p>P3</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fenced open="[" close="]">
      <mtable>
        <mtr>
          <mtd>
            <msub>
              <mi>s</mi>
              <mi>x</mi>
            </msub>
          </mtd>
          <mtd>
            <mn>0</mn>
          </mtd>
          <mtd>
            <mn>0</mn>
          </mtd>
        </mtr>
        <mtr>
          <mtd>
            <mn>0</mn>
          </mtd>
          <mtd>
            <msub>
              <mi>s</mi>
              <mi>y</mi>
            </msub>
          </mtd>
          <mtd>
            <mn>0</mn>
          </mtd>
        </mtr>
        <mtr>
          <mtd>
            <mn>0</mn>
          </mtd>
          <mtd>
            <mn>0</mn>
          </mtd>
          <mtd>
            <mn>1</mn>
          </mtd>
        </mtr>
      </mtable>
    </mfenced>
    <annotation encoding="StarMath 5.0">left [ matrix {s_x # 0 #0##0 #s_y#0##0#0#1} right ] </annotation>
  </semantics>
</math>
</file>

<file path=Object 11/content.xml><?xml version="1.0" encoding="utf-8"?>
<math xmlns="http://www.w3.org/1998/Math/MathML" display="block">
  <semantics>
    <mrow>
      <mrow>
        <mo fence="true" stretchy="true">[</mo>
        <mrow>
          <mtable>
            <mtr>
              <mtd>
                <mrow>
                  <mi>cos</mi>
                  <mrow>
                    <mo fence="true" stretchy="false">(</mo>
                    <mrow>
                      <mrow>
                        <mn>40</mn>
                        <mi>°</mi>
                      </mrow>
                    </mrow>
                    <mo fence="true" stretchy="false">)</mo>
                  </mrow>
                </mrow>
              </mtd>
              <mtd>
                <mrow>
                  <mi>sin</mi>
                  <mrow>
                    <mo fence="true" stretchy="false">(</mo>
                    <mrow>
                      <mrow>
                        <mn>40</mn>
                        <mi>°</mi>
                      </mrow>
                    </mrow>
                    <mo fence="true" stretchy="false">)</mo>
                  </mrow>
                </mrow>
              </mtd>
            </mtr>
            <mtr>
              <mtd>
                <mrow>
                  <mrow>
                    <mo stretchy="false">−</mo>
                    <mi>sin</mi>
                  </mrow>
                  <mrow>
                    <mo fence="true" stretchy="false">(</mo>
                    <mrow>
                      <mrow>
                        <mn>40</mn>
                        <mi>°</mi>
                      </mrow>
                    </mrow>
                    <mo fence="true" stretchy="false">)</mo>
                  </mrow>
                </mrow>
              </mtd>
              <mtd>
                <mrow>
                  <mi>cos</mi>
                  <mrow>
                    <mo fence="true" stretchy="false">(</mo>
                    <mrow>
                      <mrow>
                        <mn>40</mn>
                        <mi>°</mi>
                      </mrow>
                    </mrow>
                    <mo fence="true" stretchy="false">)</mo>
                  </mrow>
                </mrow>
              </mtd>
            </mtr>
          </mtable>
        </mrow>
        <mo fence="true" stretchy="true">]</mo>
      </mrow>
      <mrow>
        <mo fence="true" stretchy="true">[</mo>
        <mrow>
          <mtable>
            <mtr>
              <mtd>
                <mn>1.2</mn>
              </mtd>
            </mtr>
            <mtr>
              <mtd>
                <mn>0.6</mn>
              </mtd>
            </mtr>
          </mtable>
        </mrow>
        <mo fence="true" stretchy="true">]</mo>
      </mrow>
      <mrow>
        <mspace width="0.5em"/>
        <mo stretchy="false">=</mo>
        <mspace width="0.5em"/>
      </mrow>
      <mrow>
        <mo fence="true" stretchy="true">[</mo>
        <mrow>
          <mtable>
            <mtr>
              <mtd>
                <mn>1.3049</mn>
              </mtd>
            </mtr>
            <mtr>
              <mtd>
                <mrow>
                  <mo stretchy="false">−</mo>
                  <mn>0.3117</mn>
                </mrow>
              </mtd>
            </mtr>
          </mtable>
        </mrow>
        <mo fence="true" stretchy="true">]</mo>
      </mrow>
    </mrow>
    <annotation encoding="StarMath 5.0">left [ matrix {cos (40°) # sin (40°) ##-sin (40°)#cos (40°)} right ] 
left [ matrix {1.2##0.6} right ] `=` left [ matrix {1.3049## -0.3117} right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Black">
      <style:graphic-properties draw:fill="non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472cm"/>
    </style:style>
    <style:style style:name="gr5" style:family="graphic" style:parent-style-name="standard">
      <style:graphic-properties draw:stroke="dash" draw:stroke-dash="Fine_20_Dashed_20__28_var_29_" svg:stroke-color="#ff0000" draw:marker-end="Arrow" draw:marker-end-width="0.152cm" draw:textarea-horizontal-align="center" draw:textarea-vertical-align="middle"/>
    </style:style>
    <style:style style:name="gr6" style:family="graphic" style:parent-style-name="standard">
      <style:graphic-properties draw:stroke="dash" draw:stroke-dash="Fine_20_Dashed_20__28_var_29_" svg:stroke-color="#ff0000" draw:textarea-horizontal-align="center" draw:textarea-vertical-align="middle"/>
    </style:style>
    <style:style style:name="gr7"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0.212cm" svg:height="0.212cm" svg:x="7.961cm" svg:y="4.005cm">
          <text:p/>
        </draw:circle>
        <draw:g>
          <draw:line draw:style-name="gr2" draw:text-style-name="P1" draw:layer="layout" svg:x1="4.102cm" svg:y1="7.427cm" svg:x2="11cm" svg:y2="7.427cm">
            <text:p/>
          </draw:line>
          <draw:line draw:style-name="gr3" draw:text-style-name="P1" draw:layer="layout" svg:x1="4.102cm" svg:y1="7.427cm" svg:x2="4.102cm" svg:y2="1.871cm">
            <text:p/>
          </draw:line>
          <draw:frame draw:style-name="gr4" draw:layer="layout" svg:width="0.193cm" svg:height="0.472cm" svg:x="11.156cm" svg:y="7.195cm">
            <draw:text-box>
              <text:p>x</text:p>
            </draw:text-box>
          </draw:frame>
          <draw:frame draw:style-name="gr4" draw:layer="layout" svg:width="0.193cm" svg:height="0.472cm" svg:x="4cm" svg:y="1.333cm">
            <draw:text-box>
              <text:p>y</text:p>
            </draw:text-box>
          </draw:frame>
          <draw:line draw:style-name="gr2" draw:text-style-name="P1" draw:layer="layout" svg:x1="4.102cm" svg:y1="7.427cm" svg:x2="4.102cm" svg:y2="1.871cm">
            <text:p/>
          </draw:line>
        </draw:g>
        <draw:g>
          <draw:line draw:style-name="gr5" draw:text-style-name="P1" draw:layer="layout" svg:x1="4.09cm" svg:y1="7.422cm" svg:x2="10.572cm" svg:y2="5.063cm">
            <text:p/>
          </draw:line>
          <draw:line draw:style-name="gr6" draw:text-style-name="P1" draw:layer="layout" svg:x1="4.09cm" svg:y1="7.422cm" svg:x2="2.189cm" svg:y2="2.201cm">
            <text:p/>
          </draw:line>
          <draw:g>
            <draw:frame draw:style-name="gr7" draw:text-style-name="P2" draw:layer="layout" svg:width="0.311cm" svg:height="0.472cm" draw:transform="rotate (0.3490658503988) translate (10.584cm 4.813cm)">
              <draw:text-box>
                <text:p><text:span text:style-name="T1">x'</text:span></text:p>
              </draw:text-box>
            </draw:frame>
            <draw:frame draw:style-name="gr7" draw:text-style-name="P2" draw:layer="layout" svg:width="0.303cm" svg:height="0.472cm" draw:transform="rotate (0.3490658503988) translate (1.858cm 1.749cm)">
              <draw:text-box>
                <text:p><text:span text:style-name="T1">y'</text:span></text:p>
              </draw:text-box>
            </draw:frame>
          </draw:g>
          <draw:line draw:style-name="gr6" draw:text-style-name="P1" draw:layer="layout" svg:x1="3.537cm" svg:y1="5.786cm" svg:x2="8.004cm" svg:y2="4.16cm">
            <text:p/>
          </draw:line>
          <draw:line draw:style-name="gr6" draw:text-style-name="P1" draw:layer="layout" svg:x1="8.668cm" svg:y1="5.766cm" svg:x2="8.104cm" svg:y2="4.218cm">
            <text:p/>
          </draw:line>
          <draw:frame draw:style-name="gr7" draw:text-style-name="P2" draw:layer="layout" svg:width="0.303cm" svg:height="0.472cm" draw:transform="rotate (0.3490658503988) translate (8.458cm 4.649cm)">
            <draw:text-box>
              <text:p><text:span text:style-name="T1">y'</text:span></text:p>
            </draw:text-box>
          </draw:frame>
          <draw:frame draw:style-name="gr7" draw:text-style-name="P2" draw:layer="layout" svg:width="0.311cm" svg:height="0.472cm" draw:transform="rotate (0.3490658503988) translate (6.984cm 5.813cm)">
            <draw:text-box>
              <text:p><text:span text:style-name="T1">x'</text:span></text:p>
            </draw:text-box>
          </draw:frame>
          <draw:line draw:style-name="gr5" draw:text-style-name="P1" draw:layer="layout" svg:x1="4.09cm" svg:y1="7.423cm" svg:x2="2.189cm" svg:y2="2.201cm">
            <text:p/>
          </draw:line>
        </draw:g>
        <draw:frame draw:style-name="gr4" draw:layer="layout" svg:width="0.26cm" svg:height="0.472cm" svg:x="8.068cm" svg:y="3.514cm">
          <draw:text-box>
            <text:p>P</text:p>
          </draw:text-box>
        </draw:frame>
        <draw:line draw:style-name="gr3" draw:layer="layout" svg:x1="8.067cm" svg:y1="4.217cm" svg:x2="8.067cm" svg:y2="7.422cm">
          <text:p/>
        </draw:line>
        <draw:line draw:style-name="gr3" draw:layer="layout" svg:x1="7.955cm" svg:y1="4.117cm" svg:x2="4.09cm" svg:y2="4.117cm">
          <text:p/>
        </draw:line>
        <draw:frame draw:style-name="gr4" draw:layer="layout" svg:width="0.193cm" svg:height="0.472cm" svg:x="6.256cm" svg:y="7.495cm">
          <draw:text-box>
            <text:p>x</text:p>
          </draw:text-box>
        </draw:frame>
        <draw:frame draw:style-name="gr4" draw:layer="layout" svg:width="0.193cm" svg:height="0.472cm" svg:x="7.701cm" svg:y="5.233cm">
          <draw:text-box>
            <text:p>y</text:p>
          </draw:text-box>
        </draw:frame>
        <draw:line draw:style-name="gr3" draw:layer="layout" svg:x1="4.102cm" svg:y1="7.422cm" svg:x2="7.961cm" svg:y2="4.217cm">
          <text:p/>
        </draw:line>
        <draw:frame draw:style-name="gr4" draw:layer="layout" svg:width="0.218cm" svg:height="0.472cm" svg:x="6.244cm" svg:y="6.795cm">
          <draw:text-box>
            <text:p><text:span text:style-name="T2">θ</text:span></text:p>
          </draw:text-box>
        </draw:frame>
        <draw:frame draw:style-name="gr4" draw:layer="layout" svg:width="0.281cm" svg:height="0.472cm" svg:x="5.712cm" svg:y="6.158cm">
          <draw:text-box>
            <text:p><text:span text:style-name="T2">ψ</text:span></text:p>
          </draw:text-box>
        </draw:frame>
        <draw:circle draw:style-name="Arrow_2c__20_double" draw:layer="layout" svg:width="3.97cm" svg:height="3.97cm" svg:x="2.117cm" svg:y="5.437cm" draw:kind="arc" draw:start-angle="0" draw:end-angle="20">
          <text:p/>
        </draw:circle>
        <draw:circle draw:style-name="Arrow_2c__20_double" draw:layer="layout" svg:width="3.272cm" svg:height="3.272cm" svg:x="2.466cm" svg:y="5.786cm" draw:kind="arc" draw:start-angle="20" draw:end-angle="37.5">
          <text:p/>
        </draw:circle>
        <draw:frame draw:style-name="gr4" draw:layer="layout" svg:width="0.307cm" svg:height="0.472cm" svg:x="3.745cm" svg:y="7.514cm">
          <draw:text-box>
            <text:p>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row>
      <mi>x</mi>
      <mrow>
        <mi/>
        <mi mathvariant="normal">=</mi>
        <mi/>
      </mrow>
      <mi>r</mi>
      <mi>cos</mi>
      <mrow>
        <mo stretchy="false">(</mo>
        <mrow>
          <mo stretchy="false">ψ</mo>
          <mo stretchy="false">+</mo>
          <mo stretchy="false">θ</mo>
        </mrow>
        <mo stretchy="false">)</mo>
      </mrow>
      <mrow>
        <mi/>
        <mi mathvariant="normal">=</mi>
        <mi/>
      </mrow>
      <mi>r</mi>
      <mrow>
        <mo stretchy="false">(</mo>
        <mrow>
          <mi>cos</mi>
          <mo stretchy="false">ψ</mo>
          <mi>cos</mi>
          <mrow>
            <mo stretchy="false">θ</mo>
            <mi mathvariant="normal">−</mi>
            <mi>sin</mi>
          </mrow>
          <mo stretchy="false">ψ</mo>
          <mi>sin</mi>
          <mo stretchy="false">θ</mo>
        </mrow>
        <mo stretchy="false">)</mo>
      </mrow>
    </mrow>
    <annotation encoding="StarMath 5.0">x `=` r  cos(%psi + %theta) `=`
r(cos %psi cos %theta - sin %psi sin %theta )</annotation>
  </semantics>
</math>
</file>

<file path=Object 14/content.xml><?xml version="1.0" encoding="utf-8"?>
<math xmlns="http://www.w3.org/1998/Math/MathML">
  <semantics>
    <mrow>
      <mi>cos</mi>
      <mo stretchy="false">ψ</mo>
      <mrow>
        <mi/>
        <mi mathvariant="normal">=</mi>
        <mi/>
      </mrow>
      <mi>x</mi>
      <mrow>
        <mi>'</mi>
        <mi mathvariant="normal">/</mi>
        <mi>r</mi>
      </mrow>
    </mrow>
    <annotation encoding="StarMath 5.0">cos %psi `=` x'/r</annotation>
  </semantics>
</math>
</file>

<file path=Object 15/content.xml><?xml version="1.0" encoding="utf-8"?>
<math xmlns="http://www.w3.org/1998/Math/MathML">
  <semantics>
    <mrow>
      <mi>sin</mi>
      <mo stretchy="false">ψ</mo>
      <mrow>
        <mi/>
        <mi mathvariant="normal">=</mi>
        <mi/>
      </mrow>
      <mi>y</mi>
      <mrow>
        <mi>'</mi>
        <mi mathvariant="normal">/</mi>
        <mi>r</mi>
      </mrow>
    </mrow>
    <annotation encoding="StarMath 5.0">sin %psi `=` y'/r</annotation>
  </semantics>
</math>
</file>

<file path=Object 16/content.xml><?xml version="1.0" encoding="utf-8"?>
<math xmlns="http://www.w3.org/1998/Math/MathML">
  <semantics>
    <mrow>
      <mi>x</mi>
      <mrow>
        <mi/>
        <mi mathvariant="normal">=</mi>
        <mi/>
      </mrow>
      <mi>x</mi>
      <mi>'</mi>
      <mi>cos</mi>
      <mrow>
        <mo stretchy="false">θ</mo>
        <mi mathvariant="normal">−</mi>
        <mi>y</mi>
      </mrow>
      <mi>'</mi>
      <mi>sin</mi>
      <mo stretchy="false">θ</mo>
    </mrow>
    <annotation encoding="StarMath 5.0">x `=` x' cos %theta - y' sin %theta</annotation>
  </semantics>
</math>
</file>

<file path=Object 17/content.xml><?xml version="1.0" encoding="utf-8"?>
<math xmlns="http://www.w3.org/1998/Math/MathML">
  <semantics>
    <mrow>
      <mi>y</mi>
      <mrow>
        <mi/>
        <mi mathvariant="normal">=</mi>
        <mi/>
      </mrow>
      <mi>r</mi>
      <mi>sin</mi>
      <mrow>
        <mo stretchy="false">(</mo>
        <mrow>
          <mo stretchy="false">ψ</mo>
          <mo stretchy="false">+</mo>
          <mo stretchy="false">θ</mo>
        </mrow>
        <mo stretchy="false">)</mo>
      </mrow>
      <mrow>
        <mi/>
        <mi mathvariant="normal">=</mi>
        <mi/>
      </mrow>
      <mi>r</mi>
      <mrow>
        <mo stretchy="false">(</mo>
        <mrow>
          <mi>sin</mi>
          <mo stretchy="false">ψ</mo>
          <mi>cos</mi>
          <mrow>
            <mo stretchy="false">θ</mo>
            <mo stretchy="false">+</mo>
            <mi>cos</mi>
          </mrow>
          <mo stretchy="false">ψ</mo>
          <mi>sin</mi>
          <mo stretchy="false">θ</mo>
        </mrow>
        <mo stretchy="false">)</mo>
      </mrow>
    </mrow>
    <annotation encoding="StarMath 5.0">y `=` r  sin(%psi + %theta) `=`
r(sin %psi cos %theta + cos %psi sin %theta )</annotation>
  </semantics>
</math>
</file>

<file path=Object 18/content.xml><?xml version="1.0" encoding="utf-8"?>
<math xmlns="http://www.w3.org/1998/Math/MathML">
  <semantics>
    <mrow>
      <mi>y</mi>
      <mrow>
        <mi/>
        <mi mathvariant="normal">=</mi>
        <mi/>
      </mrow>
      <mi>x</mi>
      <mi>'</mi>
      <mi>sin</mi>
      <mrow>
        <mo stretchy="false">θ</mo>
        <mo stretchy="false">+</mo>
        <mi>y</mi>
      </mrow>
      <mi>'</mi>
      <mi>cos</mi>
      <mo stretchy="false">θ</mo>
    </mrow>
    <annotation encoding="StarMath 5.0">y `=` x' sin %theta + y' cos %theta</annotation>
  </semantics>
</math>
</file>

<file path=Object 19/content.xml><?xml version="1.0" encoding="utf-8"?>
<math xmlns="http://www.w3.org/1998/Math/MathML">
  <semantics>
    <mtable>
      <mtr>
        <mtd>
          <mrow>
            <mi>x</mi>
            <mi>'</mi>
            <mrow>
              <mi/>
              <mi mathvariant="normal">=</mi>
              <mi/>
            </mrow>
            <mphantom>
              <mstyle>
                <mrow>
                  <mtext>-</mtext>
                </mrow>
              </mstyle>
            </mphantom>
            <mi/>
            <mi>x</mi>
            <mi>cos</mi>
            <mrow>
              <mo stretchy="false">θ</mo>
              <mo stretchy="false">+</mo>
              <mi>y</mi>
            </mrow>
            <mi>sin</mi>
            <mo stretchy="false">θ</mo>
          </mrow>
        </mtd>
      </mtr>
      <mtr>
        <mtd>
          <mrow>
            <mi>y</mi>
            <mi>'</mi>
            <mrow>
              <mi/>
              <mi mathvariant="normal">=</mi>
              <mrow>
                <mi/>
                <mi mathvariant="normal">−</mi>
                <mi>x</mi>
              </mrow>
            </mrow>
            <mi>cos</mi>
            <mrow>
              <mo stretchy="false">θ</mo>
              <mo stretchy="false">+</mo>
              <mi>y</mi>
            </mrow>
            <mi>cos</mi>
            <mo stretchy="false">θ</mo>
          </mrow>
        </mtd>
      </mtr>
    </mtable>
    <annotation encoding="StarMath 5.0">stack { 
alignl x' `=` phantom {"-"} `x cos %theta + y sin %theta #
alignl y' `=` -x cos %theta + y cos %theta
}</annotation>
  </semantics>
</math>
</file>

<file path=Object 2/content.xml><?xml version="1.0" encoding="utf-8"?>
<math xmlns="http://www.w3.org/1998/Math/MathML">
  <semantics>
    <mrow>
      <mn>6</mn>
      <mstyle mathvariant="bold">
        <mrow>
          <mi>i</mi>
        </mrow>
      </mstyle>
    </mrow>
    <annotation encoding="StarMath 5.0">6 bold i</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fo:min-height="0.4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id="id2" draw:layer="layout" svg:width="0.869cm" svg:height="0.51cm" svg:x="5.777cm" svg:y="1.07cm">
          <draw:text-box>
            <text:p>Ctm</text:p>
          </draw:text-box>
        </draw:frame>
        <draw:frame draw:style-name="gr1" draw:id="id1" draw:layer="layout" svg:width="0.412cm" svg:height="0.51cm" svg:x="5.004cm" svg:y="2.856cm">
          <draw:text-box>
            <text:p>V</text:p>
          </draw:text-box>
        </draw:frame>
        <draw:frame draw:style-name="gr1" draw:id="id3" draw:layer="layout" svg:width="1.039cm" svg:height="0.51cm" svg:x="5.692cm" svg:y="2.856cm">
          <draw:text-box>
            <text:p>Point</text:p>
          </draw:text-box>
        </draw:frame>
        <draw:frame draw:style-name="gr1" draw:id="id4" draw:layer="layout" svg:width="0.886cm" svg:height="0.51cm" svg:x="6.97cm" svg:y="2.856cm">
          <draw:text-box>
            <text:p>Line</text:p>
          </draw:text-box>
        </draw:frame>
        <draw:frame draw:style-name="gr1" draw:id="id5" draw:layer="layout" svg:width="1.145cm" svg:height="0.51cm" svg:x="6.838cm" svg:y="4.018cm">
          <draw:text-box>
            <text:p>Plane</text:p>
          </draw:text-box>
        </draw:frame>
        <draw:connector draw:style-name="Arrow" draw:layer="layout" svg:x1="5.21cm" svg:y1="2.856cm" svg:x2="6.211cm" svg:y2="1.58cm" draw:start-shape="id1" draw:start-glue-point="0" draw:end-shape="id2" draw:end-glue-point="2" svg:d="m5210 2856v-638h1001v-638">
          <text:p/>
        </draw:connector>
        <draw:connector draw:style-name="Arrow" draw:layer="layout" svg:x1="6.211cm" svg:y1="2.856cm" svg:x2="6.211cm" svg:y2="1.58cm" draw:start-shape="id3" draw:start-glue-point="0" draw:end-shape="id2" draw:end-glue-point="2" svg:d="m6211 2856v-1276">
          <text:p/>
        </draw:connector>
        <draw:connector draw:style-name="Arrow" draw:layer="layout" svg:x1="7.413cm" svg:y1="2.856cm" svg:x2="6.211cm" svg:y2="1.58cm" draw:start-shape="id4" draw:start-glue-point="0" draw:end-shape="id2" draw:end-glue-point="2" svg:d="m7413 2856v-638h-1202v-638">
          <text:p/>
        </draw:connector>
        <draw:connector draw:style-name="Arrow" draw:layer="layout" svg:x1="7.41cm" svg:y1="4.018cm" svg:x2="7.413cm" svg:y2="3.366cm" draw:start-shape="id5" draw:start-glue-point="0" draw:end-shape="id4" draw:end-glue-point="2" svg:d="m7410 4018v-326h3v-326">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draw:marker-start-width="0.305cm" draw:marker-end-width="0.305cm" draw:fill="none" fo:padding-top="0.025cm" fo:padding-bottom="0.025cm" fo:padding-left="0.076cm" fo:padding-right="0.076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rrow" style:family="graphic" style:parent-style-name="standard">
      <style:graphic-properties svg:stroke-width="0.025cm" draw:marker-start-width="0.33cm" draw:marker-end="Arrow" draw:marker-end-width="0.15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math xmlns="http://www.w3.org/1998/Math/MathML">
  <semantics>
    <mrow>
      <mn>9</mn>
      <mstyle mathvariant="bold">
        <mrow>
          <mi>j</mi>
        </mrow>
      </mstyle>
    </mrow>
    <annotation encoding="StarMath 5.0">9 bold j</annotation>
  </semantics>
</math>
</file>

<file path=Object 22/content.xml><?xml version="1.0" encoding="utf-8"?>
<math xmlns="http://www.w3.org/1998/Math/MathML" display="block">
  <semantics>
    <mrow>
      <mstyle mathvariant="bold">
        <mi>i</mi>
      </mstyle>
      <mo stretchy="false">+</mo>
      <mstyle mathvariant="bold">
        <mi>j</mi>
      </mstyle>
    </mrow>
    <annotation encoding="StarMath 5.0">bold i + bold j</annotation>
  </semantics>
</math>
</file>

<file path=Object 23/content.xml><?xml version="1.0" encoding="utf-8"?>
<math xmlns="http://www.w3.org/1998/Math/MathML">
  <semantics>
    <msub>
      <mi mathvariant="normal">ℝ</mi>
      <mi>z</mi>
    </msub>
    <annotation encoding="StarMath 5.0">setR_z</annotation>
  </semantics>
</math>
</file>

<file path=Object 24/content.xml><?xml version="1.0" encoding="utf-8"?>
<math xmlns="http://www.w3.org/1998/Math/MathML">
  <semantics>
    <mstyle mathvariant="bold">
      <mrow>
        <mi>j</mi>
      </mrow>
    </mstyle>
    <annotation encoding="StarMath 5.0">bold j</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3.764cm" svg:y="8.777cm">
            <draw:text-box>
              <text:p>+x</text:p>
            </draw:text-box>
          </draw:frame>
          <draw:line draw:style-name="z" draw:layer="layout" svg:x1="7.717cm" svg:y1="0.824cm" svg:x2="7.717cm" svg:y2="10.679cm">
            <text:p/>
          </draw:line>
          <draw:line draw:style-name="y" draw:layer="layout" svg:x1="3.005cm" svg:y1="5.426cm" svg:x2="12.662cm" svg:y2="5.426cm">
            <text:p/>
          </draw:line>
          <draw:frame draw:style-name="gr2" draw:layer="layout" svg:width="0.421cm" svg:height="0.614cm" svg:x="7.508cm" svg:y="0.277cm">
            <draw:text-box>
              <text:p>+z</text:p>
            </draw:text-box>
          </draw:frame>
          <draw:frame draw:style-name="gr2" draw:layer="layout" svg:width="0.421cm" svg:height="0.614cm" svg:x="12.766cm" svg:y="5.22cm">
            <draw:text-box>
              <text:p>+y</text:p>
            </draw:text-box>
          </draw:frame>
          <draw:line draw:style-name="x" draw:layer="layout" svg:x1="11.036cm" svg:y1="2.383cm" svg:x2="4.064cm" svg:y2="8.778cm">
            <text:p/>
          </draw:line>
        </draw:g>
        <draw:circle draw:style-name="Black" draw:layer="layout" svg:width="0.17cm" svg:height="0.17cm" svg:x="6.517cm" svg:y="6.352cm">
          <text:p/>
        </draw:circle>
        <draw:circle draw:style-name="Black" draw:layer="layout" svg:width="0.17cm" svg:height="0.17cm" svg:x="7.622cm" svg:y="1.552cm">
          <text:p/>
        </draw:circle>
        <draw:frame draw:style-name="gr2" draw:layer="layout" svg:width="1.992cm" svg:height="0.614cm" svg:x="7.989cm" svg:y="1.077cm">
          <draw:text-box>
            <text:p>NP (0, 0, 1)</text:p>
          </draw:text-box>
        </draw:frame>
        <draw:frame draw:style-name="gr2" draw:layer="layout" svg:width="0.26cm" svg:height="0.614cm" svg:x="6.651cm" svg:y="6.577cm">
          <draw:text-box>
            <text:p>A</text:p>
          </draw:text-box>
        </draw:frame>
        <draw:circle draw:style-name="Black" draw:layer="layout" svg:width="0.17cm" svg:height="0.17cm" svg:x="7.622cm" svg:y="5.314cm">
          <text:p/>
        </draw:circle>
        <draw:frame draw:style-name="gr2" draw:layer="layout" svg:width="0.281cm" svg:height="0.614cm" svg:x="7.841cm" svg:y="5.477cm">
          <draw:text-box>
            <text:p>C</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math xmlns="http://www.w3.org/1998/Math/MathML">
  <semantics>
    <mrow>
      <mtext>&lt;&lt;</mtext>
      <msqrt>
        <mn>2</mn>
      </msqrt>
      <mi>,</mi>
      <mi/>
      <mn>180,</mn>
      <mi/>
      <mn>45</mn>
      <mtext>&gt;&gt;</mtext>
    </mrow>
    <annotation encoding="StarMath 5.0">"&lt;&lt;" sqrt{2}, `180, `45 "&gt;&gt;"</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7.707cm" svg:y1="1.637cm" svg:x2="7.707cm" svg:y2="5.399cm">
          <text:p/>
        </draw:line>
        <draw:circle draw:style-name="gr2" draw:layer="layout" svg:width="7.572cm" svg:height="7.572cm" svg:x="3.893cm" svg:y="1.64cm">
          <text:p/>
        </draw:circle>
        <draw:ellipse draw:style-name="Dashed" draw:layer="layout" svg:width="7.572cm" svg:height="2.072cm" svg:x="3.893cm" svg:y="4.39cm">
          <text:p/>
        </draw:ellipse>
        <draw:g>
          <draw:frame draw:style-name="gr3" draw:layer="layout" svg:width="0.421cm" svg:height="0.614cm" svg:x="3.745cm" svg:y="8.577cm">
            <draw:text-box>
              <text:p>+x</text:p>
            </draw:text-box>
          </draw:frame>
          <draw:line draw:style-name="z" draw:layer="layout" svg:x1="6.598cm" svg:y1="0.991cm" svg:x2="6.598cm" svg:y2="9.714cm">
            <text:p/>
          </draw:line>
          <draw:line draw:style-name="y" draw:layer="layout" svg:x1="3.118cm" svg:y1="6.426cm" svg:x2="12.095cm" svg:y2="6.426cm">
            <text:p/>
          </draw:line>
          <draw:frame draw:style-name="gr3" draw:layer="layout" svg:width="0.421cm" svg:height="0.614cm" svg:x="6.389cm" svg:y="0.377cm">
            <draw:text-box>
              <text:p>+z</text:p>
            </draw:text-box>
          </draw:frame>
          <draw:frame draw:style-name="gr3" draw:layer="layout" svg:width="0.421cm" svg:height="0.614cm" svg:x="12.247cm" svg:y="6.22cm">
            <draw:text-box>
              <text:p>+y</text:p>
            </draw:text-box>
          </draw:frame>
          <draw:line draw:style-name="x" draw:layer="layout" svg:x1="10.733cm" svg:y1="2.634cm" svg:x2="4.253cm" svg:y2="8.579cm">
            <text:p/>
          </draw:line>
        </draw:g>
        <draw:circle draw:style-name="Black" draw:layer="layout" svg:width="0.17cm" svg:height="0.17cm" svg:x="6.517cm" svg:y="6.352cm">
          <text:p/>
        </draw:circle>
        <draw:circle draw:style-name="Black" draw:layer="layout" svg:width="0.17cm" svg:height="0.17cm" svg:x="7.622cm" svg:y="1.552cm">
          <text:p/>
        </draw:circle>
        <draw:frame draw:style-name="gr3" draw:layer="layout" svg:width="2.123cm" svg:height="0.614cm" svg:x="7.622cm" svg:y="1.077cm">
          <draw:text-box>
            <text:p>NP (-1, 0, 1)</text:p>
          </draw:text-box>
        </draw:frame>
        <draw:frame draw:style-name="gr3" draw:layer="layout" svg:width="0.26cm" svg:height="0.614cm" svg:x="6.751cm" svg:y="6.577cm">
          <draw:text-box>
            <text:p>A</text:p>
          </draw:text-box>
        </draw:frame>
        <draw:line draw:style-name="gr1" draw:layer="layout" svg:x1="6.602cm" svg:y1="6.426cm" svg:x2="7.707cm" svg:y2="1.637cm">
          <text:p/>
        </draw:line>
        <draw:circle draw:style-name="Black" draw:layer="layout" svg:width="0.17cm" svg:height="0.17cm" svg:x="7.622cm" svg:y="5.314cm">
          <text:p/>
        </draw:circle>
        <draw:frame draw:style-name="gr3" draw:layer="layout" svg:width="0.281cm" svg:height="0.614cm" svg:x="7.941cm" svg:y="5.277cm">
          <draw:text-box>
            <text:p>C</text:p>
          </draw:text-box>
        </draw:frame>
        <draw:frame draw:style-name="gr3" draw:layer="layout" svg:width="0.218cm" svg:height="0.614cm" svg:x="7.273cm" svg:y="5.877cm">
          <draw:text-box>
            <text:p>1</text:p>
          </draw:text-box>
        </draw:frame>
        <draw:frame draw:style-name="gr3" draw:layer="layout" svg:width="0.218cm" svg:height="0.614cm" svg:x="7.873cm" svg:y="3.277cm">
          <draw:text-box>
            <text:p>1</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8/content.xml><?xml version="1.0" encoding="utf-8"?>
<math xmlns="http://www.w3.org/1998/Math/MathML">
  <semantics>
    <mrow>
      <mo stretchy="false">(</mo>
      <mrow>
        <msub>
          <mi>p</mi>
          <mn>1</mn>
        </msub>
        <mi>,</mi>
        <mi/>
        <msub>
          <mi>p</mi>
          <mn>2</mn>
        </msub>
        <mi>,</mi>
        <mo stretchy="false">…</mo>
        <mi>,</mi>
        <mi/>
        <msub>
          <mi>p</mi>
          <mi>n</mi>
        </msub>
      </mrow>
      <mo stretchy="false">)</mo>
    </mrow>
    <annotation encoding="StarMath 5.0">(p_1 , `p_2 , dotslow , `p_n)</annotation>
  </semantics>
</math>
</file>

<file path=Object 29/content.xml><?xml version="1.0" encoding="utf-8"?>
<math xmlns="http://www.w3.org/1998/Math/MathML">
  <semantics>
    <mrow>
      <msub>
        <mi>p</mi>
        <mn>1</mn>
      </msub>
      <mrow>
        <mi/>
        <mi mathvariant="normal">=</mi>
        <mi/>
      </mrow>
      <mrow>
        <mo stretchy="false">(</mo>
        <mrow>
          <msub>
            <mi>x</mi>
            <mn>1</mn>
          </msub>
          <mi>,</mi>
          <mi/>
          <msub>
            <mi>y</mi>
            <mn>1</mn>
          </msub>
        </mrow>
        <mo stretchy="false">)</mo>
      </mrow>
    </mrow>
    <annotation encoding="StarMath 5.0">p_1 `=` (x_1 , `y_1)</annotation>
  </semantics>
</math>
</file>

<file path=Object 3/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30/content.xml><?xml version="1.0" encoding="utf-8"?>
<math xmlns="http://www.w3.org/1998/Math/MathML">
  <semantics>
    <mfenced open="[" close="]">
      <mtable>
        <mtr>
          <mtd>
            <msub>
              <mi>p</mi>
              <mn>1</mn>
            </msub>
          </mtd>
          <mtd>
            <msub>
              <mi>p</mi>
              <mn>2</mn>
            </msub>
          </mtd>
        </mtr>
        <mtr>
          <mtd>
            <msub>
              <mi>p</mi>
              <mn>2</mn>
            </msub>
          </mtd>
          <mtd>
            <msub>
              <mi>p</mi>
              <mn>3</mn>
            </msub>
          </mtd>
        </mtr>
        <mtr>
          <mtd>
            <mo stretchy="false">…</mo>
          </mtd>
          <mtd>
            <mo stretchy="false">…</mo>
          </mtd>
        </mtr>
        <mtr>
          <mtd>
            <msub>
              <mi>p</mi>
              <mi>n</mi>
            </msub>
          </mtd>
          <mtd>
            <msub>
              <mi>p</mi>
              <mn>1</mn>
            </msub>
          </mtd>
        </mtr>
      </mtable>
    </mfenced>
    <annotation encoding="StarMath 5.0">left [ 
matrix { 
p_1#p_2##
p_2#p_3##
dotslow#dotslow##
p_n#p_1
}
right ]</annotation>
  </semantics>
</math>
</file>

<file path=Object 31/content.xml><?xml version="1.0" encoding="utf-8"?>
<math xmlns="http://www.w3.org/1998/Math/MathML">
  <semantics>
    <mrow>
      <mrow>
        <mo stretchy="false">(</mo>
        <mrow>
          <msub>
            <mi>x</mi>
            <mn>1,</mn>
          </msub>
          <mi/>
          <msub>
            <mi>y</mi>
            <mn>1</mn>
          </msub>
        </mrow>
        <mo stretchy="false">)</mo>
      </mrow>
      <mtext> and </mtext>
      <mrow>
        <mo stretchy="false">(</mo>
        <mrow>
          <msub>
            <mi>x</mi>
            <mn>2,</mn>
          </msub>
          <mi/>
          <msub>
            <mi>y</mi>
            <mn>2</mn>
          </msub>
        </mrow>
        <mo stretchy="false">)</mo>
      </mrow>
    </mrow>
    <annotation encoding="StarMath 5.0">(x_1, `y_1) " and " (x_2, `y_2)</annotation>
  </semantics>
</math>
</file>

<file path=Object 32/content.xml><?xml version="1.0" encoding="utf-8"?>
<math xmlns="http://www.w3.org/1998/Math/MathML">
  <semantics>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annotation encoding="StarMath 5.0">stack {
alignl x `=` x_1 + (x_2 - x_1)t #
alignl y `=` y_1 + (y_2 - y_1)t
}</annotation>
  </semantics>
</math>
</file>

<file path=Object 33/content.xml><?xml version="1.0" encoding="utf-8"?>
<math xmlns="http://www.w3.org/1998/Math/MathML">
  <semantics>
    <mrow>
      <mo stretchy="false">(</mo>
      <mrow>
        <msub>
          <mi>x</mi>
          <mn>1,</mn>
        </msub>
        <mi/>
        <msub>
          <mi>y</mi>
          <mn>1</mn>
        </msub>
      </mrow>
      <mo stretchy="false">)</mo>
    </mrow>
    <annotation encoding="StarMath 5.0">(x_1, `y_1)</annotation>
  </semantics>
</math>
</file>

<file path=Object 34/content.xml><?xml version="1.0" encoding="utf-8"?>
<math xmlns="http://www.w3.org/1998/Math/MathML">
  <semantics>
    <mrow>
      <mi>t</mi>
      <mrow>
        <mi/>
        <mi mathvariant="normal">=</mi>
        <mi/>
      </mrow>
      <mn>0</mn>
    </mrow>
    <annotation encoding="StarMath 5.0">t `=` 0</annotation>
  </semantics>
</math>
</file>

<file path=Object 35/content.xml><?xml version="1.0" encoding="utf-8"?>
<math xmlns="http://www.w3.org/1998/Math/MathML">
  <semantics>
    <mrow>
      <mo stretchy="false">(</mo>
      <mrow>
        <msub>
          <mi>x</mi>
          <mn>2,</mn>
        </msub>
        <mi/>
        <msub>
          <mi>y</mi>
          <mn>2</mn>
        </msub>
      </mrow>
      <mo stretchy="false">)</mo>
    </mrow>
    <annotation encoding="StarMath 5.0">(x_2, `y_2)</annotation>
  </semantics>
</math>
</file>

<file path=Object 36/content.xml><?xml version="1.0" encoding="utf-8"?>
<math xmlns="http://www.w3.org/1998/Math/MathML">
  <semantics>
    <mrow>
      <mi>t</mi>
      <mrow>
        <mi/>
        <mi mathvariant="normal">=</mi>
        <mi/>
      </mrow>
      <mn>1</mn>
    </mrow>
    <annotation encoding="StarMath 5.0">t `=` 1</annotation>
  </semantics>
</math>
</file>

<file path=Object 37/content.xml><?xml version="1.0" encoding="utf-8"?>
<math xmlns="http://www.w3.org/1998/Math/MathML">
  <semantics>
    <mrow>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mi/>
      <mtext>and</mtext>
      <mi/>
      <mtable>
        <mtr>
          <mtd>
            <mrow>
              <mi>X</mi>
              <mrow>
                <mi/>
                <mi mathvariant="normal">=</mi>
                <mi/>
              </mrow>
              <mrow>
                <msub>
                  <mi>X</mi>
                  <mn>1</mn>
                </msub>
                <mo stretchy="false">+</mo>
                <mrow>
                  <mo stretchy="false">(</mo>
                  <mrow>
                    <msub>
                      <mi>X</mi>
                      <mn>2</mn>
                    </msub>
                    <mi mathvariant="normal">−</mi>
                    <msub>
                      <mi>X</mi>
                      <mn>1</mn>
                    </msub>
                  </mrow>
                  <mo stretchy="false">)</mo>
                </mrow>
              </mrow>
              <mi>s</mi>
            </mrow>
          </mtd>
        </mtr>
        <mtr>
          <mtd>
            <mrow>
              <mi>Y</mi>
              <mrow>
                <mi/>
                <mi mathvariant="normal">=</mi>
                <mi/>
              </mrow>
              <mrow>
                <msub>
                  <mi>Y</mi>
                  <mn>1</mn>
                </msub>
                <mo stretchy="false">+</mo>
                <mrow>
                  <mo stretchy="false">(</mo>
                  <mrow>
                    <msub>
                      <mi>Y</mi>
                      <mn>2</mn>
                    </msub>
                    <mi mathvariant="normal">−</mi>
                    <msub>
                      <mi>Y</mi>
                      <mn>1</mn>
                    </msub>
                  </mrow>
                  <mo stretchy="false">)</mo>
                </mrow>
              </mrow>
              <mi>s</mi>
            </mrow>
          </mtd>
        </mtr>
      </mtable>
    </mrow>
    <annotation encoding="StarMath 5.0">stack {
alignl x `=` x_1 + (x_2 - x_1)t #
alignl y `=` y_1 + (y_2 - y_1)t
}
~~~"and"~~~
stack {
alignl X `=` X_1 + (X_2 - X_1)s #
alignl Y `=` Y_1 + (Y_2 - Y_1)s
}</annotation>
  </semantics>
</math>
</file>

<file path=Object 38/content.xml><?xml version="1.0" encoding="utf-8"?>
<math xmlns="http://www.w3.org/1998/Math/MathML">
  <semantics>
    <mrow>
      <mi>x</mi>
      <mrow>
        <mi/>
        <mi mathvariant="normal">=</mi>
        <mi/>
      </mrow>
      <mi>X</mi>
      <mtext> and </mtext>
      <mi>y</mi>
      <mrow>
        <mi/>
        <mi mathvariant="normal">=</mi>
        <mi/>
      </mrow>
      <mi>Y</mi>
    </mrow>
    <annotation encoding="StarMath 5.0">x `=` X " and " y `=` Y</annotation>
  </semantics>
</math>
</file>

<file path=Object 39/content.xml><?xml version="1.0" encoding="utf-8"?>
<math xmlns="http://www.w3.org/1998/Math/MathML">
  <semantics>
    <mtable>
      <mtr>
        <mtd>
          <mrow>
            <mrow>
              <mi>D</mi>
              <mi mathvariant="normal">⋅</mi>
              <mi>t</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row>
            <mrow>
              <mi>D</mi>
              <mi mathvariant="normal">⋅</mi>
              <mi>s</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text>where</mtext>
        </mtd>
      </mtr>
      <mtr>
        <mtd>
          <mrow>
            <mi>D</mi>
            <mrow>
              <mi/>
              <mi mathvariant="normal">=</mi>
              <mi/>
            </mrow>
            <mfenced open="∣" close="∣">
              <mtable>
                <mtr>
                  <mtd>
                    <mrow>
                      <msub>
                        <mi>x</mi>
                        <mn>1</mn>
                      </msub>
                      <mi mathvariant="normal">−</mi>
                      <msub>
                        <mi>x</mi>
                        <mn>2</mn>
                      </msub>
                    </mrow>
                  </mtd>
                  <mtd>
                    <mrow>
                      <msub>
                        <mi>X</mi>
                        <mn>1</mn>
                      </msub>
                      <mi mathvariant="normal">−</mi>
                      <msub>
                        <mi>X</mi>
                        <mn>2</mn>
                      </msub>
                    </mrow>
                  </mtd>
                </mtr>
                <mtr>
                  <mtd>
                    <mrow>
                      <msub>
                        <mi>y</mi>
                        <mn>1</mn>
                      </msub>
                      <mi mathvariant="normal">−</mi>
                      <msub>
                        <mi>y</mi>
                        <mn>2</mn>
                      </msub>
                    </mrow>
                  </mtd>
                  <mtd>
                    <mrow>
                      <msub>
                        <mi>Y</mi>
                        <mn>1</mn>
                      </msub>
                      <mi mathvariant="normal">−</mi>
                      <msub>
                        <mi>Y</mi>
                        <mn>2</mn>
                      </msub>
                    </mrow>
                  </mtd>
                </mtr>
              </mtable>
            </mfenced>
          </mrow>
        </mtd>
      </mtr>
    </mtable>
    <annotation encoding="StarMath 5.0">stack {
alignl D cdot t `=` X_2 (y_1 - Y_1) + x_1 (Y_1 - Y_2) + X_1 (Y_2 -y_1 ) #

alignl D cdot s `=` x_2 (y_1 - Y_1) + x_1 (Y_1 - y_2) + X_1 (y_2 - y_1 ) #

"where" #

alignc D `=` left lline matrix {
x_1 - x_2 # X_1 - X_2 ## y_1 - y_2 # Y_1 - Y_2 } right rline
}
</annotation>
  </semantics>
</math>
</file>

<file path=Object 4/content.xml><?xml version="1.0" encoding="utf-8"?>
<math xmlns="http://www.w3.org/1998/Math/MathML">
  <semantics>
    <mtable>
      <mtr>
        <mtd>
          <mrow>
            <mi>x</mi>
            <mi>'</mi>
            <mrow>
              <mi/>
              <mi mathvariant="normal">=</mi>
              <mi/>
            </mrow>
            <mrow>
              <mrow>
                <mi mathvariant="italic">ax</mi>
                <mo stretchy="false">+</mo>
                <mi mathvariant="italic">by</mi>
              </mrow>
              <mo stretchy="false">+</mo>
              <mi>t</mi>
            </mrow>
          </mrow>
        </mtd>
      </mtr>
      <mtr>
        <mtd>
          <mrow>
            <mi>y</mi>
            <mi>'</mi>
            <mrow>
              <mi/>
              <mi mathvariant="normal">=</mi>
              <mi/>
            </mrow>
            <mrow>
              <mrow>
                <mi mathvariant="italic">cx</mi>
                <mo stretchy="false">+</mo>
                <mi mathvariant="italic">dy</mi>
              </mrow>
              <mo stretchy="false">+</mo>
              <mi>u</mi>
            </mrow>
          </mrow>
        </mtd>
      </mtr>
    </mtable>
    <annotation encoding="StarMath 5.0">stack {
alignl x' `=` ax + by + t #
alignl y' `=` cx + dy + u
}</annotation>
  </semantics>
</math>
</file>

<file path=Object 40/content.xml><?xml version="1.0" encoding="utf-8"?>
<math xmlns="http://www.w3.org/1998/Math/MathML">
  <semantics>
    <mtable>
      <mtr>
        <mtd>
          <mrow>
            <mi>x</mi>
            <mi>'</mi>
            <mrow>
              <mi/>
              <mi mathvariant="normal">=</mi>
              <mi/>
            </mrow>
            <mrow>
              <mrow>
                <mrow>
                  <mi mathvariant="italic">ax</mi>
                  <mo stretchy="false">+</mo>
                  <mi mathvariant="italic">by</mi>
                </mrow>
                <mo stretchy="false">+</mo>
                <mi mathvariant="italic">cz</mi>
              </mrow>
              <mo stretchy="false">+</mo>
              <mi>t</mi>
            </mrow>
          </mrow>
        </mtd>
      </mtr>
      <mtr>
        <mtd>
          <mrow>
            <mi>y</mi>
            <mi>'</mi>
            <mrow>
              <mi/>
              <mi mathvariant="normal">=</mi>
              <mi/>
            </mrow>
            <mrow>
              <mrow>
                <mrow>
                  <mi mathvariant="italic">dx</mi>
                  <mo stretchy="false">+</mo>
                  <mi mathvariant="italic">ey</mi>
                </mrow>
                <mo stretchy="false">+</mo>
                <mi mathvariant="italic">fz</mi>
              </mrow>
              <mo stretchy="false">+</mo>
              <mi>u</mi>
            </mrow>
          </mrow>
        </mtd>
      </mtr>
      <mtr>
        <mtd>
          <mrow>
            <mi>z</mi>
            <mi>'</mi>
            <mrow>
              <mi/>
              <mi mathvariant="normal">=</mi>
              <mi/>
            </mrow>
            <mrow>
              <mrow>
                <mrow>
                  <mi mathvariant="italic">gx</mi>
                  <mo stretchy="false">+</mo>
                  <mi mathvariant="italic">hy</mi>
                </mrow>
                <mo stretchy="false">+</mo>
                <mi mathvariant="italic">iz</mi>
              </mrow>
              <mo stretchy="false">+</mo>
              <mi>v</mi>
            </mrow>
          </mrow>
        </mtd>
      </mtr>
    </mtable>
    <annotation encoding="StarMath 5.0">stack {
alignl x' `=` ax + by + cz + t #
alignl y' `=` dx + ey + fz + u #
alignl z' `=` gx + hy + iz + v
}</annotation>
  </semantics>
</math>
</file>

<file path=Object 41/content.xml><?xml version="1.0" encoding="utf-8"?>
<math xmlns="http://www.w3.org/1998/Math/MathML">
  <semantics>
    <mrow>
      <mfenced open="[" close="]">
        <mtable>
          <mtr>
            <mtd>
              <mrow>
                <mi>x</mi>
                <mi>'</mi>
              </mrow>
            </mtd>
          </mtr>
          <mtr>
            <mtd>
              <mrow>
                <mi>y</mi>
                <mi>'</mi>
              </mrow>
            </mtd>
          </mtr>
          <mtr>
            <mtd>
              <mrow>
                <mi>z</mi>
                <mi>'</mi>
              </mrow>
            </mtd>
          </mtr>
          <mtr>
            <mtd>
              <mn>1</mn>
            </mtd>
          </mtr>
        </mtable>
      </mfenced>
      <mrow>
        <mi/>
        <mi mathvariant="normal">=</mi>
        <mi/>
      </mrow>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mfenced open="[" close="]">
        <mtable>
          <mtr>
            <mtd>
              <mi>x</mi>
            </mtd>
          </mtr>
          <mtr>
            <mtd>
              <mi>y</mi>
            </mtd>
          </mtr>
          <mtr>
            <mtd>
              <mi>z</mi>
            </mtd>
          </mtr>
          <mtr>
            <mtd>
              <mn>1</mn>
            </mtd>
          </mtr>
        </mtable>
      </mfenced>
    </mrow>
    <annotation encoding="StarMath 5.0">left [ matrix {x'##y'##z'##1} right ] `=` left [ matrix {
a#b#c#t##
d#e#f#u##
g#h#i#v##
0#0#0#1
} right ] left [ matrix {x##y##z##1} right ]</annotation>
  </semantics>
</math>
</file>

<file path=Object 42/content.xml><?xml version="1.0" encoding="utf-8"?>
<math xmlns="http://www.w3.org/1998/Math/MathML">
  <semantics>
    <mrow>
      <msub>
        <mi mathvariant="normal">ℝ</mi>
        <mi>x</mi>
      </msub>
      <mrow>
        <mo stretchy="false">(</mo>
        <mo stretchy="false">θ</mo>
        <mo stretchy="false">)</mo>
      </mrow>
      <mrow>
        <mi/>
        <mi mathvariant="normal">=</mi>
        <mi/>
      </mrow>
      <mfenced open="[" close="]">
        <mtable>
          <mtr>
            <mtd>
              <mn>1</mn>
            </mtd>
            <mtd>
              <mn>0</mn>
            </mtd>
            <mtd>
              <mn>0</mn>
            </mtd>
            <mtd>
              <mn>0</mn>
            </mtd>
          </mtr>
          <mtr>
            <mtd>
              <mn>0</mn>
            </mtd>
            <mtd>
              <mrow>
                <mi>cos</mi>
                <mo stretchy="false">θ</mo>
              </mrow>
            </mtd>
            <mtd>
              <mrow>
                <mi>sin</mi>
                <mo stretchy="false">θ</mo>
              </mrow>
            </mtd>
            <mtd>
              <mn>0</mn>
            </mtd>
          </mtr>
          <mtr>
            <mtd>
              <mn>0</mn>
            </mtd>
            <mtd>
              <mrow>
                <mrow>
                  <mi mathvariant="normal">−</mi>
                  <mi>sin</mi>
                </mrow>
                <mo stretchy="false">θ</mo>
              </mrow>
            </mtd>
            <mtd>
              <mrow>
                <mi>cos</mi>
                <mo stretchy="false">θ</mo>
              </mrow>
            </mtd>
            <mtd>
              <mn>0</mn>
            </mtd>
          </mtr>
          <mtr>
            <mtd>
              <mn>0</mn>
            </mtd>
            <mtd>
              <mn>0</mn>
            </mtd>
            <mtd>
              <mn>0</mn>
            </mtd>
            <mtd>
              <mn>1</mn>
            </mtd>
          </mtr>
        </mtable>
      </mfenced>
      <mi>,</mi>
      <mi/>
      <msub>
        <mi mathvariant="normal">ℝ</mi>
        <mi>y</mi>
      </msub>
      <mrow>
        <mo stretchy="false">(</mo>
        <mo stretchy="false">θ</mo>
        <mo stretchy="false">)</mo>
      </mrow>
      <mrow>
        <mi/>
        <mi mathvariant="normal">=</mi>
        <mi/>
      </mrow>
      <mfenced open="[" close="]">
        <mtable>
          <mtr>
            <mtd>
              <mrow>
                <mi>cos</mi>
                <mo stretchy="false">θ</mo>
              </mrow>
            </mtd>
            <mtd>
              <mn>0</mn>
            </mtd>
            <mtd>
              <mrow>
                <mi>sin</mi>
                <mo stretchy="false">θ</mo>
              </mrow>
            </mtd>
            <mtd>
              <mn>0</mn>
            </mtd>
          </mtr>
          <mtr>
            <mtd>
              <mn>0</mn>
            </mtd>
            <mtd>
              <mn>1</mn>
            </mtd>
            <mtd>
              <mn>0</mn>
            </mtd>
            <mtd>
              <mn>0</mn>
            </mtd>
          </mtr>
          <mtr>
            <mtd>
              <mrow>
                <mrow>
                  <mi mathvariant="normal">−</mi>
                  <mi>sin</mi>
                </mrow>
                <mo stretchy="false">θ</mo>
              </mrow>
            </mtd>
            <mtd>
              <mn>0</mn>
            </mtd>
            <mtd>
              <mrow>
                <mi>cos</mi>
                <mo stretchy="false">θ</mo>
              </mrow>
            </mtd>
            <mtd>
              <mn>0</mn>
            </mtd>
          </mtr>
          <mtr>
            <mtd>
              <mn>0</mn>
            </mtd>
            <mtd>
              <mn>0</mn>
            </mtd>
            <mtd>
              <mn>0</mn>
            </mtd>
            <mtd>
              <mn>1</mn>
            </mtd>
          </mtr>
        </mtable>
      </mfenced>
      <mi>,</mi>
      <mi/>
      <msub>
        <mi mathvariant="normal">ℝ</mi>
        <mi>z</mi>
      </msub>
      <mrow>
        <mo stretchy="false">(</mo>
        <mo stretchy="false">θ</mo>
        <mo stretchy="false">)</mo>
      </mrow>
      <mrow>
        <mi/>
        <mi mathvariant="normal">=</mi>
        <mi/>
      </mrow>
      <mfenced open="[" close="]">
        <mtable>
          <mtr>
            <mtd>
              <mrow>
                <mi>cos</mi>
                <mo stretchy="false">θ</mo>
              </mrow>
            </mtd>
            <mtd>
              <mrow>
                <mi>sin</mi>
                <mo stretchy="false">θ</mo>
              </mrow>
            </mtd>
            <mtd>
              <mn>0</mn>
            </mtd>
            <mtd>
              <mn>0</mn>
            </mtd>
          </mtr>
          <mtr>
            <mtd>
              <mrow>
                <mrow>
                  <mi mathvariant="normal">−</mi>
                  <mi>sin</mi>
                </mrow>
                <mo stretchy="false">θ</mo>
              </mrow>
            </mtd>
            <mtd>
              <mrow>
                <mi>cos</mi>
                <mo stretchy="false">θ</mo>
              </mrow>
            </mtd>
            <mtd>
              <mn>0</mn>
            </mtd>
            <mtd>
              <mn>0</mn>
            </mtd>
          </mtr>
          <mtr>
            <mtd>
              <mn>0</mn>
            </mtd>
            <mtd>
              <mn>0</mn>
            </mtd>
            <mtd>
              <mn>1</mn>
            </mtd>
            <mtd>
              <mn>0</mn>
            </mtd>
          </mtr>
          <mtr>
            <mtd>
              <mn>0</mn>
            </mtd>
            <mtd>
              <mn>0</mn>
            </mtd>
            <mtd>
              <mn>0</mn>
            </mtd>
            <mtd>
              <mn>1</mn>
            </mtd>
          </mtr>
        </mtable>
      </mfenced>
    </mrow>
    <annotation encoding="StarMath 5.0">setR_x(%theta) `=` left [ matrix{
1 # 0 # 0 # 0 ##
0 # cos %theta # sin %theta # 0 ##
0 # -sin %theta # cos %theta # 0 ##
0 # 0 # 0 # 1
} right ], ~

setR_y(%theta) `=` left [ matrix{
cos %theta # 0 # sin %theta # 0 ##
0 # 1 # 0 # 0 ##
-sin %theta # 0 # cos %theta # 0 ##
0 # 0 # 0 # 1
} right ],~

setR_z(%theta) `=` left [ matrix{
cos %theta # sin %theta # 0 # 0 ##
-sin %theta # cos %theta # 0 # 0 ##
0 # 0 # 1 # 0 ##
0 # 0 # 0 # 1
} right ]</annotation>
  </semantics>
</math>
</file>

<file path=Object 43/content.xml><?xml version="1.0" encoding="utf-8"?>
<math xmlns="http://www.w3.org/1998/Math/MathML">
  <semantics>
    <msup>
      <mrow>
        <mo stretchy="false">(</mo>
        <mrow>
          <mi>x</mi>
          <mi>,</mi>
          <mi>y</mi>
          <mi>,</mi>
          <mi>z</mi>
          <mi>,</mi>
          <mn>1</mn>
        </mrow>
        <mo stretchy="false">)</mo>
      </mrow>
      <mi>T</mi>
    </msup>
    <annotation encoding="StarMath 5.0">( x, y, z, 1)^T</annotation>
  </semantics>
</math>
</file>

<file path=Object 44/content.xml><?xml version="1.0" encoding="utf-8"?>
<math xmlns="http://www.w3.org/1998/Math/MathML">
  <semantics>
    <mrow>
      <mo stretchy="false">(</mo>
      <mrow>
        <mi>x</mi>
        <mi>,</mi>
        <mi>y</mi>
        <mi>,</mi>
        <mi>z</mi>
        <mi>,</mi>
        <mn>1</mn>
      </mrow>
      <mo stretchy="false">)</mo>
    </mrow>
    <annotation encoding="StarMath 5.0">(x, y, z, 1)</annotation>
  </semantics>
</math>
</file>

<file path=Object 45/content.xml><?xml version="1.0" encoding="utf-8"?>
<math xmlns="http://www.w3.org/1998/Math/MathML">
  <semantics>
    <mfenced open="[" close="]">
      <mtable>
        <mtr>
          <mtd>
            <mn>1</mn>
          </mtd>
          <mtd>
            <mn>0</mn>
          </mtd>
          <mtd>
            <mn>0</mn>
          </mtd>
          <mtd>
            <mi>t</mi>
          </mtd>
        </mtr>
        <mtr>
          <mtd>
            <mn>0</mn>
          </mtd>
          <mtd>
            <mn>1</mn>
          </mtd>
          <mtd>
            <mn>0</mn>
          </mtd>
          <mtd>
            <mi>u</mi>
          </mtd>
        </mtr>
        <mtr>
          <mtd>
            <mn>0</mn>
          </mtd>
          <mtd>
            <mn>0</mn>
          </mtd>
          <mtd>
            <mn>1</mn>
          </mtd>
          <mtd>
            <mi>v</mi>
          </mtd>
        </mtr>
        <mtr>
          <mtd>
            <mn>0</mn>
          </mtd>
          <mtd>
            <mn>0</mn>
          </mtd>
          <mtd>
            <mn>0</mn>
          </mtd>
          <mtd>
            <mn>1</mn>
          </mtd>
        </mtr>
      </mtable>
    </mfenced>
    <annotation encoding="StarMath 5.0">left [ matrix{
1 # 0 # 0 # t ##
0 # 1 # 0 # u ##
0 # 0 # 1 # v ##
0 # 0 # 0 # 1
} right ]</annotation>
  </semantics>
</math>
</file>

<file path=Object 46/content.xml><?xml version="1.0" encoding="utf-8"?>
<math xmlns="http://www.w3.org/1998/Math/MathML">
  <semantics>
    <mfenced open="[" close="]">
      <mtable>
        <mtr>
          <mtd>
            <msub>
              <mi>s</mi>
              <mi>x</mi>
            </msub>
          </mtd>
          <mtd>
            <mn>0</mn>
          </mtd>
          <mtd>
            <mn>0</mn>
          </mtd>
          <mtd>
            <mn>0</mn>
          </mtd>
        </mtr>
        <mtr>
          <mtd>
            <mn>0</mn>
          </mtd>
          <mtd>
            <msub>
              <mi>s</mi>
              <mi>y</mi>
            </msub>
          </mtd>
          <mtd>
            <mn>0</mn>
          </mtd>
          <mtd>
            <mn>0</mn>
          </mtd>
        </mtr>
        <mtr>
          <mtd>
            <mn>0</mn>
          </mtd>
          <mtd>
            <mn>0</mn>
          </mtd>
          <mtd>
            <msub>
              <mi>s</mi>
              <mi>z</mi>
            </msub>
          </mtd>
          <mtd>
            <mn>0</mn>
          </mtd>
        </mtr>
        <mtr>
          <mtd>
            <mn>0</mn>
          </mtd>
          <mtd>
            <mn>0</mn>
          </mtd>
          <mtd>
            <mn>0</mn>
          </mtd>
          <mtd>
            <mn>1</mn>
          </mtd>
        </mtr>
      </mtable>
    </mfenced>
    <annotation encoding="StarMath 5.0">left [ matrix{
s_x # 0 # 0 # 0 ##
0 # s_y # 0 # 0 ##
0 # 0 # s_z # 0 ##
0 # 0 # 0 # 1
} right ]</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7.035cm" svg:y="3.058cm">
          <draw:text-box>
            <text:p><text:span text:style-name="T2">r</text:span></text:p>
          </draw:text-box>
        </draw:frame>
        <draw:frame draw:style-name="gr1" draw:layer="layout" svg:width="0.193cm" svg:height="0.472cm" svg:x="8.407cm" svg:y="4.427cm">
          <draw:text-box>
            <text:p><text:span text:style-name="T1">z</text:span></text:p>
          </draw:text-box>
        </draw:frame>
      </draw:page>
    </office:drawing>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3"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8.535cm" svg:y="2.558cm">
          <draw:text-box>
            <text:p><text:span text:style-name="T2">r</text:span></text:p>
          </draw:text-box>
        </draw:frame>
        <draw:ellipse draw:style-name="Arrow_2c__20_double" draw:layer="layout" svg:width="2.27cm" svg:height="4.466cm" svg:x="4.624cm" svg:y="3.282cm" draw:kind="arc" draw:start-angle="30" draw:end-angle="87.5">
          <text:p/>
        </draw:ellipse>
        <draw:frame draw:style-name="gr1" draw:layer="layout" svg:width="0.281cm" svg:height="0.472cm" svg:x="6.31cm" svg:y="3.034cm">
          <draw:text-box>
            <text:p><text:span text:style-name="T3"></text:span></text:p>
          </draw:text-box>
        </draw:frame>
      </draw:page>
    </office:drawing>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content.xml><?xml version="1.0" encoding="utf-8"?>
<math xmlns="http://www.w3.org/1998/Math/MathML">
  <semantics>
    <mrow>
      <mo stretchy="false">(</mo>
      <mrow>
        <mi>r</mi>
        <mi>,</mi>
        <mo stretchy="false">θ</mo>
        <mi>,</mi>
        <mo stretchy="false">φ</mo>
      </mrow>
      <mo stretchy="false">)</mo>
    </mrow>
    <annotation encoding="StarMath 5.0">(r, %theta, %phi)</annotation>
  </semantics>
</math>
</file>

<file path=Object 5/content.xml><?xml version="1.0" encoding="utf-8"?>
<math xmlns="http://www.w3.org/1998/Math/MathML">
  <semantics>
    <mrow>
      <mfenced open="[" close="]">
        <mtable>
          <mtr>
            <mtd>
              <mrow>
                <mi>x</mi>
                <mi>'</mi>
              </mrow>
            </mtd>
          </mtr>
          <mtr>
            <mtd>
              <mrow>
                <mi>y</mi>
                <mi>'</mi>
              </mrow>
            </mtd>
          </mtr>
          <mtr>
            <mtd>
              <mn>1</mn>
            </mtd>
          </mtr>
        </mtable>
      </mfenced>
      <mrow>
        <mi/>
        <mi mathvariant="normal">=</mi>
        <mi/>
      </mrow>
      <mfenced open="[" close="]">
        <mtable>
          <mtr>
            <mtd>
              <mi>a</mi>
            </mtd>
            <mtd>
              <mi>b</mi>
            </mtd>
            <mtd>
              <mi>t</mi>
            </mtd>
          </mtr>
          <mtr>
            <mtd>
              <mi>c</mi>
            </mtd>
            <mtd>
              <mi>d</mi>
            </mtd>
            <mtd>
              <mi>u</mi>
            </mtd>
          </mtr>
          <mtr>
            <mtd>
              <mn>0</mn>
            </mtd>
            <mtd>
              <mn>0</mn>
            </mtd>
            <mtd>
              <mn>1</mn>
            </mtd>
          </mtr>
        </mtable>
      </mfenced>
      <mfenced open="[" close="]">
        <mtable>
          <mtr>
            <mtd>
              <mi>x</mi>
            </mtd>
          </mtr>
          <mtr>
            <mtd>
              <mi>y</mi>
            </mtd>
          </mtr>
          <mtr>
            <mtd>
              <mn>1</mn>
            </mtd>
          </mtr>
        </mtable>
      </mfenced>
    </mrow>
    <annotation encoding="StarMath 5.0">left [ matrix {x'##y'##1} right ] `=` left [ matrix {a#b#t##c#d#u##0#0#1} right ] left [ matrix {x##y##1} right ]</annotation>
  </semantics>
</math>
</file>

<file path=Object 50/content.xml><?xml version="1.0" encoding="utf-8"?>
<math xmlns="http://www.w3.org/1998/Math/MathML">
  <semantics>
    <mrow>
      <mo stretchy="false">(</mo>
      <mrow>
        <mo stretchy="false">ρ</mo>
        <mi>,</mi>
        <mo stretchy="false">θ</mo>
        <mi>,</mi>
        <mi>z</mi>
      </mrow>
      <mo stretchy="false">)</mo>
    </mrow>
    <annotation encoding="StarMath 5.0">(%rho, %theta, z)</annotation>
  </semantics>
</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z" draw:layer="layout" svg:x1="6.598cm" svg:y1="0.991cm" svg:x2="6.598cm" svg:y2="9.714cm">
            <text:p/>
          </draw:line>
          <draw:line draw:style-name="y" draw:layer="layout" svg:x1="4.29cm" svg:y1="8.599cm" svg:x2="10.733cm" svg:y2="2.634cm">
            <text:p/>
          </draw:line>
          <draw:frame draw:style-name="gr2" draw:layer="layout" svg:width="0.421cm" svg:height="0.614cm" svg:x="6.389cm" svg:y="0.377cm">
            <draw:text-box>
              <text:p>+z</text:p>
            </draw:text-box>
          </draw:frame>
          <draw:frame draw:style-name="gr2" draw:layer="layout" svg:width="0.421cm" svg:height="0.614cm" svg:x="10.733cm" svg:y="2.286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math xmlns="http://www.w3.org/1998/Math/MathML">
  <semantics>
    <mrow>
      <mstyle mathvariant="bold">
        <mrow>
          <mi>r</mi>
        </mrow>
      </mstyle>
      <mrow>
        <mi/>
        <mi mathvariant="normal">=</mi>
        <mi/>
      </mrow>
      <mrow>
        <mstyle mathvariant="bold">
          <mrow>
            <mi>p</mi>
          </mrow>
        </mstyle>
        <mo stretchy="false">+</mo>
        <mi>t</mi>
      </mrow>
      <mstyle mathvariant="bold">
        <mrow>
          <mover accent="true">
            <mi>u</mi>
            <mo stretchy="false">ˆ</mo>
          </mover>
        </mrow>
      </mstyle>
      <mtext> </mtext>
    </mrow>
    <annotation encoding="StarMath 5.0">bold r `=` bold p + t bold hat u " "</annotation>
  </semantics>
</math>
</file>

<file path=Object 53/content.xml><?xml version="1.0" encoding="utf-8"?>
<math xmlns="http://www.w3.org/1998/Math/MathML">
  <semantics>
    <mstyle mathvariant="bold">
      <mrow>
        <mover accent="true">
          <mi>n</mi>
          <mo stretchy="false">ˆ</mo>
        </mover>
      </mrow>
    </mstyle>
    <annotation encoding="StarMath 5.0">bold hat n</annotation>
  </semantics>
</math>
</file>

<file path=Object 54/content.xml><?xml version="1.0" encoding="utf-8"?>
<math xmlns="http://www.w3.org/1998/Math/MathML">
  <semantics>
    <mrow>
      <mtext>[</mtext>
      <mn>0,</mn>
      <mi/>
      <mo stretchy="false">π</mo>
      <mtext>]</mtext>
    </mrow>
    <annotation encoding="StarMath 5.0">"["0, `%pi"]"</annotation>
  </semantics>
</math>
</file>

<file path=Object 55/content.xml><?xml version="1.0" encoding="utf-8"?>
<math xmlns="http://www.w3.org/1998/Math/MathML">
  <semantics>
    <mrow>
      <mtext>[</mtext>
      <mn>0,</mn>
      <mn>2</mn>
      <mo stretchy="false">π</mo>
      <mtext>)</mtext>
    </mrow>
    <annotation encoding="StarMath 5.0">"["0, 2 %pi")"</annotation>
  </semantics>
</math>
</file>

<file path=Object 56/content.xml><?xml version="1.0" encoding="utf-8"?>
<math xmlns="http://www.w3.org/1998/Math/MathML">
  <semantics>
    <mrow>
      <mrow>
        <mtext>(</mtext>
        <mi mathvariant="normal">−</mi>
        <mrow>
          <mo stretchy="false">π</mo>
          <mi mathvariant="normal">/</mi>
          <mn>2,</mn>
        </mrow>
      </mrow>
      <mrow>
        <mo stretchy="false">π</mo>
        <mi mathvariant="normal">/</mi>
        <mn>2</mn>
      </mrow>
      <mtext>]</mtext>
    </mrow>
    <annotation encoding="StarMath 5.0">"("-%pi/2, %pi/2"]"</annotation>
  </semantics>
</math>
</file>

<file path=Object 57/content.xml><?xml version="1.0" encoding="utf-8"?>
<math xmlns="http://www.w3.org/1998/Math/MathML">
  <semantics>
    <mrow>
      <mrow>
        <mtext>[</mtext>
        <mi mathvariant="normal">−</mi>
        <mrow>
          <mo stretchy="false">π</mo>
          <mi mathvariant="normal">/</mi>
          <mn>2,</mn>
        </mrow>
      </mrow>
      <mrow>
        <mo stretchy="false">π</mo>
        <mi mathvariant="normal">/</mi>
        <mn>2</mn>
      </mrow>
      <mtext>]</mtext>
      <mn>.</mn>
    </mrow>
    <annotation encoding="StarMath 5.0">"["-%pi/2, %pi/2"]" .</annotation>
  </semantics>
</math>
</file>

<file path=Object 58/content.xml><?xml version="1.0" encoding="utf-8"?>
<math xmlns="http://www.w3.org/1998/Math/MathML">
  <semantics>
    <mstyle mathvariant="bold">
      <mrow>
        <mi>r</mi>
      </mrow>
    </mstyle>
    <annotation encoding="StarMath 5.0">bold r</annotation>
  </semantics>
</math>
</file>

<file path=Object 59/content.xml><?xml version="1.0" encoding="utf-8"?>
<math xmlns="http://www.w3.org/1998/Math/MathML">
  <semantics>
    <mrow>
      <mstyle mathvariant="bold">
        <mrow>
          <mi>i</mi>
        </mrow>
      </mstyle>
      <mi>,</mi>
      <mstyle mathvariant="bold">
        <mrow>
          <mi>j</mi>
        </mrow>
      </mstyle>
      <mi>,</mi>
      <mstyle mathvariant="bold">
        <mrow>
          <mi>k</mi>
        </mrow>
      </mstyle>
    </mrow>
    <annotation encoding="StarMath 5.0">bold i, bold j, bold k</annotation>
  </semantics>
</math>
</file>

<file path=Object 6/content.xml><?xml version="1.0" encoding="utf-8"?>
<math xmlns="http://www.w3.org/1998/Math/MathML">
  <semantics>
    <mrow>
      <mi mathvariant="italic">ad</mi>
      <mi mathvariant="normal">−</mi>
      <mi mathvariant="italic">bc</mi>
    </mrow>
    <annotation encoding="StarMath 5.0">ad - bc</annotation>
  </semantics>
</math>
</file>

<file path=Object 60/content.xml><?xml version="1.0" encoding="utf-8"?>
<math xmlns="http://www.w3.org/1998/Math/MathML">
  <semantics>
    <mstyle mathvariant="bold">
      <mrow>
        <mi>i</mi>
      </mrow>
    </mstyle>
    <annotation encoding="StarMath 5.0">bold i</annotation>
  </semantics>
</math>
</file>

<file path=Object 61/content.xml><?xml version="1.0" encoding="utf-8"?>
<math xmlns="http://www.w3.org/1998/Math/MathML">
  <semantics>
    <msub>
      <mi mathvariant="normal">ℝ</mi>
      <mi>z</mi>
    </msub>
    <annotation encoding="StarMath 5.0">setR_z</annotation>
  </semantics>
</math>
</file>

<file path=Object 62/content.xml><?xml version="1.0" encoding="utf-8"?>
<math xmlns="http://www.w3.org/1998/Math/MathML">
  <semantics>
    <mrow>
      <mstyle mathvariant="bold">
        <mrow>
          <mstyle mathsize="12pt">
            <mrow>
              <msub>
                <mo stretchy="false">ℝ</mo>
                <mi>x</mi>
              </msub>
            </mrow>
          </mstyle>
        </mrow>
      </mstyle>
    </mrow>
    <annotation encoding="StarMath 5.0">bold size 12 setR_x</annotation>
  </semantics>
</math>
</file>

<file path=Object 63/content.xml><?xml version="1.0" encoding="utf-8"?>
<math xmlns="http://www.w3.org/1998/Math/MathML">
  <semantics>
    <mstyle mathvariant="bold">
      <mrow>
        <mrow>
          <mi>a</mi>
          <mi mathvariant="normal">⋅</mi>
          <mi>b</mi>
        </mrow>
      </mrow>
    </mstyle>
    <annotation encoding="StarMath 5.0">bold {a cdot b}</annotation>
  </semantics>
</math>
</file>

<file path=Object 64/content.xml><?xml version="1.0" encoding="utf-8"?>
<math xmlns="http://www.w3.org/1998/Math/MathML">
  <semantics>
    <mstyle mathvariant="bold">
      <mrow>
        <mrow>
          <mi>a</mi>
          <mi mathvariant="normal">×</mi>
          <mi>b</mi>
        </mrow>
      </mrow>
    </mstyle>
    <annotation encoding="StarMath 5.0">bold {a times b}</annotation>
  </semantics>
</math>
</file>

<file path=Object 65/content.xml><?xml version="1.0" encoding="utf-8"?>
<math xmlns="http://www.w3.org/1998/Math/MathML">
  <semantics>
    <mstyle mathvariant="bold">
      <mrow>
        <mrow>
          <mrow>
            <mi>i</mi>
            <mi mathvariant="normal">×</mi>
            <mi>j</mi>
          </mrow>
          <mrow>
            <mi/>
            <mi mathvariant="normal">=</mi>
            <mi/>
          </mrow>
          <mi>k</mi>
        </mrow>
      </mrow>
    </mstyle>
    <annotation encoding="StarMath 5.0">bold {i times j `=` k}</annotation>
  </semantics>
</math>
</file>

<file path=Object 66/content.xml><?xml version="1.0" encoding="utf-8"?>
<math xmlns="http://www.w3.org/1998/Math/MathML">
  <semantics>
    <msup>
      <mrow>
        <mi stretchy="false" mathvariant="normal">[</mi>
        <mrow>
          <mi>x</mi>
          <mi/>
          <mi>y</mi>
          <mi/>
          <mi>z</mi>
          <mi/>
          <mn>1</mn>
        </mrow>
        <mi stretchy="false" mathvariant="normal">]</mi>
      </mrow>
      <mi>T</mi>
    </msup>
    <annotation encoding="StarMath 5.0">[x ` y ` z ` 1]^T</annotation>
  </semantics>
</math>
</file>

<file path=Object 67/content.xml><?xml version="1.0" encoding="utf-8"?>
<math xmlns="http://www.w3.org/1998/Math/MathML">
  <semantics>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annotation encoding="StarMath 5.0">left [ 
matrix {
a # b # c # t ##
d # e # f # u ##
g # h # i # v ##
0 # 0 # 0 # 1
}
right ]</annotation>
  </semantics>
</math>
</file>

<file path=Object 68/content.xml><?xml version="1.0" encoding="utf-8"?>
<math xmlns="http://www.w3.org/1998/Math/MathML">
  <semantics>
    <mrow>
      <mo stretchy="false">ψ</mo>
      <mrow>
        <mi/>
        <mi mathvariant="normal">=</mi>
        <mi/>
      </mrow>
      <mrow>
        <mrow>
          <mo stretchy="false">π</mo>
          <mi mathvariant="normal">/</mi>
          <mn>2</mn>
        </mrow>
        <mi mathvariant="normal">−</mi>
        <mo stretchy="false">φ</mo>
      </mrow>
    </mrow>
    <annotation encoding="StarMath 5.0">%psi `=` %pi/2 - %phi</annotation>
  </semantics>
</math>
</file>

<file path=Object 69/content.xml><?xml version="1.0" encoding="utf-8"?>
<math xmlns="http://www.w3.org/1998/Math/MathML">
  <semantics>
    <mtable>
      <mtr>
        <mtd>
          <mrow>
            <mi>r</mi>
            <mrow>
              <mi/>
              <mi mathvariant="normal">∈</mi>
              <mi/>
            </mrow>
            <mrow>
              <mo stretchy="false">(</mo>
              <mrow>
                <mn>0,</mn>
                <mi mathvariant="normal">∞</mi>
              </mrow>
              <mo stretchy="false">)</mo>
            </mrow>
          </mrow>
        </mtd>
      </mtr>
      <mtr>
        <mtd>
          <mrow>
            <mo stretchy="false">θ</mo>
            <mrow>
              <mi/>
              <mi mathvariant="normal">∈</mi>
              <mi/>
            </mrow>
            <mtext>[</mtext>
            <mn>0,</mn>
            <mn>2</mn>
            <mo stretchy="false">π</mo>
            <mtext>)</mtext>
          </mrow>
        </mtd>
      </mtr>
      <mtr>
        <mtd>
          <mrow>
            <mo stretchy="false">φ</mo>
            <mrow>
              <mi/>
              <mi mathvariant="normal">∈</mi>
              <mi/>
            </mrow>
            <mrow>
              <mi stretchy="false" mathvariant="normal">[</mi>
              <mrow>
                <mn>0,</mn>
                <mrow>
                  <mo stretchy="false">π</mo>
                  <mi mathvariant="normal">/</mi>
                  <mn>2</mn>
                </mrow>
              </mrow>
              <mi stretchy="false" mathvariant="normal">]</mi>
            </mrow>
          </mrow>
        </mtd>
      </mtr>
    </mtable>
    <annotation encoding="StarMath 5.0">stack {
alignl r `in` (0, infinity) #
alignl %theta `in` "["0, 2%pi")" #
alignl %phi `in` [0, %pi/2]
}</annotation>
  </semantics>
</math>
</file>

<file path=Object 7/content.xml><?xml version="1.0" encoding="utf-8"?>
<math xmlns="http://www.w3.org/1998/Math/MathML">
  <semantics>
    <mrow>
      <mstyle mathvariant="bold">
        <mrow>
          <mover accent="true">
            <mi>u</mi>
            <mo stretchy="false">ˆ</mo>
          </mover>
        </mrow>
      </mstyle>
      <mrow>
        <mi/>
        <mi mathvariant="normal">=</mi>
        <mi/>
      </mrow>
      <mfrac>
        <mstyle mathvariant="bold">
          <mrow>
            <mrow>
              <mi>q</mi>
              <mi mathvariant="normal">−</mi>
              <mi>p</mi>
            </mrow>
          </mrow>
        </mstyle>
        <mfenced open="∣" close="∣">
          <mstyle mathvariant="bold">
            <mrow>
              <mrow>
                <mi>q</mi>
                <mi mathvariant="normal">−</mi>
                <mi>p</mi>
              </mrow>
            </mrow>
          </mstyle>
        </mfenced>
      </mfrac>
    </mrow>
    <annotation encoding="StarMath 5.0">bold hat u `=` {bold {q - p}} over abs{bold {q - p}}</annotation>
  </semantics>
</math>
</file>

<file path=Object 70/content.xml><?xml version="1.0" encoding="utf-8"?>
<math xmlns="http://www.w3.org/1998/Math/MathML">
  <semantics>
    <mrow>
      <mtext>&lt;&lt;</mtext>
      <msqrt>
        <mn>2</mn>
      </msqrt>
      <mi>,</mi>
      <mi/>
      <mn>90,</mn>
      <mi/>
      <mn>135</mn>
      <mtext>&gt;&gt;</mtext>
    </mrow>
    <annotation encoding="StarMath 5.0">"&lt;&lt;" sqrt{2}, `90, `135 "&gt;&gt;"</annotation>
  </semantics>
</math>
</file>

<file path=Object 71/content.xml><?xml version="1.0" encoding="utf-8"?>
<math xmlns="http://www.w3.org/1998/Math/MathML">
  <semantics>
    <mrow>
      <mrow>
        <mo stretchy="false">π</mo>
        <mi mathvariant="normal">/</mi>
        <mn>2</mn>
      </mrow>
      <mi mathvariant="normal">−</mi>
      <mo stretchy="false">φ</mo>
    </mrow>
    <annotation encoding="StarMath 5.0">%pi/2 - %phi</annotation>
  </semantics>
</math>
</file>

<file path=Object 72/content.xml><?xml version="1.0" encoding="utf-8"?>
<math xmlns="http://www.w3.org/1998/Math/MathML">
  <semantics>
    <mrow>
      <mtext>[</mtext>
      <mn>0,</mn>
      <mi/>
      <mo stretchy="false">π</mo>
      <mtext>)</mtext>
    </mrow>
    <annotation encoding="StarMath 5.0">"["0, `%pi")"</annotation>
  </semantics>
</math>
</file>

<file path=Object 73/content.xml><?xml version="1.0" encoding="utf-8"?>
<math xmlns="http://www.w3.org/1998/Math/MathML" display="block">
  <semantics>
    <mrow>
      <mi>x</mi>
      <mrow>
        <mstyle mathvariant="bold">
          <mi>i</mi>
        </mstyle>
        <mo stretchy="false">+</mo>
        <mi>y</mi>
      </mrow>
      <mrow>
        <mstyle mathvariant="bold">
          <mi>j</mi>
        </mstyle>
        <mo stretchy="false">+</mo>
        <mi>z</mi>
      </mrow>
      <mstyle mathvariant="bold">
        <mi>k</mi>
      </mstyle>
    </mrow>
    <annotation encoding="StarMath 5.0">x bold i + y bold j + z bold k</annotation>
  </semantics>
</math>
</file>

<file path=Object 74/content.xml><?xml version="1.0" encoding="utf-8"?>
<math xmlns="http://www.w3.org/1998/Math/MathML">
  <semantics>
    <mtable>
      <mtr>
        <mtd>
          <mrow>
            <mtext>Point A (New Delhi):         </mtext>
            <msub>
              <mo stretchy="false">λ</mo>
              <mi>A</mi>
            </msub>
            <mrow>
              <mi/>
              <mi mathvariant="normal">=</mi>
              <mi/>
            </mrow>
            <mn>37.78,</mn>
            <mi/>
            <msub>
              <mi>L</mi>
              <mi>A</mi>
            </msub>
            <mrow>
              <mi/>
              <mi mathvariant="normal">=</mi>
              <mi/>
            </mrow>
            <mn>77.22</mn>
          </mrow>
        </mtd>
      </mtr>
      <mtr>
        <mtd>
          <mrow>
            <mtext>Point B (San Francisco):  </mtext>
            <msub>
              <mo stretchy="false">λ</mo>
              <mi>B</mi>
            </msub>
            <mrow>
              <mi/>
              <mi mathvariant="normal">=</mi>
              <mi/>
            </mrow>
            <mn>28.62,</mn>
            <mi/>
            <msub>
              <mi>L</mi>
              <mi>B</mi>
            </msub>
            <mrow>
              <mi/>
              <mi mathvariant="normal">=</mi>
              <mrow>
                <mi/>
                <mi mathvariant="normal">−</mi>
                <mn>122.42</mn>
              </mrow>
            </mrow>
          </mrow>
        </mtd>
      </mtr>
    </mtable>
    <annotation encoding="StarMath 5.0">stack {
alignl "Point A (New Delhi):         " %lambda_A `=` 37.78, ` L_A `=` 77.22 #
alignl "Point B (San Francisco):  "  %lambda_B `=` 28.62, ` L_B `=` -122.42
}</annotation>
  </semantics>
</math>
</file>

<file path=Object 75/content.xml><?xml version="1.0" encoding="utf-8"?>
<math xmlns="http://www.w3.org/1998/Math/MathML">
  <semantics>
    <mtable>
      <mtr>
        <mtd>
          <mrow>
            <mtext>arc length</mtext>
            <mrow>
              <mi/>
              <mi mathvariant="normal">=</mi>
              <mi/>
            </mrow>
            <mi>r</mi>
            <msup>
              <mi>cos</mi>
              <mrow>
                <mi mathvariant="normal">−</mi>
                <mn>1</mn>
              </mrow>
            </msup>
            <mfenced open="[" close="]">
              <mrow>
                <mi>sin</mi>
                <msub>
                  <mo stretchy="false">λ</mo>
                  <mi>A</mi>
                </msub>
                <mi>sin</mi>
                <mrow>
                  <msub>
                    <mo stretchy="false">λ</mo>
                    <mi>B</mi>
                  </msub>
                  <mo stretchy="false">+</mo>
                  <mi>cos</mi>
                </mrow>
                <msub>
                  <mo stretchy="false">λ</mo>
                  <mi>B</mi>
                </msub>
                <mi>cos</mi>
                <msub>
                  <mo stretchy="false">λ</mo>
                  <mi>B</mi>
                </msub>
                <mi>cos</mi>
                <mrow>
                  <mo stretchy="false">(</mo>
                  <mrow>
                    <msub>
                      <mi>L</mi>
                      <mi>A</mi>
                    </msub>
                    <mi mathvariant="normal">−</mi>
                    <msub>
                      <mi>L</mi>
                      <mi>B</mi>
                    </msub>
                  </mrow>
                  <mo stretchy="false">)</mo>
                </mrow>
              </mrow>
            </mfenced>
          </mrow>
        </mtd>
      </mtr>
      <mtr>
        <mtd>
          <mrow>
            <mphantom>
              <mstyle>
                <mrow>
                  <mtext>arc length</mtext>
                </mrow>
              </mstyle>
            </mphantom>
            <mrow>
              <mi/>
              <mi mathvariant="normal">=</mi>
              <mi/>
            </mrow>
            <mn>6371</mn>
            <mi/>
            <msup>
              <mi>cos</mi>
              <mrow>
                <mi mathvariant="normal">−</mi>
                <mn>1</mn>
              </mrow>
            </msup>
            <mfenced open="" close="">
              <mrow>
                <mi>sin</mi>
                <mn>37.78</mn>
                <mi>°</mi>
                <mi>sin</mi>
                <mn>28.62</mn>
                <mrow>
                  <mi>°</mi>
                  <mo stretchy="false">+</mo>
                  <mi>cos</mi>
                </mrow>
                <mn>37.78</mn>
                <mi>°</mi>
                <mi>cos</mi>
                <mn>28.62</mn>
                <mi>°</mi>
                <mi>cos</mi>
                <mn>199.63</mn>
                <mi>°</mi>
              </mrow>
            </mfenced>
          </mrow>
        </mtd>
      </mtr>
      <mtr>
        <mtd>
          <mrow>
            <mphantom>
              <mstyle>
                <mrow>
                  <mtext>arc length</mtext>
                </mrow>
              </mstyle>
            </mphantom>
            <mrow>
              <mi/>
              <mi mathvariant="normal">=</mi>
              <mi/>
            </mrow>
            <mn>12353.96</mn>
          </mrow>
        </mtd>
      </mtr>
    </mtable>
    <annotation encoding="StarMath 5.0">stack {
alignl "arc length" `=` r cos^{-1} left [ sin %lambda_A sin %lambda_B + cos %lambda_B cos %lambda_B cos(L_A - L_B) right ] #
alignl phantom {"arc length"} `=` 6371` cos^{-1} left ( sin 37.78° sin 28.62° + cos 37.78° cos 28.62° cos 199.63° right ) #
alignl phantom {"arc length"} `=` 12353.96
}</annotation>
  </semantics>
</math>
</file>

<file path=Object 76/content.xml><?xml version="1.0" encoding="utf-8"?>
<math xmlns="http://www.w3.org/1998/Math/MathML">
  <semantics>
    <mtable>
      <mtr>
        <mtd>
          <mrow>
            <mtext>chordal distance</mtext>
            <mrow>
              <mi/>
              <mi mathvariant="normal">=</mi>
              <mi/>
            </mrow>
            <msqrt>
              <mrow>
                <mrow>
                  <msup>
                    <mrow>
                      <mo stretchy="false">(</mo>
                      <mrow>
                        <mrow>
                          <mi mathvariant="normal">−</mi>
                          <mn>2699.24</mn>
                        </mrow>
                        <mi mathvariant="normal">−</mi>
                        <mn>1237.48</mn>
                      </mrow>
                      <mo stretchy="false">)</mo>
                    </mrow>
                    <mn>2</mn>
                  </msup>
                  <mo stretchy="false">+</mo>
                  <msup>
                    <mrow>
                      <mo stretchy="false">(</mo>
                      <mrow>
                        <mrow>
                          <mi mathvariant="normal">−</mi>
                          <mn>4250.59</mn>
                        </mrow>
                        <mi mathvariant="normal">−</mi>
                        <mn>5454.12</mn>
                      </mrow>
                      <mo stretchy="false">)</mo>
                    </mrow>
                    <mn>2</mn>
                  </msup>
                </mrow>
                <mo stretchy="false">+</mo>
                <msup>
                  <mrow>
                    <mo stretchy="false">(</mo>
                    <mrow>
                      <mn>3903.37</mn>
                      <mi mathvariant="normal">−</mi>
                      <mn>3051.37</mn>
                    </mrow>
                    <mo stretchy="false">)</mo>
                  </mrow>
                  <mn>2</mn>
                </msup>
              </mrow>
            </msqrt>
          </mrow>
        </mtd>
      </mtr>
      <mtr>
        <mtd>
          <mrow>
            <mphantom>
              <mstyle>
                <mrow>
                  <mtext>chordal distance</mtext>
                </mrow>
              </mstyle>
            </mphantom>
            <mrow>
              <mi/>
              <mi mathvariant="normal">=</mi>
              <mi/>
            </mrow>
            <mn>10507.38</mn>
          </mrow>
        </mtd>
      </mtr>
    </mtable>
    <annotation encoding="StarMath 5.0">stack {
alignl "chordal distance" `=` sqrt{(-2699.24 - 1237.48)^2 + (-4250.59 -5454.12)^2 + (3903.37 - 3051.37)^2} #
alignl phantom {"chordal distance"} `=`10507.38
}</annotation>
  </semantics>
</math>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fo:min-width="0.002cm"/>
    </style:style>
    <style:style style:name="gr2" style:family="graphic" style:parent-style-name="Axis">
      <style:graphic-properties draw:stroke="dash" draw:stroke-dash="Fine_20_Dashed_20__28_var_29_"/>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Axis" draw:layer="layout" svg:x1="3.959cm" svg:y1="0.01cm" svg:x2="3.959cm" svg:y2="8.651cm">
          <text:p/>
        </draw:line>
        <draw:line draw:style-name="Axis" draw:layer="layout" svg:x1="0.219cm" svg:y1="6.603cm" svg:x2="10.204cm" svg:y2="6.603cm">
          <text:p/>
        </draw:line>
        <draw:frame draw:style-name="gr1" draw:layer="layout" svg:width="0.307cm" svg:height="0.472cm" svg:x="3.576cm" svg:y="6.636cm">
          <draw:text-box>
            <text:p>O</text:p>
          </draw:text-box>
        </draw:frame>
        <draw:frame draw:style-name="gr1" draw:layer="layout" svg:width="0.26cm" svg:height="0.472cm" svg:x="4.9cm" svg:y="6.836cm">
          <draw:text-box>
            <text:p>A</text:p>
          </draw:text-box>
        </draw:frame>
        <draw:circle draw:style-name="Black" draw:layer="layout" svg:width="0.115cm" svg:height="0.115cm" svg:x="4.701cm" svg:y="7.004cm">
          <text:p/>
        </draw:circle>
        <draw:circle draw:style-name="Black" draw:layer="layout" svg:width="0.115cm" svg:height="0.115cm" svg:x="7.002cm" svg:y="1.105cm">
          <text:p/>
        </draw:circle>
        <draw:circle draw:style-name="Black" draw:layer="layout" svg:width="0.115cm" svg:height="0.115cm" svg:x="2.503cm" svg:y="1.106cm">
          <text:p/>
        </draw:circle>
        <draw:circle draw:style-name="Black" draw:layer="layout" svg:width="0.115cm" svg:height="0.115cm" svg:x="4.904cm" svg:y="2.107cm">
          <text:p/>
        </draw:circle>
        <draw:frame draw:style-name="gr1" draw:layer="layout" svg:width="0.993cm" svg:height="0.472cm" svg:x="5.145cm" svg:y="2.07cm">
          <draw:text-box>
            <text:p>splice</text:p>
          </draw:text-box>
        </draw:frame>
        <draw:frame draw:style-name="gr1" draw:layer="layout" svg:width="0.26cm" svg:height="0.472cm" svg:x="2.711cm" svg:y="0.955cm">
          <draw:text-box>
            <text:p>B</text:p>
          </draw:text-box>
        </draw:frame>
        <draw:frame draw:style-name="gr1" draw:layer="layout" svg:width="0.281cm" svg:height="0.472cm" svg:x="7.268cm" svg:y="0.955cm">
          <draw:text-box>
            <text:p>C</text:p>
          </draw:text-box>
        </draw:frame>
        <draw:line draw:style-name="Axis" draw:layer="layout" svg:x1="2.56cm" svg:y1="1.163cm" svg:x2="4.961cm" svg:y2="2.164cm">
          <text:p/>
        </draw:line>
        <draw:line draw:style-name="Axis" draw:layer="layout" svg:x1="7.059cm" svg:y1="1.162cm" svg:x2="4.962cm" svg:y2="2.165cm">
          <text:p/>
        </draw:line>
        <draw:line draw:style-name="gr2" draw:layer="layout" svg:x1="4.758cm" svg:y1="7.061cm" svg:x2="4.962cm" svg:y2="2.164cm">
          <text:p/>
        </draw:line>
        <draw:frame draw:style-name="gr1" draw:layer="layout" svg:width="3.101cm" svg:height="0.472cm" svg:x="5.185cm" svg:y="4.107cm">
          <draw:text-box>
            <text:p>31.13 m at 2<text:span text:style-name="T1">º</text:span><text:span text:style-name="T2"> true</text:span></text:p>
          </draw:text-box>
        </draw:frame>
        <draw:frame draw:style-name="gr1" draw:layer="layout" svg:width="0.218cm" svg:height="0.472cm" svg:x="5.8cm" svg:y="1.255cm">
          <draw:text-box>
            <text:p>?</text:p>
          </draw:text-box>
        </draw:frame>
        <draw:frame draw:style-name="gr1" draw:layer="layout" svg:width="0.218cm" svg:height="0.472cm" svg:x="3.5cm" svg:y="1.655cm">
          <draw:text-box>
            <text:p>?</text:p>
          </draw:text-box>
        </draw:frame>
      </draw:page>
    </office:drawing>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xis"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8/content.xml><?xml version="1.0" encoding="utf-8"?>
<math xmlns="http://www.w3.org/1998/Math/MathML">
  <semantics>
    <mstyle mathvariant="bold">
      <mrow>
        <mi>r</mi>
      </mrow>
    </mstyle>
    <annotation encoding="StarMath 5.0">bold r</annotation>
  </semantics>
</math>
</file>

<file path=Object 79/content.xml><?xml version="1.0" encoding="utf-8"?>
<math xmlns="http://www.w3.org/1998/Math/MathML">
  <semantics>
    <mrow>
      <mtext>&lt;&lt;</mtext>
      <msqrt>
        <mn>2</mn>
      </msqrt>
      <mi>,</mi>
      <mi/>
      <mn>90,</mn>
      <mi/>
      <mn>45</mn>
      <mtext>&gt;&gt;</mtext>
    </mrow>
    <annotation encoding="StarMath 5.0">"&lt;&lt;" sqrt{2}, `90, `45 "&gt;&gt;"</annotation>
  </semantics>
</math>
</file>

<file path=Object 8/content.xml><?xml version="1.0" encoding="utf-8"?>
<math xmlns="http://www.w3.org/1998/Math/MathML">
  <semantics>
    <mrow>
      <msub>
        <mi mathvariant="normal">ℝ</mi>
        <mi>z</mi>
      </msub>
      <mrow>
        <mi/>
        <mi mathvariant="normal">=</mi>
        <mi/>
      </mrow>
      <mfenced open="[" close="]">
        <mtable>
          <mtr>
            <mtd>
              <mrow>
                <mi>cos</mi>
                <mo stretchy="false">θ</mo>
              </mrow>
            </mtd>
            <mtd>
              <mrow>
                <mi>sin</mi>
                <mo stretchy="false">θ</mo>
              </mrow>
            </mtd>
            <mtd>
              <mn>0</mn>
            </mtd>
          </mtr>
          <mtr>
            <mtd>
              <mrow>
                <mrow>
                  <mi mathvariant="normal">−</mi>
                  <mi>sin</mi>
                </mrow>
                <mo stretchy="false">θ</mo>
              </mrow>
            </mtd>
            <mtd>
              <mrow>
                <mi>cos</mi>
                <mo stretchy="false">θ</mo>
              </mrow>
            </mtd>
            <mtd>
              <mn>0</mn>
            </mtd>
          </mtr>
          <mtr>
            <mtd>
              <mn>0</mn>
            </mtd>
            <mtd>
              <mn>0</mn>
            </mtd>
            <mtd>
              <mn>1</mn>
            </mtd>
          </mtr>
        </mtable>
      </mfenced>
    </mrow>
    <annotation encoding="StarMath 5.0">setR_z `=` left [ matrix {cos %theta # sin %theta #0##-sin %theta#cos %theta#0##0#0#1} right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Top_2f_bottom">
      <style:graphic-properties draw:fill-color="#cccccc" draw:opacity="75%" draw:shadow-opacity="75%"/>
    </style:style>
    <style:style style:name="gr3" style:family="graphic" style:parent-style-name="Top_2f_bottom">
      <style:graphic-properties draw:fill-color="#cccccc"/>
    </style:style>
    <style:style style:name="gr4" style:family="graphic" style:parent-style-name="standard">
      <style:graphic-properties draw:stroke="dash" draw:stroke-dash="Fine_20_Dashed_20__28_var_29_" draw:textarea-horizontal-align="center" draw:textarea-vertical-align="middle"/>
    </style:style>
    <style:style style:name="gr5" style:family="graphic" style:parent-style-name="standard">
      <style:graphic-properties draw:stroke="none" svg:stroke-color="#000000" draw:fill="none" draw:fill-color="#ffffff" fo:min-height="0.614cm" fo:min-width="0.002cm"/>
    </style:style>
    <style:style style:name="gr6"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6.095cm" svg:height="2.655cm" draw:transform="rotate (-2.39982772149294) translate (6.7351049760437cm 4.36992201215605cm)" svg:viewBox="0 0 6096 2656" draw:points="0,-12888 3663,-12888 6096,-15544 2432,-15544">
          <text:p/>
        </draw:polygon>
        <draw:polygon draw:style-name="gr2" draw:layer="layout" svg:width="8.701cm" svg:height="2.475cm" draw:transform="skewX (0.82903139469715) translate (4.9413841596097cm 2.411637481552cm)" svg:viewBox="0 0 8702 2476" draw:points="0,4823 8702,4823 8702,7299 0,7299 0,4836">
          <text:p/>
        </draw:polygon>
        <draw:polygon draw:style-name="gr3" draw:layer="layout" svg:width="8.701cm" svg:height="2.475cm" draw:transform="skewX (0.82903139469715) translate (4.9423841596097cm 6.012637481552cm)" svg:viewBox="0 0 8702 2476" draw:points="0,12025 8702,12025 8702,14501 0,14501 0,12038">
          <text:p/>
        </draw:polygon>
        <draw:g>
          <draw:line draw:style-name="gr4" draw:layer="layout" svg:x1="5.348cm" svg:y1="6.481cm" svg:x2="9.952cm" svg:y2="4.211cm">
            <text:p/>
          </draw:line>
          <draw:line draw:style-name="gr4" draw:layer="layout" svg:x1="4.835cm" svg:y1="6.234cm" svg:x2="9.952cm" svg:y2="3.711cm">
            <text:p/>
          </draw:line>
          <draw:ellipse draw:style-name="gr4" draw:layer="layout" svg:width="0.618cm" svg:height="0.346cm" svg:x="4.797cm" svg:y="6.174cm" draw:kind="arc" draw:start-angle="130" draw:end-angle="330">
            <text:p/>
          </draw:ellipse>
        </draw:g>
        <draw:polygon draw:style-name="gr1" draw:layer="layout" svg:width="6.074cm" svg:height="2.701cm" draw:transform="rotate (-1.57044726094539) translate (13.643cm 2.412cm)" svg:viewBox="0 0 6075 2702" draw:points="2474,-24582 6075,-24582 3601,-27284 0,-27284">
          <text:p/>
        </draw:polygon>
        <draw:frame draw:style-name="gr5" draw:layer="layout" svg:width="0.307cm" svg:height="0.614cm" svg:x="1.942cm" svg:y="8.615cm">
          <draw:text-box>
            <text:p>O</text:p>
          </draw:text-box>
        </draw:frame>
        <draw:frame draw:style-name="gr5" draw:layer="layout" svg:width="1.073cm" svg:height="0.614cm" svg:x="6.084cm" svg:y="8.596cm">
          <draw:text-box>
            <text:p>x = 64</text:p>
          </draw:text-box>
        </draw:frame>
        <draw:frame draw:style-name="gr5" draw:layer="layout" svg:width="1.073cm" svg:height="0.614cm" svg:x="12.385cm" svg:y="7.096cm">
          <draw:text-box>
            <text:p>y = 40</text:p>
          </draw:text-box>
        </draw:frame>
        <draw:frame draw:style-name="gr5" draw:layer="layout" svg:width="1.073cm" svg:height="0.614cm" svg:x="1.158cm" svg:y="6.427cm">
          <draw:text-box>
            <text:p>z = 28</text:p>
          </draw:text-box>
        </draw:frame>
        <draw:g>
          <draw:line draw:style-name="gr6" draw:layer="layout" svg:x1="9.446cm" svg:y1="3.968cm" svg:x2="11.549cm" svg:y2="2.932cm">
            <text:p/>
          </draw:line>
          <draw:line draw:style-name="gr6" draw:layer="layout" svg:x1="9.991cm" svg:y1="4.197cm" svg:x2="11.55cm" svg:y2="3.428cm">
            <text:p/>
          </draw:line>
          <draw:ellipse draw:style-name="gr1" draw:layer="layout" svg:width="0.208cm" svg:height="0.498cm" svg:x="11.445cm" svg:y="2.934cm">
            <text:p/>
          </draw:ellipse>
          <draw:ellipse draw:style-name="gr6" draw:layer="layout" svg:width="0.618cm" svg:height="0.346cm" svg:x="9.373cm" svg:y="3.931cm" draw:kind="arc" draw:start-angle="130" draw:end-angle="330">
            <text:p/>
          </draw:ellipse>
        </draw:g>
        <draw:frame draw:style-name="gr5" draw:layer="layout" svg:width="0.26cm" svg:height="0.614cm" svg:x="4.701cm" svg:y="6.653cm">
          <draw:text-box>
            <text:p>P</text:p>
          </draw:text-box>
        </draw:frame>
        <draw:frame draw:style-name="gr5" draw:layer="layout" svg:width="0.307cm" svg:height="0.614cm" svg:x="8.972cm" svg:y="3.432cm">
          <draw:text-box>
            <text:p>Q</text:p>
          </draw:text-box>
        </draw:frame>
      </draw:page>
    </office:drawing>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y" draw:layer="layout" svg:x1="6.598cm" svg:y1="0.991cm" svg:x2="6.598cm" svg:y2="9.714cm">
            <text:p/>
          </draw:line>
          <draw:line draw:style-name="z" draw:layer="layout" svg:x1="4.29cm" svg:y1="8.599cm" svg:x2="10.733cm" svg:y2="2.634cm">
            <text:p/>
          </draw:line>
          <draw:frame draw:style-name="gr2" draw:layer="layout" svg:width="0.421cm" svg:height="0.614cm" svg:x="3.611cm" svg:y="8.598cm">
            <draw:text-box>
              <text:p>+z</text:p>
            </draw:text-box>
          </draw:frame>
          <draw:frame draw:style-name="gr2" draw:layer="layout" svg:width="0.421cm" svg:height="0.614cm" svg:x="6.387cm" svg:y="0.491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2/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83/content.xml><?xml version="1.0" encoding="utf-8"?>
<math xmlns="http://www.w3.org/1998/Math/MathML" display="block">
  <semantics>
    <mstyle mathvariant="bold">
      <mrow>
        <mi>q</mi>
        <mo stretchy="false">−</mo>
        <mi>p</mi>
      </mrow>
    </mstyle>
    <annotation encoding="StarMath 5.0">bold {q - p}</annotation>
  </semantics>
</math>
</file>

<file path=Object 84/content.xml><?xml version="1.0" encoding="utf-8"?>
<math xmlns="http://www.w3.org/1998/Math/MathML">
  <semantics>
    <mstyle mathvariant="bold">
      <mrow>
        <mi>q</mi>
      </mrow>
    </mstyle>
    <annotation encoding="StarMath 5.0">bold q</annotation>
  </semantics>
</math>
</file>

<file path=Object 85/content.xml><?xml version="1.0" encoding="utf-8"?>
<math xmlns="http://www.w3.org/1998/Math/MathML">
  <semantics>
    <mstyle mathvariant="bold">
      <mrow>
        <mrow>
          <mi>a</mi>
          <mi>,</mi>
          <mi/>
          <mi>b</mi>
          <mi>,</mi>
          <mi/>
          <mi>c</mi>
        </mrow>
      </mrow>
    </mstyle>
    <annotation encoding="StarMath 5.0">bold {a , ` b, ` c}</annotation>
  </semantics>
</math>
</file>

<file path=Object 86/content.xml><?xml version="1.0" encoding="utf-8"?>
<math xmlns="http://www.w3.org/1998/Math/MathML">
  <semantics>
    <mrow>
      <mstyle mathvariant="bold">
        <mrow>
          <mi>a</mi>
        </mrow>
      </mstyle>
      <mi mathvariant="normal">⋅</mi>
      <mrow>
        <mo stretchy="false">(</mo>
        <mrow>
          <mstyle mathvariant="bold">
            <mrow>
              <mi>b</mi>
            </mrow>
          </mstyle>
          <mi mathvariant="normal">×</mi>
          <mstyle mathvariant="bold">
            <mrow>
              <mi>c</mi>
            </mrow>
          </mstyle>
        </mrow>
        <mo stretchy="false">)</mo>
      </mrow>
    </mrow>
    <annotation encoding="StarMath 5.0">bold a cdot (bold b times bold c)</annotation>
  </semantics>
</math>
</file>

<file path=Object 87/content.xml><?xml version="1.0" encoding="utf-8"?>
<math xmlns="http://www.w3.org/1998/Math/MathML">
  <semantics>
    <mstyle mathvariant="bold">
      <mrow>
        <mrow>
          <mi>a</mi>
          <mi>,</mi>
          <mi/>
          <mi>b</mi>
          <mi>,</mi>
          <mi/>
          <mi>c</mi>
        </mrow>
      </mrow>
    </mstyle>
    <annotation encoding="StarMath 5.0">bold {a , ` b, ` c}</annotation>
  </semantics>
</math>
</file>

<file path=Object 88/content.xml><?xml version="1.0" encoding="utf-8"?>
<math xmlns="http://www.w3.org/1998/Math/MathML">
  <semantics>
    <mstyle mathvariant="bold">
      <mrow>
        <mrow>
          <mi>a</mi>
          <mi mathvariant="normal">×</mi>
          <mrow>
            <mo stretchy="false">(</mo>
            <mrow>
              <mstyle mathvariant="bold">
                <mrow>
                  <mi>b</mi>
                </mrow>
              </mstyle>
              <mi mathvariant="normal">×</mi>
              <mstyle mathvariant="bold">
                <mrow>
                  <mi>c</mi>
                </mrow>
              </mstyle>
            </mrow>
            <mo stretchy="false">)</mo>
          </mrow>
        </mrow>
      </mrow>
    </mstyle>
    <annotation encoding="StarMath 5.0">bold {a times (bold b times bold c)}</annotation>
  </semantics>
</math>
</file>

<file path=Object 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e6e6e6" draw:opacity="65%" draw:textarea-horizontal-align="center" draw:textarea-vertical-align="middle" draw:shadow-opacity="65%"/>
    </style:style>
    <style:style style:name="gr4" style:family="graphic" style:parent-style-name="standard">
      <style:graphic-properties draw:stroke="none" svg:stroke-color="#000000" draw:fill="none" draw:fill-color="#ffffff" fo:min-height="0.379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6.648cm" svg:y1="3.452cm" svg:x2="8.696cm" svg:y2="2.52cm">
          <text:p/>
        </draw:line>
        <draw:circle draw:style-name="Black" draw:layer="layout" svg:width="0.148cm" svg:height="0.148cm" svg:x="10.287cm" svg:y="1.687cm">
          <text:p/>
        </draw:circle>
        <draw:line draw:style-name="gr2" draw:layer="layout" svg:x1="10.353cm" svg:y1="1.766cm" svg:x2="8.696cm" svg:y2="2.52cm">
          <text:p/>
        </draw:line>
        <draw:rect draw:style-name="gr3" draw:layer="layout" svg:width="6.787cm" svg:height="4.719cm" draw:transform="skewX (0.0277507351067046) rotate (-0.122347580565966) translate (3.822cm 1.908cm)">
          <text:p>Plane Q</text:p>
        </draw:rect>
        <draw:circle draw:style-name="Black" draw:layer="layout" svg:width="0.148cm" svg:height="0.148cm" svg:x="6.573cm" svg:y="3.378cm">
          <text:p/>
        </draw:circle>
        <draw:line draw:style-name="gr2" draw:layer="layout" svg:x1="-0.339cm" svg:y1="6.661cm" svg:x2="6.648cm" svg:y2="3.461cm">
          <text:p/>
        </draw:line>
        <draw:circle draw:style-name="Black" draw:layer="layout" svg:width="0.148cm" svg:height="0.148cm" svg:x="-0.413cm" svg:y="6.587cm">
          <text:p/>
        </draw:circle>
        <draw:frame draw:style-name="gr4" draw:layer="layout" svg:width="0.26cm" svg:height="0.437cm" svg:x="-0.236cm" svg:y="6.748cm">
          <draw:text-box>
            <text:p>E</text:p>
          </draw:text-box>
        </draw:frame>
        <draw:frame draw:style-name="gr4" draw:layer="layout" svg:width="0.336cm" svg:height="0.437cm" svg:x="6.126cm" svg:y="2.949cm">
          <draw:text-box>
            <text:p>P'</text:p>
          </draw:text-box>
        </draw:frame>
        <draw:frame draw:style-name="gr4" draw:layer="layout" svg:width="0.26cm" svg:height="0.437cm" svg:x="10.664cm" svg:y="1.45cm">
          <draw:text-box>
            <text:p>P</text:p>
          </draw:text-box>
        </draw:frame>
        <draw:g>
          <draw:line draw:style-name="gr2" draw:layer="layout" svg:x1="-1.335cm" svg:y1="7.112cm" svg:x2="-0.794cm" svg:y2="6.467cm">
            <text:p/>
          </draw:line>
          <draw:line draw:style-name="gr2" draw:layer="layout" svg:x1="-1.334cm" svg:y1="7.113cm" svg:x2="-0.484cm" svg:y2="7.137cm">
            <text:p/>
          </draw:line>
          <draw:circle draw:style-name="gr2" draw:layer="layout" svg:width="1.382cm" svg:height="1.382cm" svg:x="-2.025cm" svg:y="6.421cm" draw:kind="arc" draw:start-angle="0" draw:end-angle="50">
            <text:p/>
          </draw:circle>
          <draw:ellipse draw:style-name="Black" draw:layer="layout" svg:width="0.161cm" svg:height="0.38cm" draw:transform="rotate (0.2617993877991) translate (-0.924cm 6.69cm)">
            <text:p/>
          </draw:ellipse>
        </draw:g>
      </draw:page>
    </office:drawing>
  </office:body>
</office:document-content>
</file>

<file path=Object 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fenced open="[" close="]">
      <mtable>
        <mtr>
          <mtd>
            <mn>1</mn>
          </mtd>
          <mtd>
            <mn>0</mn>
          </mtd>
          <mtd>
            <mrow>
              <mi mathvariant="normal">−</mi>
              <mi>t</mi>
            </mrow>
          </mtd>
        </mtr>
        <mtr>
          <mtd>
            <mn>0</mn>
          </mtd>
          <mtd>
            <mn>1</mn>
          </mtd>
          <mtd>
            <mrow>
              <mi mathvariant="normal">−</mi>
              <mi>u</mi>
            </mrow>
          </mtd>
        </mtr>
        <mtr>
          <mtd>
            <mn>0</mn>
          </mtd>
          <mtd>
            <mn>0</mn>
          </mtd>
          <mtd>
            <mn>1</mn>
          </mtd>
        </mtr>
      </mtable>
    </mfenced>
    <annotation encoding="StarMath 5.0">left [ matrix {1 # 0 #-t##0 #1#-u##0#0#1} right ] </annotation>
  </semantics>
</math>
</file>

<file path=Object 90/content.xml><?xml version="1.0" encoding="utf-8"?>
<math xmlns="http://www.w3.org/1998/Math/MathML">
  <semantics>
    <mstyle mathvariant="bold">
      <mrow>
        <mi>a</mi>
      </mrow>
    </mstyle>
    <annotation encoding="StarMath 5.0">bold a</annotation>
  </semantics>
</math>
</file>

<file path=Object 91/content.xml><?xml version="1.0" encoding="utf-8"?>
<math xmlns="http://www.w3.org/1998/Math/MathML">
  <semantics>
    <mi>a</mi>
    <annotation encoding="StarMath 5.0">a</annotation>
  </semantics>
</math>
</file>

<file path=Object 92/content.xml><?xml version="1.0" encoding="utf-8"?>
<math xmlns="http://www.w3.org/1998/Math/MathML">
  <semantics>
    <mstyle mathvariant="bold">
      <mrow>
        <mi>r</mi>
      </mrow>
    </mstyle>
    <annotation encoding="StarMath 5.0">bold r</annotation>
  </semantics>
</math>
</file>

<file path=Object 93/content.xml><?xml version="1.0" encoding="utf-8"?>
<math xmlns="http://www.w3.org/1998/Math/MathML">
  <semantics>
    <mrow>
      <msub>
        <mi mathvariant="normal">∂</mi>
        <mi>x</mi>
      </msub>
      <mi>,</mi>
      <mtext> </mtext>
      <mi>x</mi>
      <msub>
        <mi mathvariant="normal">∂</mi>
        <mi>x</mi>
      </msub>
      <mi>,</mi>
      <mtext> and </mtext>
      <mi>x</mi>
      <mrow>
        <msub>
          <mi mathvariant="normal">∂</mi>
          <mi>y</mi>
        </msub>
        <mi mathvariant="normal">−</mi>
        <mi>y</mi>
      </mrow>
      <msub>
        <mi mathvariant="normal">∂</mi>
        <mi>x</mi>
      </msub>
    </mrow>
    <annotation encoding="StarMath 5.0">partial_x , " " x partial_x , " and " x partial_y - y partial_x</annotation>
  </semantics>
</math>
</file>